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Preformatted_20_Text">
      <style:text-properties officeooo:rsid="000b5457" officeooo:paragraph-rsid="000b5457"/>
    </style:style>
    <style:style style:name="P304" style:family="paragraph" style:parent-style-name="Preformatted_20_Text">
      <style:text-properties officeooo:rsid="004d6e53" officeooo:paragraph-rsid="004d6e53"/>
    </style:style>
    <style:style style:name="P305" style:family="paragraph" style:parent-style-name="Preformatted_20_Text">
      <style:text-properties fo:color="#000080" loext:opacity="100%" officeooo:rsid="0167b1c2" officeooo:paragraph-rsid="0167b1c2"/>
    </style:style>
    <style:style style:name="P306" style:family="paragraph" style:parent-style-name="Preformatted_20_Text">
      <style:paragraph-properties fo:margin-left="0cm" fo:margin-right="0cm" fo:margin-top="0cm" fo:margin-bottom="0cm" style:contextual-spacing="false" fo:text-indent="0cm" style:auto-text-indent="false"/>
    </style:style>
    <style:style style:name="P307" style:family="paragraph" style:parent-style-name="Preformatted_20_Text">
      <style:paragraph-properties fo:margin-left="0cm" fo:margin-right="0cm" fo:margin-top="0cm" fo:margin-bottom="0.499cm" style:contextual-spacing="false" fo:text-indent="0cm" style:auto-text-indent="false"/>
    </style:style>
    <style:style style:name="P308" style:family="paragraph" style:parent-style-name="КОД">
      <style:text-properties fo:color="#800080" loext:opacity="100%"/>
    </style:style>
    <style:style style:name="P309" style:family="paragraph" style:parent-style-name="КОД">
      <style:text-properties officeooo:paragraph-rsid="002bc303"/>
    </style:style>
    <style:style style:name="P310" style:family="paragraph" style:parent-style-name="КОД">
      <style:text-properties officeooo:paragraph-rsid="003184db"/>
    </style:style>
    <style:style style:name="P311" style:family="paragraph" style:parent-style-name="КОД">
      <style:text-properties officeooo:paragraph-rsid="00349ee5"/>
    </style:style>
    <style:style style:name="P312" style:family="paragraph" style:parent-style-name="КОД">
      <style:text-properties officeooo:paragraph-rsid="00363961"/>
    </style:style>
    <style:style style:name="P313" style:family="paragraph" style:parent-style-name="КОД">
      <style:text-properties officeooo:paragraph-rsid="00468d96"/>
    </style:style>
    <style:style style:name="P314" style:family="paragraph" style:parent-style-name="КОД">
      <style:text-properties officeooo:rsid="004d6e53" officeooo:paragraph-rsid="004d6e53"/>
    </style:style>
    <style:style style:name="P315" style:family="paragraph" style:parent-style-name="КОД">
      <style:text-properties officeooo:paragraph-rsid="00524be4"/>
    </style:style>
    <style:style style:name="P316" style:family="paragraph" style:parent-style-name="КОД">
      <style:text-properties officeooo:paragraph-rsid="00602b7b"/>
    </style:style>
    <style:style style:name="P317" style:family="paragraph" style:parent-style-name="КОД">
      <style:text-properties officeooo:rsid="00602b7b" officeooo:paragraph-rsid="00602b7b"/>
    </style:style>
    <style:style style:name="P318" style:family="paragraph" style:parent-style-name="КОД">
      <style:text-properties officeooo:rsid="00748fac" officeooo:paragraph-rsid="00748fac"/>
    </style:style>
    <style:style style:name="P319" style:family="paragraph" style:parent-style-name="КОД">
      <style:text-properties officeooo:rsid="00748fac" officeooo:paragraph-rsid="0075b793"/>
    </style:style>
    <style:style style:name="P320" style:family="paragraph" style:parent-style-name="КОД">
      <style:text-properties officeooo:paragraph-rsid="0075b793"/>
    </style:style>
    <style:style style:name="P321" style:family="paragraph" style:parent-style-name="КОД">
      <style:text-properties officeooo:rsid="0075b793" officeooo:paragraph-rsid="0075b793"/>
    </style:style>
    <style:style style:name="P322" style:family="paragraph" style:parent-style-name="КОД">
      <style:text-properties officeooo:rsid="0079b443" officeooo:paragraph-rsid="0079b443"/>
    </style:style>
    <style:style style:name="P323" style:family="paragraph" style:parent-style-name="КОД">
      <style:text-properties officeooo:rsid="007aef50" officeooo:paragraph-rsid="007aef50"/>
    </style:style>
    <style:style style:name="P324" style:family="paragraph" style:parent-style-name="КОД">
      <style:text-properties officeooo:paragraph-rsid="007aef50"/>
    </style:style>
    <style:style style:name="P325" style:family="paragraph" style:parent-style-name="КОД">
      <style:text-properties officeooo:paragraph-rsid="0094a2e4"/>
    </style:style>
    <style:style style:name="P326" style:family="paragraph" style:parent-style-name="КОД">
      <style:text-properties officeooo:paragraph-rsid="00a8bcd1"/>
    </style:style>
    <style:style style:name="P327" style:family="paragraph" style:parent-style-name="КОД">
      <style:text-properties officeooo:rsid="00cbf136" officeooo:paragraph-rsid="00ccb7b3"/>
    </style:style>
    <style:style style:name="P328" style:family="paragraph" style:parent-style-name="КОД">
      <style:text-properties officeooo:rsid="00cbf136" officeooo:paragraph-rsid="01c55e1e"/>
    </style:style>
    <style:style style:name="P329" style:family="paragraph" style:parent-style-name="КОД">
      <style:text-properties officeooo:paragraph-rsid="00d3f3f4"/>
    </style:style>
    <style:style style:name="P330" style:family="paragraph" style:parent-style-name="КОД">
      <style:text-properties officeooo:paragraph-rsid="00e2a29d"/>
    </style:style>
    <style:style style:name="P331" style:family="paragraph" style:parent-style-name="КОД">
      <style:text-properties officeooo:paragraph-rsid="00e480f9"/>
    </style:style>
    <style:style style:name="P332" style:family="paragraph" style:parent-style-name="КОД">
      <style:text-properties officeooo:paragraph-rsid="00fb5236"/>
    </style:style>
    <style:style style:name="P333" style:family="paragraph" style:parent-style-name="КОД">
      <style:text-properties officeooo:paragraph-rsid="0104660e"/>
    </style:style>
    <style:style style:name="P334" style:family="paragraph" style:parent-style-name="КОД">
      <style:text-properties officeooo:paragraph-rsid="0104e805"/>
    </style:style>
    <style:style style:name="P335" style:family="paragraph" style:parent-style-name="КОД">
      <style:text-properties fo:color="#092e64" loext:opacity="100%"/>
    </style:style>
    <style:style style:name="P336" style:family="paragraph" style:parent-style-name="КОД">
      <style:text-properties fo:color="#00677c" loext:opacity="100%" fo:font-weight="bold" officeooo:paragraph-rsid="00fbb5fb"/>
    </style:style>
    <style:style style:name="P337" style:family="paragraph" style:parent-style-name="КОД">
      <style:text-properties officeooo:paragraph-rsid="01203d19"/>
    </style:style>
    <style:style style:name="P338" style:family="paragraph" style:parent-style-name="КОД">
      <style:text-properties officeooo:paragraph-rsid="012191aa"/>
    </style:style>
    <style:style style:name="P339" style:family="paragraph" style:parent-style-name="КОД">
      <style:text-properties fo:color="#008000" loext:opacity="100%" officeooo:paragraph-rsid="012191aa"/>
    </style:style>
    <style:style style:name="P340" style:family="paragraph" style:parent-style-name="КОД">
      <style:text-properties officeooo:paragraph-rsid="012d2c31"/>
    </style:style>
    <style:style style:name="P341" style:family="paragraph" style:parent-style-name="КОД">
      <style:text-properties officeooo:rsid="0133eb17" officeooo:paragraph-rsid="0133eb17"/>
    </style:style>
    <style:style style:name="P342" style:family="paragraph" style:parent-style-name="КОД">
      <style:text-properties officeooo:rsid="0133eb17" officeooo:paragraph-rsid="0137048b"/>
    </style:style>
    <style:style style:name="P343" style:family="paragraph" style:parent-style-name="КОД">
      <style:text-properties officeooo:rsid="01358e8d" officeooo:paragraph-rsid="01358e8d"/>
    </style:style>
    <style:style style:name="P344" style:family="paragraph" style:parent-style-name="КОД">
      <style:text-properties officeooo:rsid="01358e8d" officeooo:paragraph-rsid="0137048b"/>
    </style:style>
    <style:style style:name="P345" style:family="paragraph" style:parent-style-name="КОД">
      <style:text-properties officeooo:paragraph-rsid="0137048b"/>
    </style:style>
    <style:style style:name="P346" style:family="paragraph" style:parent-style-name="КОД">
      <style:text-properties officeooo:paragraph-rsid="0146acfd"/>
    </style:style>
    <style:style style:name="P347" style:family="paragraph" style:parent-style-name="КОД">
      <style:text-properties style:font-name="Courier New" fo:font-size="10pt" fo:language="zxx" fo:country="none" officeooo:rsid="015c6b52" officeooo:paragraph-rsid="015de0b9"/>
    </style:style>
    <style:style style:name="P348" style:family="paragraph" style:parent-style-name="КОД">
      <style:text-properties style:font-name="Courier New" fo:font-size="10pt" fo:language="zxx" fo:country="none" officeooo:rsid="015c6b52" officeooo:paragraph-rsid="015c6b52"/>
    </style:style>
    <style:style style:name="P349" style:family="paragraph" style:parent-style-name="КОД">
      <style:text-properties officeooo:rsid="01602fad" officeooo:paragraph-rsid="01602fad"/>
    </style:style>
    <style:style style:name="P350" style:family="paragraph" style:parent-style-name="КОД">
      <style:text-properties officeooo:rsid="01602fad" officeooo:paragraph-rsid="0162b6f8"/>
    </style:style>
    <style:style style:name="P351" style:family="paragraph" style:parent-style-name="КОД">
      <style:text-properties officeooo:rsid="01602fad" officeooo:paragraph-rsid="0168ed11"/>
    </style:style>
    <style:style style:name="P352" style:family="paragraph" style:parent-style-name="КОД">
      <style:text-properties officeooo:rsid="016096f4" officeooo:paragraph-rsid="016096f4"/>
    </style:style>
    <style:style style:name="P353" style:family="paragraph" style:parent-style-name="КОД">
      <style:text-properties officeooo:rsid="01619828" officeooo:paragraph-rsid="0166c09f"/>
    </style:style>
    <style:style style:name="P354" style:family="paragraph" style:parent-style-name="КОД">
      <style:text-properties officeooo:rsid="0168ed11" officeooo:paragraph-rsid="0168ed11"/>
    </style:style>
    <style:style style:name="P355" style:family="paragraph" style:parent-style-name="КОД">
      <style:text-properties officeooo:rsid="0168ed11" officeooo:paragraph-rsid="01697a62"/>
    </style:style>
    <style:style style:name="P356" style:family="paragraph" style:parent-style-name="КОД">
      <style:text-properties officeooo:rsid="016a3199" officeooo:paragraph-rsid="016a3199"/>
    </style:style>
    <style:style style:name="P357" style:family="paragraph" style:parent-style-name="КОД">
      <style:text-properties officeooo:paragraph-rsid="017b8e57"/>
    </style:style>
    <style:style style:name="P358" style:family="paragraph" style:parent-style-name="КОД">
      <style:text-properties officeooo:paragraph-rsid="01858953"/>
    </style:style>
    <style:style style:name="P359" style:family="paragraph" style:parent-style-name="КОД">
      <style:text-properties officeooo:paragraph-rsid="0191cde6"/>
    </style:style>
    <style:style style:name="P360" style:family="paragraph" style:parent-style-name="КОД">
      <style:text-properties fo:font-weight="bold" style:font-weight-asian="bold" style:font-weight-complex="bold"/>
    </style:style>
    <style:style style:name="P361" style:family="paragraph" style:parent-style-name="КОД">
      <style:text-properties fo:font-weight="bold" officeooo:rsid="01c37a84" officeooo:paragraph-rsid="01c37a84" style:font-weight-asian="bold" style:font-weight-complex="bold"/>
    </style:style>
    <style:style style:name="P362" style:family="paragraph" style:parent-style-name="КОД">
      <style:text-properties fo:font-weight="normal" style:font-weight-asian="normal" style:font-weight-complex="normal"/>
    </style:style>
    <style:style style:name="P363" style:family="paragraph" style:parent-style-name="КОД">
      <style:text-properties officeooo:rsid="01c37a84" officeooo:paragraph-rsid="01c37a84"/>
    </style:style>
    <style:style style:name="P364" style:family="paragraph" style:parent-style-name="КОД">
      <style:text-properties officeooo:paragraph-rsid="01c37a84"/>
    </style:style>
    <style:style style:name="P365" style:family="paragraph" style:parent-style-name="КОД">
      <style:text-properties officeooo:paragraph-rsid="01c55e1e"/>
    </style:style>
    <style:style style:name="P366" style:family="paragraph" style:parent-style-name="КОД">
      <style:text-properties officeooo:rsid="01c55e1e" officeooo:paragraph-rsid="01c55e1e"/>
    </style:style>
    <style:style style:name="P367" style:family="paragraph" style:parent-style-name="КОД">
      <style:text-properties officeooo:rsid="01c55e1e" officeooo:paragraph-rsid="01c6ffc8"/>
    </style:style>
    <style:style style:name="P368" style:family="paragraph" style:parent-style-name="КОД">
      <style:text-properties officeooo:rsid="01c6ffc8" officeooo:paragraph-rsid="01c6ffc8"/>
    </style:style>
    <style:style style:name="P369" style:family="paragraph" style:parent-style-name="ВЫВОД">
      <style:text-properties officeooo:rsid="0060ecb5" officeooo:paragraph-rsid="0060ecb5"/>
    </style:style>
    <style:style style:name="P370" style:family="paragraph" style:parent-style-name="ВЫВОД">
      <style:text-properties officeooo:paragraph-rsid="0060ecb5"/>
    </style:style>
    <style:style style:name="P371" style:family="paragraph" style:parent-style-name="ВЫВОД">
      <style:text-properties officeooo:rsid="00eb5de5"/>
    </style:style>
    <style:style style:name="P372" style:family="paragraph" style:parent-style-name="ВЫВОД">
      <style:text-properties officeooo:rsid="00fad263"/>
    </style:style>
    <style:style style:name="P373" style:family="paragraph" style:parent-style-name="ВЫВОД">
      <style:text-properties officeooo:paragraph-rsid="0146acfd"/>
    </style:style>
    <style:style style:name="P374" style:family="paragraph" style:parent-style-name="ВЫВОД">
      <style:text-properties officeooo:rsid="0133eb17" officeooo:paragraph-rsid="01521c39"/>
    </style:style>
    <style:style style:name="P375" style:family="paragraph" style:parent-style-name="Standard">
      <style:text-properties officeooo:rsid="00babe20" officeooo:paragraph-rsid="00babe20"/>
    </style:style>
    <style:style style:name="P376" style:family="paragraph" style:parent-style-name="Standard">
      <style:paragraph-properties fo:text-align="start" style:justify-single-word="false">
        <style:tab-stops/>
      </style:paragraph-properties>
    </style:style>
    <style:style style:name="P377" style:family="paragraph" style:parent-style-name="Standard">
      <style:paragraph-properties fo:text-align="end" style:justify-single-word="false">
        <style:tab-stops/>
      </style:paragraph-properties>
    </style:style>
    <style:style style:name="P378" style:family="paragraph" style:parent-style-name="Standard">
      <style:text-properties officeooo:rsid="01902445" officeooo:paragraph-rsid="01902445"/>
    </style:style>
    <style:style style:name="P379" style:family="paragraph" style:parent-style-name="Standard">
      <style:text-properties officeooo:paragraph-rsid="01aa7521"/>
    </style:style>
    <style:style style:name="P380" style:family="paragraph" style:parent-style-name="Standard">
      <style:text-properties officeooo:rsid="01c09279" officeooo:paragraph-rsid="01c09279"/>
    </style:style>
    <style:style style:name="P381" style:family="paragraph" style:parent-style-name="Standard">
      <style:text-properties officeooo:rsid="01c1f016" officeooo:paragraph-rsid="01c1f016"/>
    </style:style>
    <style:style style:name="P382" style:family="paragraph" style:parent-style-name="Table_20_Contents">
      <style:text-properties officeooo:rsid="00ba74f0" officeooo:paragraph-rsid="00ba74f0"/>
    </style:style>
    <style:style style:name="P383" style:family="paragraph" style:parent-style-name="Table_20_Contents">
      <style:text-properties officeooo:rsid="00ba74f0" officeooo:paragraph-rsid="00babe20"/>
    </style:style>
    <style:style style:name="P38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85" style:family="paragraph" style:parent-style-name="Table_20_Contents">
      <style:text-properties officeooo:rsid="00babe20" officeooo:paragraph-rsid="00babe20"/>
    </style:style>
    <style:style style:name="P386" style:family="paragraph" style:parent-style-name="Table_20_Contents">
      <style:text-properties officeooo:rsid="010e8e09" officeooo:paragraph-rsid="010e8e09"/>
    </style:style>
    <style:style style:name="P387" style:family="paragraph" style:parent-style-name="Table_20_Contents">
      <style:text-properties officeooo:rsid="010fea21" officeooo:paragraph-rsid="010fea21"/>
    </style:style>
    <style:style style:name="P388" style:family="paragraph" style:parent-style-name="Table_20_Contents">
      <style:text-properties officeooo:rsid="0114004c" officeooo:paragraph-rsid="0114004c"/>
    </style:style>
    <style:style style:name="P389" style:family="paragraph" style:parent-style-name="Table_20_Contents">
      <style:text-properties officeooo:rsid="011e495c" officeooo:paragraph-rsid="011e495c"/>
    </style:style>
    <style:style style:name="P390" style:family="paragraph" style:parent-style-name="Table_20_Contents">
      <style:text-properties officeooo:rsid="012322f0" officeooo:paragraph-rsid="012322f0"/>
    </style:style>
    <style:style style:name="P391" style:family="paragraph" style:parent-style-name="Table_20_Contents">
      <style:text-properties officeooo:rsid="012ff0b8" officeooo:paragraph-rsid="012ff0b8"/>
    </style:style>
    <style:style style:name="P392" style:family="paragraph" style:parent-style-name="Table_20_Contents">
      <style:text-properties officeooo:rsid="0137048b" officeooo:paragraph-rsid="0137048b"/>
    </style:style>
    <style:style style:name="P393" style:family="paragraph" style:parent-style-name="Table_20_Contents">
      <style:text-properties officeooo:rsid="0137048b" officeooo:paragraph-rsid="0146acfd"/>
    </style:style>
    <style:style style:name="P394" style:family="paragraph" style:parent-style-name="Table_20_Contents">
      <style:text-properties officeooo:rsid="01521c39" officeooo:paragraph-rsid="01521c39"/>
    </style:style>
    <style:style style:name="P395" style:family="paragraph" style:parent-style-name="Table_20_Contents">
      <style:text-properties officeooo:rsid="01759a01" officeooo:paragraph-rsid="01759a01"/>
    </style:style>
    <style:style style:name="P396" style:family="paragraph" style:parent-style-name="Table_20_Contents">
      <style:text-properties officeooo:rsid="01759a01" officeooo:paragraph-rsid="0175c310"/>
    </style:style>
    <style:style style:name="P397" style:family="paragraph" style:parent-style-name="Table_20_Contents">
      <style:text-properties officeooo:rsid="01759a01" officeooo:paragraph-rsid="01aa7521"/>
    </style:style>
    <style:style style:name="P398" style:family="paragraph" style:parent-style-name="Table_20_Contents">
      <style:text-properties officeooo:rsid="0175c310" officeooo:paragraph-rsid="0175c310"/>
    </style:style>
    <style:style style:name="P399" style:family="paragraph" style:parent-style-name="Table_20_Contents">
      <style:text-properties officeooo:rsid="0175c310" officeooo:paragraph-rsid="01aa7521"/>
    </style:style>
    <style:style style:name="P400" style:family="paragraph" style:parent-style-name="Table_20_Contents">
      <style:text-properties officeooo:paragraph-rsid="01aa7521"/>
    </style:style>
    <style:style style:name="P401" style:family="paragraph" style:parent-style-name="Table_20_Contents">
      <style:text-properties officeooo:rsid="01aa7521" officeooo:paragraph-rsid="01aa7521"/>
    </style:style>
    <style:style style:name="P402" style:family="paragraph" style:parent-style-name="Horizontal_20_Line">
      <style:text-properties officeooo:paragraph-rsid="017b8e57"/>
    </style:style>
    <style:style style:name="P403" style:family="paragraph" style:parent-style-name="Heading_20_2">
      <style:text-properties officeooo:rsid="000b9d21" officeooo:paragraph-rsid="000b9d21"/>
    </style:style>
    <style:style style:name="P404" style:family="paragraph" style:parent-style-name="Heading_20_2">
      <style:text-properties officeooo:rsid="000b5457" officeooo:paragraph-rsid="000c9818"/>
    </style:style>
    <style:style style:name="P405" style:family="paragraph" style:parent-style-name="Heading_20_2">
      <style:text-properties officeooo:rsid="0013a7a4" officeooo:paragraph-rsid="0013a7a4"/>
    </style:style>
    <style:style style:name="P406" style:family="paragraph" style:parent-style-name="Heading_20_2">
      <style:text-properties officeooo:rsid="00cbf136" officeooo:paragraph-rsid="00cbf136"/>
    </style:style>
    <style:style style:name="P407" style:family="paragraph" style:parent-style-name="Heading_20_2">
      <style:text-properties officeooo:paragraph-rsid="00cbf136"/>
    </style:style>
    <style:style style:name="P408" style:family="paragraph" style:parent-style-name="Heading_20_2">
      <style:paragraph-properties fo:break-before="page"/>
    </style:style>
    <style:style style:name="P409" style:family="paragraph" style:parent-style-name="Text_20_body" style:list-style-name="L1">
      <style:text-properties officeooo:rsid="000a6401" officeooo:paragraph-rsid="000a6401"/>
    </style:style>
    <style:style style:name="P410" style:family="paragraph" style:parent-style-name="Text_20_body" style:list-style-name="L2">
      <style:text-properties officeooo:paragraph-rsid="00246c99"/>
    </style:style>
    <style:style style:name="P411" style:family="paragraph" style:parent-style-name="Text_20_body" style:list-style-name="L3">
      <style:text-properties officeooo:rsid="009ab8ff" officeooo:paragraph-rsid="00a212fb"/>
    </style:style>
    <style:style style:name="P412" style:family="paragraph" style:parent-style-name="Text_20_body" style:list-style-name="L3">
      <style:text-properties officeooo:rsid="009ab8ff" officeooo:paragraph-rsid="009ab8ff"/>
    </style:style>
    <style:style style:name="P413" style:family="paragraph" style:parent-style-name="Text_20_body" style:list-style-name="L3">
      <style:text-properties officeooo:rsid="009c35b0" officeooo:paragraph-rsid="009c35b0"/>
    </style:style>
    <style:style style:name="P414" style:family="paragraph" style:parent-style-name="Text_20_body" style:list-style-name="L4">
      <style:text-properties officeooo:rsid="012322f0" officeooo:paragraph-rsid="012322f0"/>
    </style:style>
    <style:style style:name="P415" style:family="paragraph" style:parent-style-name="Text_20_body" style:list-style-name="L5">
      <style:text-properties officeooo:rsid="0162b6f8" officeooo:paragraph-rsid="0162b6f8"/>
    </style:style>
    <style:style style:name="P416" style:family="paragraph" style:parent-style-name="Text_20_body" style:list-style-name="L5">
      <style:text-properties officeooo:rsid="01641739" officeooo:paragraph-rsid="01641739"/>
    </style:style>
    <style:style style:name="P417" style:family="paragraph" style:parent-style-name="Text_20_body" style:list-style-name="L5">
      <style:text-properties officeooo:rsid="01650385" officeooo:paragraph-rsid="01650385"/>
    </style:style>
    <style:style style:name="P418" style:family="paragraph" style:parent-style-name="Text_20_body">
      <style:text-properties officeooo:rsid="01c82d3a" officeooo:paragraph-rsid="01c82d3a"/>
    </style:style>
    <style:style style:name="P419" style:family="paragraph" style:parent-style-name="Text_20_body">
      <style:text-properties officeooo:rsid="01c86cda" officeooo:paragraph-rsid="01c86cda"/>
    </style:style>
    <style:style style:name="P420" style:family="paragraph" style:parent-style-name="Text_20_body">
      <style:text-properties officeooo:rsid="01ca2397" officeooo:paragraph-rsid="01ca2397"/>
    </style:style>
    <style:style style:name="P421" style:family="paragraph" style:parent-style-name="Text_20_body">
      <style:text-properties officeooo:rsid="01ced3c1" officeooo:paragraph-rsid="01ced3c1"/>
    </style:style>
    <style:style style:name="P422" style:family="paragraph" style:parent-style-name="Text_20_body">
      <style:text-properties officeooo:rsid="01bb0e95" officeooo:paragraph-rsid="01bb0e95"/>
    </style:style>
    <style:style style:name="P423" style:family="paragraph" style:parent-style-name="Text_20_body">
      <style:text-properties officeooo:rsid="01d0cc04" officeooo:paragraph-rsid="01d0cc04"/>
    </style:style>
    <style:style style:name="P424" style:family="paragraph" style:parent-style-name="КОД">
      <style:text-properties officeooo:rsid="01c55e1e" officeooo:paragraph-rsid="01c55e1e"/>
    </style:style>
    <style:style style:name="P425" style:family="paragraph" style:parent-style-name="КОД">
      <style:text-properties officeooo:rsid="01c55e1e" officeooo:paragraph-rsid="01c6ffc8"/>
    </style:style>
    <style:style style:name="P426" style:family="paragraph" style:parent-style-name="КОД">
      <style:text-properties officeooo:rsid="01c6ffc8" officeooo:paragraph-rsid="01c6ffc8"/>
    </style:style>
    <style:style style:name="P427" style:family="paragraph" style:parent-style-name="КОД">
      <style:text-properties officeooo:rsid="01c82d3a" officeooo:paragraph-rsid="01c82d3a"/>
    </style:style>
    <style:style style:name="P428" style:family="paragraph" style:parent-style-name="КОД">
      <style:text-properties officeooo:paragraph-rsid="01c82d3a"/>
    </style:style>
    <style:style style:name="P429" style:family="paragraph" style:parent-style-name="КОД">
      <style:text-properties fo:font-weight="bold" officeooo:paragraph-rsid="01c82d3a" style:font-weight-asian="bold" style:font-weight-complex="bold"/>
    </style:style>
    <style:style style:name="P430" style:family="paragraph" style:parent-style-name="КОД">
      <style:text-properties fo:font-weight="bold" officeooo:paragraph-rsid="01cc1761" style:font-weight-asian="bold" style:font-weight-complex="bold"/>
    </style:style>
    <style:style style:name="P431" style:family="paragraph" style:parent-style-name="КОД">
      <style:text-properties fo:font-weight="bold" officeooo:rsid="01c37a84" officeooo:paragraph-rsid="01cc1761" style:font-weight-asian="bold" style:font-weight-complex="bold"/>
    </style:style>
    <style:style style:name="P432" style:family="paragraph" style:parent-style-name="КОД">
      <style:text-properties officeooo:paragraph-rsid="01cc1761"/>
    </style:style>
    <style:style style:name="P433" style:family="paragraph" style:parent-style-name="КОД">
      <style:text-properties officeooo:rsid="01cc7618" officeooo:paragraph-rsid="01cc7618"/>
    </style:style>
    <style:style style:name="P434" style:family="paragraph">
      <style:text-properties fo:language="zxx" fo:country="none"/>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92e64" loext:opacity="100%" fo:font-weight="bold" style:font-weight-asian="bold" style:font-weight-complex="bold"/>
    </style:style>
    <style:style style:name="T18" style:family="text">
      <style:text-properties fo:color="#00677c" loext:opacity="100%"/>
    </style:style>
    <style:style style:name="T19" style:family="text">
      <style:text-properties fo:color="#00677c" loext:opacity="100%" fo:font-weight="bold"/>
    </style:style>
    <style:style style:name="T20" style:family="text">
      <style:text-properties fo:color="#00677c" loext:opacity="100%" fo:font-style="italic"/>
    </style:style>
    <style:style style:name="T21" style:family="text">
      <style:text-properties fo:color="#00677c" loext:opacity="100%" fo:font-style="italic" fo:font-weight="bold"/>
    </style:style>
    <style:style style:name="T22" style:family="text">
      <style:text-properties fo:color="#00677c" loext:opacity="100%" officeooo:rsid="00404393"/>
    </style:style>
    <style:style style:name="T23" style:family="text">
      <style:text-properties fo:color="#008000" loext:opacity="100%"/>
    </style:style>
    <style:style style:name="T24" style:family="text">
      <style:text-properties fo:color="#008000" loext:opacity="100%" officeooo:rsid="003184db"/>
    </style:style>
    <style:style style:name="T25" style:family="text">
      <style:text-properties fo:color="#008000" loext:opacity="100%" officeooo:rsid="00363961"/>
    </style:style>
    <style:style style:name="T26" style:family="text">
      <style:text-properties fo:color="#008000" loext:opacity="100%" officeooo:rsid="00524be4"/>
    </style:style>
    <style:style style:name="T27" style:family="text">
      <style:text-properties fo:color="#008000" loext:opacity="100%" officeooo:rsid="0063fe4a"/>
    </style:style>
    <style:style style:name="T28" style:family="text">
      <style:text-properties fo:color="#008000" loext:opacity="100%" style:font-name="Courier New" fo:font-size="10pt" fo:language="zxx" fo:country="none" officeooo:rsid="00eebdd5"/>
    </style:style>
    <style:style style:name="T29" style:family="text">
      <style:text-properties fo:color="#000080" loext:opacity="100%"/>
    </style:style>
    <style:style style:name="T30" style:family="text">
      <style:text-properties fo:color="#000080" loext:opacity="100%" officeooo:rsid="0138c55d"/>
    </style:style>
    <style:style style:name="T31" style:family="text">
      <style:text-properties fo:color="#0000ff" loext:opacity="100%"/>
    </style:style>
    <style:style style:name="T32" style:family="text">
      <style:text-properties fo:color="#808000" loext:opacity="100%"/>
    </style:style>
    <style:style style:name="T33" style:family="text">
      <style:text-properties fo:color="#808000" loext:opacity="100%" fo:font-style="italic" fo:font-weight="bold"/>
    </style:style>
    <style:style style:name="T34" style:family="text">
      <style:text-properties fo:color="#808000" loext:opacity="100%" fo:font-weight="bold"/>
    </style:style>
    <style:style style:name="T35" style:family="text">
      <style:text-properties officeooo:rsid="000c9818"/>
    </style:style>
    <style:style style:name="T36" style:family="text">
      <style:text-properties fo:color="#ce5c00" loext:opacity="100%"/>
    </style:style>
    <style:style style:name="T37" style:family="text">
      <style:text-properties officeooo:rsid="000ee927"/>
    </style:style>
    <style:style style:name="T38" style:family="text">
      <style:text-properties officeooo:rsid="00109723"/>
    </style:style>
    <style:style style:name="T39" style:family="text">
      <style:text-properties officeooo:rsid="001149a8"/>
    </style:style>
    <style:style style:name="T40" style:family="text">
      <style:text-properties officeooo:rsid="0014f394"/>
    </style:style>
    <style:style style:name="T41" style:family="text">
      <style:text-properties officeooo:rsid="00151a0e"/>
    </style:style>
    <style:style style:name="T42" style:family="text">
      <style:text-properties officeooo:rsid="0015d602"/>
    </style:style>
    <style:style style:name="T43" style:family="text">
      <style:text-properties officeooo:rsid="0018f796"/>
    </style:style>
    <style:style style:name="T44" style:family="text">
      <style:text-properties officeooo:rsid="001ae59d"/>
    </style:style>
    <style:style style:name="T45" style:family="text">
      <style:text-properties officeooo:rsid="001be815"/>
    </style:style>
    <style:style style:name="T46" style:family="text">
      <style:text-properties officeooo:rsid="001d9604"/>
    </style:style>
    <style:style style:name="T47" style:family="text">
      <style:text-properties officeooo:rsid="001df2ed"/>
    </style:style>
    <style:style style:name="T48" style:family="text">
      <style:text-properties fo:color="#800000" loext:opacity="100%"/>
    </style:style>
    <style:style style:name="T49" style:family="text">
      <style:text-properties fo:color="#800000" loext:opacity="100%" fo:font-style="italic"/>
    </style:style>
    <style:style style:name="T50" style:family="text">
      <style:text-properties officeooo:rsid="0023aee1"/>
    </style:style>
    <style:style style:name="T51" style:family="text">
      <style:text-properties officeooo:rsid="00246c99"/>
    </style:style>
    <style:style style:name="T52" style:family="text">
      <style:text-properties officeooo:rsid="00290783"/>
    </style:style>
    <style:style style:name="T53" style:family="text">
      <style:text-properties officeooo:rsid="002af075"/>
    </style:style>
    <style:style style:name="T54" style:family="text">
      <style:text-properties officeooo:rsid="002d0c8d"/>
    </style:style>
    <style:style style:name="T55" style:family="text">
      <style:text-properties officeooo:rsid="00320635"/>
    </style:style>
    <style:style style:name="T56" style:family="text">
      <style:text-properties officeooo:rsid="00349ee5"/>
    </style:style>
    <style:style style:name="T57" style:family="text">
      <style:text-properties officeooo:rsid="0038e135"/>
    </style:style>
    <style:style style:name="T58" style:family="text">
      <style:text-properties officeooo:rsid="003c0cfe"/>
    </style:style>
    <style:style style:name="T59" style:family="text">
      <style:text-properties officeooo:rsid="003d6144"/>
    </style:style>
    <style:style style:name="T60" style:family="text">
      <style:text-properties officeooo:rsid="003dec22"/>
    </style:style>
    <style:style style:name="T61" style:family="text">
      <style:text-properties officeooo:rsid="003eb10a"/>
    </style:style>
    <style:style style:name="T62" style:family="text">
      <style:text-properties officeooo:rsid="0045f1cd"/>
    </style:style>
    <style:style style:name="T63" style:family="text">
      <style:text-properties officeooo:rsid="0046677c"/>
    </style:style>
    <style:style style:name="T64" style:family="text">
      <style:text-properties officeooo:rsid="0046f546"/>
    </style:style>
    <style:style style:name="T65" style:family="text">
      <style:text-properties officeooo:rsid="0048d24b"/>
    </style:style>
    <style:style style:name="T66" style:family="text">
      <style:text-properties officeooo:rsid="004a22a5"/>
    </style:style>
    <style:style style:name="T67" style:family="text">
      <style:text-properties officeooo:rsid="004bf848"/>
    </style:style>
    <style:style style:name="T68" style:family="text">
      <style:text-properties officeooo:rsid="004d7078"/>
    </style:style>
    <style:style style:name="T69" style:family="text">
      <style:text-properties officeooo:rsid="004dbbce"/>
    </style:style>
    <style:style style:name="T70" style:family="text">
      <style:text-properties officeooo:rsid="0050720b"/>
    </style:style>
    <style:style style:name="T71" style:family="text">
      <style:text-properties officeooo:rsid="0051e517"/>
    </style:style>
    <style:style style:name="T72" style:family="text">
      <style:text-properties officeooo:rsid="00524be4"/>
    </style:style>
    <style:style style:name="T73" style:family="text">
      <style:text-properties officeooo:rsid="00591933"/>
    </style:style>
    <style:style style:name="T74" style:family="text">
      <style:text-properties officeooo:rsid="005a3a07"/>
    </style:style>
    <style:style style:name="T75" style:family="text">
      <style:text-properties officeooo:rsid="005a8f8d"/>
    </style:style>
    <style:style style:name="T76" style:family="text">
      <style:text-properties officeooo:rsid="005d1752"/>
    </style:style>
    <style:style style:name="T77" style:family="text">
      <style:text-properties officeooo:rsid="005f0703"/>
    </style:style>
    <style:style style:name="T78" style:family="text">
      <style:text-properties officeooo:rsid="00602b7b"/>
    </style:style>
    <style:style style:name="T79" style:family="text">
      <style:text-properties officeooo:rsid="0060ecb5"/>
    </style:style>
    <style:style style:name="T80" style:family="text">
      <style:text-properties officeooo:rsid="0053e5f9"/>
    </style:style>
    <style:style style:name="T81" style:family="text">
      <style:text-properties officeooo:rsid="006157d2"/>
    </style:style>
    <style:style style:name="T82" style:family="text">
      <style:text-properties officeooo:rsid="0062ce71"/>
    </style:style>
    <style:style style:name="T83" style:family="text">
      <style:text-properties officeooo:rsid="0063fe4a"/>
    </style:style>
    <style:style style:name="T84" style:family="text">
      <style:text-properties officeooo:rsid="00674c5e"/>
    </style:style>
    <style:style style:name="T85" style:family="text">
      <style:text-properties officeooo:rsid="006a84af"/>
    </style:style>
    <style:style style:name="T86" style:family="text">
      <style:text-properties officeooo:rsid="006bb761"/>
    </style:style>
    <style:style style:name="T87" style:family="text">
      <style:text-properties officeooo:rsid="006fdf45"/>
    </style:style>
    <style:style style:name="T88" style:family="text">
      <style:text-properties officeooo:rsid="00722ec6"/>
    </style:style>
    <style:style style:name="T89" style:family="text">
      <style:text-properties officeooo:rsid="0077c0bd"/>
    </style:style>
    <style:style style:name="T90" style:family="text">
      <style:text-properties officeooo:rsid="007e4cc5"/>
    </style:style>
    <style:style style:name="T91" style:family="text">
      <style:text-properties officeooo:rsid="008070f5"/>
    </style:style>
    <style:style style:name="T92" style:family="text">
      <style:text-properties officeooo:rsid="0081e8af"/>
    </style:style>
    <style:style style:name="T93" style:family="text">
      <style:text-properties officeooo:rsid="00822bb2"/>
    </style:style>
    <style:style style:name="T94" style:family="text">
      <style:text-properties officeooo:rsid="00872a87"/>
    </style:style>
    <style:style style:name="T95" style:family="text">
      <style:text-properties officeooo:rsid="008aa6ca"/>
    </style:style>
    <style:style style:name="T96" style:family="text">
      <style:text-properties officeooo:rsid="008e9fc0"/>
    </style:style>
    <style:style style:name="T97" style:family="text">
      <style:text-properties officeooo:rsid="009099c0"/>
    </style:style>
    <style:style style:name="T98" style:family="text">
      <style:text-properties officeooo:rsid="0093da13"/>
    </style:style>
    <style:style style:name="T99" style:family="text">
      <style:text-properties officeooo:rsid="00949dc1"/>
    </style:style>
    <style:style style:name="T100" style:family="text">
      <style:text-properties officeooo:rsid="009751ed"/>
    </style:style>
    <style:style style:name="T101" style:family="text">
      <style:text-properties officeooo:rsid="009882e7"/>
    </style:style>
    <style:style style:name="T102" style:family="text">
      <style:text-properties officeooo:rsid="009ab8ff"/>
    </style:style>
    <style:style style:name="T103" style:family="text">
      <style:text-properties officeooo:rsid="00a0fe11"/>
    </style:style>
    <style:style style:name="T104" style:family="text">
      <style:text-properties officeooo:rsid="00a212fb"/>
    </style:style>
    <style:style style:name="T105" style:family="text">
      <style:text-properties officeooo:rsid="00a4fab5"/>
    </style:style>
    <style:style style:name="T106" style:family="text">
      <style:text-properties officeooo:rsid="00a5bd25"/>
    </style:style>
    <style:style style:name="T107" style:family="text">
      <style:text-properties officeooo:rsid="00a687eb"/>
    </style:style>
    <style:style style:name="T108" style:family="text">
      <style:text-properties officeooo:rsid="00a97bd4"/>
    </style:style>
    <style:style style:name="T109" style:family="text">
      <style:text-properties officeooo:rsid="00aadc5c"/>
    </style:style>
    <style:style style:name="T110" style:family="text">
      <style:text-properties officeooo:rsid="00ac298a"/>
    </style:style>
    <style:style style:name="T111" style:family="text">
      <style:text-properties officeooo:rsid="00addb75"/>
    </style:style>
    <style:style style:name="T112" style:family="text">
      <style:text-properties officeooo:rsid="00b0a964"/>
    </style:style>
    <style:style style:name="T113" style:family="text">
      <style:text-properties officeooo:rsid="00b2aac9"/>
    </style:style>
    <style:style style:name="T114" style:family="text">
      <style:text-properties officeooo:rsid="00b766e2"/>
    </style:style>
    <style:style style:name="T115" style:family="text">
      <style:text-properties officeooo:rsid="00b988a1"/>
    </style:style>
    <style:style style:name="T116" style:family="text">
      <style:text-properties officeooo:rsid="00ba74f0"/>
    </style:style>
    <style:style style:name="T117" style:family="text">
      <style:text-properties officeooo:rsid="00bd94c7"/>
    </style:style>
    <style:style style:name="T118" style:family="text">
      <style:text-properties officeooo:rsid="00c0a029"/>
    </style:style>
    <style:style style:name="T119" style:family="text">
      <style:text-properties officeooo:rsid="00c324ef"/>
    </style:style>
    <style:style style:name="T120" style:family="text">
      <style:text-properties officeooo:rsid="00c403d7"/>
    </style:style>
    <style:style style:name="T121" style:family="text">
      <style:text-properties officeooo:rsid="00c9f9c1"/>
    </style:style>
    <style:style style:name="T122" style:family="text">
      <style:text-properties officeooo:rsid="00cbf136"/>
    </style:style>
    <style:style style:name="T123" style:family="text">
      <style:text-properties officeooo:rsid="00cc1045"/>
    </style:style>
    <style:style style:name="T124" style:family="text">
      <style:text-properties officeooo:rsid="00d03579"/>
    </style:style>
    <style:style style:name="T125" style:family="text">
      <style:text-properties officeooo:rsid="00d1e498"/>
    </style:style>
    <style:style style:name="T126" style:family="text">
      <style:text-properties fo:font-style="italic"/>
    </style:style>
    <style:style style:name="T127" style:family="text">
      <style:text-properties officeooo:rsid="00d231c9"/>
    </style:style>
    <style:style style:name="T128" style:family="text">
      <style:text-properties officeooo:rsid="00d5c41b"/>
    </style:style>
    <style:style style:name="T129" style:family="text">
      <style:text-properties officeooo:rsid="00d65b87"/>
    </style:style>
    <style:style style:name="T130" style:family="text">
      <style:text-properties officeooo:rsid="00d7c239"/>
    </style:style>
    <style:style style:name="T131" style:family="text">
      <style:text-properties officeooo:rsid="00d804c0"/>
    </style:style>
    <style:style style:name="T132" style:family="text">
      <style:text-properties officeooo:rsid="00d842e3"/>
    </style:style>
    <style:style style:name="T133" style:family="text">
      <style:text-properties officeooo:rsid="00d944bd"/>
    </style:style>
    <style:style style:name="T134" style:family="text">
      <style:text-properties officeooo:rsid="00d9dfa7"/>
    </style:style>
    <style:style style:name="T135" style:family="text">
      <style:text-properties officeooo:rsid="00dd4260"/>
    </style:style>
    <style:style style:name="T136" style:family="text">
      <style:text-properties officeooo:rsid="00e2754e"/>
    </style:style>
    <style:style style:name="T137" style:family="text">
      <style:text-properties officeooo:rsid="00e56cf3"/>
    </style:style>
    <style:style style:name="T138" style:family="text">
      <style:text-properties officeooo:rsid="00eebdd5"/>
    </style:style>
    <style:style style:name="T139" style:family="text">
      <style:text-properties officeooo:rsid="00f08890"/>
    </style:style>
    <style:style style:name="T140" style:family="text">
      <style:text-properties officeooo:rsid="00f1e3eb"/>
    </style:style>
    <style:style style:name="T141" style:family="text">
      <style:text-properties officeooo:rsid="00f5d034"/>
    </style:style>
    <style:style style:name="T142" style:family="text">
      <style:text-properties officeooo:rsid="00fbb5fb"/>
    </style:style>
    <style:style style:name="T143" style:family="text">
      <style:text-properties officeooo:rsid="00fea6df"/>
    </style:style>
    <style:style style:name="T144" style:family="text">
      <style:text-properties officeooo:rsid="01005d70"/>
    </style:style>
    <style:style style:name="T145" style:family="text">
      <style:text-properties officeooo:rsid="0103517f"/>
    </style:style>
    <style:style style:name="T146" style:family="text">
      <style:text-properties officeooo:rsid="010ca55e"/>
    </style:style>
    <style:style style:name="T147" style:family="text">
      <style:text-properties officeooo:rsid="010e8e09"/>
    </style:style>
    <style:style style:name="T148" style:family="text">
      <style:text-properties officeooo:rsid="010fea21"/>
    </style:style>
    <style:style style:name="T149" style:family="text">
      <style:text-properties officeooo:rsid="01111201"/>
    </style:style>
    <style:style style:name="T150" style:family="text">
      <style:text-properties officeooo:rsid="0112be2d"/>
    </style:style>
    <style:style style:name="T151" style:family="text">
      <style:text-properties officeooo:rsid="011c4447"/>
    </style:style>
    <style:style style:name="T152" style:family="text">
      <style:text-properties officeooo:rsid="011e495c"/>
    </style:style>
    <style:style style:name="T153" style:family="text">
      <style:text-properties officeooo:rsid="012322f0"/>
    </style:style>
    <style:style style:name="T154" style:family="text">
      <style:text-properties officeooo:rsid="00074f9c"/>
    </style:style>
    <style:style style:name="T155" style:family="text">
      <style:text-properties officeooo:rsid="012476b7"/>
    </style:style>
    <style:style style:name="T156" style:family="text">
      <style:text-properties officeooo:rsid="01275244"/>
    </style:style>
    <style:style style:name="T157" style:family="text">
      <style:text-properties officeooo:rsid="012811eb"/>
    </style:style>
    <style:style style:name="T158" style:family="text">
      <style:text-properties officeooo:rsid="0128dcb5"/>
    </style:style>
    <style:style style:name="T159" style:family="text">
      <style:text-properties officeooo:rsid="0129edb8"/>
    </style:style>
    <style:style style:name="T160" style:family="text">
      <style:text-properties officeooo:rsid="012e711a"/>
    </style:style>
    <style:style style:name="T161" style:family="text">
      <style:text-properties officeooo:rsid="01307057"/>
    </style:style>
    <style:style style:name="T162" style:family="text">
      <style:text-properties officeooo:rsid="013179b4"/>
    </style:style>
    <style:style style:name="T163" style:family="text">
      <style:text-properties officeooo:rsid="01321321"/>
    </style:style>
    <style:style style:name="T164" style:family="text">
      <style:text-properties officeooo:rsid="0133eb17"/>
    </style:style>
    <style:style style:name="T165" style:family="text">
      <style:text-properties officeooo:rsid="01358e8d"/>
    </style:style>
    <style:style style:name="T166" style:family="text">
      <style:text-properties officeooo:rsid="0138c55d"/>
    </style:style>
    <style:style style:name="T167" style:family="text">
      <style:text-properties officeooo:rsid="013913be"/>
    </style:style>
    <style:style style:name="T168" style:family="text">
      <style:text-properties officeooo:rsid="013c65e2"/>
    </style:style>
    <style:style style:name="T169" style:family="text">
      <style:text-properties officeooo:rsid="013d8b53"/>
    </style:style>
    <style:style style:name="T170" style:family="text">
      <style:text-properties officeooo:rsid="01429d57"/>
    </style:style>
    <style:style style:name="T171" style:family="text">
      <style:text-properties officeooo:rsid="0142c997"/>
    </style:style>
    <style:style style:name="T172" style:family="text">
      <style:text-properties officeooo:rsid="014b58b1"/>
    </style:style>
    <style:style style:name="T173" style:family="text">
      <style:text-properties officeooo:rsid="014b8231"/>
    </style:style>
    <style:style style:name="T174" style:family="text">
      <style:text-properties officeooo:rsid="014edf39"/>
    </style:style>
    <style:style style:name="T175" style:family="text">
      <style:text-properties officeooo:rsid="01521c39"/>
    </style:style>
    <style:style style:name="T176" style:family="text">
      <style:text-properties officeooo:rsid="01547beb"/>
    </style:style>
    <style:style style:name="T177" style:family="text">
      <style:text-properties officeooo:rsid="0157edef"/>
    </style:style>
    <style:style style:name="T178" style:family="text">
      <style:text-properties officeooo:rsid="015de0b9"/>
    </style:style>
    <style:style style:name="T179" style:family="text">
      <style:text-properties style:font-name="Courier New" fo:font-size="10pt" fo:language="zxx" fo:country="none"/>
    </style:style>
    <style:style style:name="T180" style:family="text">
      <style:text-properties style:font-name="Courier New" fo:font-size="10pt" fo:language="zxx" fo:country="none" officeooo:rsid="0162b6f8"/>
    </style:style>
    <style:style style:name="T181" style:family="text">
      <style:text-properties style:font-name="Courier New" fo:font-size="10pt" fo:language="zxx" fo:country="none" officeooo:rsid="016e5ebe"/>
    </style:style>
    <style:style style:name="T182" style:family="text">
      <style:text-properties style:font-name="Courier New" fo:font-size="10pt" fo:language="zxx" fo:country="none" officeooo:rsid="01c37a84"/>
    </style:style>
    <style:style style:name="T183" style:family="text">
      <style:text-properties style:font-name="Courier New" fo:font-size="10pt" fo:language="zxx" fo:country="none" fo:font-weight="bold" officeooo:rsid="01c37a84" style:font-weight-asian="bold" style:font-weight-complex="bold"/>
    </style:style>
    <style:style style:name="T184" style:family="text">
      <style:text-properties style:font-name="Courier New" fo:font-size="10pt" fo:language="zxx" fo:country="none" fo:font-weight="bold" officeooo:rsid="01c82d3a" style:font-weight-asian="bold" style:font-weight-complex="bold"/>
    </style:style>
    <style:style style:name="T185" style:family="text">
      <style:text-properties style:font-name="Courier New" fo:font-size="10pt" fo:language="zxx" fo:country="none" officeooo:rsid="01c82d3a"/>
    </style:style>
    <style:style style:name="T186" style:family="text">
      <style:text-properties officeooo:rsid="01602fad"/>
    </style:style>
    <style:style style:name="T187" style:family="text">
      <style:text-properties officeooo:rsid="016184c8"/>
    </style:style>
    <style:style style:name="T188" style:family="text">
      <style:text-properties officeooo:rsid="01619828"/>
    </style:style>
    <style:style style:name="T189" style:family="text">
      <style:text-properties officeooo:rsid="0162b6f8"/>
    </style:style>
    <style:style style:name="T190" style:family="text">
      <style:text-properties officeooo:rsid="01641739"/>
    </style:style>
    <style:style style:name="T191" style:family="text">
      <style:text-properties officeooo:rsid="0166c09f"/>
    </style:style>
    <style:style style:name="T192" style:family="text">
      <style:text-properties officeooo:rsid="0168ed11"/>
    </style:style>
    <style:style style:name="T193" style:family="text">
      <style:text-properties officeooo:rsid="01697a62"/>
    </style:style>
    <style:style style:name="T194" style:family="text">
      <style:text-properties officeooo:rsid="016a3199"/>
    </style:style>
    <style:style style:name="T195" style:family="text">
      <style:text-properties officeooo:rsid="016c791c"/>
    </style:style>
    <style:style style:name="T196" style:family="text">
      <style:text-properties officeooo:rsid="016cd60a"/>
    </style:style>
    <style:style style:name="T197" style:family="text">
      <style:text-properties officeooo:rsid="016e5ebe"/>
    </style:style>
    <style:style style:name="T198" style:family="text">
      <style:text-properties officeooo:rsid="01759a01"/>
    </style:style>
    <style:style style:name="T199" style:family="text">
      <style:text-properties officeooo:rsid="0175c310"/>
    </style:style>
    <style:style style:name="T200" style:family="text">
      <style:text-properties officeooo:rsid="017b8e57"/>
    </style:style>
    <style:style style:name="T201" style:family="text">
      <style:text-properties officeooo:rsid="017dcc77"/>
    </style:style>
    <style:style style:name="T202" style:family="text">
      <style:text-properties officeooo:rsid="017f1808"/>
    </style:style>
    <style:style style:name="T203" style:family="text">
      <style:text-properties officeooo:rsid="01858953"/>
    </style:style>
    <style:style style:name="T204" style:family="text">
      <style:text-properties officeooo:rsid="0188911f"/>
    </style:style>
    <style:style style:name="T205" style:family="text">
      <style:text-properties officeooo:rsid="018b6a53"/>
    </style:style>
    <style:style style:name="T206" style:family="text">
      <style:text-properties officeooo:rsid="018c1368"/>
    </style:style>
    <style:style style:name="T207" style:family="text">
      <style:text-properties officeooo:rsid="018dbc6a"/>
    </style:style>
    <style:style style:name="T208" style:family="text">
      <style:text-properties officeooo:rsid="018fb9e1"/>
    </style:style>
    <style:style style:name="T209" style:family="text">
      <style:text-properties officeooo:rsid="0191cde6"/>
    </style:style>
    <style:style style:name="T210" style:family="text">
      <style:text-properties officeooo:rsid="0193b7fd"/>
    </style:style>
    <style:style style:name="T211" style:family="text">
      <style:text-properties officeooo:rsid="01975bf6"/>
    </style:style>
    <style:style style:name="T212" style:family="text">
      <style:text-properties officeooo:rsid="0199d555"/>
    </style:style>
    <style:style style:name="T213" style:family="text">
      <style:text-properties officeooo:rsid="019cc32d"/>
    </style:style>
    <style:style style:name="T214" style:family="text">
      <style:text-properties officeooo:rsid="01a1a1fe"/>
    </style:style>
    <style:style style:name="T215" style:family="text">
      <style:text-properties officeooo:rsid="01a4e210"/>
    </style:style>
    <style:style style:name="T216" style:family="text">
      <style:text-properties officeooo:rsid="01a6c40b"/>
    </style:style>
    <style:style style:name="T217" style:family="text">
      <style:text-properties officeooo:rsid="01a73d37"/>
    </style:style>
    <style:style style:name="T218" style:family="text">
      <style:text-properties officeooo:rsid="01a7d722"/>
    </style:style>
    <style:style style:name="T219" style:family="text">
      <style:text-properties officeooo:rsid="01ad6414"/>
    </style:style>
    <style:style style:name="T220" style:family="text">
      <style:text-properties officeooo:rsid="01b09039"/>
    </style:style>
    <style:style style:name="T221" style:family="text">
      <style:text-properties officeooo:rsid="01b1fe02"/>
    </style:style>
    <style:style style:name="T222" style:family="text">
      <style:text-properties officeooo:rsid="01b3c023"/>
    </style:style>
    <style:style style:name="T223" style:family="text">
      <style:text-properties officeooo:rsid="01b760a0"/>
    </style:style>
    <style:style style:name="T224" style:family="text">
      <style:text-properties officeooo:rsid="01bc89dd"/>
    </style:style>
    <style:style style:name="T225" style:family="text">
      <style:text-properties officeooo:rsid="01bc9b90"/>
    </style:style>
    <style:style style:name="T226" style:family="text">
      <style:text-properties officeooo:rsid="01bde93c"/>
    </style:style>
    <style:style style:name="T227" style:family="text">
      <style:text-properties officeooo:rsid="01c32206"/>
    </style:style>
    <style:style style:name="T228" style:family="text">
      <style:text-properties officeooo:rsid="01c37a84"/>
    </style:style>
    <style:style style:name="T229" style:family="text">
      <style:text-properties fo:font-weight="bold" style:font-weight-asian="bold" style:font-weight-complex="bold"/>
    </style:style>
    <style:style style:name="T230" style:family="text">
      <style:text-properties fo:language="zxx" fo:country="none"/>
    </style:style>
    <style:style style:name="T231" style:family="text">
      <style:text-properties fo:language="zxx" fo:country="none" officeooo:rsid="01c82d3a"/>
    </style:style>
    <style:style style:name="T232" style:family="text">
      <style:text-properties fo:language="zxx" fo:country="none" officeooo:rsid="01c86cda"/>
    </style:style>
    <style:style style:name="T233" style:family="text">
      <style:text-properties fo:language="zxx" fo:country="none" fo:font-weight="bold" style:font-weight-asian="bold" style:font-weight-complex="bold"/>
    </style:style>
    <style:style style:name="T234" style:family="text">
      <style:text-properties officeooo:rsid="01c86cda"/>
    </style:style>
    <style:style style:name="T235" style:family="text">
      <style:text-properties officeooo:rsid="01cdaf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3">Здесь</text:span> описывается процесс создания скриптового движка<text:span text:style-name="T154"> на подмножестве языка </text:span><text:span text:style-name="T1">ECMA </text:span><text:span text:style-name="T154">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0">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1534606310" text:style-name="L1">
        <text:list-item>
          <text:p text:style-name="P409">лексический анализатор</text:p>
        </text:list-item>
        <text:list-item>
          <text:p text:style-name="P409">синтаксический анализатор</text:p>
        </text:list-item>
        <text:list-item>
          <text:p text:style-name="P409">представление в виде трёхадресного кода</text:p>
        </text:list-item>
        <text:list-item>
          <text:p text:style-name="P409">виртуальная машина</text:p>
        </text:list-item>
        <text:list-item>
          <text:p text:style-name="P409">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03"><text:span text:style-name="T2"><text:s text:c="4"/>EScript</text:span><text:span text:style-name="T7"> </text:span><text:span text:style-name="T13">engine</text:span>;</text:p>
      <text:p text:style-name="P306"><text:span text:style-name="T7"><text:s text:c="4"/></text:span><text:span text:style-name="T13">engine</text:span>.<text:span text:style-name="T18">eval</text:span>(<text:span text:style-name="T23">"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2">есть </text:span>такой строковый литерал:</text:p>
      <text:p text:style-name="P303"><text:span text:style-name="T2">std</text:span>::<text:span text:style-name="T2">u32string</text:span><text:span text:style-name="T7"> </text:span><text:span text:style-name="T13">code</text:span><text:span text:style-name="T7"> </text:span>=<text:span text:style-name="T7"> </text:span><text:span text:style-name="T23">U"i = 1 + 2;"</text:span>;</text:p>
      <text:p text:style-name="P5">Т.е. префикс U.</text:p>
      <text:p text:style-name="P5">Файлы пока трогать не будем, добавим их, когда наш язык достаточно разрастётся.</text:p>
      <text:h text:style-name="P403"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3">Installation from this IP is not allowed</text:span>», <text:span text:style-name="T63">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9">*</text:span><text:span text:style-name="T7"> </text:span><text:span text:style-name="T31">@file</text:span><text:span text:style-name="T7"> </text:span><text:span text:style-name="T29">stdafx.h</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fndef</text:span><text:span text:style-name="T7"> </text:span><text:span text:style-name="T29">STDAFX_H</text:span></text:p>
      <text:p text:style-name="КОД">#<text:span text:style-name="T29">define</text:span><text:span text:style-name="T7"> </text:span><text:span text:style-name="T29">STDAFX_H</text:span></text:p>
      <text:p text:style-name="КОД">#<text:span text:style-name="T29">include</text:span><text:span text:style-name="T7"> </text:span>&lt;<text:span text:style-name="T23">memory</text:span>&gt;</text:p>
      <text:p text:style-name="КОД">#<text:span text:style-name="T29">include</text:span><text:span text:style-name="T7"> </text:span>&lt;<text:span text:style-name="T23">string</text:span>&gt;</text:p>
      <text:p text:style-name="КОД">#<text:span text:style-name="T29">include</text:span><text:span text:style-name="T7"> </text:span>&lt;<text:span text:style-name="T23">iostream</text:span>&gt;</text:p>
      <text:p text:style-name="КОД">#<text:span text:style-name="T29">endif</text:span><text:span text:style-name="T7"> </text:span><text:span text:style-name="T23">//</text:span><text:span text:style-name="T7"> </text:span><text:span text:style-name="T23">STDAFX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stdafx.cpp</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nclude</text:span><text:span text:style-name="T7"> </text:span><text:span text:style-name="T23">"stdafx.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_global.h</text:span></text:p>
      <text:p text:style-name="КОД"><text:soft-page-break/><text:span text:style-name="T7"><text:s/></text:span><text:span text:style-name="T29">*/</text:span></text:p>
      <text:p text:style-name="КОД"><text:span text:style-name="T29">#ifndef</text:span><text:span text:style-name="T7"> </text:span>ESCRIPT_GLOBAL_H</text:p>
      <text:p text:style-name="КОД">#<text:span text:style-name="T29">define</text:span><text:span text:style-name="T7"> </text:span><text:span text:style-name="T29">ESCRIPT_GLOBAL_H</text:span></text:p>
      <text:p text:style-name="КОД">#<text:span text:style-name="T29">if</text:span><text:span text:style-name="T7"> </text:span><text:span text:style-name="T29">defined</text:span>(<text:span text:style-name="T29">_MSC_VER</text:span>)<text:span text:style-name="T7"> </text:span>||<text:span text:style-name="T7"> </text:span><text:span text:style-name="T29">defined</text:span>(<text:span text:style-name="T29">WIN64</text:span>)<text:span text:style-name="T7"> </text:span>||<text:span text:style-name="T7"> </text:span><text:span text:style-name="T29">defined</text:span>(<text:span text:style-name="T29">_WIN64</text:span>)<text:span text:style-name="T7"> </text:span>||<text:span text:style-name="T7"> </text:span><text:span text:style-name="T29">defined</text:span>(<text:span text:style-name="T29">__WIN64__</text:span>)<text:span text:style-name="T7"> </text:span>||<text:span text:style-name="T7"> </text:span><text:span text:style-name="T29">defined</text:span>(<text:span text:style-name="T29">WIN32</text:span>)<text:span text:style-name="T7"> </text:span>||<text:span text:style-name="T7"> </text:span><text:span text:style-name="T29">defined</text:span>(<text:span text:style-name="T29">_WIN32</text:span>)<text:span text:style-name="T7"> </text:span>||<text:span text:style-name="T7"> </text:span><text:span text:style-name="T29">defined</text:span>(<text:span text:style-name="T29">__WIN32__</text:span>)<text:span text:style-name="T7"> </text:span>||<text:span text:style-name="T7"> </text:span><text:span text:style-name="T29">defined</text:span>(<text:span text:style-name="T29">__NT__</text:span>)</text:p>
      <text:p text:style-name="КОД">#<text:span text:style-name="T7"> <text:s/></text:span><text:span text:style-name="T29">define</text:span><text:span text:style-name="T7"> </text:span><text:span text:style-name="T29">Q_DECL_EXPORT</text:span><text:span text:style-name="T7"> </text:span><text:span text:style-name="T29">__declspec</text:span>(<text:span text:style-name="T29">dllexport</text:span>)</text:p>
      <text:p text:style-name="КОД">#<text:span text:style-name="T7"> <text:s/></text:span><text:span text:style-name="T29">define</text:span><text:span text:style-name="T7"> </text:span><text:span text:style-name="T29">Q_DECL_IMPORT</text:span><text:span text:style-name="T7"> </text:span><text:span text:style-name="T29">__declspec</text:span>(<text:span text:style-name="T29">dllimport</text:span>)</text:p>
      <text:p text:style-name="КОД">#<text:span text:style-name="T29">else</text:span></text:p>
      <text:p text:style-name="КОД">#<text:span text:style-name="T7"> <text:s/></text:span><text:span text:style-name="T29">define</text:span><text:span text:style-name="T7"> </text:span><text:span text:style-name="T29">Q_DECL_EXPORT</text:span><text:span text:style-name="T7"> <text:s text:c="4"/></text:span><text:span text:style-name="T32">__attribute__</text:span>((<text:span text:style-name="T29">visibility</text:span>(<text:span text:style-name="T23">"default"</text:span>)))</text:p>
      <text:p text:style-name="КОД">#<text:span text:style-name="T7"> <text:s/></text:span><text:span text:style-name="T29">define</text:span><text:span text:style-name="T7"> </text:span><text:span text:style-name="T29">Q_DECL_IMPORT</text:span><text:span text:style-name="T7"> <text:s text:c="4"/></text:span><text:span text:style-name="T32">__attribute__</text:span>((<text:span text:style-name="T29">visibility</text:span>(<text:span text:style-name="T23">"default"</text:span>)))</text:p>
      <text:p text:style-name="КОД">#<text:span text:style-name="T29">endif</text:span></text:p>
      <text:p text:style-name="КОД">#<text:span text:style-name="T29">if</text:span><text:span text:style-name="T7"> </text:span><text:span text:style-name="T29">defined</text:span>(<text:span text:style-name="T29">ESCRIPT_LIBRARY</text:span>)</text:p>
      <text:p text:style-name="КОД">#<text:span text:style-name="T7"> <text:s/></text:span><text:span text:style-name="T29">define</text:span><text:span text:style-name="T7"> </text:span><text:span text:style-name="T29">ESCRIPT_EXPORT</text:span><text:span text:style-name="T7"> </text:span><text:span text:style-name="T29">Q_DECL_EXPORT</text:span></text:p>
      <text:p text:style-name="КОД">#<text:span text:style-name="T29">else</text:span></text:p>
      <text:p text:style-name="КОД">#<text:span text:style-name="T7"> <text:s/></text:span><text:span text:style-name="T29">define</text:span><text:span text:style-name="T7"> </text:span><text:span text:style-name="T29">ESCRIPT_EXPORT</text:span><text:span text:style-name="T7"> </text:span><text:span text:style-name="T29">Q_DECL_IMPORT</text:span></text:p>
      <text:p text:style-name="КОД">#<text:span text:style-name="T29">endif</text:span></text:p>
      <text:p text:style-name="КОД">#<text:span text:style-name="T29">endif</text:span><text:span text:style-name="T7"> </text:span><text:span text:style-name="T23">//</text:span><text:span text:style-name="T7"> </text:span><text:span text:style-name="T23">ESCRIPT_GLOBAL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fndef</text:span><text:span text:style-name="T7"> </text:span><text:span text:style-name="T29">ESCRIPT_H</text:span></text:p>
      <text:p text:style-name="КОД">#<text:span text:style-name="T29">define</text:span><text:span text:style-name="T7"> </text:span><text:span text:style-name="T29">ESCRIPT_H</text:span></text:p>
      <text:p text:style-name="КОД">#<text:span text:style-name="T29">include</text:span><text:span text:style-name="T7"> </text:span><text:span text:style-name="T23">"EScript_global.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вижка.</text:span><text:span text:style-name="T7"> </text:span><text:span text:style-name="T29">Используйте</text:span><text:span text:style-name="T7"> </text:span><text:span text:style-name="T29">его</text:span><text:span text:style-name="T7"> </text:span><text:span text:style-name="T29">в</text:span><text:span text:style-name="T7"> </text:span><text:span text:style-name="T29">своей</text:span><text:span text:style-name="T7"> </text:span><text:span text:style-name="T29">программе</text:span><text:span text:style-name="T7"> </text:span><text:span text:style-name="T29">для</text:span><text:span text:style-name="T7"> </text:span><text:span text:style-name="T29">запуска</text:span><text:span text:style-name="T7"> </text:span><text:span text:style-name="T29">скриптов.</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скриптового</text:span><text:span text:style-name="T7"> </text:span><text:span text:style-name="T29">движка</text:span></text:p>
      <text:p text:style-name="КОД"><text:span text:style-name="T7"><text:s text:c="5"/></text:span><text:span text:style-name="T29">*/</text:span></text:p>
      <text:p text:style-name="КОД"><text:span text:style-name="T7"><text:s text:c="4"/></text:span><text:span text:style-name="T19">EScrip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Удаляет</text:span><text:span text:style-name="T7"> </text:span><text:span text:style-name="T29">связанные</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EScrip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escript.h"</text:span></text:p>
      <text:p text:style-name="КОД"><text:span text:style-name="T32">namespace</text:span><text:span text:style-name="T7"> </text:span><text:span text:style-name="T3">escript</text:span><text:span text:style-name="T7"> </text:span>{</text:p>
      <text:p text:style-name="КОД"><text:span text:style-name="T2">EScript</text:span>::<text:span text:style-name="T19">EScript</text:span>()</text:p>
      <text:p text:style-name="КОД">{</text:p>
      <text:p text:style-name="КОД">}</text:p>
      <text:p text:style-name="КОД"><text:span text:style-name="T2">EScript</text:span>::~<text:span text:style-name="T21">EScript</text:span>()</text:p>
      <text:p text:style-name="КОД">{</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3">с именем </text:span>«<text:span text:style-name="T63">simple</text:span>» по шаблону «Консольное приложение». В нём будет один файл примерно такого содержания:</text:p>
      <text:p text:style-name="КОД">#<text:span text:style-name="T29">include</text:span><text:span text:style-name="T7"> </text:span>&lt;<text:span text:style-name="T23">iostream</text:span>&gt;</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6">cout</text:span><text:span text:style-name="T7"> </text:span><text:span text:style-name="T18">&lt;&lt;</text:span><text:span text:style-name="T7"> </text:span><text:span text:style-name="T23">"Hello World!"</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Добавьте в этот проект ссылку на библиотеку EScript. Всё должно скомпилироваться.</text:p>
      <text:h text:style-name="P404" text:outline-level="2">Определение интерфейса движка</text:h>
      <text:p text:style-name="P7"><text:span text:style-name="T35">Теперь откроем файл </text:span>«escript.h». <text:span text:style-name="T35">Это файл декларации класса движка. Единственны</text:span><text:span text:style-name="T63">е</text:span><text:span text:style-name="T35"> метод</text:span><text:span text:style-name="T63">ы</text:span><text:span text:style-name="T35">, которы</text:span><text:span text:style-name="T63">е</text:span><text:span text:style-name="T35"> пока буд</text:span><text:span text:style-name="T63">у</text:span><text:span text:style-name="T35">т доступн</text:span><text:span text:style-name="T63">ы</text:span><text:span text:style-name="T35"> снаружи, это его конструктор и метод выполнения кода. Добавьте в него сигнатуру метода eval:</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полняет</text:span><text:span text:style-name="T7"> </text:span><text:span text:style-name="T29">указанную</text:span><text:span text:style-name="T7"> </text:span><text:span text:style-name="T29">строку</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7">Э</text:span>то какая-то синтаксическая единица, так или иначе транслируемая <text:span text:style-name="T37">в промежуточное представление, но не сразу же выполняемая, а по мере необходимости</text:span>. <text:span text:style-name="T37">Для этого нам придётся ввести другой метод, который создаст эту единицу, </text:span><text:soft-page-break/><text:span text:style-name="T37">где-то сохранит, а когда понадобится — эта единица будет выполнена. Мы добавим </text:span><text:span text:style-name="T38">его</text:span><text:span text:style-name="T37"> позже.</text:span></text:p>
      <text:p text:style-name="P9">А пока что <text:span text:style-name="T39">у нас будет </text:span>единственный метод eval(), <text:span text:style-name="T39">на котором мы всё обкатаем</text:span>.</text:p>
      <text:p text:style-name="P10">В методе main проекта «simple» напишите такие строки:</text:p>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Убедитесь, что всё собирается без ошибок. С этим мы будем работать дальше.</text:p>
      <text:h text:style-name="P405"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0">О</text:span>птимизатор <text:span text:style-name="T40">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0">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1">Исходя из этого давайте добавим </text:span><text:span text:style-name="T42">в проект «EScript» </text:span><text:span text:style-name="T41">класс</text:span><text:span text:style-name="T43">ы лексического и синтаксического анализаторов. </text:span><text:span text:style-name="T44">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5">Parser вызывает функцию Lexer::next() до тех пор, пока она не вернёт E</text:span><text:span text:style-name="T47">of</text:span><text:span text:style-name="T45">,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6">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9">*</text:span><text:span text:style-name="T7"> </text:span><text:span text:style-name="T31">@file</text:span><text:span text:style-name="T7"> </text:span><text:span text:style-name="T29">lexer.h</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LEXER_H</text:span></text:p>
      <text:p text:style-name="КОД">#<text:span text:style-name="T29">define</text:span><text:span text:style-name="T7"> </text:span><text:span text:style-name="T29">LEX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Lexer</text:span></text:p>
      <text:p text:style-name="КОД">{</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0</text:span><text:span text:style-name="T7"> </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32">public</text:span>:</text:p>
      <text:p text:style-name="КОД"><text:soft-page-break/><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Lexer</text:span></text:p>
      <text:p text:style-name="КОД"><text:span text:style-name="T7"><text:s text:c="5"/></text:span><text:span text:style-name="T29">*/</text:span></text:p>
      <text:p text:style-name="КОД"><text:span text:style-name="T7"><text:s text:c="4"/></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Lex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ледующий</text:span><text:span text:style-name="T7"> </text:span><text:span text:style-name="T29">токен</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в</text:span><text:span text:style-name="T7"> </text:span><text:span text:style-name="T29">случе</text:span><text:span text:style-name="T7"> </text:span><text:span text:style-name="T29">достижения</text:span><text:span text:style-name="T7"> </text:span><text:span text:style-name="T29">конца</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2">Token</text:span><text:span text:style-name="T7"> </text:span><text:span text:style-name="T19">nex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P309"><text:span text:style-name="T7"><text:s text:c="4"/></text:span><text:span text:style-name="T2">Token</text:span><text:span text:style-name="T7"> </text:span><text:span text:style-name="T19">currentToken</text:span>()<text:span text:style-name="T7"> </text:span><text:span text:style-name="T32">cons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19">tokenText</text:span>()<text:span text:style-name="T7"> </text:span><text:span text:style-name="T32">cons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LEX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lexer.cpp</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p>
      <text:p text:style-name="КОД">}</text:p>
      <text:p text:style-name="КОД"><text:span text:style-name="T2">Lexer</text:span>::~<text:span text:style-name="T21">Lexer</text:span>()</text:p>
      <text:p text:style-name="КОД">{</text:p>
      <text:p text:style-name="КОД">}</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32">return</text:span><text:span text:style-name="T7"> </text:span><text:span text:style-name="T2">Token</text:span>::<text:span text:style-name="T2">Eof</text:span>;</text:p>
      <text:p text:style-name="КОД">}</text:p>
      <text:p text:style-name="P309"><text:span text:style-name="T2">Token</text:span><text:span text:style-name="T7"> </text:span><text:span text:style-name="T2">Lexer</text:span>::<text:span text:style-name="T19">currentToken</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span>;</text:p>
      <text:p text:style-name="КОД">}</text:p>
      <text:p text:style-name="КОД"><text:span text:style-name="T32">const</text:span><text:span text:style-name="T7"> </text:span><text:span text:style-name="T2">std</text:span>::<text:span text:style-name="T2">u32string</text:span><text:span text:style-name="T7"> </text:span>&amp;<text:span text:style-name="T2">Lex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soft-page-break/>/**</text:p>
      <text:p text:style-name="КОД"><text:span text:style-name="T7"><text:s/></text:span><text:span text:style-name="T29">*</text:span><text:span text:style-name="T7"> </text:span><text:span text:style-name="T31">@brief</text:span><text:span text:style-name="T7"> </text:span><text:span text:style-name="T29">Токен</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pan><text:span text:style-name="T23">//</text:span><text:span text:style-name="T7"> </text:span><text:span text:style-name="T23">Конец</text:span><text:span text:style-name="T7"> </text:span><text:span text:style-name="T23">потока</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h</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PARSER_H</text:span></text:p>
      <text:p text:style-name="КОД">#<text:span text:style-name="T29">define</text:span><text:span text:style-name="T7"> </text:span><text:span text:style-name="T29">PARSER_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9">include</text:span><text:span text:style-name="T7"> </text:span><text:span text:style-name="T23">"EScript_global.h"</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2">std</text:span>::<text:span text:style-name="T2">unique_ptr</text:span>&lt;<text:span text:style-name="T2">Lexer</text:span>&gt;<text:span text:style-name="T7"> </text:span><text:span text:style-name="T48">_lex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Parser</text:span></text:p>
      <text:p text:style-name="КОД"><text:span text:style-name="T7"><text:s text:c="5"/></text:span><text:span text:style-name="T29">*/</text:span></text:p>
      <text:p text:style-name="КОД"><text:span text:style-name="T7"><text:s text:c="4"/></text:span><text:span text:style-name="T19">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производит</text:span><text:span text:style-name="T7"> </text:span><text:span text:style-name="T29">синтаксический</text:span><text:span text:style-name="T7"> </text:span><text:span text:style-name="T29">разбор</text:span><text:span text:style-name="T7"> </text:span><text:span text:style-name="T29">строки</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PARS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cpp</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parser.h"</text:span></text:p>
      <text:p text:style-name="КОД"><text:span text:style-name="T32">namespace</text:span><text:span text:style-name="T7"> </text:span><text:span text:style-name="T3">escript</text:span><text:span text:style-name="T7"> </text:span>{</text:p>
      <text:p text:style-name="КОД"><text:span text:style-name="T2">Parser</text:span>::<text:span text:style-name="T19">Parser</text:span>()</text:p>
      <text:p text:style-name="КОД">{</text:p>
      <text:p text:style-name="КОД">}</text:p>
      <text:p text:style-name="КОД"><text:span text:style-name="T2">Parser</text:span>::~<text:span text:style-name="T21">Parser</text:span>()</text:p>
      <text:p text:style-name="КОД">{</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7"><text:soft-page-break/>Осталось немного изменить файл «escript.cpp»:</text:p>
      <text:p text:style-name="КОД">#<text:span text:style-name="T29">include</text:span><text:span text:style-name="T7"> </text:span><text:span text:style-name="T23">"parser.h"</text:span></text:p>
      <text:p text:style-name="КОД">..................</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8">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3">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0">это операции: </text:span></text:p>
      <text:list xml:id="list1809791043" text:style-name="L2">
        <text:list-item>
          <text:p text:style-name="P410">. (доступ к свойству),[] (доступ к свойству),() (вызов функции), new (создание нового объекта),</text:p>
        </text:list-item>
        <text:list-item>
          <text:p text:style-name="P410">++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10">* (умножение), / (деление), % (остаток от деления),</text:p>
        </text:list-item>
        <text:list-item>
          <text:p text:style-name="P410">+ (сложение), - (вычитание), + (конкатенация строк),</text:p>
        </text:list-item>
        <text:list-item>
          <text:p text:style-name="P410">&lt;&lt; (сдвиг влево), &gt;&gt; (сдвиг вправо с расширением знакового разряда), &gt;&gt;&gt; (сдвиг вправо с дополнением нулями),</text:p>
        </text:list-item>
        <text:list-item>
          <text:p text:style-name="P410">&lt; (меньше), &lt;= (меньше или равно), &gt; (больше), &gt;= (больше или равно), instanceof (проверка типа объекта), in (проверка наличия свойства),</text:p>
        </text:list-item>
        <text:list-item>
          <text:p text:style-name="P410">== (проверка на равенство), != (проверка на неравенство), === (проверка на идентичность), !== (проверка на неидентичность),</text:p>
        </text:list-item>
        <text:list-item>
          <text:p text:style-name="P410"><text:soft-page-break/>&amp; (поразрядная конъюнкция),</text:p>
        </text:list-item>
        <text:list-item>
          <text:p text:style-name="P410">^ (поразрядное сложение по модулю 2),</text:p>
        </text:list-item>
        <text:list-item>
          <text:p text:style-name="P410">| (поразрядная дизъюнкция),</text:p>
        </text:list-item>
        <text:list-item>
          <text:p text:style-name="P410">&amp;&amp; (конъюнкция),</text:p>
        </text:list-item>
        <text:list-item>
          <text:p text:style-name="P410">|| (дизъюнкция),</text:p>
        </text:list-item>
        <text:list-item>
          <text:p text:style-name="P410">?: (тернарная условная операция),</text:p>
        </text:list-item>
        <text:list-item>
          <text:p text:style-name="P410">= (присваивание), *=, /=, +=, -=, &lt;&lt;=, &gt;&gt;=, &gt;&gt;&gt;=, &amp;=, ^=, |= (присваивание с операцией),</text:p>
        </text:list-item>
        <text:list-item>
          <text:p text:style-name="P410">, (множественное вычисление)</text:p>
        </text:list-item>
      </text:list>
      <text:p text:style-name="P21">Кроме того, это <text:span text:style-name="T50">числа, строки, регулярные выражения.</text:span></text:p>
      <text:p text:style-name="P20"><text:span text:style-name="T50">Комментарии </text:span><text:span text:style-name="T51">и пробелы</text:span><text:span text:style-name="T50"> мы будем отбрасывать на этапе лексического анализа. </text:span><text:span text:style-name="T52">Лексемам дадим читаемые имена.</text:span></text:p>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Токен/лексема</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 text:c="11"/></text:span><text:span text:style-name="T23">//</text:span><text:span text:style-name="T7"> </text:span><text:span text:style-name="T23">Конец</text:span><text:span text:style-name="T7"> </text:span><text:span text:style-name="T23">потока</text:span></text:p>
      <text:p text:style-name="КОД"><text:span text:style-name="T7"><text:s text:c="4"/></text:span><text:span text:style-name="T2">Break</text:span>,<text:span text:style-name="T7"> <text:s text:c="13"/></text:span><text:span text:style-name="T23">//</text:span><text:span text:style-name="T7"> </text:span><text:span text:style-name="T23">break</text:span></text:p>
      <text:p text:style-name="КОД"><text:span text:style-name="T7"><text:s text:c="4"/></text:span><text:span text:style-name="T2">Case</text:span>,<text:span text:style-name="T7"> <text:s text:c="14"/></text:span><text:span text:style-name="T23">//</text:span><text:span text:style-name="T7"> </text:span><text:span text:style-name="T23">case</text:span></text:p>
      <text:p text:style-name="КОД"><text:span text:style-name="T7"><text:s text:c="4"/></text:span><text:span text:style-name="T2">Catch</text:span>,<text:span text:style-name="T7"> <text:s text:c="13"/></text:span><text:span text:style-name="T23">//</text:span><text:span text:style-name="T7"> </text:span><text:span text:style-name="T23">catch</text:span></text:p>
      <text:p text:style-name="КОД"><text:span text:style-name="T7"><text:s text:c="4"/></text:span><text:span text:style-name="T2">Class</text:span>,<text:span text:style-name="T7"> <text:s text:c="13"/></text:span><text:span text:style-name="T23">//</text:span><text:span text:style-name="T7"> </text:span><text:span text:style-name="T23">class</text:span></text:p>
      <text:p text:style-name="КОД"><text:span text:style-name="T7"><text:s text:c="4"/></text:span><text:span text:style-name="T2">Const</text:span>,<text:span text:style-name="T7"> <text:s text:c="13"/></text:span><text:span text:style-name="T23">//</text:span><text:span text:style-name="T7"> </text:span><text:span text:style-name="T23">const</text:span></text:p>
      <text:p text:style-name="КОД"><text:span text:style-name="T7"><text:s text:c="4"/></text:span><text:span text:style-name="T2">Continue</text:span>,<text:span text:style-name="T7"> <text:s text:c="10"/></text:span><text:span text:style-name="T23">//</text:span><text:span text:style-name="T7"> </text:span><text:span text:style-name="T23">continue</text:span></text:p>
      <text:p text:style-name="КОД"><text:span text:style-name="T7"><text:s text:c="4"/></text:span><text:span text:style-name="T2">Debugger</text:span>,<text:span text:style-name="T7"> <text:s text:c="10"/></text:span><text:span text:style-name="T23">//</text:span><text:span text:style-name="T7"> </text:span><text:span text:style-name="T23">debugger</text:span></text:p>
      <text:p text:style-name="КОД"><text:span text:style-name="T7"><text:s text:c="4"/></text:span><text:span text:style-name="T2">Default</text:span>,<text:span text:style-name="T7"> <text:s text:c="11"/></text:span><text:span text:style-name="T23">//</text:span><text:span text:style-name="T7"> </text:span><text:span text:style-name="T23">default</text:span></text:p>
      <text:p text:style-name="КОД"><text:span text:style-name="T7"><text:s text:c="4"/></text:span><text:span text:style-name="T2">Delete</text:span>,<text:span text:style-name="T7"> <text:s text:c="12"/></text:span><text:span text:style-name="T23">//</text:span><text:span text:style-name="T7"> </text:span><text:span text:style-name="T23">delete</text:span></text:p>
      <text:p text:style-name="КОД"><text:span text:style-name="T7"><text:s text:c="4"/></text:span><text:span text:style-name="T2">Do</text:span>,<text:span text:style-name="T7"> <text:s text:c="16"/></text:span><text:span text:style-name="T23">//</text:span><text:span text:style-name="T7"> </text:span><text:span text:style-name="T23">do</text:span></text:p>
      <text:p text:style-name="КОД"><text:span text:style-name="T7"><text:s text:c="4"/></text:span><text:span text:style-name="T2">Else</text:span>,<text:span text:style-name="T7"> <text:s text:c="14"/></text:span><text:span text:style-name="T23">//</text:span><text:span text:style-name="T7"> </text:span><text:span text:style-name="T23">else</text:span></text:p>
      <text:p text:style-name="КОД"><text:span text:style-name="T7"><text:s text:c="4"/></text:span><text:span text:style-name="T2">Enum</text:span>,<text:span text:style-name="T7"> <text:s text:c="14"/></text:span><text:span text:style-name="T23">//</text:span><text:span text:style-name="T7"> </text:span><text:span text:style-name="T23">enum</text:span></text:p>
      <text:p text:style-name="КОД"><text:span text:style-name="T7"><text:s text:c="4"/></text:span><text:span text:style-name="T2">Export</text:span>,<text:span text:style-name="T7"> <text:s text:c="12"/></text:span><text:span text:style-name="T23">//</text:span><text:span text:style-name="T7"> </text:span><text:span text:style-name="T23">export</text:span></text:p>
      <text:p text:style-name="КОД"><text:span text:style-name="T7"><text:s text:c="4"/></text:span><text:span text:style-name="T2">Extends</text:span>,<text:span text:style-name="T7"> <text:s text:c="11"/></text:span><text:span text:style-name="T23">//</text:span><text:span text:style-name="T7"> </text:span><text:span text:style-name="T23">extends</text:span></text:p>
      <text:p text:style-name="КОД"><text:span text:style-name="T7"><text:s text:c="4"/></text:span><text:span text:style-name="T2">Finally</text:span>,<text:span text:style-name="T7"> <text:s text:c="11"/></text:span><text:span text:style-name="T23">//</text:span><text:span text:style-name="T7"> </text:span><text:span text:style-name="T23">finally</text:span></text:p>
      <text:p text:style-name="КОД"><text:span text:style-name="T7"><text:s text:c="4"/></text:span><text:span text:style-name="T2">For</text:span>,<text:span text:style-name="T7"> <text:s text:c="15"/></text:span><text:span text:style-name="T23">//</text:span><text:span text:style-name="T7"> </text:span><text:span text:style-name="T23">for</text:span></text:p>
      <text:p text:style-name="КОД"><text:span text:style-name="T7"><text:s text:c="4"/></text:span><text:span text:style-name="T2">Function</text:span>,<text:span text:style-name="T7"> <text:s text:c="10"/></text:span><text:span text:style-name="T23">//</text:span><text:span text:style-name="T7"> </text:span><text:span text:style-name="T23">function</text:span></text:p>
      <text:p text:style-name="КОД"><text:span text:style-name="T7"><text:s text:c="4"/></text:span><text:span text:style-name="T2">If</text:span>,<text:span text:style-name="T7"> <text:s text:c="16"/></text:span><text:span text:style-name="T23">//</text:span><text:span text:style-name="T7"> </text:span><text:span text:style-name="T23">if</text:span></text:p>
      <text:p text:style-name="КОД"><text:span text:style-name="T7"><text:s text:c="4"/></text:span><text:span text:style-name="T2">Implements</text:span>,<text:span text:style-name="T7"> <text:s text:c="8"/></text:span><text:span text:style-name="T23">//</text:span><text:span text:style-name="T7"> </text:span><text:span text:style-name="T23">implements</text:span></text:p>
      <text:p text:style-name="КОД"><text:span text:style-name="T7"><text:s text:c="4"/></text:span><text:span text:style-name="T2">Import</text:span>,<text:span text:style-name="T7"> <text:s text:c="12"/></text:span><text:span text:style-name="T23">//</text:span><text:span text:style-name="T7"> </text:span><text:span text:style-name="T23">import</text:span></text:p>
      <text:p text:style-name="КОД"><text:span text:style-name="T7"><text:s text:c="4"/></text:span><text:span text:style-name="T2">In</text:span>,<text:span text:style-name="T7"> <text:s text:c="16"/></text:span><text:span text:style-name="T23">//</text:span><text:span text:style-name="T7"> </text:span><text:span text:style-name="T23">in</text:span></text:p>
      <text:p text:style-name="КОД"><text:span text:style-name="T7"><text:s text:c="4"/></text:span><text:span text:style-name="T2">Instanceof</text:span>,<text:span text:style-name="T7"> <text:s text:c="8"/></text:span><text:span text:style-name="T23">//</text:span><text:span text:style-name="T7"> </text:span><text:span text:style-name="T23">instanceof</text:span></text:p>
      <text:p text:style-name="КОД"><text:span text:style-name="T7"><text:s text:c="4"/></text:span><text:span text:style-name="T2">Interface</text:span>,<text:span text:style-name="T7"> <text:s text:c="9"/></text:span><text:span text:style-name="T23">//</text:span><text:span text:style-name="T7"> </text:span><text:span text:style-name="T23">interface</text:span></text:p>
      <text:p text:style-name="КОД"><text:span text:style-name="T7"><text:s text:c="4"/></text:span><text:span text:style-name="T2">Let</text:span>,<text:span text:style-name="T7"> <text:s text:c="15"/></text:span><text:span text:style-name="T23">//</text:span><text:span text:style-name="T7"> </text:span><text:span text:style-name="T23">let</text:span></text:p>
      <text:p text:style-name="КОД"><text:span text:style-name="T7"><text:s text:c="4"/></text:span><text:span text:style-name="T2">New</text:span>,<text:span text:style-name="T7"> <text:s text:c="15"/></text:span><text:span text:style-name="T23">//</text:span><text:span text:style-name="T7"> </text:span><text:span text:style-name="T23">new</text:span></text:p>
      <text:p text:style-name="КОД"><text:span text:style-name="T7"><text:s text:c="4"/></text:span><text:span text:style-name="T2">Package</text:span>,<text:span text:style-name="T7"> <text:s text:c="11"/></text:span><text:span text:style-name="T23">//</text:span><text:span text:style-name="T7"> </text:span><text:span text:style-name="T23">package</text:span></text:p>
      <text:p text:style-name="КОД"><text:span text:style-name="T7"><text:s text:c="4"/></text:span><text:span text:style-name="T2">Private</text:span>,<text:span text:style-name="T7"> <text:s text:c="11"/></text:span><text:span text:style-name="T23">//</text:span><text:span text:style-name="T7"> </text:span><text:span text:style-name="T23">private</text:span></text:p>
      <text:p text:style-name="КОД"><text:span text:style-name="T7"><text:s text:c="4"/></text:span><text:span text:style-name="T2">Protected</text:span>,<text:span text:style-name="T7"> <text:s text:c="9"/></text:span><text:span text:style-name="T23">//</text:span><text:span text:style-name="T7"> </text:span><text:span text:style-name="T23">protected</text:span></text:p>
      <text:p text:style-name="КОД"><text:soft-page-break/><text:span text:style-name="T7"><text:s text:c="4"/></text:span><text:span text:style-name="T2">Public</text:span>,<text:span text:style-name="T7"> <text:s text:c="12"/></text:span><text:span text:style-name="T23">//</text:span><text:span text:style-name="T7"> </text:span><text:span text:style-name="T23">public</text:span></text:p>
      <text:p text:style-name="КОД"><text:span text:style-name="T7"><text:s text:c="4"/></text:span><text:span text:style-name="T2">Return</text:span>,<text:span text:style-name="T7"> <text:s text:c="12"/></text:span><text:span text:style-name="T23">//</text:span><text:span text:style-name="T7"> </text:span><text:span text:style-name="T23">return</text:span></text:p>
      <text:p text:style-name="КОД"><text:span text:style-name="T7"><text:s text:c="4"/></text:span><text:span text:style-name="T2">Static</text:span>,<text:span text:style-name="T7"> <text:s text:c="12"/></text:span><text:span text:style-name="T23">//</text:span><text:span text:style-name="T7"> </text:span><text:span text:style-name="T23">static</text:span></text:p>
      <text:p text:style-name="КОД"><text:span text:style-name="T7"><text:s text:c="4"/></text:span><text:span text:style-name="T2">Super</text:span>,<text:span text:style-name="T7"> <text:s text:c="13"/></text:span><text:span text:style-name="T23">//</text:span><text:span text:style-name="T7"> </text:span><text:span text:style-name="T23">super</text:span></text:p>
      <text:p text:style-name="КОД"><text:span text:style-name="T7"><text:s text:c="4"/></text:span><text:span text:style-name="T2">Switch</text:span>,<text:span text:style-name="T7"> <text:s text:c="12"/></text:span><text:span text:style-name="T23">//</text:span><text:span text:style-name="T7"> </text:span><text:span text:style-name="T23">switch</text:span></text:p>
      <text:p text:style-name="КОД"><text:span text:style-name="T7"><text:s text:c="4"/></text:span><text:span text:style-name="T2">This</text:span>,<text:span text:style-name="T7"> <text:s text:c="14"/></text:span><text:span text:style-name="T23">//</text:span><text:span text:style-name="T7"> </text:span><text:span text:style-name="T23">this</text:span></text:p>
      <text:p text:style-name="КОД"><text:span text:style-name="T7"><text:s text:c="4"/></text:span><text:span text:style-name="T2">Throw</text:span>,<text:span text:style-name="T7"> <text:s text:c="13"/></text:span><text:span text:style-name="T23">//</text:span><text:span text:style-name="T7"> </text:span><text:span text:style-name="T23">throw</text:span></text:p>
      <text:p text:style-name="КОД"><text:span text:style-name="T7"><text:s text:c="4"/></text:span><text:span text:style-name="T2">Try</text:span>,<text:span text:style-name="T7"> <text:s text:c="15"/></text:span><text:span text:style-name="T23">//</text:span><text:span text:style-name="T7"> </text:span><text:span text:style-name="T23">try</text:span></text:p>
      <text:p text:style-name="КОД"><text:span text:style-name="T7"><text:s text:c="4"/></text:span><text:span text:style-name="T2">Typeof</text:span>,<text:span text:style-name="T7"> <text:s text:c="12"/></text:span><text:span text:style-name="T23">//</text:span><text:span text:style-name="T7"> </text:span><text:span text:style-name="T23">typeof</text:span></text:p>
      <text:p text:style-name="КОД"><text:span text:style-name="T7"><text:s text:c="4"/></text:span><text:span text:style-name="T2">Var</text:span>,<text:span text:style-name="T7"> <text:s text:c="15"/></text:span><text:span text:style-name="T23">//</text:span><text:span text:style-name="T7"> </text:span><text:span text:style-name="T23">var</text:span></text:p>
      <text:p text:style-name="КОД"><text:span text:style-name="T7"><text:s text:c="4"/></text:span><text:span text:style-name="T2">Void</text:span>,<text:span text:style-name="T7"> <text:s text:c="14"/></text:span><text:span text:style-name="T23">//</text:span><text:span text:style-name="T7"> </text:span><text:span text:style-name="T23">void</text:span></text:p>
      <text:p text:style-name="КОД"><text:span text:style-name="T7"><text:s text:c="4"/></text:span><text:span text:style-name="T2">While</text:span>,<text:span text:style-name="T7"> <text:s text:c="13"/></text:span><text:span text:style-name="T23">//</text:span><text:span text:style-name="T7"> </text:span><text:span text:style-name="T23">while</text:span></text:p>
      <text:p text:style-name="КОД"><text:span text:style-name="T7"><text:s text:c="4"/></text:span><text:span text:style-name="T2">With</text:span>,<text:span text:style-name="T7"> <text:s text:c="14"/></text:span><text:span text:style-name="T23">//</text:span><text:span text:style-name="T7"> </text:span><text:span text:style-name="T23">with</text:span></text:p>
      <text:p text:style-name="КОД"><text:span text:style-name="T7"><text:s text:c="4"/></text:span><text:span text:style-name="T2">Yield</text:span>,<text:span text:style-name="T7"> <text:s text:c="13"/></text:span><text:span text:style-name="T23">//</text:span><text:span text:style-name="T7"> </text:span><text:span text:style-name="T23">yield</text:span></text:p>
      <text:p text:style-name="КОД"><text:span text:style-name="T7"><text:s text:c="4"/></text:span><text:span text:style-name="T2">Dot</text:span>,<text:span text:style-name="T7"> <text:s text:c="15"/></text:span><text:span text:style-name="T23">//</text:span><text:span text:style-name="T7"> </text:span><text:span text:style-name="T23">.</text:span></text:p>
      <text:p text:style-name="КОД"><text:span text:style-name="T7"><text:s text:c="4"/></text:span><text:span text:style-name="T2">LeftParenth</text:span>,<text:span text:style-name="T7"> <text:s text:c="7"/></text:span><text:span text:style-name="T23">//</text:span><text:span text:style-name="T7"> </text:span><text:span text:style-name="T23">(</text:span></text:p>
      <text:p text:style-name="КОД"><text:span text:style-name="T7"><text:s text:c="4"/></text:span><text:span text:style-name="T2">LeftBrace</text:span>,<text:span text:style-name="T7"> <text:s text:c="9"/></text:span><text:span text:style-name="T23">//</text:span><text:span text:style-name="T7"> </text:span><text:span text:style-name="T23">{</text:span></text:p>
      <text:p text:style-name="КОД"><text:span text:style-name="T7"><text:s text:c="4"/></text:span><text:span text:style-name="T2">LeftBracket</text:span>,<text:span text:style-name="T7"> <text:s text:c="7"/></text:span><text:span text:style-name="T23">//</text:span><text:span text:style-name="T7"> </text:span><text:span text:style-name="T23">[</text:span></text:p>
      <text:p text:style-name="КОД"><text:span text:style-name="T7"><text:s text:c="4"/></text:span><text:span text:style-name="T2">RightParenth</text:span>,<text:span text:style-name="T7"> <text:s text:c="6"/></text:span><text:span text:style-name="T23">//</text:span><text:span text:style-name="T7"> </text:span><text:span text:style-name="T23">)</text:span></text:p>
      <text:p text:style-name="КОД"><text:span text:style-name="T7"><text:s text:c="4"/></text:span><text:span text:style-name="T2">RightBrace</text:span>,<text:span text:style-name="T7"> <text:s text:c="8"/></text:span><text:span text:style-name="T23">//</text:span><text:span text:style-name="T7"> </text:span><text:span text:style-name="T23">}</text:span></text:p>
      <text:p text:style-name="КОД"><text:span text:style-name="T7"><text:s text:c="4"/></text:span><text:span text:style-name="T2">RightBracket</text:span>,<text:span text:style-name="T7"> <text:s text:c="6"/></text:span><text:span text:style-name="T23">//</text:span><text:span text:style-name="T7"> </text:span><text:span text:style-name="T23">]</text:span></text:p>
      <text:p text:style-name="КОД"><text:span text:style-name="T7"><text:s text:c="4"/></text:span><text:span text:style-name="T2">Plus</text:span>,<text:span text:style-name="T7"> <text:s text:c="14"/></text:span><text:span text:style-name="T23">//</text:span><text:span text:style-name="T7"> </text:span><text:span text:style-name="T23">+</text:span></text:p>
      <text:p text:style-name="КОД"><text:span text:style-name="T7"><text:s text:c="4"/></text:span><text:span text:style-name="T2">Minus</text:span>,<text:span text:style-name="T7"> <text:s text:c="13"/></text:span><text:span text:style-name="T23">//</text:span><text:span text:style-name="T7"> </text:span><text:span text:style-name="T23">-</text:span></text:p>
      <text:p text:style-name="КОД"><text:span text:style-name="T7"><text:s text:c="4"/></text:span><text:span text:style-name="T2">PlusPlus</text:span>,<text:span text:style-name="T7"> <text:s text:c="10"/></text:span><text:span text:style-name="T23">//</text:span><text:span text:style-name="T7"> </text:span><text:span text:style-name="T23">++</text:span></text:p>
      <text:p text:style-name="КОД"><text:span text:style-name="T7"><text:s text:c="4"/></text:span><text:span text:style-name="T2">MinusMinus</text:span>,<text:span text:style-name="T7"> <text:s text:c="8"/></text:span><text:span text:style-name="T23">//</text:span><text:span text:style-name="T7"> </text:span><text:span text:style-name="T23">--</text:span></text:p>
      <text:p text:style-name="КОД"><text:span text:style-name="T7"><text:s text:c="4"/></text:span><text:span text:style-name="T2">Caret</text:span>,<text:span text:style-name="T7"> <text:s text:c="13"/></text:span><text:span text:style-name="T23">//</text:span><text:span text:style-name="T7"> </text:span><text:span text:style-name="T23">^</text:span></text:p>
      <text:p text:style-name="КОД"><text:span text:style-name="T7"><text:s text:c="4"/></text:span><text:span text:style-name="T2">Exclamation</text:span>,<text:span text:style-name="T7"> <text:s text:c="7"/></text:span><text:span text:style-name="T23">//</text:span><text:span text:style-name="T7"> </text:span><text:span text:style-name="T23">!</text:span></text:p>
      <text:p text:style-name="КОД"><text:span text:style-name="T7"><text:s text:c="4"/></text:span><text:span text:style-name="T2">Asterisk</text:span>,<text:span text:style-name="T7"> <text:s text:c="10"/></text:span><text:span text:style-name="T23">//</text:span><text:span text:style-name="T7"> </text:span><text:span text:style-name="T23">*</text:span></text:p>
      <text:p text:style-name="КОД"><text:span text:style-name="T7"><text:s text:c="4"/></text:span><text:span text:style-name="T2">Slash</text:span>,<text:span text:style-name="T7"> <text:s text:c="13"/></text:span><text:span text:style-name="T23">//</text:span><text:span text:style-name="T7"> </text:span><text:span text:style-name="T23">/</text:span></text:p>
      <text:p text:style-name="КОД"><text:span text:style-name="T7"><text:s text:c="4"/></text:span><text:span text:style-name="T2">Percent</text:span>,<text:span text:style-name="T7"> <text:s text:c="11"/></text:span><text:span text:style-name="T23">//</text:span><text:span text:style-name="T7"> </text:span><text:span text:style-name="T23">%</text:span></text:p>
      <text:p text:style-name="КОД"><text:span text:style-name="T7"><text:s text:c="4"/></text:span><text:span text:style-name="T2">LShift</text:span>,<text:span text:style-name="T7"> <text:s text:c="12"/></text:span><text:span text:style-name="T23">//</text:span><text:span text:style-name="T7"> </text:span><text:span text:style-name="T23">&lt;&lt;</text:span></text:p>
      <text:p text:style-name="КОД"><text:span text:style-name="T7"><text:s text:c="4"/></text:span><text:span text:style-name="T2">RShift</text:span>,<text:span text:style-name="T7"> <text:s text:c="12"/></text:span><text:span text:style-name="T23">//</text:span><text:span text:style-name="T7"> </text:span><text:span text:style-name="T23">&gt;&gt;</text:span></text:p>
      <text:p text:style-name="КОД"><text:span text:style-name="T7"><text:s text:c="4"/></text:span><text:span text:style-name="T2">RShiftZero</text:span>,<text:span text:style-name="T7"> <text:s text:c="8"/></text:span><text:span text:style-name="T23">//</text:span><text:span text:style-name="T7"> </text:span><text:span text:style-name="T23">&gt;&gt;&gt;</text:span></text:p>
      <text:p text:style-name="КОД"><text:span text:style-name="T7"><text:s text:c="4"/></text:span><text:span text:style-name="T2">Less</text:span>,<text:span text:style-name="T7"> <text:s text:c="14"/></text:span><text:span text:style-name="T23">//</text:span><text:span text:style-name="T7"> </text:span><text:span text:style-name="T23">&lt;</text:span></text:p>
      <text:p text:style-name="КОД"><text:span text:style-name="T7"><text:s text:c="4"/></text:span><text:span text:style-name="T2">LessEqual</text:span>,<text:span text:style-name="T7"> <text:s text:c="9"/></text:span><text:span text:style-name="T23">//</text:span><text:span text:style-name="T7"> </text:span><text:span text:style-name="T23">&lt;=</text:span></text:p>
      <text:p text:style-name="КОД"><text:span text:style-name="T7"><text:s text:c="4"/></text:span><text:span text:style-name="T2">Greater</text:span>,<text:span text:style-name="T7"> <text:s text:c="11"/></text:span><text:span text:style-name="T23">//</text:span><text:span text:style-name="T7"> </text:span><text:span text:style-name="T23">&gt;</text:span></text:p>
      <text:p text:style-name="КОД"><text:span text:style-name="T7"><text:s text:c="4"/></text:span><text:span text:style-name="T2">GreaterEqual</text:span>,<text:span text:style-name="T7"> <text:s text:c="6"/></text:span><text:span text:style-name="T23">//</text:span><text:span text:style-name="T7"> </text:span><text:span text:style-name="T23">&gt;=</text:span></text:p>
      <text:p text:style-name="КОД"><text:span text:style-name="T7"><text:s text:c="4"/></text:span><text:span text:style-name="T2">Equal</text:span>,<text:span text:style-name="T7"> <text:s text:c="13"/></text:span><text:span text:style-name="T23">//</text:span><text:span text:style-name="T7"> </text:span><text:span text:style-name="T23">==</text:span></text:p>
      <text:p text:style-name="КОД"><text:span text:style-name="T7"><text:s text:c="4"/></text:span><text:span text:style-name="T2">NotEqual</text:span>,<text:span text:style-name="T7"> <text:s text:c="10"/></text:span><text:span text:style-name="T23">//</text:span><text:span text:style-name="T7"> </text:span><text:span text:style-name="T23">!=</text:span></text:p>
      <text:p text:style-name="КОД"><text:span text:style-name="T7"><text:s text:c="4"/></text:span><text:span text:style-name="T2">Identity</text:span>,<text:span text:style-name="T7"> <text:s text:c="10"/></text:span><text:span text:style-name="T23">//</text:span><text:span text:style-name="T7"> </text:span><text:span text:style-name="T23">===</text:span></text:p>
      <text:p text:style-name="КОД"><text:span text:style-name="T7"><text:s text:c="4"/></text:span><text:span text:style-name="T2">NotIdentity</text:span>,<text:span text:style-name="T7"> <text:s text:c="7"/></text:span><text:span text:style-name="T23">//</text:span><text:span text:style-name="T7"> </text:span><text:span text:style-name="T23">!==</text:span></text:p>
      <text:p text:style-name="КОД"><text:span text:style-name="T7"><text:s text:c="4"/></text:span><text:span text:style-name="T2">Ampersand</text:span>,<text:span text:style-name="T7"> <text:s text:c="9"/></text:span><text:span text:style-name="T23">//</text:span><text:span text:style-name="T7"> </text:span><text:span text:style-name="T23">&amp;</text:span></text:p>
      <text:p text:style-name="КОД"><text:span text:style-name="T7"><text:s text:c="4"/></text:span><text:span text:style-name="T2">Vertical</text:span>,<text:span text:style-name="T7"> <text:s text:c="10"/></text:span><text:span text:style-name="T23">//</text:span><text:span text:style-name="T7"> </text:span><text:span text:style-name="T23">|</text:span></text:p>
      <text:p text:style-name="КОД"><text:span text:style-name="T7"><text:s text:c="4"/></text:span><text:span text:style-name="T2">LogicalAnd</text:span>,<text:span text:style-name="T7"> <text:s text:c="8"/></text:span><text:span text:style-name="T23">//</text:span><text:span text:style-name="T7"> </text:span><text:span text:style-name="T23">&amp;&amp;</text:span></text:p>
      <text:p text:style-name="КОД"><text:span text:style-name="T7"><text:s text:c="4"/></text:span><text:span text:style-name="T2">LogicalOr</text:span>,<text:span text:style-name="T7"> <text:s text:c="9"/></text:span><text:span text:style-name="T23">//</text:span><text:span text:style-name="T7"> </text:span><text:span text:style-name="T23">||</text:span></text:p>
      <text:p text:style-name="КОД"><text:span text:style-name="T7"><text:s text:c="4"/></text:span><text:span text:style-name="T2">Question</text:span>,<text:span text:style-name="T7"> <text:s text:c="10"/></text:span><text:span text:style-name="T23">//</text:span><text:span text:style-name="T7"> </text:span><text:span text:style-name="T23">?</text:span></text:p>
      <text:p text:style-name="КОД"><text:span text:style-name="T7"><text:s text:c="4"/></text:span><text:span text:style-name="T2">Colon</text:span>,<text:span text:style-name="T7"> <text:s text:c="13"/></text:span><text:span text:style-name="T23">//</text:span><text:span text:style-name="T7"> </text:span><text:span text:style-name="T23">:</text:span></text:p>
      <text:p text:style-name="КОД"><text:span text:style-name="T7"><text:s text:c="4"/></text:span><text:span text:style-name="T2">Assign</text:span>,<text:span text:style-name="T7"> <text:s text:c="12"/></text:span><text:span text:style-name="T23">//</text:span><text:span text:style-name="T7"> </text:span><text:span text:style-name="T23">=</text:span></text:p>
      <text:p text:style-name="КОД"><text:span text:style-name="T7"><text:s text:c="4"/></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2">LShiftAssign</text:span>,<text:span text:style-name="T7"> <text:s text:c="6"/></text:span><text:span text:style-name="T23">//</text:span><text:span text:style-name="T7"> </text:span><text:span text:style-name="T23">&lt;&lt;=</text:span></text:p>
      <text:p text:style-name="КОД"><text:span text:style-name="T7"><text:s text:c="4"/></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2">BitAndAssign</text:span>,<text:span text:style-name="T7"> <text:s text:c="6"/></text:span><text:span text:style-name="T23">//</text:span><text:span text:style-name="T7"> </text:span><text:span text:style-name="T23">&amp;=</text:span></text:p>
      <text:p text:style-name="КОД"><text:span text:style-name="T7"><text:s text:c="4"/></text:span><text:span text:style-name="T2">XorAssign</text:span>,<text:span text:style-name="T7"> <text:s text:c="9"/></text:span><text:span text:style-name="T23">//</text:span><text:span text:style-name="T7"> </text:span><text:span text:style-name="T23">^=</text:span></text:p>
      <text:p text:style-name="КОД"><text:span text:style-name="T7"><text:s text:c="4"/></text:span><text:span text:style-name="T2">BitOrAssign</text:span>,<text:span text:style-name="T7"> <text:s text:c="7"/></text:span><text:span text:style-name="T23">//</text:span><text:span text:style-name="T7"> </text:span><text:span text:style-name="T23">|=</text:span></text:p>
      <text:p text:style-name="КОД"><text:span text:style-name="T7"><text:s text:c="4"/></text:span><text:span text:style-name="T2">Comma</text:span>,<text:span text:style-name="T7"> <text:s text:c="13"/></text:span><text:span text:style-name="T23">//</text:span><text:span text:style-name="T7"> </text:span><text:span text:style-name="T23">,</text:span></text:p>
      <text:p text:style-name="КОД"><text:span text:style-name="T7"><text:s text:c="4"/></text:span><text:span text:style-name="T2">Semicolon</text:span>,<text:span text:style-name="T7"> <text:s text:c="9"/></text:span><text:span text:style-name="T23">//</text:span><text:span text:style-name="T7"> </text:span><text:span text:style-name="T23">;</text:span></text:p>
      <text:p text:style-name="КОД"><text:span text:style-name="T7"><text:s text:c="4"/></text:span><text:span text:style-name="T2">RealNumber</text:span>,<text:span text:style-name="T7"> <text:s text:c="8"/></text:span><text:span text:style-name="T23">//</text:span><text:span text:style-name="T7"> </text:span><text:span text:style-name="T23">действительное</text:span><text:span text:style-name="T7"> </text:span><text:span text:style-name="T23">число</text:span></text:p>
      <text:p text:style-name="КОД"><text:span text:style-name="T7"><text:s text:c="4"/></text:span><text:span text:style-name="T2">IntegerNumber</text:span>,<text:span text:style-name="T7"> <text:s text:c="5"/></text:span><text:span text:style-name="T23">//</text:span><text:span text:style-name="T7"> </text:span><text:span text:style-name="T23">целое</text:span><text:span text:style-name="T7"> </text:span><text:span text:style-name="T23">число</text:span></text:p>
      <text:p text:style-name="P313"><text:span text:style-name="T7"><text:s text:c="4"/></text:span><text:span text:style-name="T4">QuotedString</text:span>,<text:span text:style-name="T7"> <text:s text:c="6"/></text:span><text:span text:style-name="T23">//</text:span><text:span text:style-name="T7"> </text:span><text:span text:style-name="T23">строка</text:span><text:span text:style-name="T7"> </text:span><text:span text:style-name="T23">в</text:span><text:span text:style-name="T7"> </text:span><text:span text:style-name="T23">кавычках</text:span></text:p>
      <text:p text:style-name="КОД"><text:s text:c="4"/><text:span text:style-name="T4">Identifier</text:span>,<text:span text:style-name="T7"> <text:s text:c="8"/></text:span><text:span text:style-name="T23">//</text:span><text:span text:style-name="T7"> </text:span><text:span text:style-name="T23">идентификатор</text:span></text:p>
      <text:p text:style-name="КОД"><text:soft-page-break/></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9">*</text:span><text:span text:style-name="T7"> </text:span><text:span text:style-name="T31">@file</text:span><text:span text:style-name="T7"> </text:span><text:span text:style-name="T29">keyword.h</text:span></text:p>
      <text:p text:style-name="КОД"><text:span text:style-name="T7"><text:s/></text:span><text:span text:style-name="T29">*</text:span><text:span text:style-name="T7"> </text:span><text:span text:style-name="T31">@brief</text:span><text:span text:style-name="T7"> </text:span><text:span text:style-name="T29">Объявление</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fndef</text:span><text:span text:style-name="T7"> </text:span><text:span text:style-name="T29">KEYWORD_H</text:span></text:p>
      <text:p text:style-name="КОД">#<text:span text:style-name="T29">define</text:span><text:span text:style-name="T7"> </text:span><text:span text:style-name="T29">KEYWORD_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ля</text:span><text:span text:style-name="T7"> </text:span><text:span text:style-name="T29">определения</text:span><text:span text:style-name="T7"> </text:span><text:span text:style-name="T29">ключевых</text:span><text:span text:style-name="T7"> </text:span><text:span text:style-name="T29">слов</text:span></text:p>
      <text:p text:style-name="КОД"><text:span text:style-name="T7"><text:s/></text:span><text:span text:style-name="T29">*/</text:span></text:p>
      <text:p text:style-name="КОД"><text:span text:style-name="T32">class</text:span><text:span text:style-name="T7"> </text:span><text:span text:style-name="T3">KeyWord</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ределяет,</text:span><text:span text:style-name="T7"> </text:span><text:span text:style-name="T29">является</text:span><text:span text:style-name="T7"> </text:span><text:span text:style-name="T29">ли</text:span><text:span text:style-name="T7"> </text:span><text:span text:style-name="T29">данная</text:span><text:span text:style-name="T7"> </text:span><text:span text:style-name="T29">строка</text:span><text:span text:style-name="T7"> </text:span><text:span text:style-name="T29">ключевым</text:span><text:span text:style-name="T7"> </text:span><text:span text:style-name="T29">словом</text:span></text:p>
      <text:p text:style-name="КОД"><text:span text:style-name="T7"><text:s text:c="5"/></text:span><text:span text:style-name="T29">*</text:span><text:span text:style-name="T7"> </text:span><text:span text:style-name="T31">@param</text:span><text:span text:style-name="T7"> </text:span><text:span text:style-name="T29">str</text:span><text:span text:style-name="T7"> </text:span><text:span text:style-name="T29">определяемое</text:span><text:span text:style-name="T7"> </text:span><text:span text:style-name="T29">строковое</text:span><text:span text:style-name="T7"> </text:span><text:span text:style-name="T29">представление</text:span><text:span text:style-name="T7"> </text:span><text:span text:style-name="T29">токен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ключевое</text:span><text:span text:style-name="T7"> </text:span><text:span text:style-name="T29">слово,</text:span><text:span text:style-name="T7"> </text:span><text:span text:style-name="T29">иначе</text:span><text:span text:style-name="T7"> </text:span><text:span text:style-name="T29">-</text:span></text:p>
      <text:p text:style-name="КОД"><text:span text:style-name="T7"><text:s text:c="5"/></text:span><text:span text:style-name="T29">*</text:span><text:span text:style-name="T7"> <text:s text:c="8"/></text:span><text:span text:style-name="T29">соответствующий</text:span><text:span text:style-name="T7"> </text:span><text:span text:style-name="T29">токен.</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2">Token</text:span><text:span text:style-name="T7"> </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9">*</text:span><text:span text:style-name="T7"> </text:span><text:span text:style-name="T31">@file</text:span><text:span text:style-name="T7"> </text:span><text:span text:style-name="T29">keyword.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keyword.h"</text:span></text:p>
      <text:p text:style-name="КОД"><text:span text:style-name="T32">namespace</text:span><text:span text:style-name="T7"> </text:span><text:span text:style-name="T3">escript</text:span><text:span text:style-name="T7"> </text:span>{</text:p>
      <text:p text:style-name="КОД"/>
      <text:p text:style-name="КОД">/**</text:p>
      <text:p text:style-name="КОД"><text:span text:style-name="T7"><text:s/></text:span><text:span text:style-name="T29">*</text:span><text:span text:style-name="T7"> </text:span><text:span text:style-name="T29">Ключевые</text:span><text:span text:style-name="T7"> </text:span><text:span text:style-name="T29">слова</text:span></text:p>
      <text:p text:style-name="КОД"><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32">char32_t</text:span><text:span text:style-name="T7"> </text:span>*<text:span text:style-name="T36">keyWords</text:span>[]<text:span text:style-name="T7"> </text:span>=<text:span text:style-name="T7"> </text:span>{</text:p>
      <text:p text:style-name="КОД"><text:span text:style-name="T7"><text:s text:c="4"/></text:span><text:span text:style-name="T23">U"break"</text:span>,<text:span text:style-name="T7"> <text:s text:c="3"/></text:span><text:span text:style-name="T23">U"case"</text:span>,<text:span text:style-name="T7"> <text:s text:c="6"/></text:span><text:span text:style-name="T23">U"catch"</text:span>,<text:span text:style-name="T7"> <text:s text:c="4"/></text:span><text:span text:style-name="T23">U"class"</text:span>,<text:span text:style-name="T7"> <text:s text:c="6"/></text:span><text:span text:style-name="T23">U"const"</text:span>,</text:p>
      <text:p text:style-name="КОД"><text:span text:style-name="T7"><text:s text:c="4"/></text:span><text:span text:style-name="T23">U"continue"</text:span>,<text:span text:style-name="T7"> </text:span><text:span text:style-name="T23">U"debugger"</text:span>, <text:s/><text:span text:style-name="T7"><text:s/></text:span><text:span text:style-name="T23">U"default"</text:span>,<text:span text:style-name="T7"> <text:s text:c="2"/></text:span><text:span text:style-name="T23">U"delete"</text:span>,<text:span text:style-name="T7"> <text:s text:c="5"/></text:span><text:span text:style-name="T23">U"do"</text:span>,</text:p>
      <text:p text:style-name="КОД"><text:span text:style-name="T7"><text:s text:c="4"/></text:span><text:span text:style-name="T23">U"else"</text:span>,<text:span text:style-name="T7"> <text:s text:c="4"/></text:span><text:span text:style-name="T23">U"enum"</text:span>,<text:span text:style-name="T7"> <text:s text:c="6"/></text:span><text:span text:style-name="T23">U"export"</text:span>,<text:span text:style-name="T7"> <text:s text:c="3"/></text:span><text:span text:style-name="T23">U"extends"</text:span>,<text:span text:style-name="T7"> <text:s text:c="4"/></text:span><text:span text:style-name="T23">U"finally"</text:span>,</text:p>
      <text:p text:style-name="КОД"><text:span text:style-name="T7"><text:s text:c="4"/></text:span><text:span text:style-name="T23">U"for"</text:span>,<text:span text:style-name="T7"> <text:s text:c="5"/></text:span><text:span text:style-name="T23">U"function"</text:span>,<text:span text:style-name="T7"> <text:s text:c="2"/></text:span><text:span text:style-name="T23">U"if"</text:span>, <text:s text:c="3"/><text:span text:style-name="T7"><text:s text:c="4"/></text:span><text:span text:style-name="T23">U"implements"</text:span>,<text:span text:style-name="T7"> <text:s/></text:span><text:span text:style-name="T23">U"import"</text:span>,</text:p>
      <text:p text:style-name="КОД"><text:span text:style-name="T7"><text:s text:c="4"/></text:span><text:span text:style-name="T23">U"in"</text:span>,<text:span text:style-name="T7"> <text:s text:c="6"/></text:span><text:span text:style-name="T23">U"instanceof"</text:span>,<text:span text:style-name="T7"> </text:span><text:span text:style-name="T23">U"interface"</text:span>,<text:span text:style-name="T7"> </text:span><text:span text:style-name="T23">U"let"</text:span>,<text:span text:style-name="T7"> <text:s text:c="8"/></text:span><text:span text:style-name="T23">U"new"</text:span>,</text:p>
      <text:p text:style-name="КОД"><text:span text:style-name="T7"><text:s text:c="4"/></text:span><text:span text:style-name="T23">U"package"</text:span>,<text:span text:style-name="T7"> <text:s/></text:span><text:span text:style-name="T23">U"private"</text:span>,<text:span text:style-name="T7"> <text:s text:c="3"/></text:span><text:span text:style-name="T23">U"protected"</text:span>,<text:span text:style-name="T7"> </text:span><text:span text:style-name="T23">U"public"</text:span>,<text:span text:style-name="T7"> <text:s text:c="5"/></text:span><text:span text:style-name="T23">U"return"</text:span>,</text:p>
      <text:p text:style-name="КОД"><text:span text:style-name="T7"><text:s text:c="4"/></text:span><text:span text:style-name="T23">U"static"</text:span>,<text:span text:style-name="T7"> <text:s text:c="2"/></text:span><text:span text:style-name="T23">U"super"</text:span>,<text:span text:style-name="T7"> <text:s text:c="5"/></text:span><text:span text:style-name="T23">U"switch"</text:span>,<text:span text:style-name="T7"> <text:s text:c="3"/></text:span><text:span text:style-name="T23">U"this"</text:span>,<text:span text:style-name="T7"> <text:s text:c="7"/></text:span><text:span text:style-name="T23">U"throw"</text:span>,</text:p>
      <text:p text:style-name="КОД"><text:span text:style-name="T7"><text:s text:c="4"/></text:span><text:span text:style-name="T23">U"try"</text:span>,<text:span text:style-name="T7"> <text:s text:c="5"/></text:span><text:span text:style-name="T23">U"typeof"</text:span>,<text:span text:style-name="T7"> <text:s text:c="4"/></text:span><text:span text:style-name="T23">U"var"</text:span>,<text:span text:style-name="T7"> <text:s text:c="6"/></text:span><text:span text:style-name="T23">U"void"</text:span>,<text:span text:style-name="T7"> <text:s text:c="7"/></text:span><text:span text:style-name="T23">U"while"</text:span>,</text:p>
      <text:p text:style-name="КОД"><text:span text:style-name="T7"><text:s text:c="4"/></text:span><text:span text:style-name="T23">U"with"</text:span>,<text:span text:style-name="T7"> <text:s text:c="4"/></text:span><text:span text:style-name="T23">U"yield"</text:span>,</text:p>
      <text:p text:style-name="КОД">};</text:p>
      <text:p text:style-name="КОД"/>
      <text:p text:style-name="КОД">/**</text:p>
      <text:p text:style-name="КОД"><text:span text:style-name="T7"><text:s/></text:span><text:span text:style-name="T29">*</text:span><text:span text:style-name="T7"> </text:span><text:span text:style-name="T29">Токены,</text:span><text:span text:style-name="T7"> </text:span><text:span text:style-name="T29">соответствующие</text:span><text:span text:style-name="T7"> </text:span><text:span text:style-name="T29">ключевым</text:span><text:span text:style-name="T7"> </text:span><text:span text:style-name="T29">словам</text:span></text:p>
      <text:p text:style-name="КОД"><text:soft-page-break/><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2">Token</text:span><text:span text:style-name="T7"> </text:span><text:span text:style-name="T36">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08"/>
      <text:p text:style-name="КОД"><text:span text:style-name="T2">Token</text:span><text:span text:style-name="T7"> </text:span><text:span text:style-name="T2">KeyWord</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2">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2">if</text:span><text:span text:style-name="T7"> </text:span>(<text:span text:style-name="T13">keyWordsHash</text:span>.<text:span text:style-name="T18">empty</text:span>())<text:span text:style-name="T7"> </text:span>{</text:p>
      <text:p text:style-name="КОД"><text:span text:style-name="T7"><text:s text:c="8"/></text:span><text:span text:style-name="T32">int</text:span><text:span text:style-name="T7"> </text:span><text:span text:style-name="T13">i</text:span><text:span text:style-name="T7"> </text:span>=<text:span text:style-name="T7"> </text:span><text:span text:style-name="T29">0</text:span>;</text:p>
      <text:p text:style-name="КОД"><text:span text:style-name="T7"><text:s text:c="8"/></text:span><text:span text:style-name="T32">for</text:span><text:span text:style-name="T7"> </text:span>(<text:span text:style-name="T32">auto</text:span><text:span text:style-name="T7"> </text:span>&amp;<text:span text:style-name="T13">t</text:span><text:span text:style-name="T7"> </text:span>:<text:span text:style-name="T7"> </text:span><text:span text:style-name="T36">tokenKeywords</text:span>)<text:span text:style-name="T7"> </text:span>{</text:p>
      <text:p text:style-name="КОД"><text:span text:style-name="T7"><text:s text:c="12"/></text:span><text:span text:style-name="T23">//</text:span><text:span text:style-name="T7"> </text:span><text:span text:style-name="T23">мы</text:span><text:span text:style-name="T7"> </text:span><text:span text:style-name="T23">гарантируем,</text:span><text:span text:style-name="T7"> </text:span><text:span text:style-name="T23">что</text:span><text:span text:style-name="T7"> </text:span><text:span text:style-name="T23">размер</text:span><text:span text:style-name="T7"> </text:span><text:span text:style-name="T23">обоих</text:span><text:span text:style-name="T7"> </text:span><text:span text:style-name="T23">массивов</text:span><text:span text:style-name="T7"> </text:span><text:span text:style-name="T23">одинаковый</text:span></text:p>
      <text:p text:style-name="КОД"><text:span text:style-name="T7"><text:s text:c="12"/></text:span><text:span text:style-name="T13">keyWordsHash</text:span><text:span text:style-name="T18">[</text:span><text:span text:style-name="T36">keyWords</text:span>[<text:span text:style-name="T13">i</text:span><text:span text:style-name="T14">++</text:span>]<text:span text:style-name="T18">]</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2">auto</text:span><text:span text:style-name="T7"> </text:span><text:span text:style-name="T13">it</text:span><text:span text:style-name="T7"> </text:span>=<text:span text:style-name="T7"> </text:span><text:span text:style-name="T13">keyWordsHash</text:span>.<text:span text:style-name="T18">find</text:span>(<text:span text:style-name="T13">str</text:span>);</text:p>
      <text:p text:style-name="КОД"><text:span text:style-name="T7"><text:s text:c="4"/></text:span><text:span text:style-name="T32">if</text:span><text:span text:style-name="T7"> </text:span>(<text:span text:style-name="T13">it</text:span><text:span text:style-name="T7"> </text:span><text:span text:style-name="T18">==</text:span><text:span text:style-name="T7"> </text:span><text:span text:style-name="T13">keyWordsHash</text:span>.<text:span text:style-name="T18">end</text:span>())</text:p>
      <text:p text:style-name="КОД"><text:span text:style-name="T7"><text:s text:c="8"/></text:span><text:span text:style-name="T32">return</text:span><text:span text:style-name="T7"> </text:span><text:span text:style-name="T2">Token</text:span>::<text:span text:style-name="T2">Eof</text:span>;</text:p>
      <text:p text:style-name="КОД"><text:span text:style-name="T7"><text:s text:c="4"/></text:span><text:span text:style-name="T32">return</text:span><text:span text:style-name="T7"> </text:span><text:span text:style-name="T13">it</text:span><text:span text:style-name="T18">-&gt;</text:span><text:span text:style-name="T48">second</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41">Для ускорения поиска мы поместим ключевые слова в контейнер std::map. <text:span text:style-name="T57">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9">include</text:span><text:span text:style-name="T7"> </text:span>&lt;<text:span text:style-name="T23">map</text:span>&gt;</text:p>
      <text:p text:style-name="Horizontal_20_Line"/>
      <text:p text:style-name="P23">Теперь можно приступить к реализации лексического анализатора.</text:p>
      <text:h text:style-name="P405"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4">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начало</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begin</text:span>;</text:p>
      <text:p text:style-name="КОД"><text:span text:style-name="T7"><text:s text:c="4"/></text:span><text:span text:style-name="T23">//</text:span><text:span text:style-name="T7"> </text:span><text:span text:style-name="T23">конец</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end</text:span>;</text:p>
      <text:p text:style-name="КОД"><text:span text:style-name="T7"><text:s text:c="4"/></text:span><text:span text:style-name="T23">//</text:span><text:span text:style-name="T7"> </text:span><text:span text:style-name="T23">доступ</text:span><text:span text:style-name="T7"> </text:span><text:span text:style-name="T23">к</text:span><text:span text:style-name="T7"> </text:span><text:span text:style-name="T23">строке</text:span><text:span text:style-name="T7"> </text:span><text:span text:style-name="T23">через</text:span><text:span text:style-name="T7"> </text:span><text:span text:style-name="T23">итератор</text:span></text:p>
      <text:p text:style-name="КОД"><text:span text:style-name="T7"><text:s text:c="4"/></text:span><text:span text:style-name="T2">std</text:span>::<text:span text:style-name="T2">u32string</text:span>::<text:span text:style-name="T2">const_iterator</text:span><text:span text:style-name="T7"> </text:span><text:span text:style-name="T48">_p</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1</text:span>;</text:p>
      <text:p text:style-name="КОД"><text:span text:style-name="T7"><text:s text:c="4"/></text:span><text:span text:style-name="T23">//</text:span><text:span text:style-name="T7"> </text:span><text:span text:style-name="T23">номер</text:span><text:span text:style-name="T7"> </text:span><text:span text:style-name="T23">строки</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line</text:span><text:span text:style-name="T7"> </text:span>=<text:span text:style-name="T7"> </text:span><text:span text:style-name="T29">1</text:span>;</text:p>
      <text:p text:style-name="КОД"><text:span text:style-name="T7"><text:s text:c="4"/></text:span><text:span text:style-name="T23">//</text:span><text:span text:style-name="T7"> </text:span><text:span text:style-name="T23">длина</text:span><text:span text:style-name="T7"> </text:span><text:span text:style-name="T23">предыдущей</text:span><text:span text:style-name="T7"> </text:span><text:span text:style-name="T23">строки</text:span><text:span text:style-name="T7"> </text:span><text:span text:style-name="T23">(для</text:span><text:span text:style-name="T7"> </text:span><text:span text:style-name="T23">подсчёта</text:span><text:span text:style-name="T7"> </text:span><text:span text:style-name="T23">позиции</text:span><text:span text:style-name="T7"> </text:span><text:span text:style-name="T23">при</text:span><text:span text:style-name="T7"> </text:span><text:span text:style-name="T23">возврате</text:span><text:span text:style-name="T7"> </text:span><text:span text:style-name="T23">символа)</text:span></text:p>
      <text:p text:style-name="КОД"><text:span text:style-name="T7"><text:s text:c="4"/></text:span><text:span text:style-name="T32">int</text:span><text:span text:style-name="T7"> </text:span><text:span text:style-name="T48">_prevLineLen</text:span><text:span text:style-name="T7"> </text:span>=<text:span text:style-name="T7"> </text:span><text:span text:style-name="T29">0</text:span>;</text:p>
      <text:p text:style-name="КОД"/>
      <text:p text:style-name="Horizontal_20_Line"/>
      <text:p text:style-name="P24">Откроем файл «lexer.cpp» и изменим конструктор:</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span text:style-name="T7"><text:s text:c="6"/></text:span><text:span text:style-name="T48">_begin</text:span>(<text:span text:style-name="T13">strCode</text:span>.<text:span text:style-name="T18">begin</text:span>()),</text:p>
      <text:p text:style-name="КОД"><text:span text:style-name="T7"><text:s text:c="6"/></text:span><text:span text:style-name="T48">_end</text:span>(<text:span text:style-name="T13">strCode</text:span>.<text:span text:style-name="T18">end</text:span>()),</text:p>
      <text:p text:style-name="КОД"><text:span text:style-name="T7"><text:s text:c="6"/></text:span><text:span text:style-name="T48">_p</text:span>(<text:span text:style-name="T13">strCode</text:span>.<text:span text:style-name="T18">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break</text:span>;</text:p>
      <text:p text:style-name="КОД"><text:soft-page-break/><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4">и </text:span>решать, какой токен мы вернём.</text:p>
      <text:p text:style-name="P28">Метод read() выглядит следующим образом:</text:p>
      <text:p text:style-name="P28">Файл lexer.h:</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читывает</text:span><text:span text:style-name="T7"> </text:span><text:span text:style-name="T29">следующий</text:span><text:span text:style-name="T7"> </text:span><text:span text:style-name="T29">символ</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код</text:span><text:span text:style-name="T7"> </text:span><text:span text:style-name="T29">символа</text:span><text:span text:style-name="T7"> </text:span><text:span text:style-name="T29">или</text:span><text:span text:style-name="T7"> </text:span><text:span text:style-name="T29">-1,</text:span><text:span text:style-name="T7"> </text:span><text:span text:style-name="T29">если</text:span><text:span text:style-name="T7"> </text:span><text:span text:style-name="T29">достигнут</text:span><text:span text:style-name="T7"> </text:span><text:span text:style-name="T29">конец</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32">int</text:span><text:span text:style-name="T7"> </text:span><text:span text:style-name="T19">read</text:span>();</text:p>
      <text:p text:style-name="Horizontal_20_Line"/>
      <text:p text:style-name="P28">Файл lexer.cpp:</text:p>
      <text:p text:style-name="КОД"><text:span text:style-name="T32">int</text:span><text:span text:style-name="T7"> </text:span><text:span text:style-name="T2">Lexer</text:span>::<text:span text:style-name="T19">read</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end</text:span>)</text:p>
      <text:p text:style-name="КОД"><text:span text:style-name="T7"><text:s text:c="8"/></text:span><text:span text:style-name="T32">return</text:span><text:span text:style-name="T7"> </text:span>-<text:span text:style-name="T29">1</text:span>;</text:p>
      <text:p text:style-name="КОД"><text:span text:style-name="T7"><text:s text:c="4"/></text:span><text:span text:style-name="T32">int</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revLineLen</text:span><text:span text:style-name="T7"> </text:span>=<text:span text:style-name="T7"> </text:span><text:span text:style-name="T48">_pos</text:span>;</text:p>
      <text:p text:style-name="КОД"><text:span text:style-name="T7"><text:s text:c="8"/></text:span><text:span text:style-name="T48">_line</text:span>++;</text:p>
      <text:p text:style-name="КОД"><text:span text:style-name="T7"><text:s text:c="8"/></text:span><text:span text:style-name="T48">_pos</text:span><text:span text:style-name="T7"> </text:span>=<text:span text:style-name="T7"> </text:span><text:span text:style-name="T29">1</text:span>;</text:p>
      <text:p text:style-name="КОД"><text:span text:style-name="T7"><text:s text:c="4"/></text:span>}<text:span text:style-name="T7"> </text:span><text:span text:style-name="T32">else</text:span><text:span text:style-name="T7"> </text:span>{</text:p>
      <text:p text:style-name="P310"><text:span text:style-name="T7"><text:s text:c="8"/></text:span><text:span text:style-name="T32">if</text:span><text:span text:style-name="T7"> </text:span>(<text:span text:style-name="T13">c</text:span><text:span text:style-name="T7"> </text:span>!=<text:span text:style-name="T7"> </text:span><text:span text:style-name="T23">'\r'</text:span>)<text:span text:style-name="T7"> </text:span><text:span text:style-name="T23">//</text:span><text:span text:style-name="T7"> </text:span><text:span text:style-name="T23">не</text:span><text:span text:style-name="T7"> </text:span><text:span text:style-name="T23">считаем</text:span><text:span text:style-name="T7"> </text:span><text:span text:style-name="T23">сдвиг</text:span><text:span text:style-name="T7"> </text:span><text:span text:style-name="T23">на</text:span><text:span text:style-name="T7"> </text:span><text:span text:style-name="T23">'\r',</text:span><text:span text:style-name="T7"> </text:span><text:span text:style-name="T23">иначе</text:span><text:span text:style-name="T7"> </text:span><text:span text:style-name="T23">визуально</text:span><text:span text:style-name="T7"> </text:span><text:span text:style-name="T23">это</text:span><text:span text:style-name="T7"> </text:span><text:span text:style-name="T23">будет на</text:span><text:span text:style-name="T7"> </text:span></text:p>
      <text:p text:style-name="КОД"><text:span text:style-name="T7"><text:s text:c="12"/></text:span><text:span text:style-name="T48">_pos</text:span>++;<text:span text:style-name="T7"> <text:s text:c="3"/></text:span><text:span text:style-name="T23">// </text:span><text:span text:style-name="T24">1</text:span><text:span text:style-name="T8"> </text:span><text:span text:style-name="T23">символ</text:span><text:span text:style-name="T7"> </text:span><text:span text:style-name="T23">в</text:span><text:span text:style-name="T7"> </text:span><text:span text:style-name="T23">строке</text:span><text:span text:style-name="T7"> </text:span><text:span text:style-name="T23">больше,</text:span><text:span text:style-name="T7"> </text:span><text:span text:style-name="T23">чем</text:span><text:span text:style-name="T7"> </text:span><text:span text:style-name="T23">отображается</text:span><text:span text:style-name="T7"> </text:span><text:span text:style-name="T23">в</text:span><text:span text:style-name="T7"> </text:span><text:span text:style-name="T23">редакторе</text:span></text:p>
      <text:p text:style-name="КОД"><text:span text:style-name="T7"><text:s text:c="4"/></text:span>}</text:p>
      <text:p text:style-name="КОД"><text:span text:style-name="T7"><text:s text:c="4"/></text:span><text:span text:style-name="T32">return</text:span><text:span text:style-name="T7"> </text:span><text:span text:style-name="T13">c</text:span>;</text:p>
      <text:p text:style-name="КОД">}</text:p>
      <text:p text:style-name="Horizontal_20_Line"/>
      <text:p text:style-name="P29">Добавим <text:span text:style-name="T55">в те же файлы соответственно </text:span>метод back() для возврата на 1 символ назад:</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ся</text:span><text:span text:style-name="T7"> </text:span><text:span text:style-name="T29">на</text:span><text:span text:style-name="T7"> </text:span><text:span text:style-name="T29">1</text:span><text:span text:style-name="T7"> </text:span><text:span text:style-name="T29">символ</text:span><text:span text:style-name="T7"> </text:span><text:span text:style-name="T29">назад</text:span><text:span text:style-name="T7"> </text:span><text:span text:style-name="T29">во</text:span><text:span text:style-name="T7"> </text:span><text:span text:style-name="T29">входном</text:span><text:span text:style-name="T7"> </text:span><text:span text:style-name="T29">поток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back</text:span>();</text:p>
      <text:p text:style-name="Horizontal_20_Line"/>
      <text:p text:style-name="КОД"><text:span text:style-name="T32">void</text:span><text:span text:style-name="T7"> </text:span><text:span text:style-name="T2">Lexer</text:span>::<text:span text:style-name="T19">back</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text</text:span>.<text:span text:style-name="T18">begin</text:span>())</text:p>
      <text:p text:style-name="КОД"><text:span text:style-name="T7"><text:s text:c="8"/></text:span><text:span text:style-name="T32">throw</text:span><text:span text:style-name="T7"> </text:span><text:span text:style-name="T2">std</text:span>::<text:span text:style-name="T2">out_of_range</text:span>(<text:span text:style-name="T23">"jump over the beginning of the buffer"</text:span>);</text:p>
      <text:p text:style-name="КОД"><text:span text:style-name="T7"><text:s text:c="4"/></text:span><text:span text:style-name="T18">--</text:span><text:span text:style-name="T48">_p</text:span>;</text:p>
      <text:p text:style-name="КОД"><text:span text:style-name="T7"><text:s text:c="4"/></text:span><text:span text:style-name="T32">auto</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os</text:span><text:span text:style-name="T7"> </text:span>=<text:span text:style-name="T7"> </text:span><text:span text:style-name="T48">_prevLineLen</text:span>;</text:p>
      <text:p text:style-name="КОД"><text:span text:style-name="T7"><text:s text:c="8"/></text:span><text:span text:style-name="T48">_line</text:span>--;</text:p>
      <text:p text:style-name="КОД"><text:span text:style-name="T7"><text:s text:c="4"/></text:span>}<text:span text:style-name="T7"> </text:span><text:span text:style-name="T32">else</text:span><text:span text:style-name="T7"> </text:span>{</text:p>
      <text:p text:style-name="КОД"><text:soft-page-break/><text:span text:style-name="T7"><text:s text:c="8"/></text:span><text:span text:style-name="T32">if</text:span><text:span text:style-name="T7"> </text:span>(<text:span text:style-name="T48">_pos</text:span><text:span text:style-name="T7"> </text:span>&gt;<text:span text:style-name="T7"> </text:span><text:span text:style-name="T29">0</text:span>)</text:p>
      <text:p text:style-name="КОД"><text:span text:style-name="T7"><text:s text:c="12"/></text:span><text:span text:style-name="T48">_pos</text:span>--;</text:p>
      <text:p text:style-name="КОД"><text:span text:style-name="T7"><text:s text:c="4"/></text:span>}</text:p>
      <text:p text:style-name="КОД">}</text:p>
      <text:p text:style-name="Horizontal_20_Line"/>
      <text:p text:style-name="P30">Теперь <text:span text:style-name="T65">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6">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пробелом</text:span></text:p>
      <text:p text:style-name="P311"><text:span text:style-name="T7"><text:s text:c="2"/></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 text:c="2"/></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whitespace"</text:span></text:p>
      <text:p text:style-name="КОД"><text:span text:style-name="T7"><text:s text:c="2"/></text:span><text:span text:style-name="T29">*/</text:span></text:p>
      <text:p text:style-name="P311"><text:span text:style-name="T32">bool</text:span><text:span text:style-name="T7"> </text:span><text:span text:style-name="T19">isSpace</text:span>(<text:span text:style-name="T32">int</text:span><text:span text:style-name="T7"> </text:span><text:span text:style-name="T13">charCode</text:span>)<text:span text:style-name="T7"> </text:span><text:span text:style-name="T32">const</text:span>;</text:p>
      <text:p text:style-name="Horizontal_20_Line"/>
      <text:p text:style-name="P30">lexer.cpp:</text:p>
      <text:p text:style-name="P311"><text:span text:style-name="T32">bool</text:span><text:span text:style-name="T7"> </text:span><text:span text:style-name="T2">Lexer</text:span>::<text:span text:style-name="T19">isSpace</text:span>(<text:span text:style-name="T32">int</text:span><text:span text:style-name="T7"> </text:span><text:span text:style-name="T13">charCode</text:span>)<text:span text:style-name="T7"> </text:span><text:span text:style-name="T32">const</text:span></text:p>
      <text:p text:style-name="КОД">{</text:p>
      <text:p text:style-name="P311"><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9">0x0020</text:span>:<text:span text:style-name="T7"> </text:span><text:span text:style-name="T23">//</text:span><text:span text:style-name="T7"> </text:span><text:span text:style-name="T23">пробел,</text:span><text:span text:style-name="T7"> </text:span><text:span text:style-name="T23">наиболее</text:span><text:span text:style-name="T7"> </text:span><text:span text:style-name="T23">вероятно</text:span></text:p>
      <text:p text:style-name="КОД"><text:span text:style-name="T7"><text:s text:c="4"/></text:span><text:span text:style-name="T32">case</text:span><text:span text:style-name="T7"> </text:span><text:span text:style-name="T29">0x0009</text:span>:<text:span text:style-name="T7"> </text:span><text:span text:style-name="T23">//</text:span><text:span text:style-name="T7"> </text:span><text:span text:style-name="T23">TAB</text:span></text:p>
      <text:p text:style-name="КОД"><text:span text:style-name="T7"><text:s text:c="4"/></text:span><text:span text:style-name="T32">case</text:span><text:span text:style-name="T7"> </text:span><text:span text:style-name="T29">0x00A0</text:span>:</text:p>
      <text:p text:style-name="КОД"><text:span text:style-name="T7"><text:s text:c="4"/></text:span><text:span text:style-name="T32">case</text:span><text:span text:style-name="T7"> </text:span><text:span text:style-name="T29">0x1680</text:span>:</text:p>
      <text:p text:style-name="КОД"><text:span text:style-name="T7"><text:s text:c="4"/></text:span><text:span text:style-name="T32">case</text:span><text:span text:style-name="T7"> </text:span><text:span text:style-name="T29">0x180E</text:span>:</text:p>
      <text:p text:style-name="КОД"><text:span text:style-name="T7"><text:s text:c="4"/></text:span><text:span text:style-name="T32">case</text:span><text:span text:style-name="T7"> </text:span><text:span text:style-name="T29">0x2000</text:span>:</text:p>
      <text:p text:style-name="КОД"><text:span text:style-name="T7"><text:s text:c="4"/></text:span><text:span text:style-name="T32">case</text:span><text:span text:style-name="T7"> </text:span><text:span text:style-name="T29">0x2001</text:span>:</text:p>
      <text:p text:style-name="КОД"><text:span text:style-name="T7"><text:s text:c="4"/></text:span><text:span text:style-name="T32">case</text:span><text:span text:style-name="T7"> </text:span><text:span text:style-name="T29">0x2002</text:span>:</text:p>
      <text:p text:style-name="КОД"><text:span text:style-name="T7"><text:s text:c="4"/></text:span><text:span text:style-name="T32">case</text:span><text:span text:style-name="T7"> </text:span><text:span text:style-name="T29">0x2003</text:span>:</text:p>
      <text:p text:style-name="КОД"><text:span text:style-name="T7"><text:s text:c="4"/></text:span><text:span text:style-name="T32">case</text:span><text:span text:style-name="T7"> </text:span><text:span text:style-name="T29">0x2004</text:span>:</text:p>
      <text:p text:style-name="КОД"><text:span text:style-name="T7"><text:s text:c="4"/></text:span><text:span text:style-name="T32">case</text:span><text:span text:style-name="T7"> </text:span><text:span text:style-name="T29">0x2005</text:span>:</text:p>
      <text:p text:style-name="КОД"><text:span text:style-name="T7"><text:s text:c="4"/></text:span><text:span text:style-name="T32">case</text:span><text:span text:style-name="T7"> </text:span><text:span text:style-name="T29">0x2006</text:span>:</text:p>
      <text:p text:style-name="КОД"><text:span text:style-name="T7"><text:s text:c="4"/></text:span><text:span text:style-name="T32">case</text:span><text:span text:style-name="T7"> </text:span><text:span text:style-name="T29">0x2007</text:span>:</text:p>
      <text:p text:style-name="КОД"><text:span text:style-name="T7"><text:s text:c="4"/></text:span><text:span text:style-name="T32">case</text:span><text:span text:style-name="T7"> </text:span><text:span text:style-name="T29">0x2008</text:span>:</text:p>
      <text:p text:style-name="КОД"><text:span text:style-name="T7"><text:s text:c="4"/></text:span><text:span text:style-name="T32">case</text:span><text:span text:style-name="T7"> </text:span><text:span text:style-name="T29">0x2009</text:span>:</text:p>
      <text:p text:style-name="КОД"><text:span text:style-name="T7"><text:s text:c="4"/></text:span><text:span text:style-name="T32">case</text:span><text:span text:style-name="T7"> </text:span><text:span text:style-name="T29">0x200A</text:span>:</text:p>
      <text:p text:style-name="КОД"><text:span text:style-name="T7"><text:s text:c="4"/></text:span><text:span text:style-name="T32">case</text:span><text:span text:style-name="T7"> </text:span><text:span text:style-name="T29">0x200B</text:span>:</text:p>
      <text:p text:style-name="КОД"><text:span text:style-name="T7"><text:s text:c="4"/></text:span><text:span text:style-name="T32">case</text:span><text:span text:style-name="T7"> </text:span><text:span text:style-name="T29">0x202F</text:span>:</text:p>
      <text:p text:style-name="КОД"><text:span text:style-name="T7"><text:s text:c="4"/></text:span><text:span text:style-name="T32">case</text:span><text:span text:style-name="T7"> </text:span><text:span text:style-name="T29">0x205F</text:span>:</text:p>
      <text:p text:style-name="КОД"><text:span text:style-name="T7"><text:s text:c="4"/></text:span><text:span text:style-name="T32">case</text:span><text:span text:style-name="T7"> </text:span><text:span text:style-name="T29">0x3000</text:span>:</text:p>
      <text:p text:style-name="КОД"><text:span text:style-name="T7"><text:s text:c="4"/></text:span><text:span text:style-name="T32">case</text:span><text:span text:style-name="T7"> </text:span><text:span text:style-name="T29">0xFEFF</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12"><text:span text:style-name="T25">i</text:span><text:span text:style-name="T9"> </text:span><text:span text:style-name="T25">=</text:span><text:span text:style-name="T9"> </text:span><text:span text:style-name="T25">1</text:span><text:span text:style-name="T9"> </text:span><text:span text:style-name="T25">+</text:span><text:span text:style-name="T9"> </text:span><text:span text:style-name="T25">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p>
      <text:p text:style-name="КОД"><text:span text:style-name="T32">bool</text:span><text:span text:style-name="T7"> </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span text:style-name="T7"> </text:span><text:span text:style-name="T29">или</text:span><text:span text:style-name="T7"> </text:span><text:span text:style-name="T29">цифр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span text:style-name="T7"> <text:s text:c="8"/></text:span><text:span text:style-name="T29">или</text:span><text:span text:style-name="T7"> </text:span><text:span text:style-name="T29">цифрой</text:span><text:span text:style-name="T7"> </text:span><text:span text:style-name="T29">0...9.</text:span></text:p>
      <text:p text:style-name="КОД"><text:span text:style-name="T7"><text:s/></text:span><text:span text:style-name="T29">*/</text:span></text:p>
      <text:p text:style-name="КОД"><text:span text:style-name="T32">bool</text:span><text:span text:style-name="T7"> </text:span><text:span text:style-name="T19">isLetterOrDigit</text:span>(<text:span text:style-name="T32">int</text:span><text:span text:style-name="T7"> </text:span><text:span text:style-name="T13">charCode</text:span>)<text:span text:style-name="T7"> </text:span><text:span text:style-name="T32">const</text:span>;</text:p>
      <text:p text:style-name="Horizontal_20_Line"/>
      <text:p text:style-name="P34">lexer.cpp:</text:p>
      <text:p text:style-name="КОД"><text:span text:style-name="T32">bool</text:span><text:span text:style-name="T7"> </text:span><text:span text:style-name="T2">Lexer</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2">std</text:span>::<text:span text:style-name="T18">isalpha</text:span>(<text:span text:style-name="T13">charCode</text:span>);</text:p>
      <text:p text:style-name="КОД">}</text:p>
      <text:p text:style-name="КОД"/>
      <text:p text:style-name="КОД"><text:span text:style-name="T32">bool</text:span><text:span text:style-name="T7"> </text:span><text:span text:style-name="T2">Lexer</text:span>::<text:span text:style-name="T19">isLetterOrDigit</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18">isLetter</text:span>(<text:span text:style-name="T13">charCode</text:span>)<text:span text:style-name="T7"> </text:span>||<text:span text:style-name="T7"> </text:span><text:span text:style-name="T2">std</text:span>::<text:span text:style-name="T18">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лексему-идентификатор</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text:span><text:span text:style-name="T29">*</text:span><text:span text:style-name="T7"> </text:span><text:span text:style-name="T31">@details</text:span><text:span text:style-name="T7"> </text:span><text:span text:style-name="T29">Считанный</text:span><text:span text:style-name="T7"> </text:span><text:span text:style-name="T29">идентификатор</text:span><text:span text:style-name="T7"> </text:span><text:span text:style-name="T29">сохраняется</text:span><text:span text:style-name="T7"> </text:span><text:span text:style-name="T29">в</text:span><text:span text:style-name="T7"> </text:span><text:span text:style-name="T29">_tokenText,</text:span></text:p>
      <text:p text:style-name="КОД"><text:span text:style-name="T7"><text:s/></text:span><text:span text:style-name="T29">*</text:span><text:span text:style-name="T7"> <text:s text:c="7"/></text:span><text:span text:style-name="T29">в</text:span><text:span text:style-name="T7"> </text:span><text:span text:style-name="T29">_token</text:span><text:span text:style-name="T7"> </text:span><text:span text:style-name="T29">заносится</text:span><text:span text:style-name="T7"> </text:span><text:span text:style-name="T29">Token::Identifier.</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только</text:span><text:span text:style-name="T7"> </text:span><text:span text:style-name="T29">считанный</text:span><text:span text:style-name="T7"> </text:span><text:span text:style-name="T29">код</text:span><text:span text:style-name="T7"> </text:span><text:span text:style-name="T29">символа</text:span></text:p>
      <text:p text:style-name="КОД"><text:soft-page-break/><text:span text:style-name="T7"><text:s/></text:span><text:span text:style-name="T29">*/</text:span></text:p>
      <text:p text:style-name="КОД"><text:span text:style-name="T32">void</text:span><text:span text:style-name="T7"> </text:span><text:span text:style-name="T19">readIdentifier</text:span>(<text:span text:style-name="T32">int</text:span><text:span text:style-name="T7"> </text:span><text:span text:style-name="T13">charCode</text:span>);</text:p>
      <text:p text:style-name="Horizontal_20_Line"/>
      <text:p text:style-name="P35">lexer.cpp:</text:p>
      <text:p text:style-name="КОД"><text:span text:style-name="T32">void</text:span><text:span text:style-name="T7"> </text:span><text:span text:style-name="T2">Lexer</text:span>::<text:span text:style-name="T19">readIdentifier</text:span>(<text:span text:style-name="T32">int</text:span><text:span text:style-name="T7"> </text:span><text:span text:style-name="T13">charCode</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while</text:span><text:span text:style-name="T7"> </text:span>(<text:span text:style-name="T13">charCode</text:span><text:span text:style-name="T7"> </text:span>&gt;<text:span text:style-name="T7"> </text:span><text:span text:style-name="T29">0</text:span>)<text:span text:style-name="T7"> </text:span>{</text:p>
      <text:p text:style-name="КОД"><text:span text:style-name="T7"><text:s text:c="8"/></text:span><text:span text:style-name="T48">_tokenText</text:span>.<text:span text:style-name="T18">push_back</text:span>(<text:span text:style-name="T13">charCode</text:span>);</text:p>
      <text:p text:style-name="КОД"><text:span text:style-name="T7"><text:s text:c="8"/></text:span><text:span text:style-name="T13">charCode</text:span><text:span text:style-name="T7"> </text:span>=<text:span text:style-name="T7"> </text:span><text:span text:style-name="T18">read</text:span>();</text:p>
      <text:p text:style-name="КОД"><text:span text:style-name="T7"><text:s text:c="8"/></text:span><text:span text:style-name="T32">if</text:span><text:span text:style-name="T7"> </text:span>(<text:span text:style-name="T18">isLetterOrDigit</text:span>(<text:span text:style-name="T13">charCode</text:span>)<text:span text:style-name="T7"> </text:span>||<text:span text:style-name="T7"> </text:span><text:span text:style-name="T13">charCode</text:span><text:span text:style-name="T7"> </text:span>==<text:span text:style-name="T7"> </text:span><text:span text:style-name="T23">'_'</text:span>)</text:p>
      <text:p text:style-name="КОД"><text:span text:style-name="T7"><text:s text:c="12"/></text:span><text:span text:style-name="T32">continu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8">checkKeyWord</text:span>(<text:span text:style-name="T48">_tokenText</text:span>);</text:p>
      <text:p text:style-name="КОД"><text:span text:style-name="T7"><text:s text:c="4"/></text:span><text:span text:style-name="T32">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3">//</text:span><text:span text:style-name="T7"> </text:span><text:span text:style-name="T23">ключевое</text:span><text:span text:style-name="T7"> </text:span><text:span text:style-name="T23">слово</text:span><text:span text:style-name="T7"> </text:span><text:span text:style-name="T23">не</text:span><text:span text:style-name="T7"> </text:span><text:span text:style-name="T23">найдено,</text:span><text:span text:style-name="T7"> </text:span><text:span text:style-name="T23">это</text:span><text:span text:style-name="T7"> </text:span><text:span text:style-name="T23">идентификатор</text:span></text:p>
      <text:p text:style-name="КОД"><text:span text:style-name="T7"><text:s text:c="8"/></text:span><text:span text:style-name="T48">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2">else</text:span><text:span text:style-name="T7"> </text:span>{<text:span text:style-name="T7"> </text:span><text:span text:style-name="T23">//</text:span><text:span text:style-name="T7"> </text:span><text:span text:style-name="T23">это</text:span><text:span text:style-name="T7"> </text:span><text:span text:style-name="T23">ключевое</text:span><text:span text:style-name="T7"> </text:span><text:span text:style-name="T23">слово</text:span></text:p>
      <text:p text:style-name="КОД"><text:span text:style-name="T7"><text:s text:c="8"/></text:span><text:span text:style-name="T48">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число</text:span><text:span text:style-name="T7"> </text:span><text:span text:style-name="T29">и</text:span><text:span text:style-name="T7"> </text:span><text:span text:style-name="T29">возвращает</text:span><text:span text:style-name="T7"> </text:span><text:span text:style-name="T29">тип</text:span><text:span text:style-name="T7"> </text:span><text:span text:style-name="T29">считанного</text:span><text:span text:style-name="T7"> </text:span><text:span text:style-name="T29">числа.</text:span></text:p>
      <text:p text:style-name="КОД"><text:span text:style-name="T7"><text:s/></text:span><text:span text:style-name="T29">*</text:span><text:span text:style-name="T7"> </text:span><text:span text:style-name="T29">В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ервом</text:span><text:span text:style-name="T7"> </text:span><text:span text:style-name="T29">прочитанном</text:span><text:span text:style-name="T7"> </text:span><text:span text:style-name="T29">символе</text:span><text:span text:style-name="T7"> </text:span><text:span text:style-name="T29">числа,</text:span></text:p>
      <text:p text:style-name="КОД"><text:span text:style-name="T7"><text:s/></text:span><text:span text:style-name="T29">*</text:span><text:span text:style-name="T7"> </text:span><text:span text:style-name="T29">его</text:span><text:span text:style-name="T7"> </text:span><text:span text:style-name="T29">символ</text:span><text:span text:style-name="T7"> </text:span><text:span text:style-name="T29">передаётся</text:span><text:span text:style-name="T7"> </text:span><text:span text:style-name="T29">в</text:span><text:span text:style-name="T7"> </text:span><text:span text:style-name="T29">параметре,</text:span><text:span text:style-name="T7"> </text:span><text:span text:style-name="T29">т.к.</text:span><text:span text:style-name="T7"> </text:span><text:span text:style-name="T29">уже</text:span><text:span text:style-name="T7"> </text:span><text:span text:style-name="T29">прочитан.</text:span></text:p>
      <text:p text:style-name="КОД"><text:span text:style-name="T7"><text:s/></text:span><text:span text:style-name="T29">*</text:span><text:span text:style-name="T7"> </text:span><text:span text:style-name="T29">Вы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оследнем</text:span><text:span text:style-name="T7"> </text:span><text:span text:style-name="T29">символе</text:span><text:span text:style-name="T7"> </text:span><text:span text:style-name="T29">числового</text:span><text:span text:style-name="T7"> </text:span><text:span text:style-name="T29">литерала.</text:span></text:p>
      <text:p text:style-name="КОД"><text:span text:style-name="T7"><text:s/></text:span><text:span text:style-name="T29">*</text:span><text:span text:style-name="T7"> </text:span><text:span text:style-name="T31">@param</text:span><text:span text:style-name="T7"> </text:span><text:span text:style-name="T29">firstChar</text:span><text:span text:style-name="T7"> </text:span><text:span text:style-name="T29">прочитанный</text:span><text:span text:style-name="T7"> </text:span><text:span text:style-name="T29">только</text:span><text:span text:style-name="T7"> </text:span><text:span text:style-name="T29">что</text:span><text:span text:style-name="T7"> </text:span><text:span text:style-name="T29">символ</text:span><text:span text:style-name="T7"> </text:span><text:span text:style-name="T29">0..9</text:span><text:span text:style-name="T7"> </text:span><text:span text:style-name="T29">или</text:span><text:span text:style-name="T7"> </text:span><text:span text:style-name="T29">точка</text:span></text:p>
      <text:p text:style-name="КОД"><text:span text:style-name="T7"><text:s/></text:span><text:span text:style-name="T29">*</text:span><text:span text:style-name="T7"> </text:span><text:span text:style-name="T31">@return</text:span><text:span text:style-name="T7"> </text:span><text:span text:style-name="T29">Token::RealNumber</text:span><text:span text:style-name="T7"> </text:span><text:span text:style-name="T29">или</text:span><text:span text:style-name="T7"> </text:span><text:span text:style-name="T29">IntegerNumber</text:span></text:p>
      <text:p text:style-name="КОД"><text:span text:style-name="T7"><text:s/></text:span><text:span text:style-name="T29">*/</text:span></text:p>
      <text:p text:style-name="КОД"><text:span text:style-name="T32">void</text:span><text:span text:style-name="T7"> </text:span><text:span text:style-name="T19">readNumber</text:span>(<text:span text:style-name="T32">int</text:span><text:span text:style-name="T7"> </text:span><text:span text:style-name="T13">firstChar</text:span>);</text:p>
      <text:p text:style-name="Horizontal_20_Line"/>
      <text:p text:style-name="P36">lexer.cpp:</text:p>
      <text:p text:style-name="КОД"><text:span text:style-name="T32">void</text:span><text:span text:style-name="T7"> </text:span><text:span text:style-name="T2">Lexer</text:span>::<text:span text:style-name="T19">readNumber</text:span>(<text:span text:style-name="T32">int</text:span><text:span text:style-name="T7"> </text:span><text:span text:style-name="T13">first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3">'.'</text:span>;<text:span text:style-name="T7"> </text:span><text:span text:style-name="T23">//</text:span><text:span text:style-name="T7"> </text:span><text:span text:style-name="T23">ставили</text:span><text:span text:style-name="T7"> </text:span><text:span text:style-name="T23">ли</text:span><text:span text:style-name="T7"> </text:span><text:span text:style-name="T23">уже</text:span><text:span text:style-name="T7"> </text:span><text:span text:style-name="T23">точку?</text:span></text:p>
      <text:p text:style-name="КОД"><text:span text:style-name="T7"><text:s text:c="4"/></text:span><text:span text:style-name="T32">bool</text:span><text:span text:style-name="T7"> </text:span><text:span text:style-name="T13">hasExpSign</text:span><text:span text:style-name="T7"> </text:span>=<text:span text:style-name="T7"> </text:span><text:span text:style-name="T32">false</text:span>;<text:span text:style-name="T7"> <text:s text:c="7"/></text:span><text:span text:style-name="T23">//</text:span><text:span text:style-name="T7"> </text:span><text:span text:style-name="T23">есть</text:span><text:span text:style-name="T7"> </text:span><text:span text:style-name="T23">+</text:span><text:span text:style-name="T7"> </text:span><text:span text:style-name="T23">или</text:span><text:span text:style-name="T7"> </text:span><text:span text:style-name="T23">-,</text:span><text:span text:style-name="T7"> </text:span><text:span text:style-name="T23">иначе</text:span><text:span text:style-name="T7"> </text:span><text:span text:style-name="T23">ошибка</text:span></text:p>
      <text:p text:style-name="КОД"><text:span text:style-name="T7"><text:s text:c="4"/></text:span><text:span text:style-name="T32">bool</text:span><text:span text:style-name="T7"> </text:span><text:span text:style-name="T13">hasExpE</text:span><text:span text:style-name="T7"> </text:span>=<text:span text:style-name="T7"> </text:span><text:span text:style-name="T32">false</text:span>;<text:span text:style-name="T7"> <text:s text:c="10"/></text:span><text:span text:style-name="T23">//</text:span><text:span text:style-name="T7"> </text:span><text:span text:style-name="T23">знак</text:span><text:span text:style-name="T7"> </text:span><text:span text:style-name="T23">E</text:span></text:p>
      <text:p text:style-name="КОД"><text:span text:style-name="T7"><text:s text:c="4"/></text:span><text:span text:style-name="T32">bool</text:span><text:span text:style-name="T7"> </text:span><text:span text:style-name="T13">hasExpNum</text:span><text:span text:style-name="T7"> </text:span>=<text:span text:style-name="T7"> </text:span><text:span text:style-name="T32">false</text:span>;<text:span text:style-name="T7"> <text:s text:c="8"/></text:span><text:span text:style-name="T23">//</text:span><text:span text:style-name="T7"> </text:span><text:span text:style-name="T23">есть</text:span><text:span text:style-name="T7"> </text:span><text:span text:style-name="T23">ли</text:span><text:span text:style-name="T7"> </text:span><text:span text:style-name="T23">число</text:span><text:span text:style-name="T7"> </text:span><text:span text:style-name="T23">после</text:span><text:span text:style-name="T7"> </text:span><text:span text:style-name="T23">E</text:span></text:p>
      <text:p text:style-name="КОД"><text:span text:style-name="T7"><text:s text:c="4"/></text:span><text:span text:style-name="T48">_tokenText</text:span><text:span text:style-name="T7">.</text:span><text:span text:style-name="T18">push_back</text:span><text:span text:style-name="T7">(</text:span><text:span text:style-name="T13">firstChar</text:span><text:span text:style-name="T7">)</text:span>;</text:p>
      <text:p text:style-name="КОД"><text:span text:style-name="T7"><text:s text:c="4"/></text:span><text:span text:style-name="T32">int</text:span><text:span text:style-name="T7"> </text:span><text:span text:style-name="T13">c</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2">std</text:span>::<text:span text:style-name="T18">isdigit</text:span>(<text:span text:style-name="T13">c</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2">true</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contin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48">_tokenText</text:span>.<text:span text:style-name="T18">length</text:span>())<text:span text:style-name="T7"> </text:span>{</text:p>
      <text:p text:style-name="КОД"><text:span text:style-name="T7"><text:s text:c="16"/></text:span><text:span text:style-name="T32">if</text:span><text:span text:style-name="T7"> </text:span>(<text:span text:style-name="T48">_tokenText</text:span>.<text:span text:style-name="T18">find_first_of</text:span>(<text:span text:style-name="T23">'.'</text:span>)<text:span text:style-name="T7"> </text:span>==<text:span text:style-name="T7"> </text:span><text:span text:style-name="T48">_tokenText</text:span>.<text:span text:style-name="T18">length</text:span>()<text:span text:style-name="T7"> </text:span>-<text:span text:style-name="T7"> </text:span><text:span text:style-name="T29">1</text:span>)<text:span text:style-name="T7"> </text:span>{</text:p>
      <text:p text:style-name="КОД"><text:span text:style-name="T7"><text:s text:c="20"/></text:span><text:span text:style-name="T23">//</text:span><text:span text:style-name="T7"> </text:span><text:span text:style-name="T23">в</text:span><text:span text:style-name="T7"> </text:span><text:span text:style-name="T23">числе</text:span><text:span text:style-name="T7"> </text:span><text:span text:style-name="T23">есть</text:span><text:span text:style-name="T7"> </text:span><text:span text:style-name="T23">последняя</text:span><text:span text:style-name="T7"> </text:span><text:span text:style-name="T23">точка,</text:span><text:span text:style-name="T7"> </text:span><text:span text:style-name="T23">но</text:span><text:span text:style-name="T7"> </text:span><text:span text:style-name="T23">идут</text:span><text:span text:style-name="T7"> </text:span><text:span text:style-name="T23">две</text:span><text:span text:style-name="T7"> </text:span><text:span text:style-name="T23">точки</text:span><text:span text:style-name="T7"> </text:span><text:span text:style-name="T23">подряд</text:span><text:span text:style-name="T7"> </text:span><text:span text:style-name="T23">-</text:span></text:p>
      <text:p text:style-name="КОД"><text:span text:style-name="T7"><text:s text:c="20"/></text:span><text:span text:style-name="T23">//</text:span><text:span text:style-name="T7"> </text:span><text:span text:style-name="T23">надо</text:span><text:span text:style-name="T7"> </text:span><text:span text:style-name="T23">вернуть</text:span><text:span text:style-name="T7"> </text:span><text:span text:style-name="T23">число,</text:span><text:span text:style-name="T7"> </text:span><text:span text:style-name="T23">а</text:span><text:span text:style-name="T7"> </text:span><text:span text:style-name="T23">две</text:span><text:span text:style-name="T7"> </text:span><text:span text:style-name="T23">точки</text:span><text:span text:style-name="T7"> </text:span><text:span text:style-name="T23">запихнуть</text:span><text:span text:style-name="T7"> </text:span><text:span text:style-name="T23">обратно</text:span></text:p>
      <text:p text:style-name="КОД"><text:span text:style-name="T7"><text:s text:c="20"/></text:span><text:span text:style-name="T18">back</text:span>();</text:p>
      <text:p text:style-name="КОД"><text:span text:style-name="T7"><text:s text:c="20"/></text:span><text:span text:style-name="T18">back</text:span>();</text:p>
      <text:p text:style-name="КОД"><text:soft-page-break/><text:span text:style-name="T7"><text:s text:c="20"/></text:span><text:span text:style-name="T48">_tokenText</text:span>.<text:span text:style-name="T18">erase</text:span>(<text:span text:style-name="T48">_tokenText</text:span>.<text:span text:style-name="T18">length</text:span>()<text:span text:style-name="T7"> </text:span>-<text:span text:style-name="T7"> </text:span><text:span text:style-name="T29">1</text:span>,<text:span text:style-name="T7"> </text:span><text:span text:style-name="T29">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3">//</text:span><text:span text:style-name="T7"> </text:span><text:span text:style-name="T23">иначе</text:span><text:span text:style-name="T7"> </text:span><text:span text:style-name="T23">это</text:span><text:span text:style-name="T7"> </text:span><text:span text:style-name="T23">целое,</text:span><text:span text:style-name="T7"> </text:span><text:span text:style-name="T23">т.к.</text:span><text:span text:style-name="T7"> </text:span><text:span text:style-name="T23">точки</text:span><text:span text:style-name="T7"> </text:span><text:span text:style-name="T23">нет</text:span></text:p>
      <text:p text:style-name="КОД"><text:span text:style-name="T7"><text:s text:c="20"/></text:span><text:span text:style-name="T32">break</text:span>;</text:p>
      <text:p text:style-name="КОД"><text:span text:style-name="T7"><text:s text:c="16"/></text:span>}<text:span text:style-name="T7"> </text:span><text:span text:style-name="T32">else</text:span><text:span text:style-name="T7"> </text:span>{</text:p>
      <text:p text:style-name="КОД"><text:span text:style-name="T7"><text:s text:c="20"/></text:span><text:span text:style-name="T23">//</text:span><text:span text:style-name="T7"> </text:span><text:span text:style-name="T23">эта</text:span><text:span text:style-name="T7"> </text:span><text:span text:style-name="T23">точка</text:span><text:span text:style-name="T7"> </text:span><text:span text:style-name="T23">-</text:span><text:span text:style-name="T7"> </text:span><text:span text:style-name="T23">после</text:span><text:span text:style-name="T7"> </text:span><text:span text:style-name="T23">разобранного</text:span><text:span text:style-name="T7"> </text:span><text:span text:style-name="T23">числа</text:span></text:p>
      <text:p text:style-name="КОД"><text:span text:style-name="T7"><text:s text:c="20"/></text:span><text:span text:style-name="T32">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3">//</text:span><text:span text:style-name="T7"> </text:span><text:span text:style-name="T23">число</text:span><text:span text:style-name="T7"> </text:span><text:span text:style-name="T23">закончилось</text:span></text:p>
      <text:p text:style-name="КОД"><text:span text:style-name="T7"><text:s text:c="24"/></text:span><text:span text:style-name="T23">//</text:span><text:span text:style-name="T7"> </text:span><text:span text:style-name="T23">это</text:span><text:span text:style-name="T7"> </text:span><text:span text:style-name="T23">какая-то</text:span><text:span text:style-name="T7"> </text:span><text:span text:style-name="T23">другая</text:span><text:span text:style-name="T7"> </text:span><text:span text:style-name="T23">точка,</text:span><text:span text:style-name="T7"> </text:span></text:p>
      <text:p text:style-name="КОД"><text:span text:style-name="T7"><text:s text:c="24"/></text:span><text:span text:style-name="T23">//</text:span><text:span text:style-name="T7"> </text:span><text:span text:style-name="T23">разберём</text:span><text:span text:style-name="T7"> </text:span><text:span text:style-name="T23">на</text:span><text:span text:style-name="T7"> </text:span><text:span text:style-name="T23">следующем</text:span><text:span text:style-name="T7"> </text:span><text:span text:style-name="T23">проходе</text:span></text:p>
      <text:p text:style-name="КОД"><text:span text:style-name="T7"><text:s text:c="24"/></text:span><text:span text:style-name="T18">back</text:span>();</text:p>
      <text:p text:style-name="КОД"><text:span text:style-name="T7"><text:s text:c="24"/></text:span><text:span text:style-name="T32">break</text:span>;</text:p>
      <text:p text:style-name="КОД"><text:span text:style-name="T7"><text:s text:c="20"/></text:span>}<text:span text:style-name="T7"> </text:span><text:span text:style-name="T23">//</text:span><text:span text:style-name="T7"> </text:span><text:span text:style-name="T23">ниже</text:span><text:span text:style-name="T7"> </text:span><text:span text:style-name="T23">вылетим</text:span><text:span text:style-name="T7"> </text:span><text:span text:style-name="T23">в</text:span><text:span text:style-name="T7"> </text:span><text:span text:style-name="T23">unexpected</text:span></text:p>
      <text:p text:style-name="КОД"><text:span text:style-name="T7"><text:s text:c="16"/></text:span>}</text:p>
      <text:p text:style-name="КОД"><text:span text:style-name="T7"><text:s text:c="12"/></text:span>}</text:p>
      <text:p text:style-name="КОД"><text:span text:style-name="T7"><text:s text:c="12"/></text:span><text:span text:style-name="T32">if</text:span><text:span text:style-name="T7"> </text:span>(<text:span text:style-name="T13">isReal</text:span>)<text:span text:style-name="T7"> </text:span><text:span text:style-name="T23">//</text:span><text:span text:style-name="T7"> </text:span><text:span text:style-name="T23">точка</text:span><text:span text:style-name="T7"> </text:span><text:span text:style-name="T23">уже</text:span><text:span text:style-name="T7"> </text:span><text:span text:style-name="T23">есть,</text:span><text:span text:style-name="T7"> </text:span><text:span text:style-name="T23">неправильное</text:span><text:span text:style-name="T7"> </text:span><text:span text:style-name="T23">число</text:span></text:p>
      <text:p text:style-name="КОД"><text:span text:style-name="T7"><text:s text:c="16"/></text:span><text:span text:style-name="T18">unexpected</text:span>(<text:span text:style-name="T13">c</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hasExpSign</text:span>)</text:p>
      <text:p text:style-name="КОД"><text:span text:style-name="T7"><text:s text:c="16"/></text:span><text:span text:style-name="T18">unexpected</text:span>(<text:span text:style-name="T13">c</text:span>);</text:p>
      <text:p text:style-name="КОД"><text:span text:style-name="T7"><text:s text:c="12"/></text:span><text:span text:style-name="T13">hasExpSign</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E'</text:span><text:span text:style-name="T7"> </text:span>||<text:span text:style-name="T7"> </text:span><text:span text:style-name="T13">c</text:span><text:span text:style-name="T7"> </text:span>==<text:span text:style-name="T7"> </text:span><text:span text:style-name="T23">'e'</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8">unexpected</text:span>(<text:span text:style-name="T13">c</text:span>);</text:p>
      <text:p text:style-name="КОД"><text:span text:style-name="T7"><text:s text:c="12"/></text:span><text:span text:style-name="T13">hasExpE</text:span><text:span text:style-name="T7"> </text:span>=<text:span text:style-name="T7"> </text:span><text:span text:style-name="T32">true</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p>
      <text:p text:style-name="КОД"><text:span text:style-name="T7"><text:s text:c="12"/></text:span><text:span text:style-name="T18">back</text:span>();<text:span text:style-name="T7"> </text:span><text:span text:style-name="T23">//</text:span><text:span text:style-name="T7"> </text:span><text:span text:style-name="T23">символ</text:span><text:span text:style-name="T7"> </text:span><text:span text:style-name="T23">не</text:span><text:span text:style-name="T7"> </text:span><text:span text:style-name="T23">допускается</text:span><text:span text:style-name="T7"> </text:span><text:span text:style-name="T23">в</text:span><text:span text:style-name="T7"> </text:span><text:span text:style-name="T23">число</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tokenText</text:span>.<text:span text:style-name="T18">push_back</text:span>(<text:span text:style-name="T13">c</text:span>);</text:p>
      <text:p text:style-name="КОД"><text:span text:style-name="T7"><text:s text:c="4"/></text:span>}</text:p>
      <text:p text:style-name="КОД"><text:span text:style-name="T7"><text:s text:c="4"/></text:span><text:span text:style-name="T32">if</text:span><text:span text:style-name="T7"> </text:span>(<text:span text:style-name="T13">isReal</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32">else</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8">Обработк</text:span><text:span text:style-name="T60">у</text:span><text:span text:style-name="T58"> исключений </text:span><text:span text:style-name="T61">сейчас</text:span><text:span text:style-name="T58"> </text:span><text:span text:style-name="T60">делать не будем, а лишь выведем сообщение и выйдем из программы</text:span><text:span text:style-name="T58">, позднее мы это исправим. </text:span><text:span text:style-name="T61">А пока ф</text:span><text:span text:style-name="T59">ункции вида error(), unexpected(), expected() </text:span><text:span text:style-name="T61">и т. п. </text:span><text:span text:style-name="T59">изолируют </text:span><text:span text:style-name="T65">от </text:span><text:span text:style-name="T59">нас эти детал</text:span><text:span text:style-name="T65">и</text:span><text:span text:style-name="T59">.</text:span></text:p>
      <text:p text:style-name="P37">lexer.h:</text:p>
      <text:p text:style-name="КОД"><text:span text:style-name="T7"><text:s text:c="4"/></text:span><text:span text:style-name="T23">//</text:span><text:span text:style-name="T7"> </text:span><text:span text:style-name="T23">обработка</text:span><text:span text:style-name="T7"> </text:span><text:span text:style-name="T23">ошибок</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p>
      <text:p text:style-name="КОД"><text:span text:style-name="T7"><text:s text:c="5"/></text:span><text:span text:style-name="T29">*</text:span><text:span text:style-name="T7"> </text:span><text:span text:style-name="T31">@param</text:span><text:span text:style-name="T7"> </text:span><text:span text:style-name="T29">msg</text:span><text:span text:style-name="T7"> </text:span><text:span text:style-name="T29">сообщени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span text:style-name="T7"> </text:span><text:span text:style-name="T29">при</text:span><text:span text:style-name="T7"> </text:span><text:span text:style-name="T29">недопустимом</text:span><text:span text:style-name="T7"> </text:span><text:span text:style-name="T29">символе</text:span></text:p>
      <text:p text:style-name="КОД"><text:span text:style-name="T7"><text:s text:c="5"/></text:span><text:span text:style-name="T29">*</text:span><text:span text:style-name="T7"> </text:span><text:span text:style-name="T31">@param</text:span><text:span text:style-name="T7"> </text:span><text:span text:style-name="T29">unexpectedChar</text:span><text:span text:style-name="T7"> </text:span><text:span text:style-name="T29">неправильный</text:span><text:span text:style-name="T7"> </text:span><text:span text:style-name="T29">символ</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unexpected</text:span>(<text:span text:style-name="T32">char</text:span><text:span text:style-name="T7"> </text:span><text:span text:style-name="T13">unexpectedChar</text:span>);</text:p>
      <text:p text:style-name="Horizontal_20_Line"/>
      <text:p text:style-name="P38">lexer.cpp:</text:p>
      <text:p text:style-name="КОД"><text:span text:style-name="T32">void</text:span><text:span text:style-name="T7"> </text:span><text:span text:style-name="T2">Lexer</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6">cout</text:span><text:span text:style-name="T7"> </text:span>&lt;&lt;<text:span text:style-name="T7"> </text:span><text:span text:style-name="T23">"line:</text:span><text:span text:style-name="T7"> </text:span><text:span text:style-name="T23">"</text:span><text:span text:style-name="T7"> </text:span>&lt;&lt;<text:span text:style-name="T7"> </text:span><text:span text:style-name="T48">_line</text:span><text:span text:style-name="T7"> </text:span>&lt;&lt;<text:span text:style-name="T7"> </text:span><text:span text:style-name="T23">",</text:span><text:span text:style-name="T7"> </text:span><text:span text:style-name="T23">pos:"</text:span><text:span text:style-name="T7"> </text:span>&lt;&lt;<text:span text:style-name="T7"> </text:span><text:span text:style-name="T48">_pos</text:span><text:span text:style-name="T7"> </text:span>&lt;&lt;<text:span text:style-name="T7"> </text:span><text:span text:style-name="T23">"</text:span><text:span text:style-name="T7"> </text:span><text:span text:style-name="T23">"</text:span><text:span text:style-name="T7"> </text:span>&lt;&lt;<text:span text:style-name="T7"> </text:span><text:span text:style-name="T13">msg</text:span>;</text:p>
      <text:p text:style-name="КОД"><text:span text:style-name="T7"><text:s text:c="4"/></text:span><text:span text:style-name="T18">exit</text:span>(<text:span text:style-name="T29">1</text:span>);</text:p>
      <text:p text:style-name="КОД">}</text:p>
      <text:p text:style-name="КОД"/>
      <text:p text:style-name="КОД"><text:span text:style-name="T32">void</text:span><text:span text:style-name="T7"> </text:span><text:span text:style-name="T2">Lexer</text:span>::<text:span text:style-name="T19">unexpected</text:span>(<text:span text:style-name="T32">char</text:span><text:span text:style-name="T7"> </text:span><text:span text:style-name="T13">unexpectedChar</text:span>)</text:p>
      <text:p text:style-name="КОД">{</text:p>
      <text:p text:style-name="КОД"><text:span text:style-name="T7"><text:s text:c="4"/></text:span><text:span text:style-name="T18">error</text:span>(<text:span text:style-name="T2">std</text:span>::<text:span text:style-name="T2">string</text:span>(<text:span text:style-name="T23">"Unexpected character: ["</text:span>)<text:span text:style-name="T7"> </text:span><text:span text:style-name="T18">+</text:span><text:span text:style-name="T7"> </text:span><text:span text:style-name="T13">unexpectedChar</text:span><text:span text:style-name="T7"> </text:span><text:span text:style-name="T18">+</text:span><text:span text:style-name="T7"> </text:span><text:span text:style-name="T23">"]"</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Assig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Semicolo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if</text:span><text:span text:style-name="T7"> </text:span>(<text:span text:style-name="T18">isLetter</text:span>(<text:span text:style-name="T13">c</text:span>)<text:span text:style-name="T7"> </text:span>||<text:span text:style-name="T7"> </text:span><text:span text:style-name="T13">c</text:span><text:span text:style-name="T7"> </text:span>==<text:span text:style-name="T7"> </text:span><text:span text:style-name="T23">'_'</text:span>)<text:span text:style-name="T7"> </text:span>{</text:p>
      <text:p text:style-name="КОД"><text:span text:style-name="T7"><text:s text:c="16"/></text:span><text:span text:style-name="T18">readIdentifi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8">isdigit</text:span>(<text:span text:style-name="T13">c</text:span>))<text:span text:style-name="T7"> </text:span>{</text:p>
      <text:p text:style-name="КОД"><text:span text:style-name="T7"><text:s text:c="16"/></text:span><text:span text:style-name="T18">readNumb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break</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9">include</text:span><text:span text:style-name="T7"> </text:span>&lt;<text:span text:style-name="T23">locale</text:span>&gt;</text:p>
      <text:p text:style-name="КОД">#<text:span text:style-name="T29">include</text:span><text:span text:style-name="T7"> </text:span>&lt;<text:span text:style-name="T23">codecvt</text:span>&gt;</text:p>
      <text:p text:style-name="КОД">#<text:span text:style-name="T29">include</text:span><text:span text:style-name="T7"> </text:span>&lt;<text:span text:style-name="T23">exception</text:span>&gt;</text:p>
      <text:p text:style-name="Horizontal_20_Line"/>
      <text:p text:style-name="P45">В parser.cpp:</text:p>
      <text:p text:style-name="КОД"><text:span text:style-name="T32">using</text:span><text:span text:style-name="T7"> </text:span><text:span text:style-name="T32">namespace</text:span><text:span text:style-name="T7"> </text:span><text:span text:style-name="T2">std</text:span>;</text:p>
      <text:p text:style-name="КОД"><text:span text:style-name="T32">namespace</text:span><text:span text:style-name="T7"> </text:span><text:span text:style-name="T3">escript</text:span><text:span text:style-name="T7"> </text:span>{</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2">char32_t</text:span>&gt;,<text:span text:style-name="T7"> </text:span><text:span text:style-name="T32">char32_t</text:span>&gt;<text:span text:style-name="T7"> </text:span><text:span text:style-name="T13">converter</text:span>;</text:p>
      <text:p text:style-name="КОД"><text:span text:style-name="T7"><text:s text:c="8"/></text:span><text:span text:style-name="T36">cout</text:span><text:span text:style-name="T7"> </text:span><text:span text:style-name="T18">&lt;&lt;</text:span><text:span text:style-name="T7"> </text:span><text:span text:style-name="T13">converter</text:span>.<text:span text:style-name="T18">to_bytes</text:span>(<text:span text:style-name="T48">_lexer</text:span><text:span text:style-name="T18">-&gt;tokenText</text:span>())<text:span text:style-name="T7"> </text:span><text:span text:style-name="T18">&lt;&lt;</text:span><text:span text:style-name="T7"> </text:span><text:span text:style-name="T22">"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6">чтобы к нему уже не возвращаться,</text:span> а затем перейдём к синтаксическому <text:span text:style-name="T66">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7">При этом надо учесть, что поток может закончиться, и если последний символ равен «-1», то возврат делать не нужно:</text:span></text:p>
      <text:p text:style-name="КОД"><text:span text:style-name="T32">case</text:span><text:span text:style-name="T7"> </text:span><text:span text:style-name="T23">'+'</text:span>:</text:p>
      <text:p text:style-name="КОД"><text:span text:style-name="T7"><text:s text:c="4"/></text:span><text:span text:style-name="T48">_tokenText</text:span>.<text:span text:style-name="T18">push_back</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14"><text:span text:style-name="T7"><text:s text:c="4"/></text:span><text:span text:style-name="T48">_tokenText</text:span>.<text:span text:style-name="T18">push_back</text:span>(<text:span text:style-name="T13">c</text:span>);</text:p>
      <text:p text:style-name="P49">Можно либо сделать функцию, либо макрос. Функция потребует част<text:span text:style-name="T68">ых накладных расходов на каждый вызов</text:span>. <text:span text:style-name="T68">Поэтому напишем макрос:</text:span></text:p>
      <text:p text:style-name="P304">#<text:span text:style-name="T3">define</text:span><text:span text:style-name="T7"> </text:span><text:span text:style-name="T29">PUSH</text:span>(<text:span text:style-name="T29">c</text:span>)<text:span text:style-name="T7"> </text:span><text:span text:style-name="T29">_tokenText</text:span>.<text:span text:style-name="T29">push_back</text:span>((<text:span text:style-name="T29">c</text:span>))</text:p>
      <text:p text:style-name="P50">Это намного короче. <text:span text:style-name="T69">Таким же образом заменим и постоянные присваивания в возвратах: вместо</text:span></text:p>
      <text:p text:style-name="КОД"><text:span text:style-name="T32">return</text:span><text:span text:style-name="T7"> </text:span><text:span text:style-name="T48">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9">#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2">return</text:span><text:span text:style-name="T7"> </text:span><text:span text:style-name="T29">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29">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Assign</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2"/></text:span><text:span text:style-name="T32">return</text:span><text:span text:style-name="T7"> </text:span><text:span text:style-name="T29">TOKEN</text:span>(<text:span text:style-name="T2">Token</text:span>::<text:span text:style-name="T2">Equal</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12"/></text:span><text:span text:style-name="T29">PUSH</text:span>(<text:span text:style-name="T13">c</text:span>);</text:p>
      <text:p text:style-name="КОД"><text:span text:style-name="T7"><text:s text:c="12"/></text:span><text:span text:style-name="T32">return</text:span><text:span text:style-name="T7"> </text:span><text:span text:style-name="T29">TOKEN</text:span>(<text:span text:style-name="T2">Token</text:span>::<text:span text:style-name="T2">Identity</text:span>);</text:p>
      <text:p text:style-name="КОД"><text:span text:style-name="T7"><text:s text:c="8"/></text:span>}</text:p>
      <text:p text:style-name="КОД"><text:span text:style-name="T7"><text:s text:c="8"/></text:span><text:span text:style-name="T18">back</text:span>();<text:span text:style-name="T7"> </text:span><text:span text:style-name="T23">//</text:span><text:span text:style-name="T7"> </text:span><text:span text:style-name="T23">==</text:span><text:span text:style-name="T7"> <text:s/></text:span><text:span text:style-name="T23">&lt;---</text:span></text:p>
      <text:p text:style-name="КОД"><text:span text:style-name="T7"><text:s text:c="8"/></text:span><text:span text:style-name="T32">return</text:span><text:span text:style-name="T7"> </text:span><text:span text:style-name="T29">TOKEN</text:span>(<text:span text:style-name="T2">Token</text:span>::<text:span text:style-name="T2">Equal</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text:span><text:span text:style-name="T7"> </text:span><text:span text:style-name="T23">&lt;---</text:span></text:p>
      <text:p text:style-name="КОД"><text:span text:style-name="T7"><text:s text:c="4"/></text:span><text:span text:style-name="T32">return</text:span><text:span text:style-name="T7"> </text:span><text:span text:style-name="T29">TOKEN</text:span>(<text:span text:style-name="T2">Token</text:span>::<text:span text:style-name="T2">Assign</text:span>);</text:p>
      <text:p text:style-name="Horizontal_20_Line"/>
      <text:p text:style-name="Text_20_body">Заметим, что <text:span text:style-name="T70">в начале каждого «case» будет стоять выражение</text:span></text:p>
      <text:p text:style-name="P315"><text:span text:style-name="T32">case</text:span><text:span text:style-name="T7"> </text:span><text:span text:style-name="T23">'</text:span><text:span text:style-name="T26">символ</text:span><text:span text:style-name="T23">'</text:span>:</text:p>
      <text:p text:style-name="P315"><text:span text:style-name="T7"><text:s text:c="4"/></text:span><text:span text:style-name="T29">PUSH</text:span>(<text:span text:style-name="T13">c</text:span>); // &lt;--- <text:span text:style-name="T72">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1">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9">PUSH</text:span>(<text:span text:style-name="T13">c</text:span>);</text:p>
      <text:p text:style-name="P315"><text:span text:style-name="T32">switch</text:span><text:span text:style-name="T7"> </text:span>(<text:span text:style-name="T13">c</text:span>)<text:span text:style-name="T7"> </text:span>{ </text:p>
      <text:p text:style-name="P315">// .........</text:p>
      <text:p text:style-name="P54"/>
      <text:p text:style-name="P54"><text:soft-page-break/>а в ветку «default» поставим выброс ошибки, поскольку это будет означать, что пришёл <text:span text:style-name="T71">недопустимый</text:span> символ. <text:s/><text:span text:style-name="T72">Таким образом мы сэкономим до полусотни строк кода.</text:span></text:p>
      <text:p text:style-name="P55">Для пропуска комментариев напишем методы </text:p>
      <text:p text:style-name="КОД"><text:span text:style-name="T32">void</text:span><text:span text:style-name="T7"> </text:span><text:span text:style-name="T19">skipToEndOfLine</text:span>();</text:p>
      <text:p text:style-name="КОД"><text:span text:style-name="T32">void</text:span><text:span text:style-name="T7"> </text:span><text:span text:style-name="T19">skipMultilineComment</text:span>();</text:p>
      <text:p text:style-name="P66"><text:span text:style-name="T80">Они не представляют сложности, а вот с функцией считывания строкового литерала нужно повозиться. </text:span><text:span text:style-name="T79">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3">Добавьте ссылку на нашу библиотеку EScript.</text:span></text:p>
      <text:p text:style-name="P57">Мы не будем использовать сторонние фреймворки <text:span text:style-name="T74">для тестирования</text:span>, нам достаточно будет одного метода для assert.</text:p>
      <text:p text:style-name="P58">Добавьте класс Lexer_Test <text:span text:style-name="T75">со следующим содержанием:</text:span></text:p>
      <text:p text:style-name="P59">lexer_test.h</text:p>
      <text:p text:style-name="КОД">#<text:span text:style-name="T29">ifndef</text:span><text:span text:style-name="T7"> </text:span><text:span text:style-name="T29">LEXER_TEST_H</text:span></text:p>
      <text:p text:style-name="КОД">#<text:span text:style-name="T29">define</text:span><text:span text:style-name="T7"> </text:span><text:span text:style-name="T29">LEXER_TEST_H</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p>
      <text:p text:style-name="КОД">#<text:span text:style-name="T29">endif</text:span><text:span text:style-name="T7"> </text:span><text:span text:style-name="T23">//</text:span><text:span text:style-name="T7"> </text:span><text:span text:style-name="T23">LEXER_TEST_H</text:span></text:p>
      <text:p text:style-name="Horizontal_20_Line"/>
      <text:p text:style-name="P59">lexer_test.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Lexer_Test</text:span>::<text:span text:style-name="T19">initTestCase</text:span>()</text:p>
      <text:p text:style-name="КОД">{</text:p>
      <text:p text:style-name="КОД">}</text:p>
      <text:p text:style-name="КОД"><text:span text:style-name="T32">void</text:span><text:span text:style-name="T7"> </text:span><text:span text:style-name="T2">Lexer_Test</text:span>::<text:span text:style-name="T19">cleanupTestCase</text:span>()</text:p>
      <text:p text:style-name="КОД">{</text:p>
      <text:p text:style-name="КОД">}</text:p>
      <text:p text:style-name="КОД"><text:span text:style-name="T32">void</text:span><text:span text:style-name="T7"> </text:span><text:span text:style-name="T2">Lexer_Test</text:span>::<text:span text:style-name="T19">test_allTokens</text:span>()</text:p>
      <text:p text:style-name="КОД">{</text:p>
      <text:p text:style-name="КОД"><text:soft-page-break/>}</text:p>
      <text:p text:style-name="КОД"/>
      <text:p text:style-name="P59">Запуск теста будет в main.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2">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3">U"break</text:span><text:span text:style-name="T7"> </text:span><text:span text:style-name="T23">case</text:span><text:span text:style-name="T7"> </text:span><text:span text:style-name="T23">catch</text:span><text:span text:style-name="T7"> </text:span><text:span text:style-name="T23">class</text:span><text:span text:style-name="T7"> </text:span><text:span text:style-name="T23">const</text:span><text:span text:style-name="T7"> </text:span><text:span text:style-name="T23">continue</text:span><text:span text:style-name="T7"> </text:span><text:span text:style-name="T23">debugger</text:span><text:span text:style-name="T7"> </text:span><text:span text:style-name="T23">default</text:span><text:span text:style-name="T7"> </text:span><text:span text:style-name="T23">\r\n"</text:span></text:p>
      <text:p text:style-name="КОД"><text:span text:style-name="T7"><text:s text:c="12"/></text:span><text:span text:style-name="T23">U"</text:span><text:span text:style-name="T7"> </text:span><text:span text:style-name="T23">delete</text:span><text:span text:style-name="T7"> <text:s/></text:span><text:span text:style-name="T23">do</text:span><text:span text:style-name="T7"> </text:span><text:span text:style-name="T23">else</text:span><text:span text:style-name="T7"> </text:span><text:span text:style-name="T23">enum</text:span><text:span text:style-name="T7"> </text:span><text:span text:style-name="T23">export</text:span><text:span text:style-name="T7"> </text:span><text:span text:style-name="T23">extends</text:span><text:span text:style-name="T7"> </text:span><text:span text:style-name="T23">finally</text:span><text:span text:style-name="T7"> </text:span><text:span text:style-name="T23">for</text:span><text:span text:style-name="T7"> </text:span><text:span text:style-name="T23">function\r\n"</text:span></text:p>
      <text:p text:style-name="КОД"><text:span text:style-name="T7"><text:s text:c="12"/></text:span><text:span text:style-name="T23">U"</text:span><text:span text:style-name="T7"> </text:span><text:span text:style-name="T23">if</text:span><text:span text:style-name="T7"> <text:s/></text:span><text:span text:style-name="T23">implements</text:span><text:span text:style-name="T7"> </text:span><text:span text:style-name="T23">import</text:span><text:span text:style-name="T7"> </text:span><text:span text:style-name="T23">in</text:span><text:span text:style-name="T7"> </text:span><text:span text:style-name="T23">instanceof</text:span><text:span text:style-name="T7"> </text:span><text:span text:style-name="T23">interface</text:span><text:span text:style-name="T7"> </text:span><text:span text:style-name="T23">let</text:span><text:span text:style-name="T7"> </text:span><text:span text:style-name="T23">\n"</text:span></text:p>
      <text:p text:style-name="КОД"><text:span text:style-name="T7"><text:s text:c="12"/></text:span><text:span text:style-name="T23">U"</text:span><text:span text:style-name="T7"> </text:span><text:span text:style-name="T23">new</text:span><text:span text:style-name="T7"> </text:span><text:span text:style-name="T23">package</text:span><text:span text:style-name="T7"> </text:span><text:span text:style-name="T23">private</text:span><text:span text:style-name="T7"> </text:span><text:span text:style-name="T23">protected</text:span><text:span text:style-name="T7"> </text:span><text:span text:style-name="T23">public</text:span><text:span text:style-name="T7"> </text:span><text:span text:style-name="T23">return</text:span><text:span text:style-name="T7"> <text:s/></text:span><text:span text:style-name="T23">static</text:span><text:span text:style-name="T7"> </text:span><text:span text:style-name="T23">\n"</text:span></text:p>
      <text:p text:style-name="КОД"><text:span text:style-name="T7"><text:s text:c="12"/></text:span><text:span text:style-name="T23">U"</text:span><text:span text:style-name="T7"> </text:span><text:span text:style-name="T23">super</text:span><text:span text:style-name="T7"> </text:span><text:span text:style-name="T23">switch</text:span><text:span text:style-name="T7"> </text:span><text:span text:style-name="T23">this</text:span><text:span text:style-name="T7"> </text:span><text:span text:style-name="T23">throw</text:span><text:span text:style-name="T7"> <text:s/></text:span><text:span text:style-name="T23">try</text:span><text:span text:style-name="T7"> </text:span><text:span text:style-name="T23">typeof</text:span><text:span text:style-name="T7"> </text:span><text:span text:style-name="T23">var</text:span><text:span text:style-name="T7"> </text:span><text:span text:style-name="T23">void</text:span><text:span text:style-name="T7"> </text:span><text:span text:style-name="T23">while</text:span><text:span text:style-name="T7"> </text:span><text:span text:style-name="T23">with</text:span><text:span text:style-name="T7"> </text:span><text:span text:style-name="T23">yield\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lt;</text:span><text:span text:style-name="T7"> </text:span><text:span text:style-name="T23">&lt;=</text:span><text:span text:style-name="T7"> </text:span><text:span text:style-name="T23">&lt;&lt;</text:span><text:span text:style-name="T7"> </text:span><text:span text:style-name="T23">&lt;&lt;=</text:span><text:span text:style-name="T7"> </text:span><text:span text:style-name="T23">&gt;</text:span><text:span text:style-name="T7"> </text:span><text:span text:style-name="T23">&gt;=</text:span><text:span text:style-name="T7"> </text:span><text:span text:style-name="T23">&gt;&gt;</text:span><text:span text:style-name="T7"> </text:span><text:span text:style-name="T23">&gt;&gt;=</text:span><text:span text:style-name="T7"> </text:span><text:span text:style-name="T23">&gt;&gt;&gt;</text:span><text:span text:style-name="T7"> </text:span><text:span text:style-name="T23">&gt;&gt;&gt;=</text:span><text:span text:style-name="T7"> </text:span><text:span text:style-name="T23">=</text:span><text:span text:style-name="T7"> </text:span><text:span text:style-name="T23">==</text:span><text:span text:style-name="T7"> </text:span><text:span text:style-name="T23">===</text:span><text:span text:style-name="T7"> </text:span><text:span text:style-name="T23">&amp;</text:span><text:span text:style-name="T7"> </text:span><text:span text:style-name="T23">&amp;&amp;</text:span><text:span text:style-name="T7"> </text:span><text:span text:style-name="T23">&amp;=\n"</text:span></text:p>
      <text:p text:style-name="КОД"><text:span text:style-name="T7"><text:s text:c="12"/></text:span><text:span text:style-name="T23">U" | || |= ~ <text:s/>~= ? : ,;"</text:span>;</text:p>
      <text:p text:style-name="Horizontal_20_Line"/>
      <text:p text:style-name="P61">проверочный массив токенов:</text:p>
      <text:p text:style-name="КОД"><text:span text:style-name="T32">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3">//</text:span><text:span text:style-name="T7"> </text:span><text:span text:style-name="T23">break</text:span></text:p>
      <text:p text:style-name="КОД"><text:span text:style-name="T7"><text:s text:c="8"/></text:span><text:span text:style-name="T2">Token</text:span>::<text:span text:style-name="T2">Case</text:span>,<text:span text:style-name="T7"> <text:s text:c="14"/></text:span><text:span text:style-name="T23">//</text:span><text:span text:style-name="T7"> </text:span><text:span text:style-name="T23">case</text:span></text:p>
      <text:p text:style-name="КОД"><text:span text:style-name="T7"><text:s text:c="8"/></text:span><text:span text:style-name="T2">Token</text:span>::<text:span text:style-name="T2">Catch</text:span>,<text:span text:style-name="T7"> <text:s text:c="13"/></text:span><text:span text:style-name="T23">//</text:span><text:span text:style-name="T7"> </text:span><text:span text:style-name="T23">catch</text:span></text:p>
      <text:p text:style-name="КОД"><text:span text:style-name="T7"><text:s text:c="8"/></text:span><text:span text:style-name="T2">Token</text:span>::<text:span text:style-name="T2">Class</text:span>,<text:span text:style-name="T7"> <text:s text:c="13"/></text:span><text:span text:style-name="T23">//</text:span><text:span text:style-name="T7"> </text:span><text:span text:style-name="T23">class</text:span></text:p>
      <text:p text:style-name="КОД"><text:span text:style-name="T7"><text:s text:c="8"/></text:span><text:span text:style-name="T2">Token</text:span>::<text:span text:style-name="T2">Const</text:span>,<text:span text:style-name="T7"> <text:s text:c="13"/></text:span><text:span text:style-name="T23">//</text:span><text:span text:style-name="T7"> </text:span><text:span text:style-name="T23">const</text:span></text:p>
      <text:p text:style-name="КОД"><text:span text:style-name="T7"><text:s text:c="8"/></text:span><text:span text:style-name="T2">Token</text:span>::<text:span text:style-name="T2">Continue</text:span>,<text:span text:style-name="T7"> <text:s text:c="10"/></text:span><text:span text:style-name="T23">//</text:span><text:span text:style-name="T7"> </text:span><text:span text:style-name="T23">continue</text:span></text:p>
      <text:p text:style-name="КОД"><text:span text:style-name="T7"><text:s text:c="8"/></text:span><text:span text:style-name="T2">Token</text:span>::<text:span text:style-name="T2">Debugger</text:span>,<text:span text:style-name="T7"> <text:s text:c="10"/></text:span><text:span text:style-name="T23">//</text:span><text:span text:style-name="T7"> </text:span><text:span text:style-name="T23">debugger</text:span></text:p>
      <text:p text:style-name="КОД"><text:span text:style-name="T7"><text:s text:c="8"/></text:span><text:span text:style-name="T2">Token</text:span>::<text:span text:style-name="T2">Default</text:span>,<text:span text:style-name="T7"> <text:s text:c="11"/></text:span><text:span text:style-name="T23">//</text:span><text:span text:style-name="T7"> </text:span><text:span text:style-name="T23">default</text:span></text:p>
      <text:p text:style-name="КОД"><text:span text:style-name="T7"><text:s text:c="8"/></text:span><text:span text:style-name="T2">Token</text:span>::<text:span text:style-name="T2">Delete</text:span>,<text:span text:style-name="T7"> <text:s text:c="12"/></text:span><text:span text:style-name="T23">//</text:span><text:span text:style-name="T7"> </text:span><text:span text:style-name="T23">delete</text:span></text:p>
      <text:p text:style-name="КОД"><text:span text:style-name="T7"><text:s text:c="8"/></text:span><text:span text:style-name="T2">Token</text:span>::<text:span text:style-name="T2">Do</text:span>,<text:span text:style-name="T7"> <text:s text:c="16"/></text:span><text:span text:style-name="T23">//</text:span><text:span text:style-name="T7"> </text:span><text:span text:style-name="T23">do</text:span></text:p>
      <text:p text:style-name="КОД"><text:span text:style-name="T7"><text:s text:c="8"/></text:span><text:span text:style-name="T2">Token</text:span>::<text:span text:style-name="T2">Else</text:span>,<text:span text:style-name="T7"> <text:s text:c="14"/></text:span><text:span text:style-name="T23">//</text:span><text:span text:style-name="T7"> </text:span><text:span text:style-name="T23">else</text:span></text:p>
      <text:p text:style-name="КОД"><text:span text:style-name="T7"><text:s text:c="8"/></text:span><text:span text:style-name="T2">Token</text:span>::<text:span text:style-name="T2">Enum</text:span>,<text:span text:style-name="T7"> <text:s text:c="14"/></text:span><text:span text:style-name="T23">//</text:span><text:span text:style-name="T7"> </text:span><text:span text:style-name="T23">enum</text:span></text:p>
      <text:p text:style-name="КОД"><text:span text:style-name="T7"><text:s text:c="8"/></text:span><text:span text:style-name="T2">Token</text:span>::<text:span text:style-name="T2">Export</text:span>,<text:span text:style-name="T7"> <text:s text:c="12"/></text:span><text:span text:style-name="T23">//</text:span><text:span text:style-name="T7"> </text:span><text:span text:style-name="T23">export</text:span></text:p>
      <text:p text:style-name="КОД"><text:span text:style-name="T7"><text:s text:c="8"/></text:span><text:span text:style-name="T2">Token</text:span>::<text:span text:style-name="T2">Extends</text:span>,<text:span text:style-name="T7"> <text:s text:c="11"/></text:span><text:span text:style-name="T23">//</text:span><text:span text:style-name="T7"> </text:span><text:span text:style-name="T23">extends</text:span></text:p>
      <text:p text:style-name="КОД"><text:span text:style-name="T7"><text:s text:c="8"/></text:span><text:span text:style-name="T2">Token</text:span>::<text:span text:style-name="T2">Finally</text:span>,<text:span text:style-name="T7"> <text:s text:c="11"/></text:span><text:span text:style-name="T23">//</text:span><text:span text:style-name="T7"> </text:span><text:span text:style-name="T23">finally</text:span></text:p>
      <text:p text:style-name="КОД"><text:span text:style-name="T7"><text:s text:c="8"/></text:span><text:span text:style-name="T2">Token</text:span>::<text:span text:style-name="T2">For</text:span>,<text:span text:style-name="T7"> <text:s text:c="15"/></text:span><text:span text:style-name="T23">//</text:span><text:span text:style-name="T7"> </text:span><text:span text:style-name="T23">for</text:span></text:p>
      <text:p text:style-name="КОД"><text:span text:style-name="T7"><text:s text:c="8"/></text:span><text:span text:style-name="T2">Token</text:span>::<text:span text:style-name="T2">Function</text:span>,<text:span text:style-name="T7"> <text:s text:c="10"/></text:span><text:span text:style-name="T23">//</text:span><text:span text:style-name="T7"> </text:span><text:span text:style-name="T23">function</text:span></text:p>
      <text:p text:style-name="КОД"><text:span text:style-name="T7"><text:s text:c="8"/></text:span><text:span text:style-name="T2">Token</text:span>::<text:span text:style-name="T2">If</text:span>,<text:span text:style-name="T7"> <text:s text:c="16"/></text:span><text:span text:style-name="T23">//</text:span><text:span text:style-name="T7"> </text:span><text:span text:style-name="T23">if</text:span></text:p>
      <text:p text:style-name="КОД"><text:span text:style-name="T7"><text:s text:c="8"/></text:span><text:span text:style-name="T2">Token</text:span>::<text:span text:style-name="T2">Implements</text:span>,<text:span text:style-name="T7"> <text:s text:c="8"/></text:span><text:span text:style-name="T23">//</text:span><text:span text:style-name="T7"> </text:span><text:span text:style-name="T23">implements</text:span></text:p>
      <text:p text:style-name="КОД"><text:span text:style-name="T7"><text:s text:c="8"/></text:span><text:span text:style-name="T2">Token</text:span>::<text:span text:style-name="T2">Import</text:span>,<text:span text:style-name="T7"> <text:s text:c="12"/></text:span><text:span text:style-name="T23">//</text:span><text:span text:style-name="T7"> </text:span><text:span text:style-name="T23">import</text:span></text:p>
      <text:p text:style-name="КОД"><text:span text:style-name="T7"><text:s text:c="8"/></text:span><text:span text:style-name="T2">Token</text:span>::<text:span text:style-name="T2">In</text:span>,<text:span text:style-name="T7"> <text:s text:c="16"/></text:span><text:span text:style-name="T23">//</text:span><text:span text:style-name="T7"> </text:span><text:span text:style-name="T23">in</text:span></text:p>
      <text:p text:style-name="КОД"><text:span text:style-name="T7"><text:s text:c="8"/></text:span><text:span text:style-name="T2">Token</text:span>::<text:span text:style-name="T2">Instanceof</text:span>,<text:span text:style-name="T7"> <text:s text:c="8"/></text:span><text:span text:style-name="T23">//</text:span><text:span text:style-name="T7"> </text:span><text:span text:style-name="T23">instanceof</text:span></text:p>
      <text:p text:style-name="КОД"><text:span text:style-name="T7"><text:s text:c="8"/></text:span><text:span text:style-name="T2">Token</text:span>::<text:span text:style-name="T2">Interface</text:span>,<text:span text:style-name="T7"> <text:s text:c="9"/></text:span><text:span text:style-name="T23">//</text:span><text:span text:style-name="T7"> </text:span><text:span text:style-name="T23">interface</text:span></text:p>
      <text:p text:style-name="КОД"><text:span text:style-name="T7"><text:s text:c="8"/></text:span><text:span text:style-name="T2">Token</text:span>::<text:span text:style-name="T2">Let</text:span>,<text:span text:style-name="T7"> <text:s text:c="15"/></text:span><text:span text:style-name="T23">//</text:span><text:span text:style-name="T7"> </text:span><text:span text:style-name="T23">let</text:span></text:p>
      <text:p text:style-name="КОД"><text:span text:style-name="T7"><text:s text:c="8"/></text:span><text:span text:style-name="T2">Token</text:span>::<text:span text:style-name="T2">New</text:span>,<text:span text:style-name="T7"> <text:s text:c="15"/></text:span><text:span text:style-name="T23">//</text:span><text:span text:style-name="T7"> </text:span><text:span text:style-name="T23">new</text:span></text:p>
      <text:p text:style-name="КОД"><text:span text:style-name="T7"><text:s text:c="8"/></text:span><text:span text:style-name="T2">Token</text:span>::<text:span text:style-name="T2">Package</text:span>,<text:span text:style-name="T7"> <text:s text:c="11"/></text:span><text:span text:style-name="T23">//</text:span><text:span text:style-name="T7"> </text:span><text:span text:style-name="T23">package</text:span></text:p>
      <text:p text:style-name="КОД"><text:span text:style-name="T7"><text:s text:c="8"/></text:span><text:span text:style-name="T2">Token</text:span>::<text:span text:style-name="T2">Private</text:span>,<text:span text:style-name="T7"> <text:s text:c="11"/></text:span><text:span text:style-name="T23">//</text:span><text:span text:style-name="T7"> </text:span><text:span text:style-name="T23">private</text:span></text:p>
      <text:p text:style-name="КОД"><text:span text:style-name="T7"><text:s text:c="8"/></text:span><text:span text:style-name="T2">Token</text:span>::<text:span text:style-name="T2">Protected</text:span>,<text:span text:style-name="T7"> <text:s text:c="9"/></text:span><text:span text:style-name="T23">//</text:span><text:span text:style-name="T7"> </text:span><text:span text:style-name="T23">protected</text:span></text:p>
      <text:p text:style-name="КОД"><text:span text:style-name="T7"><text:s text:c="8"/></text:span><text:span text:style-name="T2">Token</text:span>::<text:span text:style-name="T2">Public</text:span>,<text:span text:style-name="T7"> <text:s text:c="12"/></text:span><text:span text:style-name="T23">//</text:span><text:span text:style-name="T7"> </text:span><text:span text:style-name="T23">public</text:span></text:p>
      <text:p text:style-name="КОД"><text:span text:style-name="T7"><text:s text:c="8"/></text:span><text:span text:style-name="T2">Token</text:span>::<text:span text:style-name="T2">Return</text:span>,<text:span text:style-name="T7"> <text:s text:c="12"/></text:span><text:span text:style-name="T23">//</text:span><text:span text:style-name="T7"> </text:span><text:span text:style-name="T23">return</text:span></text:p>
      <text:p text:style-name="КОД"><text:span text:style-name="T7"><text:s text:c="8"/></text:span><text:span text:style-name="T2">Token</text:span>::<text:span text:style-name="T2">Static</text:span>,<text:span text:style-name="T7"> <text:s text:c="12"/></text:span><text:span text:style-name="T23">//</text:span><text:span text:style-name="T7"> </text:span><text:span text:style-name="T23">static</text:span></text:p>
      <text:p text:style-name="КОД"><text:span text:style-name="T7"><text:s text:c="8"/></text:span><text:span text:style-name="T2">Token</text:span>::<text:span text:style-name="T2">Super</text:span>,<text:span text:style-name="T7"> <text:s text:c="13"/></text:span><text:span text:style-name="T23">//</text:span><text:span text:style-name="T7"> </text:span><text:span text:style-name="T23">super</text:span></text:p>
      <text:p text:style-name="КОД"><text:span text:style-name="T7"><text:s text:c="8"/></text:span><text:span text:style-name="T2">Token</text:span>::<text:span text:style-name="T2">Switch</text:span>,<text:span text:style-name="T7"> <text:s text:c="12"/></text:span><text:span text:style-name="T23">//</text:span><text:span text:style-name="T7"> </text:span><text:span text:style-name="T23">switch</text:span></text:p>
      <text:p text:style-name="КОД"><text:soft-page-break/><text:span text:style-name="T7"><text:s text:c="8"/></text:span><text:span text:style-name="T2">Token</text:span>::<text:span text:style-name="T2">This</text:span>,<text:span text:style-name="T7"> <text:s text:c="14"/></text:span><text:span text:style-name="T23">//</text:span><text:span text:style-name="T7"> </text:span><text:span text:style-name="T23">this</text:span></text:p>
      <text:p text:style-name="КОД"><text:span text:style-name="T7"><text:s text:c="8"/></text:span><text:span text:style-name="T2">Token</text:span>::<text:span text:style-name="T2">Throw</text:span>,<text:span text:style-name="T7"> <text:s text:c="13"/></text:span><text:span text:style-name="T23">//</text:span><text:span text:style-name="T7"> </text:span><text:span text:style-name="T23">throw</text:span></text:p>
      <text:p text:style-name="КОД"><text:span text:style-name="T7"><text:s text:c="8"/></text:span><text:span text:style-name="T2">Token</text:span>::<text:span text:style-name="T2">Try</text:span>,<text:span text:style-name="T7"> <text:s text:c="15"/></text:span><text:span text:style-name="T23">//</text:span><text:span text:style-name="T7"> </text:span><text:span text:style-name="T23">try</text:span></text:p>
      <text:p text:style-name="КОД"><text:span text:style-name="T7"><text:s text:c="8"/></text:span><text:span text:style-name="T2">Token</text:span>::<text:span text:style-name="T2">Typeof</text:span>,<text:span text:style-name="T7"> <text:s text:c="12"/></text:span><text:span text:style-name="T23">//</text:span><text:span text:style-name="T7"> </text:span><text:span text:style-name="T23">typeof</text:span></text:p>
      <text:p text:style-name="КОД"><text:span text:style-name="T7"><text:s text:c="8"/></text:span><text:span text:style-name="T2">Token</text:span>::<text:span text:style-name="T2">Var</text:span>,<text:span text:style-name="T7"> <text:s text:c="15"/></text:span><text:span text:style-name="T23">//</text:span><text:span text:style-name="T7"> </text:span><text:span text:style-name="T23">var</text:span></text:p>
      <text:p text:style-name="КОД"><text:span text:style-name="T7"><text:s text:c="8"/></text:span><text:span text:style-name="T2">Token</text:span>::<text:span text:style-name="T2">Void</text:span>,<text:span text:style-name="T7"> <text:s text:c="14"/></text:span><text:span text:style-name="T23">//</text:span><text:span text:style-name="T7"> </text:span><text:span text:style-name="T23">void</text:span></text:p>
      <text:p text:style-name="КОД"><text:span text:style-name="T7"><text:s text:c="8"/></text:span><text:span text:style-name="T2">Token</text:span>::<text:span text:style-name="T2">While</text:span>,<text:span text:style-name="T7"> <text:s text:c="13"/></text:span><text:span text:style-name="T23">//</text:span><text:span text:style-name="T7"> </text:span><text:span text:style-name="T23">while</text:span></text:p>
      <text:p text:style-name="КОД"><text:span text:style-name="T7"><text:s text:c="8"/></text:span><text:span text:style-name="T2">Token</text:span>::<text:span text:style-name="T2">With</text:span>,<text:span text:style-name="T7"> <text:s text:c="14"/></text:span><text:span text:style-name="T23">//</text:span><text:span text:style-name="T7"> </text:span><text:span text:style-name="T23">with</text:span></text:p>
      <text:p text:style-name="КОД"><text:span text:style-name="T7"><text:s text:c="8"/></text:span><text:span text:style-name="T2">Token</text:span>::<text:span text:style-name="T2">Yield</text:span>,<text:span text:style-name="T7"> <text:s text:c="13"/></text:span><text:span text:style-name="T23">//</text:span><text:span text:style-name="T7"> </text:span><text:span text:style-name="T23">yield</text:span></text:p>
      <text:p text:style-name="КОД"><text:span text:style-name="T7"><text:s text:c="8"/></text:span><text:span text:style-name="T2">Token</text:span>::<text:span text:style-name="T2">Dot</text:span>,<text:span text:style-name="T7"> <text:s text:c="15"/></text:span><text:span text:style-name="T23">//</text:span><text:span text:style-name="T7"> </text:span><text:span text:style-name="T23">.</text:span></text:p>
      <text:p text:style-name="КОД"><text:span text:style-name="T7"><text:s text:c="8"/></text:span><text:span text:style-name="T2">Token</text:span>::<text:span text:style-name="T2">LeftParenth</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LeftBrace</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LeftBracket</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RightParenth</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RightBrace</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RightBracket</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Plus</text:span>,<text:span text:style-name="T7"> <text:s text:c="14"/></text:span><text:span text:style-name="T23">//</text:span><text:span text:style-name="T7"> </text:span><text:span text:style-name="T23">+</text:span></text:p>
      <text:p text:style-name="КОД"><text:span text:style-name="T7"><text:s text:c="8"/></text:span><text:span text:style-name="T2">Token</text:span>::<text:span text:style-name="T2">PlusPlus</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MinusMinus</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Caret</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Xor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Exclamatio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NotEqu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NotIdentity</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Asterisk</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Slash</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Percent</text:span>,<text:span text:style-name="T7"> <text:s text:c="11"/></text:span><text:span text:style-name="T23">//</text:span><text:span text:style-name="T7"> </text:span><text:span text:style-name="T23">%</text:span></text:p>
      <text:p text:style-name="КОД"><text:span text:style-name="T7"><text:s text:c="8"/></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8"/></text:span><text:span text:style-name="T2">Token</text:span>::<text:span text:style-name="T2">Less</text:span>,<text:span text:style-name="T7"> <text:s text:c="14"/></text:span><text:span text:style-name="T23">//</text:span><text:span text:style-name="T7"> </text:span><text:span text:style-name="T23">&lt;</text:span></text:p>
      <text:p text:style-name="КОД"><text:span text:style-name="T7"><text:s text:c="8"/></text:span><text:span text:style-name="T2">Token</text:span>::<text:span text:style-name="T2">LessEqual</text:span>,<text:span text:style-name="T7"> <text:s text:c="9"/></text:span><text:span text:style-name="T23">//</text:span><text:span text:style-name="T7"> </text:span><text:span text:style-name="T23">&lt;=</text:span></text:p>
      <text:p text:style-name="КОД"><text:span text:style-name="T7"><text:s text:c="8"/></text:span><text:span text:style-name="T2">Token</text:span>::<text:span text:style-name="T2">LShift</text:span>,<text:span text:style-name="T7"> <text:s text:c="12"/></text:span><text:span text:style-name="T23">//</text:span><text:span text:style-name="T7"> </text:span><text:span text:style-name="T23">&lt;&lt;</text:span></text:p>
      <text:p text:style-name="КОД"><text:span text:style-name="T7"><text:s text:c="8"/></text:span><text:span text:style-name="T2">Token</text:span>::<text:span text:style-name="T2">LShiftAssign</text:span>,<text:span text:style-name="T7"> <text:s text:c="6"/></text:span><text:span text:style-name="T23">//</text:span><text:span text:style-name="T7"> </text:span><text:span text:style-name="T23">&lt;&lt;=</text:span></text:p>
      <text:p text:style-name="КОД"><text:span text:style-name="T7"><text:s text:c="8"/></text:span><text:span text:style-name="T2">Token</text:span>::<text:span text:style-name="T2">Greater</text:span>,<text:span text:style-name="T7"> <text:s text:c="11"/></text:span><text:span text:style-name="T23">//</text:span><text:span text:style-name="T7"> </text:span><text:span text:style-name="T23">&gt;</text:span></text:p>
      <text:p text:style-name="КОД"><text:span text:style-name="T7"><text:s text:c="8"/></text:span><text:span text:style-name="T2">Token</text:span>::<text:span text:style-name="T2">GreaterEqual</text:span>,<text:span text:style-name="T7"> <text:s text:c="6"/></text:span><text:span text:style-name="T23">//</text:span><text:span text:style-name="T7"> </text:span><text:span text:style-name="T23">&gt;=</text:span></text:p>
      <text:p text:style-name="КОД"><text:span text:style-name="T7"><text:s text:c="8"/></text:span><text:span text:style-name="T2">Token</text:span>::<text:span text:style-name="T2">RShift</text:span>,<text:span text:style-name="T7"> <text:s text:c="12"/></text:span><text:span text:style-name="T23">//</text:span><text:span text:style-name="T7"> </text:span><text:span text:style-name="T23">&gt;&gt;</text:span></text:p>
      <text:p text:style-name="КОД"><text:span text:style-name="T7"><text:s text:c="8"/></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8"/></text:span><text:span text:style-name="T2">Token</text:span>::<text:span text:style-name="T2">RShiftZero</text:span>,<text:span text:style-name="T7"> <text:s text:c="8"/></text:span><text:span text:style-name="T23">//</text:span><text:span text:style-name="T7"> </text:span><text:span text:style-name="T23">&gt;&gt;&gt;</text:span></text:p>
      <text:p text:style-name="КОД"><text:span text:style-name="T7"><text:s text:c="8"/></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8"/></text:span><text:span text:style-name="T2">Token</text:span>::<text:span text:style-name="T2">Assign</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Equal</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Identity</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Ampersand</text:span>,<text:span text:style-name="T7"> <text:s text:c="9"/></text:span><text:span text:style-name="T23">//</text:span><text:span text:style-name="T7"> </text:span><text:span text:style-name="T23">&amp;</text:span></text:p>
      <text:p text:style-name="КОД"><text:span text:style-name="T7"><text:s text:c="8"/></text:span><text:span text:style-name="T2">Token</text:span>::<text:span text:style-name="T2">LogicalAnd</text:span>,<text:span text:style-name="T7"> <text:s text:c="8"/></text:span><text:span text:style-name="T23">//</text:span><text:span text:style-name="T7"> </text:span><text:span text:style-name="T23">&amp;&amp;</text:span></text:p>
      <text:p text:style-name="КОД"><text:span text:style-name="T7"><text:s text:c="8"/></text:span><text:span text:style-name="T2">Token</text:span>::<text:span text:style-name="T2">BitAndAssign</text:span>,<text:span text:style-name="T7"> <text:s text:c="6"/></text:span><text:span text:style-name="T23">//</text:span><text:span text:style-name="T7"> </text:span><text:span text:style-name="T23">&amp;=</text:span></text:p>
      <text:p text:style-name="КОД"><text:span text:style-name="T7"><text:s text:c="8"/></text:span><text:span text:style-name="T2">Token</text:span>::<text:span text:style-name="T2">Vertic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LogicalOr</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BitOr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BitNot</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Question</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Colon</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Comma</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emicolon</text:span>,<text:span text:style-name="T7"> <text:s text:c="9"/></text:span><text:span text:style-name="T23">//</text:span><text:span text:style-name="T7"> </text:span><text:span text:style-name="T23">;</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2">int</text:span><text:span text:style-name="T7"> </text:span><text:span text:style-name="T13">n</text:span><text:span text:style-name="T7"> </text:span>=<text:span text:style-name="T7"> </text:span><text:span text:style-name="T32">sizeof</text:span><text:span text:style-name="T7"> </text:span>(<text:span text:style-name="T13">tokens</text:span>)<text:span text:style-name="T7"> </text:span>/<text:span text:style-name="T7"> </text:span><text:span text:style-name="T32">sizeof</text:span>(<text:span text:style-name="T2">Token</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6">Мы написали очень много кода, и к</text:span>онечно же, без ошибок не обойдётся, исправим всё и добьёмся того, чтобы тест прошёл. <text:span text:style-name="T76">В частности, ошибки обнаружились в распознавании точки </text:span><text:span text:style-name="T77">и, соответственно, действительного числа,</text:span><text:span text:style-name="T76">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8">Добавим в класс Lexer_Test несколько методов:</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span text:style-name="T7"><text:s text:c="4"/></text:span><text:span text:style-name="T32">void</text:span><text:span text:style-name="T7"> </text:span><text:span text:style-name="T19">test_realNumbers</text:span>();</text:p>
      <text:p text:style-name="КОД"><text:span text:style-name="T7"><text:s text:c="4"/></text:span><text:span text:style-name="T32">void</text:span><text:span text:style-name="T7"> </text:span><text:span text:style-name="T19">test_intNumbers</text:span>();</text:p>
      <text:p text:style-name="КОД"><text:span text:style-name="T7"><text:s text:c="4"/></text:span><text:span text:style-name="T32">void</text:span><text:span text:style-name="T7"> </text:span><text:span text:style-name="T19">test_identifiers</text:span>();</text:p>
      <text:p text:style-name="КОД">};</text:p>
      <text:p text:style-name="Horizontal_20_Line"/>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test_realNumbers</text:span>();</text:p>
      <text:p text:style-name="КОД"><text:span text:style-name="T7"><text:s text:c="4"/></text:span><text:span text:style-name="T18">test_intNumbers</text:span>();</text:p>
      <text:p text:style-name="КОД"><text:span text:style-name="T7"><text:s text:c="4"/></text:span><text:span text:style-name="T18">test_identifiers</text:span>();</text:p>
      <text:p text:style-name="КОД"><text:span text:style-name="T7"><text:s text:c="4"/></text:span><text:span text:style-name="T18">cleanupTestCase</text:span>();</text:p>
      <text:p text:style-name="P316">}</text:p>
      <text:p text:style-name="P317">.........</text:p>
      <text:p text:style-name="КОД"><text:span text:style-name="T32">void</text:span><text:span text:style-name="T7"> </text:span><text:span text:style-name="T2">Lexer_Test</text:span>::<text:span text:style-name="T19">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3">U"1234.5</text:span><text:span text:style-name="T7"> </text:span><text:span text:style-name="T23">6.78</text:span><text:span text:style-name="T7"> </text:span><text:span text:style-name="T23">.89E-11</text:span><text:span text:style-name="T7"> </text:span><text:span text:style-name="T23">0.12e+5</text:span><text:span text:style-name="T7"> </text:span><text:span text:style-name="T23">0.0034</text:span><text:span text:style-name="T7"> </text:span><text:span text:style-name="T23">345E+9"</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E-11"</text:span>,<text:span text:style-name="T7"> </text:span><text:span text:style-name="T23">U"0.12e+5"</text:span>,<text:span text:style-name="T7"> </text:span><text:span text:style-name="T23">U"0.0034"</text:span>,<text:span text:style-name="T7"> </text:span><text:span text:style-name="T23">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Real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3">U"12345 678 8911 125 34 3454"</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11"</text:span>,<text:span text:style-name="T7"> </text:span><text:span text:style-name="T23">U"125"</text:span>,<text:span text:style-name="T7"> </text:span><text:span text:style-name="T23">U"34"</text:span>,<text:span text:style-name="T7"> </text:span><text:span text:style-name="T23">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Integer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text:span text:style-name="T2">Lexer_Test</text:span>::<text:span text:style-name="T19">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3">U"for</text:span><text:span text:style-name="T7"> </text:span><text:span text:style-name="T23">id</text:span><text:span text:style-name="T7"> </text:span><text:span text:style-name="T23">theClass</text:span><text:span text:style-name="T7"> </text:span><text:span text:style-name="T23">in</text:span><text:span text:style-name="T7"> </text:span><text:span text:style-name="T23">myArray"</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5</text:span>;</text:p>
      <text:p text:style-name="КОД"><text:span text:style-name="T7"><text:s text:c="4"/></text:span><text:span text:style-name="T32">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Ids</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Ids</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9">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9">'</text:span>одинарные<text:span text:style-name="T79">'</text:span>, "двойные" или <text:span text:style-name="T79">`</text:span>обратные<text:span text:style-name="T79">`</text:span> кавычки. <text:span text:style-name="T79">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70">"Этот текст</text:p>
      <text:p text:style-name="P370">занимает несколько</text:p>
      <text:p text:style-name="P369">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1">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2">void</text:span><text:span text:style-name="T7"> </text:span><text:span text:style-name="T2">Lexer_Test</text:span>::<text:span text:style-name="T19">test_quotedString</text:span>()</text:p>
      <text:p text:style-name="КОД">{</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2">u32string</text:span><text:span text:style-name="T7"> </text:span><text:span text:style-name="T13">strCode</text:span>[<text:span text:style-name="T29">6</text:span>]<text:span text:style-name="T7"> </text:span>=<text:span text:style-name="T7"> </text:span>{</text:p>
      <text:p text:style-name="КОД"><text:soft-page-break/><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9">6</text:span>]<text:span text:style-name="T7"> </text:span>=<text:span text:style-name="T7"> </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9">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3">//</text:span><text:span text:style-name="T7"> </text:span><text:span text:style-name="T23">это</text:span><text:span text:style-name="T7"> </text:span><text:span text:style-name="T23">генератор</text:span><text:span text:style-name="T7"> </text:span><text:span text:style-name="T23">нормальных</text:span><text:span text:style-name="T7"> </text:span><text:span text:style-name="T23">строк,</text:span><text:span text:style-name="T7"> </text:span><text:span text:style-name="T23">используйте</text:span><text:span text:style-name="T7"> </text:span><text:span text:style-name="T23">его</text:span><text:span text:style-name="T7"> </text:span><text:span text:style-name="T23">для</text:span><text:span text:style-name="T7"> </text:span><text:span text:style-name="T23">вывода</text:span><text:span text:style-name="T7"> </text:span><text:span text:style-name="T23">в</text:span><text:span text:style-name="T7"> </text:span><text:span text:style-name="T23">терминал</text:span></text:p>
      <text:p text:style-name="КОД"><text:span text:style-name="T7"><text:s text:c="4"/></text:span><text:span text:style-name="T23">//</text:span><text:span text:style-name="T7"> </text:span><text:span text:style-name="T23">и</text:span><text:span text:style-name="T7"> </text:span><text:span text:style-name="T23">создания</text:span><text:span text:style-name="T7"> </text:span><text:span text:style-name="T23">массива</text:span><text:span text:style-name="T7"> </text:span><text:span text:style-name="T23">strCodePattern[],</text:span><text:span text:style-name="T7"> </text:span><text:span text:style-name="T23">который</text:span><text:span text:style-name="T7"> </text:span><text:span text:style-name="T23">используется</text:span><text:span text:style-name="T7"> </text:span><text:span text:style-name="T23">для</text:span><text:span text:style-name="T7"> </text:span><text:span text:style-name="T23">проверки</text:span></text:p>
      <text:p text:style-name="КОД"><text:span text:style-name="T7"><text:s text:c="4"/></text:span><text:span text:style-name="T23">//</text:span><text:span text:style-name="T7"> </text:span><text:span text:style-name="T23">возвращаемой</text:span><text:span text:style-name="T7"> </text:span><text:span text:style-name="T23">лексемы</text:span></text:p>
      <text:p text:style-name="КОД"><text:span text:style-name="T7"><text:s text:c="4"/></text:span><text:span text:style-name="T23">//</text:span><text:span text:style-name="T7"> </text:span><text:span text:style-name="T23">но</text:span><text:span text:style-name="T7"> </text:span><text:span text:style-name="T23">их</text:span><text:span text:style-name="T7"> </text:span><text:span text:style-name="T23">нужно</text:span><text:span text:style-name="T7"> </text:span><text:span text:style-name="T23">чуть</text:span><text:span text:style-name="T7"> </text:span><text:span text:style-name="T23">исправить,</text:span><text:span text:style-name="T7"> </text:span><text:span text:style-name="T23">чтобы</text:span><text:span text:style-name="T7"> </text:span><text:span text:style-name="T23">экранировать</text:span><text:span text:style-name="T7"> </text:span><text:span text:style-name="T23">в</text:span><text:span text:style-name="T7"> </text:span><text:span text:style-name="T23">C++</text:span><text:span text:style-name="T7"> </text:span><text:span text:style-name="T23">коде</text:span></text:p>
      <text:p text:style-name="КОД"><text:span text:style-name="T7"><text:s text:c="4"/></text:span><text:span text:style-name="T23">/*for</text:span><text:span text:style-name="T7"> </text:span><text:span text:style-name="T23">(auto</text:span><text:span text:style-name="T7"> </text:span><text:span text:style-name="T23">&amp;s</text:span><text:span text:style-name="T7"> </text:span><text:span text:style-name="T23">:</text:span><text:span text:style-name="T7"> </text:span><text:span text:style-name="T23">strCode)</text:span><text:span text:style-name="T7"> </text:span><text:span text:style-name="T23">{</text:span></text:p>
      <text:p text:style-name="КОД"><text:span text:style-name="T7"><text:s text:c="8"/></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cout</text:span><text:span text:style-name="T7"> </text:span><text:span text:style-name="T23">&lt;&lt;</text:span><text:span text:style-name="T7"> </text:span><text:span text:style-name="T23">converter.to_bytes(s)</text:span><text:span text:style-name="T7"> </text:span><text:span text:style-name="T23">&lt;&lt;</text:span><text:span text:style-name="T7"> </text:span><text:span text:style-name="T23">","</text:span><text:span text:style-name="T7"> </text:span><text:span text:style-name="T23">&lt;&lt;</text:span><text:span text:style-name="T7"> </text:span><text:span text:style-name="T23">endl;</text:span></text:p>
      <text:p text:style-name="КОД"><text:span text:style-name="T7"><text:s text:c="4"/></text:span><text:span text:style-name="T23">}*/</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8">next</text:span>();</text:p>
      <text:p text:style-name="КОД"><text:span text:style-name="T7"><text:s text:c="8"/></text:span><text:span text:style-name="T29">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3">//</text:span><text:span text:style-name="T7"> </text:span><text:span text:style-name="T23">это</text:span><text:span text:style-name="T7"> </text:span><text:span text:style-name="T23">оставим</text:span><text:span text:style-name="T7"> </text:span><text:span text:style-name="T23">для</text:span><text:span text:style-name="T7"> </text:span><text:span text:style-name="T23">отладочного</text:span><text:span text:style-name="T7"> </text:span><text:span text:style-name="T23">вывода</text:span></text:p>
      <text:p text:style-name="КОД"><text:span text:style-name="T7"><text:s text:c="8"/></text:span><text:span text:style-name="T23">//</text:span><text:span text:style-name="T7"> </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text:span><text:span text:style-name="T7"> </text:span><text:span text:style-name="T23">cout</text:span><text:span text:style-name="T7"> </text:span><text:span text:style-name="T23">&lt;&lt;</text:span><text:span text:style-name="T7"> </text:span><text:span text:style-name="T23">converter.to_bytes(lexer.tokenText())</text:span><text:span text:style-name="T7"> </text:span><text:span text:style-name="T23">&lt;&lt;</text:span><text:span text:style-name="T7"> </text:span><text:span text:style-name="T23">endl;</text:span></text:p>
      <text:p text:style-name="КОД"><text:span text:style-name="T7"><text:s text:c="8"/></text:span><text:span text:style-name="T29">assert</text:span>(<text:span text:style-name="T13">lexer</text:span>.<text:span text:style-name="T18">tokenText</text:span>()<text:span text:style-name="T7"> </text:span><text:span text:style-name="T18">==</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2">Здесь мы выбрали несколько вариантов строк </text:span><text:span text:style-name="T84">и охватили варианты как с экранированием внутри строки, так и без него</text:span><text:span text:style-name="T82">. </text:span><text:span text:style-name="T83">Закомментированный цикл нужен для формирования тестовых фрагментов. Для запуска вызовем метод </text:span>test_quotedString(); <text:span text:style-name="T83">в Lexer_Test::run().</text:span></text:p>
      <text:p text:style-name="P69">Реализация считывания строки такова:</text:p>
      <text:p text:style-name="КОД"><text:span text:style-name="T32">void</text:span><text:span text:style-name="T7"> </text:span><text:span text:style-name="T2">Lexer</text:span>::<text:span text:style-name="T19">readQuotedString</text:span>(<text:span text:style-name="T32">int</text:span><text:span text:style-name="T7"> </text:span><text:span text:style-name="T13">firstQuote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29">assert</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p>
      <text:p text:style-name="КОД"><text:span text:style-name="T7"><text:s text:c="4"/></text:span><text:span text:style-name="T32">switch</text:span><text:span text:style-name="T7"> </text:span>(<text:span text:style-name="T13">firstQuoteChar</text:span>)<text:span text:style-name="T7"> </text:span>{</text:p>
      <text:p text:style-name="КОД"><text:span text:style-name="T7"><text:s text:c="4"/></text:span><text:span text:style-name="T32">case</text:span><text:span text:style-name="T7"> </text:span><text:span text:style-name="T23">'\"'</text:span>:</text:p>
      <text:p text:style-name="КОД"><text:span text:style-name="T7"><text:s text:c="4"/></text:span><text:span text:style-name="T32">case</text:span><text:span text:style-name="T7"> </text:span><text:span text:style-name="T23">'\''</text:span>:</text:p>
      <text:p text:style-name="КОД"><text:span text:style-name="T7"><text:s text:c="8"/></text:span><text:span text:style-name="T48">_token</text:span><text:span text:style-name="T7"> </text:span>=<text:span text:style-name="T7"> </text:span><text:span text:style-name="T2">Token</text:span>::<text:span text:style-name="T2">QuotedString</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3">'`'</text:span>:</text:p>
      <text:p text:style-name="КОД"><text:soft-page-break/><text:span text:style-name="T7"><text:s text:c="8"/></text:span><text:span text:style-name="T48">_token</text:span><text:span text:style-name="T7"> </text:span>=<text:span text:style-name="T7"> </text:span><text:span text:style-name="T2">Token</text:span>::<text:span text:style-name="T2">BackQuotedString</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6"/></text:span><text:span text:style-name="T18">unexpectedEnd</text:span>();</text:p>
      <text:p text:style-name="КОД"><text:span text:style-name="T7"><text:s text:c="12"/></text:span><text:span text:style-name="T29">PUSH</text:span>(<text:span text:style-name="T18">escapeChar</text:span>(<text:span text:style-name="T13">c</text:span>));</text:p>
      <text:p text:style-name="КОД"><text:span text:style-name="T7"><text:s text:c="12"/></text:span><text:span text:style-name="T32">continue</text:span>;</text:p>
      <text:p text:style-name="КОД"><text:span text:style-name="T7"><text:s text:c="8"/></text:span>}</text:p>
      <text:p text:style-name="КОД"><text:span text:style-name="T7"><text:s text:c="8"/></text:span><text:span text:style-name="T32">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2">break</text:span>;<text:span text:style-name="T7"> </text:span><text:span text:style-name="T23">//</text:span><text:span text:style-name="T7"> </text:span><text:span text:style-name="T23">строка</text:span><text:span text:style-name="T7"> </text:span><text:span text:style-name="T23">закрыта</text:span></text:p>
      <text:p text:style-name="КОД"><text:span text:style-name="T7"><text:s text:c="8"/></text:span>}</text:p>
      <text:p text:style-name="КОД"><text:span text:style-name="T7"><text:s text:c="8"/></text:span><text:span text:style-name="T29">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2">int</text:span><text:span text:style-name="T7"> </text:span><text:span text:style-name="T2">Lexer</text:span>::<text:span text:style-name="T19">escapeChar</text:span>(<text:span text:style-name="T32">int</text:span><text:span text:style-name="T7"> </text:span><text:span text:style-name="T13">charCode</text:span>)</text:p>
      <text:p text:style-name="КОД">{</text:p>
      <text:p text:style-name="КОД"><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3">'r'</text:span>:<text:span text:style-name="T7"> </text:span><text:span text:style-name="T32">return</text:span><text:span text:style-name="T7"> </text:span><text:span text:style-name="T23">'\r'</text:span>;</text:p>
      <text:p text:style-name="КОД"><text:span text:style-name="T7"><text:s text:c="4"/></text:span><text:span text:style-name="T32">case</text:span><text:span text:style-name="T7"> </text:span><text:span text:style-name="T23">'n'</text:span>:<text:span text:style-name="T7"> </text:span><text:span text:style-name="T32">return</text:span><text:span text:style-name="T7"> </text:span><text:span text:style-name="T23">'\n'</text:span>;</text:p>
      <text:p text:style-name="КОД"><text:span text:style-name="T7"><text:s text:c="4"/></text:span><text:span text:style-name="T32">case</text:span><text:span text:style-name="T7"> </text:span><text:span text:style-name="T23">'t'</text:span>:<text:span text:style-name="T7"> </text:span><text:span text:style-name="T32">return</text:span><text:span text:style-name="T7"> </text:span><text:span text:style-name="T23">'\t'</text:span>;</text:p>
      <text:p text:style-name="КОД"><text:span text:style-name="T7"><text:s text:c="4"/></text:span><text:span text:style-name="T32">case</text:span><text:span text:style-name="T7"> </text:span><text:span text:style-name="T23">'v'</text:span>:<text:span text:style-name="T7"> </text:span><text:span text:style-name="T32">return</text:span><text:span text:style-name="T7"> </text:span><text:span text:style-name="T23">'\v'</text:span>;</text:p>
      <text:p text:style-name="КОД"><text:span text:style-name="T7"><text:s text:c="4"/></text:span><text:span text:style-name="T32">case</text:span><text:span text:style-name="T7"> </text:span><text:span text:style-name="T23">'f'</text:span>:<text:span text:style-name="T7"> </text:span><text:span text:style-name="T32">return</text:span><text:span text:style-name="T7"> </text:span><text:span text:style-name="T23">'\f'</text:span>;</text:p>
      <text:p text:style-name="КОД"><text:span text:style-name="T7"><text:s text:c="4"/></text:span><text:span text:style-name="T32">case</text:span><text:span text:style-name="T7"> </text:span><text:span text:style-name="T23">'b'</text:span>:<text:span text:style-name="T7"> </text:span><text:span text:style-name="T32">return</text:span><text:span text:style-name="T7"> </text:span><text:span text:style-name="T23">'\b'</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default</text:span>:</text:p>
      <text:p text:style-name="КОД"><text:span text:style-name="T7"><text:s text:c="8"/></text:span><text:span text:style-name="T18">warning</text:span>(<text:span text:style-name="T23">"Unknown escape sequenc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9">PUSH</text:span>(<text:span text:style-name="T13">c</text:span>);, потому что сама кавычка нам не нужна:</text:p>
      <text:p text:style-name="КОД"><text:span text:style-name="T32">switch</text:span><text:span text:style-name="T7"> </text:span>(<text:span text:style-name="T13">c</text:span>)<text:span text:style-name="T7"> </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7"><text:s text:c="4"/></text:span><text:span text:style-name="T18">readQuotedString</text:span>(<text:span text:style-name="T13">c</text:span>);</text:p>
      <text:p text:style-name="КОД"><text:span text:style-name="T7"><text:s text:c="4"/></text:span><text:span text:style-name="T32">return</text:span><text:span text:style-name="T7"> </text:span><text:span text:style-name="T18">currentToken</text:span>();</text:p>
      <text:p text:style-name="КОД">}</text:p>
      <text:p text:style-name="КОД"><text:span text:style-name="T29">PUSH</text:span>(<text:span text:style-name="T13">c</text:span>);</text:p>
      <text:p text:style-name="КОД"><text:span text:style-name="T32">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7">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9">ifndef</text:span><text:span text:style-name="T7"> </text:span><text:span text:style-name="T29">SIMPLEEXPRESSION_TEST_H</text:span></text:p>
      <text:p text:style-name="КОД">#<text:span text:style-name="T29">define</text:span><text:span text:style-name="T7"> </text:span><text:span text:style-name="T29">SIMPLEEXPRESSION_TEST_H</text:span></text:p>
      <text:p text:style-name="КОД"><text:span text:style-name="T32">class</text:span><text:span text:style-name="T7"> </text:span><text:span text:style-name="T3">SimpleExpression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simpleAssign</text:span>();</text:p>
      <text:p text:style-name="КОД">};</text:p>
      <text:p text:style-name="КОД">#<text:span text:style-name="T29">endif</text:span><text:span text:style-name="T7"> </text:span><text:span text:style-name="T23">//</text:span><text:span text:style-name="T7"> </text:span><text:span text:style-name="T23">SIMPLEEXPRESSION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simpleexpression_test.h"</text:span></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SimpleExpression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simpleAssign</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SimpleExpression_Test</text:span>::<text:span text:style-name="T19">initTestCase</text:span>()</text:p>
      <text:p text:style-name="КОД">{</text:p>
      <text:p text:style-name="КОД">}</text:p>
      <text:p text:style-name="КОД"><text:span text:style-name="T32">void</text:span><text:span text:style-name="T7"> </text:span><text:span text:style-name="T2">SimpleExpression_Test</text:span>::<text:span text:style-name="T19">cleanupTestCase</text:span>()</text:p>
      <text:p text:style-name="КОД">{</text:p>
      <text:p text:style-name="КОД">}</text:p>
      <text:p text:style-name="КОД"><text:span text:style-name="T32">void</text:span><text:span text:style-name="T7"> </text:span><text:span text:style-name="T2">SimpleExpression_Test</text:span>::<text:span text:style-name="T19">test_simpleAssign</text:spa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29">include</text:span><text:span text:style-name="T7"> </text:span><text:span text:style-name="T23">"simpleexpression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oft-page-break/><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5">обавим в него способность правильного разбора арифметических выражений. </text:span><text:span text:style-name="T86">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8">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3">';'</text:span><text:span text:style-name="T7"> </text:span><text:span text:style-name="T13">StatementList</text:span></text:p>
      <text:p text:style-name="КОД"><text:span text:style-name="T7"><text:s text:c="14"/></text:span>|</text:p>
      <text:p text:style-name="КОД"><text:span text:style-name="T7"><text:s text:c="14"/></text:span>;</text:p>
      <text:p text:style-name="P318"/>
      <text:p text:style-name="P79">означает, что нетерминал StatementList может быть Statement (т. е. инструкцией), либо списком инструкций, разделённых точкой с запятой. <text:span text:style-name="T94">В том числе и пустой строкой.</text:span></text:p>
      <text:p text:style-name="P80">Инструкция</text:p>
      <text:p text:style-name="P320">Statement : AssignStatement</text:p>
      <text:p text:style-name="P319"><text:s text:c="10"/>;</text:p>
      <text:p text:style-name="P80">может быть пока только инструкцией присваивания:</text:p>
      <text:p text:style-name="P320">AssignStatement : Variable Assign Expression</text:p>
      <text:p text:style-name="P321"><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20">Variable : Identifier</text:p>
      <text:p text:style-name="P321"><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9">а</text:span> <text:span text:style-name="T89">файл с грамматикой будет актуальной документацией.</text:span></text:p>
      <text:p text:style-name="P83">Начнём с самого внутреннего правила:</text:p>
      <text:p text:style-name="КОД"><text:span text:style-name="T32">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8">_lexer</text:span><text:span text:style-name="T18">-&gt;next</text:span>();</text:p>
      <text:p text:style-name="КОД"><text:span text:style-name="T7"><text:s text:c="4"/></text:span><text:span text:style-name="T32">switch</text:span><text:span text:style-name="T7"> </text:span>(<text:span text:style-name="T13">t</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32">break</text:span>;</text:p>
      <text:p text:style-name="КОД"><text:soft-page-break/><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22"><text:span text:style-name="T18">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24">Term : Factor</text:p>
      <text:p text:style-name="P324"><text:s text:c="5"/>| Term '*' Factor</text:p>
      <text:p text:style-name="P324"><text:s text:c="5"/>| Term '/' Factor</text:p>
      <text:p text:style-name="P323"><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23">Term '*' Factor</text:p>
      <text:p text:style-name="P86">Однако, в свою очередь это правило само является Term, т. е.:</text:p>
      <text:p text:style-name="P323">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48">_lexer</text:span><text:span text:style-name="T18">-&gt;next</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0">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на</text:span><text:span text:style-name="T7"> </text:span><text:span text:style-name="T29">совпадение</text:span><text:span text:style-name="T7"> </text:span><text:span text:style-name="T29">текущий</text:span><text:span text:style-name="T7"> </text:span><text:span text:style-name="T29">токен</text:span><text:span text:style-name="T7"> </text:span><text:span text:style-name="T29">с</text:span><text:span text:style-name="T7"> </text:span><text:span text:style-name="T29">указанным</text:span><text:span text:style-name="T7"> </text:span><text:span text:style-name="T29">токеном</text:span></text:p>
      <text:p text:style-name="КОД"><text:span text:style-name="T7"><text:s/></text:span><text:span text:style-name="T29">*</text:span><text:span text:style-name="T7"> <text:s text:c="7"/></text:span><text:span text:style-name="T29">и</text:span><text:span text:style-name="T7"> </text:span><text:span text:style-name="T29">в</text:span><text:span text:style-name="T7"> </text:span><text:span text:style-name="T29">случае</text:span><text:span text:style-name="T7"> </text:span><text:span text:style-name="T29">ошибки</text:span><text:span text:style-name="T7"> </text:span><text:span text:style-name="T29">выбрасывает</text:span><text:span text:style-name="T7"> </text:span><text:span text:style-name="T29">исключение,</text:span><text:span text:style-name="T7"> </text:span><text:span text:style-name="T29">в</text:span><text:span text:style-name="T7"> </text:span><text:span text:style-name="T29">случае</text:span></text:p>
      <text:p text:style-name="КОД"><text:span text:style-name="T7"><text:s/></text:span><text:span text:style-name="T29">*</text:span><text:span text:style-name="T7"> <text:s text:c="7"/></text:span><text:span text:style-name="T29">успеха</text:span><text:span text:style-name="T7"> </text:span><text:span text:style-name="T29">считывает</text:span><text:span text:style-name="T7"> </text:span><text:span text:style-name="T29">следующий</text:span><text:span text:style-name="T7"> </text:span><text:span text:style-name="T29">токен.</text:span></text:p>
      <text:p text:style-name="КОД"><text:span text:style-name="T7"><text:s/></text:span><text:span text:style-name="T29">*</text:span><text:span text:style-name="T7"> </text:span><text:span text:style-name="T31">@param</text:span><text:span text:style-name="T7"> </text:span><text:span text:style-name="T29">t</text:span><text:span text:style-name="T7"> </text:span><text:span text:style-name="T29">токен,</text:span><text:span text:style-name="T7"> </text:span><text:span text:style-name="T29">с</text:span><text:span text:style-name="T7"> </text:span><text:span text:style-name="T29">которым</text:span><text:span text:style-name="T7"> </text:span><text:span text:style-name="T29">должен</text:span><text:span text:style-name="T7"> </text:span><text:span text:style-name="T29">совпадать</text:span><text:span text:style-name="T7"> </text:span><text:span text:style-name="T29">текущий</text:span><text:span text:style-name="T7"> </text:span><text:span text:style-name="T29">символ</text:span></text:p>
      <text:p text:style-name="КОД"><text:span text:style-name="T7"><text:s/></text:span><text:span text:style-name="T29">*/</text:span></text:p>
      <text:p text:style-name="КОД"><text:span text:style-name="T32">void</text:span><text:span text:style-name="T7"> </text:span><text:span text:style-name="T19">match</text:span>(<text:span text:style-name="T2">Token</text:span><text:span text:style-name="T7"> </text:span><text:span text:style-name="T13">t</text:span>);</text:p>
      <text:p text:style-name="КОД">/**</text:p>
      <text:p text:style-name="КОД"><text:span text:style-name="T7"><text:s/></text:span><text:span text:style-name="T29">*</text:span><text:span text:style-name="T7"> </text:span><text:span text:style-name="T31">@brief</text:span><text:span text:style-name="T7"> </text:span><text:span text:style-name="T29">Читает</text:span><text:span text:style-name="T7"> </text:span><text:span text:style-name="T29">следующий</text:span><text:span text:style-name="T7"> </text:span><text:span text:style-name="T29">токен</text:span></text:p>
      <text:p text:style-name="КОД"><text:span text:style-name="T7"><text:s/></text:span><text:span text:style-name="T29">*/</text:span></text:p>
      <text:p text:style-name="КОД"><text:span text:style-name="T32">void</text:span><text:span text:style-name="T7"> </text:span><text:span text:style-name="T19">next</text:span>();</text:p>
      <text:p text:style-name="КОД">/**</text:p>
      <text:p text:style-name="КОД"><text:span text:style-name="T7"><text:s/></text:span><text:span text:style-name="T29">*</text:span><text:span text:style-name="T7"> </text:span><text:span text:style-name="T31">@brief</text:span><text:span text:style-name="T7"> </text:span><text:span text:style-name="T29">Возвращает</text:span><text:span text:style-name="T7"> </text:span><text:span text:style-name="T29">текущий</text:span><text:span text:style-name="T7"> </text:span><text:span text:style-name="T29">токен</text:span><text:span text:style-name="T7"> </text:span><text:span text:style-name="T29">лексического</text:span><text:span text:style-name="T7"> </text:span><text:span text:style-name="T29">анализатора.</text:span></text:p>
      <text:p text:style-name="КОД"><text:span text:style-name="T7"><text:s/></text:span><text:span text:style-name="T29">*/</text:span></text:p>
      <text:p text:style-name="КОД"><text:span text:style-name="T2">Token</text:span><text:span text:style-name="T7"> </text:span><text:span text:style-name="T19">lookahead</text:span>();</text:p>
      <text:p text:style-name="Horizontal_20_Line"/>
      <text:p text:style-name="КОД"><text:span text:style-name="T32">void</text:span><text:span text:style-name="T7"> </text:span>Parser::match(Token<text:span text:style-name="T7"> </text:span>t)</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t</text:span>)</text:p>
      <text:p text:style-name="КОД"><text:span text:style-name="T7"><text:s text:c="8"/></text:span><text:span text:style-name="T18">expected</text:span>(<text:span text:style-name="T13">t</text:span>);</text:p>
      <text:p text:style-name="КОД"><text:span text:style-name="T7"><text:s text:c="4"/></text:span><text:span text:style-name="T18">next</text:span>();</text:p>
      <text:p text:style-name="КОД">}</text:p>
      <text:p text:style-name="КОД"><text:span text:style-name="T2">Token</text:span><text:span text:style-name="T7"> </text:span><text:span text:style-name="T2">Parser</text:span>::<text:span text:style-name="T19">next</text:span>()</text:p>
      <text:p text:style-name="КОД">{</text:p>
      <text:p text:style-name="КОД"><text:span text:style-name="T7"><text:s text:c="4"/></text:span><text:span text:style-name="T32">return</text:span><text:span text:style-name="T7"> </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Horizontal_20_Line"/>
      <text:p text:style-name="P90">Для чтения текущего токена используем lookahead(). <text:span text:style-name="T91">Функция next() - упрощённая версия match(), когда нам не нужно проверять текущий токен. </text:span><text:span text:style-name="T92">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3">Тогда исправим наши правила:</text:span></text:p>
      <text:p text:style-name="КОД"><text:span text:style-name="T32">void</text:span><text:span text:style-name="T7"> </text:span>Parser::Term()</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32">switch</text:span><text:span text:style-name="T7"> </text:span>(<text:span text:style-name="T18">lookahead</text:span>())<text:span text:style-name="T7"> </text:span>{</text:p>
      <text:p text:style-name="КОД"><text:soft-page-break/><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18">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2">void</text:span><text:span text:style-name="T7"> </text:span><text:span text:style-name="T2">Parser</text:span>::<text:span text:style-name="T19">Variable</text:span>()</text:p>
      <text:p text:style-name="КОД">{</text:p>
      <text:p text:style-name="КОД"><text:span text:style-name="T7"><text:s text:c="4"/></text:span><text:span text:style-name="T18">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2">void</text:span><text:span text:style-name="T7"> </text:span><text:span text:style-name="T2">Parser</text:span>::<text:span text:style-name="T19">Statement</text:span>()</text:p>
      <text:p text:style-name="КОД">{</text:p>
      <text:p text:style-name="КОД"><text:span text:style-name="T7"><text:s text:c="4"/></text:span><text:span text:style-name="T18">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2">void</text:span><text:span text:style-name="T7"> </text:span>Parser::StatementList()</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5">Правила закончены. Изменим метод parse():</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8">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P95">Откроем simpleexpression_test.cpp и добавим ещё несколько тестов:</text:p>
      <text:p text:style-name="КОД"><text:span text:style-name="T32">void</text:span><text:span text:style-name="T7"> </text:span>SimpleExpression_Test::test_simpleAssig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5">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0">Чтобы производить вычисления, нам </text:span>предстоит генерировать промежуточный код, который будет создавать много <text:span text:style-name="T100">временных</text:span> переменных, а для их хранения нужны таблицы символов. <text:span text:style-name="T100">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6">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1">хранилище объектного </text:span>код<text:span text:style-name="T101">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7">пока </text:span><text:span text:style-name="T101">эти классы будут </text:span><text:span text:style-name="T97">пустые</text:span>. <text:span text:style-name="T97">Сейчас мы создадим тест и определим, какой интерфейс для них будет лучше. Добавим в проект «unittest» класс </text:span></text:p>
      <text:p text:style-name="КОД">#<text:span text:style-name="T29">ifndef</text:span><text:span text:style-name="T7"> </text:span><text:span text:style-name="T29">CODEUNIT_TEST_H</text:span></text:p>
      <text:p text:style-name="КОД">#<text:span text:style-name="T29">define</text:span><text:span text:style-name="T7"> </text:span><text:span text:style-name="T29">CODEUNIT_TEST_H</text:span></text:p>
      <text:p text:style-name="КОД"><text:span text:style-name="T32">class</text:span><text:span text:style-name="T7"> </text:span><text:span text:style-name="T3">CodeUnit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objectsWork</text:span>();</text:p>
      <text:p text:style-name="КОД">};</text:p>
      <text:p text:style-name="КОД">#<text:span text:style-name="T29">endif</text:span><text:span text:style-name="T7"> </text:span><text:span text:style-name="T23">//</text:span><text:span text:style-name="T7"> </text:span><text:span text:style-name="T23">CODEUNIT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codeunit_tes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CodeUnit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objectsWork</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CodeUnit_Test</text:span>::<text:span text:style-name="T19">initTestCase</text:span>()</text:p>
      <text:p text:style-name="КОД">{</text:p>
      <text:p text:style-name="КОД">}</text:p>
      <text:p text:style-name="КОД"><text:span text:style-name="T32">void</text:span><text:span text:style-name="T7"> </text:span><text:span text:style-name="T2">CodeUnit_Test</text:span>::<text:span text:style-name="T19">cleanupTestCase</text:span>()</text:p>
      <text:p text:style-name="КОД">{</text:p>
      <text:p text:style-name="КОД">}</text:p>
      <text:p text:style-name="КОД"><text:span text:style-name="T32">void</text:span><text:span text:style-name="T7"> </text:span><text:span text:style-name="T2">CodeUnit_Test</text:span>::<text:span text:style-name="T19">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pan text:style-name="T7"><text:s text:c="4"/></text:span><text:span text:style-name="T2">CodeUnit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rivate</text:span>:</text:p>
      <text:p text:style-name="P326"><text:span text:style-name="T7"><text:s text:c="4"/></text:span><text:span text:style-name="T2">std</text:span>::<text:span text:style-name="T5">shared</text:span><text:span text:style-name="T2">_ptr</text:span>&lt;<text:span text:style-name="T2">Unit</text:span>&gt;<text:span text:style-name="T7"> </text:span><text:span text:style-name="T48">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брасывает</text:span><text:span text:style-name="T7"> </text:span><text:span text:style-name="T29">движок</text:span><text:span text:style-name="T7"> </text:span><text:span text:style-name="T29">в</text:span><text:span text:style-name="T7"> </text:span><text:span text:style-name="T29">первоначальное</text:span><text:span text:style-name="T7"> </text:span><text:span text:style-name="T29">состояние.</text:span></text:p>
      <text:p text:style-name="КОД"><text:span text:style-name="T7"><text:s text:c="5"/></text:span><text:span text:style-name="T29">*/</text:span></text:p>
      <text:p text:style-name="P325"><text:span text:style-name="T7"><text:s text:c="4"/></text:span><text:span text:style-name="T32">void</text:span><text:span text:style-name="T7"> </text:span><text:span text:style-name="T19">clear</text:span>();</text:p>
      <text:p text:style-name="Horizontal_20_Line"/>
      <text:p text:style-name="P106"><text:span text:style-name="T98">Подобный</text:span> метод нужен у программного модуля <text:span text:style-name="T98">Unit</text:span>: он очистит блоки, область кода, область данных, и вызовет такой же метод у таблиц символов. <text:span text:style-name="T99">Его мы вызовем и в деструкторе ~EScript().</text:span></text:p>
      <text:p text:style-name="P107">В <text:span text:style-name="T98">Unit </text:span>будет содержаться один объект Block:</text:p>
      <text:p text:style-name="КОД"><text:span text:style-name="T32">class</text:span><text:span text:style-name="T7"> </text:span>ESCRIPT_EXPORT<text:span text:style-name="T7"> </text:span>Unit</text:p>
      <text:p text:style-name="КОД">{</text:p>
      <text:p text:style-name="КОД"><text:span text:style-name="T32">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8">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1">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7">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2">Для этого учтём следующее:</text:span></text:p>
      <text:list xml:id="list2069105466" text:style-name="L3">
        <text:list-item>
          <text:p text:style-name="P411">тип данных переменной может быть изменён при следующем присваивании, </text:p>
        </text:list-item>
        <text:list-item>
          <text:p text:style-name="P411"><text:span text:style-name="T104">при смене типа </text:span>предыдущие данные, на которые ссылается эта переменная, мы должны удалить, <text:span text:style-name="T104">если на них больше нет ссылок.</text:span></text:p>
        </text:list-item>
        <text:list-item>
          <text:p text:style-name="P412">запись в таблице символов должна давать абстрагированный доступ к данным переменных каждого типа</text:p>
        </text:list-item>
        <text:list-item>
          <text:p text:style-name="P413"><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3">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5">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6">предположим, что </text:span>он должен будет уведомить среду выполнения, что старое значение больше не нужно.<text:span text:style-name="T105"> Никаких вычислений он выполнять не будет.</text:span></text:p>
      <text:p text:style-name="P118">С учётом изложенного вернёмся в файл codeunit_test.cpp и напишем тест:</text:p>
      <text:p text:style-name="КОД"><text:span text:style-name="T32">void</text:span><text:span text:style-name="T7"> </text:span><text:span text:style-name="T2">CodeUnit_Test</text:span>::<text:span text:style-name="T19">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8">make_shared</text:span>&lt;<text:span text:style-name="T2">Unit</text:span>&gt;();</text:p>
      <text:p text:style-name="КОД"><text:span text:style-name="T7"><text:s text:c="4"/></text:span><text:span text:style-name="T32">auto</text:span><text:span text:style-name="T7"> </text:span><text:span text:style-name="T13">table</text:span><text:span text:style-name="T7"> </text:span>=<text:span text:style-name="T7"> </text:span><text:span text:style-name="T13">unit</text:span><text:span text:style-name="T18">-&gt;block</text:span>()<text:span text:style-name="T18">-&gt;symbolTable</text:span>();</text:p>
      <text:p text:style-name="КОД"><text:span text:style-name="T7"><text:s text:c="4"/></text:span><text:span text:style-name="T23">//</text:span><text:span text:style-name="T7"> </text:span><text:span text:style-name="T23">добавим</text:span><text:span text:style-name="T7"> </text:span><text:span text:style-name="T23">в</text:span><text:span text:style-name="T7"> </text:span><text:span text:style-name="T23">таблицу</text:span><text:span text:style-name="T7"> </text:span><text:span text:style-name="T23">символов</text:span><text:span text:style-name="T7"> </text:span><text:span text:style-name="T23">запись</text:span><text:span text:style-name="T7"> </text:span><text:span text:style-name="T23">без</text:span><text:span text:style-name="T7"> </text:span><text:span text:style-name="T23">указания</text:span><text:span text:style-name="T7"> </text:span><text:span text:style-name="T23">типа:</text:span></text:p>
      <text:p text:style-name="КОД"><text:span text:style-name="T7"><text:s text:c="4"/></text:span><text:span text:style-name="T32">const</text:span><text:span text:style-name="T7"> </text:span><text:span text:style-name="T2">u32string</text:span><text:span text:style-name="T7"> </text:span><text:span text:style-name="T13">valueName</text:span><text:span text:style-name="T7"> </text:span>=<text:span text:style-name="T7"> </text:span><text:span text:style-name="T23">U"x"</text:span>;</text:p>
      <text:p text:style-name="КОД"><text:span text:style-name="T7"><text:s text:c="4"/></text:span><text:span text:style-name="T32">auto</text:span><text:span text:style-name="T7"> </text:span><text:span text:style-name="T13">v1</text:span><text:span text:style-name="T7"> </text:span>=<text:span text:style-name="T7"> </text:span><text:span text:style-name="T13">table</text:span><text:span text:style-name="T18">-&gt;add</text:span>(<text:span text:style-name="T13">valueName</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Undefined</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тип</text:span><text:span text:style-name="T7"> </text:span><text:span text:style-name="T23">-</text:span><text:span text:style-name="T7"> </text:span><text:span text:style-name="T23">целое</text:span></text:p>
      <text:p text:style-name="КОД"><text:span text:style-name="T7"><text:s text:c="4"/></text:span><text:span text:style-name="T13">v1</text:span><text:span text:style-name="T18">-&gt;setType</text:span>(<text:span text:style-name="T2">SymbolType</text:span>::<text:span text:style-name="T2">Integer</text:span>);</text:p>
      <text:p text:style-name="КОД"><text:span text:style-name="T7"><text:s text:c="4"/></text:span><text:span text:style-name="T23">//</text:span><text:span text:style-name="T7"> </text:span><text:span text:style-name="T23">должен</text:span><text:span text:style-name="T7"> </text:span><text:span text:style-name="T23">измениться</text:span><text:span text:style-name="T7"> </text:span><text:span text:style-name="T23">тип</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Integer</text:span>);</text:p>
      <text:p text:style-name="КОД"><text:span text:style-name="T7"><text:s text:c="4"/></text:span><text:span text:style-name="T23">//</text:span><text:span text:style-name="T7"> </text:span><text:span text:style-name="T23">должна</text:span><text:span text:style-name="T7"> </text:span><text:span text:style-name="T23">быть</text:span><text:span text:style-name="T7"> </text:span><text:span text:style-name="T23">выделена</text:span><text:span text:style-name="T7"> </text:span><text:span text:style-name="T23">память</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некое</text:span><text:span text:style-name="T7"> </text:span><text:span text:style-name="T23">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9">12345</text:span>;</text:p>
      <text:p text:style-name="КОД"><text:span text:style-name="T7"><text:s text:c="4"/></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должно</text:span><text:span text:style-name="T7"> </text:span><text:span text:style-name="T23">смениться</text:span><text:span text:style-name="T7"> </text:span><text:span text:style-name="T23">число</text:span></text:p>
      <text:p text:style-name="КОД"><text:span text:style-name="T7"><text:s text:c="4"/></text:span><text:span text:style-name="T29">assert</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проверим</text:span><text:span text:style-name="T7"> </text:span><text:span text:style-name="T23">в</text:span><text:span text:style-name="T7"> </text:span><text:span text:style-name="T23">таблице</text:span><text:span text:style-name="T7"> </text:span><text:span text:style-name="T23">целых</text:span><text:span text:style-name="T7"> </text:span><text:span text:style-name="T23">чисел:</text:span></text:p>
      <text:p text:style-name="КОД"><text:span text:style-name="T7"><text:s text:c="4"/></text:span><text:span text:style-name="T29">assert</text:span>(<text:span text:style-name="T13">unit</text:span><text:span text:style-name="T18">-&gt;staticIntegerValues</text:span>().<text:span text:style-name="T18">front</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найдём</text:span><text:span text:style-name="T7"> </text:span><text:span text:style-name="T23">теперь</text:span><text:span text:style-name="T7"> </text:span><text:span text:style-name="T23">переменную</text:span><text:span text:style-name="T7"> </text:span><text:span text:style-name="T23">по</text:span><text:span text:style-name="T7"> </text:span><text:span text:style-name="T23">имени:</text:span></text:p>
      <text:p text:style-name="КОД"><text:soft-page-break/><text:span text:style-name="T7"><text:s text:c="4"/></text:span><text:span text:style-name="T32">auto</text:span><text:span text:style-name="T7"> </text:span><text:span text:style-name="T13">v2</text:span><text:span text:style-name="T7"> </text:span>=<text:span text:style-name="T7"> </text:span><text:span text:style-name="T13">table</text:span><text:span text:style-name="T18">-&gt;find</text:span>(<text:span text:style-name="T13">valueName</text:span>);</text:p>
      <text:p text:style-name="КОД"><text:span text:style-name="T7"><text:s text:c="4"/></text:span><text:span text:style-name="T23">//</text:span><text:span text:style-name="T7"> </text:span><text:span text:style-name="T23">проверим,</text:span><text:span text:style-name="T7"> </text:span><text:span text:style-name="T23">нашли</text:span><text:span text:style-name="T7"> </text:span><text:span text:style-name="T23">ли</text:span><text:span text:style-name="T7"> </text:span><text:span text:style-name="T23">переменную</text:span></text:p>
      <text:p text:style-name="КОД"><text:span text:style-name="T7"><text:s text:c="4"/></text:span><text:span text:style-name="T29">assert</text:span>(<text:span text:style-name="T13">v2</text:span><text:span text:style-name="T7"> </text:span><text:span text:style-name="T18">!=</text:span><text:span text:style-name="T7"> </text:span><text:span text:style-name="T32">nullptr</text:span>);</text:p>
      <text:p text:style-name="КОД"><text:span text:style-name="T7"><text:s text:c="4"/></text:span><text:span text:style-name="T23">//</text:span><text:span text:style-name="T7"> </text:span><text:span text:style-name="T23">есть</text:span><text:span text:style-name="T7"> </text:span><text:span text:style-name="T23">ли</text:span><text:span text:style-name="T7"> </text:span><text:span text:style-name="T23">у</text:span><text:span text:style-name="T7"> </text:span><text:span text:style-name="T23">неё</text:span><text:span text:style-name="T7"> </text:span><text:span text:style-name="T23">данные</text:span></text:p>
      <text:p text:style-name="КОД"><text:span text:style-name="T7"><text:s text:c="4"/></text:span><text:span text:style-name="T29">assert</text:span>(<text:span text:style-name="T13">v2</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верны</text:span><text:span text:style-name="T7"> </text:span><text:span text:style-name="T23">ли</text:span><text:span text:style-name="T7"> </text:span><text:span text:style-name="T23">данные</text:span></text:p>
      <text:p text:style-name="КОД"><text:span text:style-name="T7"><text:s text:c="4"/></text:span><text:span text:style-name="T29">assert</text:span>(*(<text:span text:style-name="T2">IntType</text:span>*)<text:span text:style-name="T13">v2</text:span><text:span text:style-name="T18">-&gt;data</text:span>()<text:span text:style-name="T7"> </text:span>==<text:span text:style-name="T7"> </text:span><text:span text:style-name="T13">value1</text:span>);</text:p>
      <text:p text:style-name="КОД">}</text:p>
      <text:p text:style-name="Horizontal_20_Line"/>
      <text:p text:style-name="P119"><text:span text:style-name="T108">Т.к. кода довольно много, с</text:span> текущим содержимым классов лучше ознакомиться в файлах архива: EScriptEngine-<text:span text:style-name="T109">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2">void</text:span><text:span text:style-name="T7"> </text:span><text:span text:style-name="T2">CodeGen_Test</text:span>::<text:span text:style-name="T19">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0;"</text:span>;</text:p>
      <text:p text:style-name="КОД"><text:span text:style-name="T7"><text:s text:c="4"/></text:span><text:span text:style-name="T13">engine</text:span>.<text:span text:style-name="T18">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0">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2">void</text:span><text:span text:style-name="T7"> </text:span><text:span text:style-name="T2">Parser</text:span>::<text:span text:style-name="T19">expected</text:span>(<text:span text:style-name="T2">Token</text:span><text:span text:style-name="T7"> </text:span><text:span text:style-name="T13">expectedToke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expectedToken</text:span>) // <text:span text:style-name="T111">добавим это условие</text:span></text:p>
      <text:p text:style-name="КОД"><text:span text:style-name="T7"><text:s text:c="8"/></text:span><text:span text:style-name="T18">error</text:span>(<text:span text:style-name="T23">"Expected "</text:span><text:span text:style-name="T7"> </text:span><text:span text:style-name="T18">+</text:span><text:span text:style-name="T7"> </text:span><text:span text:style-name="T2">TokenName</text:span>::<text:span text:style-name="T18">toString</text:span>(<text:span text:style-name="T13">expectedToken</text:span>));</text:p>
      <text:p text:style-name="КОД">}</text:p>
      <text:p text:style-name="Horizontal_20_Line"/>
      <text:p text:style-name="P121">и добавим проверку на входе:</text:p>
      <text:p text:style-name="КОД"><text:span text:style-name="T32">void</text:span><text:span text:style-name="T7"> </text:span>Parser::Variable()</text:p>
      <text:p text:style-name="КОД">{</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9">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8">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unit</text:span><text:span text:style-name="T18">-&gt;block</text:span>()<text:span text:style-name="T18">-&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8">currentSymbolTable</text:span>()<text:span text:style-name="T18">-&gt;add</text:span>(<text:span text:style-name="T13">id</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5"><text:span text:style-name="T112">Переменная добавлена в таблицу символов. Чтобы выполнить присваивание, нужно как-то передать её в вызывающую функцию, т. е. в </text:span>AssignStatement(). <text:span text:style-name="T112">Воспользуемся стеком:</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add</text:span>(<text:span text:style-name="T13">id</text:span>);</text:p>
      <text:p text:style-name="КОД"><text:span text:style-name="T7"><text:s text:c="4"/></text:span><text:span text:style-name="T48">_variables</text:span>.<text:span text:style-name="T18">push</text:span>(<text:span text:style-name="T13">symbol</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53"><text:soft-page-break/>Справа от присваивания <text:span text:style-name="T131">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3">Обратим внимание на то, что функция самого глубокого уровня — это </text:span>Factor(). <text:span text:style-name="T113">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2">void</text:span><text:span text:style-name="T7"> </text:span>Lexer::readNumber(<text:span text:style-name="T32">int</text:span><text:span text:style-name="T7"> </text:span>firstChar)</text:p>
      <text:p text:style-name="КОД">...</text:p>
      <text:p text:style-name="КОД"><text:span text:style-name="T7"><text:s text:c="4"/></text:span><text:span text:style-name="T32">if</text:span><text:span text:style-name="T7"> </text:span>(isReal)<text:span text:style-name="T7"> </text:span>{</text:p>
      <text:p text:style-name="КОД"><text:span text:style-name="T7"><text:s text:c="8"/></text:span><text:span text:style-name="T48">_lastRealNumber</text:span><text:span text:style-name="T7"> </text:span>=<text:span text:style-name="T7"> </text:span><text:span text:style-name="T18">toLongDouble</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2">else</text:span><text:span text:style-name="T7"> </text:span>{</text:p>
      <text:p text:style-name="КОД"><text:span text:style-name="T7"><text:s text:c="8"/></text:span><text:span text:style-name="T48">_lastIntegerNumber</text:span><text:span text:style-name="T7"> </text:span>=<text:span text:style-name="T7"> </text:span><text:span text:style-name="T18">toLongInteger</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2">long</text:span><text:span text:style-name="T7"> </text:span><text:span text:style-name="T32">long</text:span><text:span text:style-name="T7"> </text:span>Lexer::toLongInteger(<text:span text:style-name="T32">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l</text:span>(<text:span text:style-name="T13">convert</text:span>.<text:span text:style-name="T18">to_bytes</text:span>(<text:span text:style-name="T13">s</text:span>));</text:p>
      <text:p text:style-name="КОД">}</text:p>
      <text:p text:style-name="КОД"><text:span text:style-name="T32">long</text:span><text:span text:style-name="T7"> </text:span><text:span text:style-name="T32">double</text:span><text:span text:style-name="T7"> </text:span><text:span text:style-name="T2">Lexer</text:span>::<text:span text:style-name="T19">toLongDouble</text:span>(<text:span text:style-name="T32">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d</text:span>(<text:span text:style-name="T13">convert</text:span>.<text:span text:style-name="T18">to_bytes</text:span>(<text:span text:style-name="T13">s</text:span>));</text:p>
      <text:p text:style-name="КОД">}</text:p>
      <text:p text:style-name="Horizontal_20_Line"/>
      <text:p text:style-name="P131">Добавим стеки:</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6">...</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типа</text:span><text:span text:style-name="T7"> </text:span><text:span text:style-name="T23">обнаруженного</text:span><text:span text:style-name="T7"> </text:span><text:span text:style-name="T23">символа</text:span></text:p>
      <text:p text:style-name="КОД"><text:span text:style-name="T7"><text:s text:c="4"/></text:span><text:span text:style-name="T2">std</text:span>::<text:span text:style-name="T2">stack</text:span>&lt;<text:span text:style-name="T2">SymbolType</text:span>&gt;<text:span text:style-name="T7"> </text:span><text:span text:style-name="T48">_typ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переменных</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целых</text:span><text:span text:style-name="T7"> </text:span><text:span text:style-name="T23">чисел</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IntType</text:span>&gt;<text:span text:style-name="T7"> </text:span><text:span text:style-name="T48">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2">void</text:span><text:span text:style-name="T7"> </text:span>Parser::pushInt(IntType<text:span text:style-name="T7"> </text:span>value)</text:p>
      <text:p text:style-name="КОД">{</text:p>
      <text:p text:style-name="КОД"><text:span text:style-name="T7"><text:s text:c="4"/></text:span><text:span text:style-name="T48">_integers</text:span>.<text:span text:style-name="T18">push</text:span>(<text:span text:style-name="T13">value</text:span>);</text:p>
      <text:p text:style-name="КОД"><text:span text:style-name="T7"><text:s text:c="4"/></text:span><text:span text:style-name="T48">_types</text:span>.<text:span text:style-name="T18">push</text:span>(<text:span text:style-name="T2">SymbolType</text:span>::<text:span text:style-name="T2">Integer</text:span>);</text:p>
      <text:p text:style-name="КОД">}</text:p>
      <text:p text:style-name="КОД"><text:span text:style-name="T32">void</text:span><text:span text:style-name="T7"> </text:span><text:span text:style-name="T2">Parser</text:span>::<text:span text:style-name="T19">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8">_variables</text:span>.<text:span text:style-name="T18">push</text:span>(<text:span text:style-name="T13">variable</text:span>);</text:p>
      <text:p text:style-name="КОД"><text:span text:style-name="T7"><text:s text:c="4"/></text:span><text:span text:style-name="T48">_types</text:span>.<text:span text:style-name="T18">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2">case</text:span><text:span text:style-name="T7"> </text:span>Token::IntegerNumber:</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4">функции</text:span> Term() <text:span text:style-name="T114">так же является получение единственного результата с сохранением его где-то ещё.</text:span></text:p>
      <text:p text:style-name="P133"><text:span text:style-name="T114">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4">мы снова получим, что в стеке у нас есть первый операнд, который мы извлечём и, например, сложим в ветке «+».</text:span></text:p>
      <text:p text:style-name="P131"><text:span text:style-name="T132">Вот п</text:span>римерный код, который сгенерируется, <text:span text:style-name="T132">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5">Легко увидеть, что этот код можно очень просто оптимизировать: на этапе оптимизации он будет преобразован в:</text:span></text:p>
      <text:p text:style-name="P135">MOV REGA, число<text:span text:style-name="T132">2</text:span></text:p>
      <text:p text:style-name="P135">MOV REGB, число<text:span text:style-name="T132">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6">Л</text:span>и<text:span text:style-name="T116">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841762336224">
          <table:table-cell table:style-name="Таблица1.A1" office:value-type="string">
            <text:p text:style-name="P384">Форма</text:p>
          </table:table-cell>
          <table:table-cell table:style-name="Таблица1.B1" office:value-type="string">
            <text:p text:style-name="P384">Описание</text:p>
          </table:table-cell>
        </table:table-row>
        <table:table-row table:style-name="TableLine94841762500544">
          <table:table-cell table:style-name="Таблица1.A2" office:value-type="string">
            <text:p text:style-name="P382">t = t1</text:p>
          </table:table-cell>
          <table:table-cell table:style-name="Таблица1.B2" office:value-type="string">
            <text:p text:style-name="P382">Присваивание</text:p>
          </table:table-cell>
        </table:table-row>
        <table:table-row table:style-name="TableLine94841759666000">
          <table:table-cell table:style-name="Таблица1.A2" office:value-type="string">
            <text:p text:style-name="P382">t = число</text:p>
          </table:table-cell>
          <table:table-cell table:style-name="Таблица1.B2" office:value-type="string">
            <text:p text:style-name="P382">Присваивание</text:p>
          </table:table-cell>
        </table:table-row>
        <table:table-row table:style-name="TableLine94841759676640">
          <table:table-cell table:style-name="Таблица1.A2" office:value-type="string">
            <text:p text:style-name="P382">t = t1 + число</text:p>
          </table:table-cell>
          <table:table-cell table:style-name="Таблица1.B2" office:value-type="string">
            <text:p text:style-name="P382">Присваивание со сложением</text:p>
          </table:table-cell>
        </table:table-row>
        <table:table-row table:style-name="TableLine94841759679792">
          <table:table-cell table:style-name="Таблица1.A2" office:value-type="string">
            <text:p text:style-name="P382">t = t1 + t2</text:p>
          </table:table-cell>
          <table:table-cell table:style-name="Таблица1.B2" office:value-type="string">
            <text:p text:style-name="P382">Присваивание со сложением</text:p>
          </table:table-cell>
        </table:table-row>
        <table:table-row table:style-name="TableLine94841759682384">
          <table:table-cell table:style-name="Таблица1.A2" office:value-type="string">
            <text:p text:style-name="P382">t = t1 - число</text:p>
          </table:table-cell>
          <table:table-cell table:style-name="Таблица1.B2" office:value-type="string">
            <text:p text:style-name="P382">Присваивание с вычитанием</text:p>
          </table:table-cell>
        </table:table-row>
        <table:table-row table:style-name="TableLine94841759685440">
          <table:table-cell table:style-name="Таблица1.A2" office:value-type="string">
            <text:p text:style-name="P382">t = t1 - t2</text:p>
          </table:table-cell>
          <table:table-cell table:style-name="Таблица1.B2" office:value-type="string">
            <text:p text:style-name="P382">Присваивание с вычитанием</text:p>
          </table:table-cell>
        </table:table-row>
        <table:table-row table:style-name="TableLine94841759686080">
          <table:table-cell table:style-name="Таблица1.A2" office:value-type="string">
            <text:p text:style-name="P382">t = t1 * число</text:p>
          </table:table-cell>
          <table:table-cell table:style-name="Таблица1.B2" office:value-type="string">
            <text:p text:style-name="P382">Присваивание с умножением</text:p>
          </table:table-cell>
        </table:table-row>
        <table:table-row table:style-name="TableLine94841759693216">
          <table:table-cell table:style-name="Таблица1.A2" office:value-type="string">
            <text:p text:style-name="P382">t = t1 * t2</text:p>
          </table:table-cell>
          <table:table-cell table:style-name="Таблица1.B2" office:value-type="string">
            <text:p text:style-name="P382">Присваивание с умножением</text:p>
          </table:table-cell>
        </table:table-row>
        <table:table-row table:style-name="TableLine94841759696288">
          <table:table-cell table:style-name="Таблица1.A2" office:value-type="string">
            <text:p text:style-name="P382">t = t1 / число</text:p>
          </table:table-cell>
          <table:table-cell table:style-name="Таблица1.B2" office:value-type="string">
            <text:p text:style-name="P382">Присваивание с делением</text:p>
          </table:table-cell>
        </table:table-row>
        <table:table-row table:style-name="TableLine94841759696816">
          <table:table-cell table:style-name="Таблица1.A2" office:value-type="string">
            <text:p text:style-name="P382">t = t1 / t2</text:p>
          </table:table-cell>
          <table:table-cell table:style-name="Таблица1.B2" office:value-type="string">
            <text:p text:style-name="P382">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841762480720">
          <table:table-cell table:style-name="Таблица2.A1" office:value-type="string">
            <text:p text:style-name="P385">Тип операции</text:p>
          </table:table-cell>
          <table:table-cell table:style-name="Таблица2.A1" office:value-type="string">
            <text:p text:style-name="P385">Целевая переменная</text:p>
          </table:table-cell>
          <table:table-cell table:style-name="Таблица2.A1" office:value-type="string">
            <text:p text:style-name="P385">Операнд 1</text:p>
          </table:table-cell>
          <table:table-cell table:style-name="Таблица2.D1" office:value-type="string">
            <text:p text:style-name="P385">Операнд 2</text:p>
          </table:table-cell>
        </table:table-row>
      </table:table>
      <text:p text:style-name="P137">Например:</text:p>
      <text:p text:style-name="P383">t = t1 + число</text:p>
      <table:table table:name="Таблица3" table:style-name="Таблица3">
        <table:table-column table:style-name="Таблица3.A" table:number-columns-repeated="3"/>
        <table:table-column table:style-name="Таблица3.D"/>
        <table:table-row table:style-name="TableLine94841759747648">
          <table:table-cell table:style-name="Таблица3.A1" office:value-type="string">
            <text:p text:style-name="P385">ADD</text:p>
          </table:table-cell>
          <table:table-cell table:style-name="Таблица3.A1" office:value-type="string">
            <text:p text:style-name="P385">t</text:p>
          </table:table-cell>
          <table:table-cell table:style-name="Таблица3.A1" office:value-type="string">
            <text:p text:style-name="P385">t1</text:p>
          </table:table-cell>
          <table:table-cell table:style-name="Таблица3.D1" office:value-type="string">
            <text:p text:style-name="P385">число</text:p>
          </table:table-cell>
        </table:table-row>
      </table:table>
      <text:p text:style-name="P375"/>
      <text:p text:style-name="P138">Для генерации промежуточного кода создадим класс ICodeEmitter:</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I</text:span><text:span text:style-name="T7"> </text:span><text:span text:style-name="T29">==</text:span><text:span text:style-name="T7"> </text:span><text:span text:style-name="T29">intermediate)</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23">//</text:span><text:span text:style-name="T7"> </text:span><text:span text:style-name="T23">временная</text:span><text:span text:style-name="T7"> </text:span><text:span text:style-name="T23">переменная</text:span><text:span text:style-name="T7"> </text:span><text:span text:style-name="T23">для</text:span><text:span text:style-name="T7"> </text:span><text:span text:style-name="T23">генерации</text:span><text:span text:style-name="T7"> </text:span><text:span text:style-name="T23">инструкции</text:span><text:span text:style-name="T7"> </text:span><text:span text:style-name="T23">и</text:span><text:span text:style-name="T7"> </text:span><text:span text:style-name="T23">помещения</text:span><text:span text:style-name="T7"> </text:span><text:span text:style-name="T23">её</text:span><text:span text:style-name="T7"> </text:span><text:span text:style-name="T23">в</text:span><text:span text:style-name="T7"> </text:span><text:span text:style-name="T23">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Factor</text:span>();</text:p>
      <text:p text:style-name="КОД"><text:span text:style-name="T7"><text:s text:c="4"/></text:span><text:span text:style-name="T23">//</text:span><text:span text:style-name="T7"> </text:span><text:span text:style-name="T23">в</text:span><text:span text:style-name="T7"> </text:span><text:span text:style-name="T23">стеке</text:span><text:span text:style-name="T7"> </text:span><text:span text:style-name="T23">находится</text:span><text:span text:style-name="T7"> </text:span><text:span text:style-name="T23">результат</text:span><text:span text:style-name="T7"> </text:span><text:span text:style-name="T23">вызова</text:span><text:span text:style-name="T7"> </text:span><text:span text:style-name="T23">Factor(),</text:span><text:span text:style-name="T7"> </text:span><text:span text:style-name="T23">например,</text:span><text:span text:style-name="T7"> </text:span><text:span text:style-name="T23">число.</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oft-page-break/><text:span text:style-name="T7"><text:s text:c="12"/></text:span><text:span text:style-name="T13">tmp</text:span><text:span text:style-name="T7"> </text:span>=<text:span text:style-name="T7"> </text:span><text:span text:style-name="T18">currentSymbolTable</text:span>()-&gt;<text:span text:style-name="T18">addTemp</text:span>();</text:p>
      <text:p text:style-name="КОД"><text:span text:style-name="T7"><text:s text:c="12"/></text:span><text:span text:style-name="T18">emitBinaryOp</text:span>(<text:span text:style-name="T2">OperationType</text:span>::<text:span text:style-name="T2">Multiply</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2"><text:span text:style-name="T117">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7">мы извлечём нужное количество операндов и вызовем функцию ICodeEmitter::binaryOp(). Она просто должна напечатать что-то вроде «tmp = 1*2». </text:span></text:p>
      <text:p text:style-name="P142"><text:span text:style-name="T119">Функция выгляд</text:span>ит emitBinaryOp () <text:span text:style-name="T119">так:</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23">//</text:span><text:span text:style-name="T7"> </text:span><text:span text:style-name="T23">binaryop</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span text:style-name="T7"> </text:span><text:span text:style-name="T23">терминалов?</text:span></text:p>
      <text:p text:style-name="КОД"><text:span text:style-name="T7"><text:s text:c="8"/></text:span><text:span text:style-name="T32">auto</text:span><text:span text:style-name="T7"> </text:span><text:span text:style-name="T13">op2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32">auto</text:span><text:span text:style-name="T7"> </text:span><text:span text:style-name="T13">op1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23">//</text:span><text:span text:style-name="T7"> </text:span><text:span text:style-name="T23">здесь</text:span><text:span text:style-name="T7"> </text:span><text:span text:style-name="T23">проверка</text:span><text:span text:style-name="T7"> </text:span><text:span text:style-name="T23">типов</text:span><text:span text:style-name="T7"> </text:span><text:span text:style-name="T23">и</text:span><text:span text:style-name="T7"> </text:span><text:span text:style-name="T23">по</text:span><text:span text:style-name="T7"> </text:span><text:span text:style-name="T23">возможности</text:span><text:span text:style-name="T7"> </text:span><text:span text:style-name="T23">результирующий</text:span><text:span text:style-name="T7"> </text:span><text:span text:style-name="T23">тип</text:span></text:p>
      <text:p text:style-name="КОД"><text:span text:style-name="T7"><text:s text:c="8"/></text:span><text:span text:style-name="T23">//</text:span><text:span text:style-name="T7"> </text:span><text:span text:style-name="T23">если</text:span><text:span text:style-name="T7"> </text:span><text:span text:style-name="T23">нет,</text:span><text:span text:style-name="T7"> </text:span><text:span text:style-name="T23">то</text:span><text:span text:style-name="T7"> </text:span><text:span text:style-name="T23">это</text:span><text:span text:style-name="T7"> </text:span><text:span text:style-name="T23">отдаётся</text:span><text:span text:style-name="T7"> </text:span><text:span text:style-name="T23">на</text:span><text:span text:style-name="T7"> </text:span><text:span text:style-name="T23">время</text:span><text:span text:style-name="T7"> </text:span><text:span text:style-name="T23">выполнения</text:span></text:p>
      <text:p text:style-name="КОД"><text:span text:style-name="T7"><text:s text:c="8"/></text:span><text:span text:style-name="T32">void</text:span><text:span text:style-name="T7"> </text:span>*<text:span text:style-name="T13">op1ptr</text:span><text:span text:style-name="T7"> </text:span>=<text:span text:style-name="T7"> </text:span><text:span text:style-name="T32">nullptr</text:span>;</text:p>
      <text:p text:style-name="КОД"><text:span text:style-name="T7"><text:s text:c="8"/></text:span><text:span text:style-name="T32">void</text:span><text:span text:style-name="T7"> </text:span>*<text:span text:style-name="T13">op2ptr</text:span><text:span text:style-name="T7"> </text:span>=<text:span text:style-name="T7"> </text:span><text:span text:style-name="T32">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3">//</text:span><text:span text:style-name="T7"> </text:span><text:span text:style-name="T23">обратный</text:span><text:span text:style-name="T7"> </text:span><text:span text:style-name="T23">порядок</text:span></text:p>
      <text:p text:style-name="КОД"><text:span text:style-name="T7"><text:s text:c="8"/></text:span><text:span text:style-name="T32">switch</text:span><text:span text:style-name="T7"> </text:span>(<text:span text:style-name="T13">op2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2</text:span><text:span text:style-name="T7"> </text:span>=<text:span text:style-name="T7"> </text:span><text:span text:style-name="T48">_integers</text:span>.<text:span text:style-name="T18">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2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switch</text:span><text:span text:style-name="T7"> </text:span>(<text:span text:style-name="T13">op1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1</text:span><text:span text:style-name="T7"> </text:span>=<text:span text:style-name="T7"> </text:span><text:span text:style-name="T48">_integers</text:span>.<text:span text:style-name="T18">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1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emitter</text:span><text:span text:style-name="T18">-&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2">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3">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8">Осталось сделать «+» и присваивание.</text:span></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13">tmp</text:span><text:span text:style-name="T7"> </text:span><text:span text:style-name="T18">=</text:span><text:span text:style-name="T7"> </text:span><text:span text:style-name="T18">currentSymbolTable</text:span>()<text:span text:style-name="T18">-&gt;addTemp</text:span>();</text:p>
      <text:p text:style-name="КОД"><text:span text:style-name="T7"><text:s text:c="12"/></text:span><text:span text:style-name="T18">emitBinaryOp</text:span>(<text:span text:style-name="T2">OperationType</text:span>::<text:span text:style-name="T2">Add</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3">Полный код класса ICodeEmitter:</text:p>
      <text:p text:style-name="КОД">/**</text:p>
      <text:p text:style-name="КОД"><text:span text:style-name="T7"><text:s/></text:span><text:span text:style-name="T29">*</text:span><text:span text:style-name="T7"> </text:span><text:span text:style-name="T31">@file</text:span><text:span text:style-name="T7"> </text:span><text:span text:style-name="T29">icodeemitter.h</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oft-page-break/>#<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span text:style-name="T7"> </text:span><text:span text:style-name="T31">@details</text:span><text:span text:style-name="T7"> </text:span><text:span text:style-name="T29">(I</text:span><text:span text:style-name="T7"> </text:span><text:span text:style-name="T29">==</text:span><text:span text:style-name="T7"> </text:span><text:span text:style-name="T29">intermediate),</text:span><text:span text:style-name="T7"> </text:span><text:span text:style-name="T29">не</text:span><text:span text:style-name="T7"> </text:span><text:span text:style-name="T29">интерфейс.</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icodeemitter.cpp</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36">cout</text:span><text:span text:style-name="T7"> </text:span><text:span text:style-name="T18">&lt;&lt;</text:span><text:span text:style-name="T7"> </text:span><text:span text:style-name="T13">lvalue</text:span>-&gt;<text:span text:style-name="T18">utf8Name</text:span>()<text:span text:style-name="T7"> </text:span><text:span text:style-name="T18">&lt;&lt;</text:span><text:span text:style-name="T7"> </text:span><text:span text:style-name="T23">" := "</text:span>;</text:p>
      <text:p text:style-name="КОД"><text:span text:style-name="T7"><text:s text:c="4"/></text:span><text:span text:style-name="T32">switch</text:span><text:span text:style-name="T7"> </text:span>(<text:span text:style-name="T13">rvalue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r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rvalue</text:span>)-&gt;<text:span text:style-name="T18">utf8Nam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43">Изменения в классе Parser:</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void</text:span><text:span text:style-name="T7"> </text:span>*<text:span text:style-name="T13">rvalue</text:span><text:span text:style-name="T7"> </text:span>=<text:span text:style-name="T7"> </text:span><text:span text:style-name="T32">nullptr</text:span>;</text:p>
      <text:p text:style-name="КОД"><text:span text:style-name="T7"><text:s text:c="4"/></text:span><text:span text:style-name="T32">auto</text:span><text:span text:style-name="T7"> </text:span><text:span text:style-name="T13">rvalueType</text:span><text:span text:style-name="T7"> </text:span>=<text:span text:style-name="T7"> </text:span><text:span text:style-name="T48">_types</text:span>.<text:span text:style-name="T18">top</text:span>();</text:p>
      <text:p text:style-name="КОД"><text:span text:style-name="T7"><text:s text:c="4"/></text:span><text:span text:style-name="T48">_types</text:span>.<text:span text:style-name="T18">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2">switch</text:span><text:span text:style-name="T7"> </text:span>(<text:span text:style-name="T13">rvalueType</text:span>)<text:span text:style-name="T7"> </text:span>{</text:p>
      <text:p text:style-name="КОД"><text:soft-page-break/><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8">_integers</text:span>.<text:span text:style-name="T18">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18">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23">x</text:span><text:span text:style-name="T7"> </text:span><text:span text:style-name="T23">=</text:span><text:span text:style-name="T7"> </text:span><text:span text:style-name="T23">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06"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1">а при генерации — где-то сохраниться</text:span>. <text:span text:style-name="T121">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841761698720">
          <table:table-cell table:style-name="Таблица4.A1" office:value-type="string">
            <text:p text:style-name="P327">Операция</text:p>
          </table:table-cell>
          <table:table-cell table:style-name="Таблица4.A1" office:value-type="string">
            <text:p text:style-name="P327">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2">я</text:span> на таблицу символов.</text:p>
      <text:p text:style-name="P148"><text:span text:style-name="T122">Добавим </text:span><text:span text:style-name="T123">структуру</text:span><text:span text:style-name="T122"> OpCode, котор</text:span><text:span text:style-name="T123">ая</text:span><text:span text:style-name="T122"> будет представлять инструкцию, </text:span><text:span text:style-name="T123">все её члены будут открыты. </text:span>Также перенесём перечисление OperationType в файл «<text:span text:style-name="T123">opcode.h».</text:span></text:p>
      <text:p text:style-name="КОД">/**</text:p>
      <text:p text:style-name="КОД"><text:span text:style-name="T7"><text:s/></text:span><text:span text:style-name="T29">*</text:span><text:span text:style-name="T7"> </text:span><text:span text:style-name="T31">@file</text:span><text:span text:style-name="T7"> </text:span><text:span text:style-name="T29">opcode.h</text:span></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ESCRIPT_OPCODE_H</text:span></text:p>
      <text:p text:style-name="КОД">#<text:span text:style-name="T29">define</text:span><text:span text:style-name="T7"> </text:span><text:span text:style-name="T29">ESCRIPT_OPCODE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ypes.h"</text:span></text:p>
      <text:p text:style-name="КОД"><text:soft-page-break/><text:span text:style-name="T32">namespace</text:span><text:span text:style-name="T7"> </text:span><text:span text:style-name="T3">escript</text:span><text:span text:style-name="T7"> </text:span>{</text:p>
      <text:p text:style-name="КОД"><text:span text:style-name="T32">class</text:span><text:span text:style-name="T7"> </text:span><text:span text:style-name="T3">Symbol</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span text:style-name="T32">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8">intValue</text:span>;</text:p>
      <text:p text:style-name="КОД"><text:span text:style-name="T7"><text:s text:c="4"/></text:span><text:span text:style-name="T2">RealType</text:span><text:span text:style-name="T7"> </text:span><text:span text:style-name="T48">realValue</text:span>;</text:p>
      <text:p text:style-name="КОД"><text:span text:style-name="T7"><text:s text:c="4"/></text:span><text:span text:style-name="T2">Symbol</text:span><text:span text:style-name="T7"> </text:span>*<text:span text:style-name="T48">variable</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32">struct</text:span><text:span text:style-name="T7"> </text:span><text:span text:style-name="T29">ESCRIPT_EXPORT</text:span><text:span text:style-name="T7"> </text:span><text:span text:style-name="T3">OpCode</text:span></text:p>
      <text:p text:style-name="КОД">{</text:p>
      <text:p text:style-name="КОД"><text:span text:style-name="T32">public</text:span>:</text:p>
      <text:p text:style-name="КОД"><text:span text:style-name="T7"><text:s text:c="4"/></text:span><text:span text:style-name="T2">OperationType</text:span><text:span text:style-name="T7"> </text:span><text:span text:style-name="T48">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8">lvalue</text:span><text:span text:style-name="T7"> </text:span>=<text:span text:style-name="T7"> </text:span><text:span text:style-name="T32">nullptr</text:span>;</text:p>
      <text:p text:style-name="КОД"><text:span text:style-name="T7"><text:s text:c="4"/></text:span><text:span text:style-name="T2">SymbolType</text:span><text:span text:style-name="T7"> </text:span><text:span text:style-name="T48">operandType1</text:span>;</text:p>
      <text:p text:style-name="КОД"><text:span text:style-name="T7"><text:s text:c="4"/></text:span><text:span text:style-name="T2">SymbolType</text:span><text:span text:style-name="T7"> </text:span><text:span text:style-name="T48">operandType2</text:span>;</text:p>
      <text:p text:style-name="КОД"><text:span text:style-name="T7"><text:s text:c="4"/></text:span><text:span text:style-name="T2">OperandRecord</text:span><text:span text:style-name="T7"> </text:span><text:span text:style-name="T48">operand1</text:span>;</text:p>
      <text:p text:style-name="КОД"><text:span text:style-name="T7"><text:s text:c="4"/></text:span><text:span text:style-name="T2">OperandRecord</text:span><text:span text:style-name="T7"> </text:span><text:span text:style-name="T48">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3">щено</text:span>:</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8">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p>
      <text:p text:style-name="Horizontal_20_Line"/>
      <text:p text:style-name="Text_20_body">Мы сделали вывод на экран в методах ICodeEmitter, <text:span text:style-name="T133">но </text:span><text:span text:style-name="T124">очевидно, </text:span><text:span text:style-name="T133">преобразование инструкции в строку — </text:span><text:span text:style-name="T124">это задача класса OpCode.</text:span></text:p>
      <text:p text:style-name="P149">Добавим метод toString() <text:span text:style-name="T125">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2">int</text:span><text:span text:style-name="T7"> </text:span><text:span text:style-name="T13">numberOfOperands</text:span><text:span text:style-name="T7"> </text:span>=<text:span text:style-name="T7"> </text:span><text:span text:style-name="T29">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3">":="</text:span>;</text:p>
      <text:p text:style-name="КОД"><text:span text:style-name="T7"><text:s text:c="4"/></text:span><text:span text:style-name="T32">switch</text:span><text:span text:style-name="T7"> </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8">=</text:span><text:span text:style-name="T7"> </text:span><text:span text:style-name="T23">"NON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2">if</text:span><text:span text:style-name="T7"> </text:span>(<text:span text:style-name="T48">lvalue</text:span>)</text:p>
      <text:p text:style-name="КОД"><text:span text:style-name="T7"><text:s text:c="8"/></text:span><text:span text:style-name="T13">result</text:span>.<text:span text:style-name="T18">append</text:span>(<text:span text:style-name="T48">lvalue</text:span>-&gt;<text:span text:style-name="T18">utf8Name</text:span>());</text:p>
      <text:p text:style-name="КОД"><text:span text:style-name="T7"><text:s text:c="4"/></text:span><text:span text:style-name="T32">if</text:span><text:span text:style-name="T7"> </text:span>(<text:span text:style-name="T13">opSign</text:span>.<text:span text:style-name="T18">length</text:span>())<text:span text:style-name="T7"> </text:span>{</text:p>
      <text:p text:style-name="КОД"><text:span text:style-name="T7"><text:s text:c="8"/></text:span><text:span text:style-name="T13">result</text:span>.<text:span text:style-name="T18">append</text:span>(<text:span text:style-name="T23">" "</text:span>).<text:span text:style-name="T18">append</text:span>(<text:span text:style-name="T13">opSign</text:span>).<text:span text:style-name="T18">append</text:span>(<text:span text:style-name="T23">" "</text:span>);</text:p>
      <text:p text:style-name="КОД"><text:span text:style-name="T7"><text:s text:c="4"/></text:span>}</text:p>
      <text:p text:style-name="КОД"><text:span text:style-name="T7"><text:s text:c="4"/></text:span><text:span text:style-name="T32">if</text:span><text:span text:style-name="T7"> </text:span>(<text:span text:style-name="T13">numberOfOperands</text:span><text:span text:style-name="T7"> </text:span>&gt;<text:span text:style-name="T7"> </text:span><text:span text:style-name="T29">0</text:span>)<text:span text:style-name="T7"> </text:span>{</text:p>
      <text:p text:style-name="КОД"><text:span text:style-name="T7"><text:s text:c="8"/></text:span><text:span text:style-name="T13">result</text:span>.<text:span text:style-name="T18">append</text:span>(<text:span text:style-name="T18">operandToString</text:span>(<text:span text:style-name="T48">operand1Type</text:span>,<text:span text:style-name="T7"> </text:span><text:span text:style-name="T48">operand1</text:span>));</text:p>
      <text:p text:style-name="КОД"><text:span text:style-name="T7"><text:s text:c="8"/></text:span><text:span text:style-name="T32">if</text:span><text:span text:style-name="T7"> </text:span>(<text:span text:style-name="T13">numberOfOperands</text:span><text:span text:style-name="T7"> </text:span>&gt;<text:span text:style-name="T7"> </text:span><text:span text:style-name="T29">1</text:span>)<text:span text:style-name="T7"> </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3">op</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8">operandToString</text:span>(<text:span text:style-name="T48">operand2Type</text:span>,<text:span text:style-name="T7"> </text:span><text:span text:style-name="T48">operand2</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13">result</text:span>;</text:p>
      <text:p text:style-name="КОД">}</text:p>
      <text:p text:style-name="КОД"><text:span text:style-name="T32">void</text:span><text:span text:style-name="T7"> </text:span><text:span text:style-name="T2">OpCode</text:span>::<text:span text:style-name="T19">setOperand1</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1Type</text:span>,<text:span text:style-name="T7"> </text:span><text:span text:style-name="T49">operand1</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2</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2Type</text:span>,<text:span text:style-name="T7"> </text:span><text:span text:style-name="T49">operand2</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text:span>.<text:span text:style-name="T48">intValue</text:span><text:span text:style-name="T7"> </text:span>=<text:span text:style-name="T7"> </text:span>*(<text:span text:style-name="T2">Int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text:span>.<text:span text:style-name="T48">realValue</text:span><text:span text:style-name="T7"> </text:span>=<text:span text:style-name="T7"> </text:span>*(<text:span text:style-name="T2">Real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text:span>.<text:span text:style-name="T48">variable</text:span><text:span text:style-name="T7"> </text:span>=<text:span text:style-name="T7"> </text:span>(<text:span text:style-name="T2">Symbol</text:span>*)<text:span text:style-name="T13">valu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9">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intValue</text:span>);</text:p>
      <text:p text:style-name="КОД"><text:soft-page-break/><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real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8">=</text:span><text:span text:style-name="T7"> </text:span><text:span text:style-name="T13">op</text:span>.<text:span text:style-name="T48">variable</text:span>-&gt;<text:span text:style-name="T18">utf8Nam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7">оставшиеся</text:span> два:</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Horizontal_20_Line"/>
      <text:p text:style-name="КОД"><text:span text:style-name="T32">void</text:span><text:span text:style-name="T7"> </text:span>ICodeEmitter::binaryOp(OperationType<text:span text:style-name="T7"> </text:span>operationType,</text:p>
      <text:p text:style-name="P329"><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18">setOperand1</text:span>(<text:span text:style-name="T13">operand1Type</text:span>,<text:span text:style-name="T7"> </text:span><text:span text:style-name="T15">operand1</text:span>);</text:p>
      <text:p text:style-name="КОД"><text:span text:style-name="T7"><text:s text:c="4"/></text:span><text:span text:style-name="T13">code</text:span>.<text:span text:style-name="T18">setOperand2</text:span>(<text:span text:style-name="T13">operand2Type</text:span>,<text:span text:style-name="T7"> </text:span><text:span text:style-name="T15">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lvalue</text:span>;</text:p>
      <text:p text:style-name="КОД"><text:span text:style-name="T7"><text:s text:c="4"/></text:span><text:span text:style-name="T13">code</text:span>.<text:span text:style-name="T48">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8">setOperand1</text:span>(<text:span text:style-name="T13">rvalueType</text:span>,<text:span text:style-name="T7"> </text:span><text:span text:style-name="T15">rvalu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9">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9">654123</text:span>;</text:p>
      <text:p text:style-name="КОД"><text:span text:style-name="T7"><text:s text:c="4"/></text:span><text:span text:style-name="T13">code1</text:span>.<text:span text:style-name="T18">setOperand1</text:span>(<text:span text:style-name="T2">SymbolType</text:span>::<text:span text:style-name="T2">Integer</text:span>,<text:span text:style-name="T7"> </text:span><text:span text:style-name="T126">&amp;</text:span><text:span text:style-name="T15">i1</text:span>);</text:p>
      <text:p text:style-name="КОД"><text:span text:style-name="T7"><text:s text:c="4"/></text:span><text:span text:style-name="T13">code1</text:span>.<text:span text:style-name="T18">setOperand2</text:span>(<text:span text:style-name="T2">SymbolType</text:span>::<text:span text:style-name="T2">Integer</text:span>,<text:span text:style-name="T7"> </text:span><text:span text:style-name="T126">&amp;</text:span><text:span text:style-name="T15">i2</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13">i1</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intValue</text:span><text:span text:style-name="T7"> </text:span>==<text:span text:style-name="T7"> </text:span><text:span text:style-name="T13">i2</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0">э</text:span>тап завершён. <text:span text:style-name="T129">Код: EScriptEngine-7.zip</text:span></text:p>
      <text:p text:style-name="P154">01.08.2023</text:p>
      <text:h text:style-name="P407" text:outline-level="2">Рефакторинг</text:h>
      <text:p text:style-name="P140"><text:span text:style-name="T128">Мы поправили часть кода, однако в pa</text:span><text:span text:style-name="T131">r</text:span><text:span text:style-name="T128">ser.cpp н</text:span><text:span text:style-name="T120">аши ф</text:span>ункции выглядят очень непривлекательно. Давайте займёмся их доработкой. </text:p>
      <text:p text:style-name="P156"><text:span text:style-name="T134">Сначала сократим мет</text:span>од AssignStatement(), здесь можно оставить только извлечение lvalue, остальное перенести в emitAssig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9">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2">auto</text:span><text:span text:style-name="T7"> </text:span><text:span text:style-name="T13">valueType</text:span><text:span text:style-name="T7"> </text:span>=<text:span text:style-name="T7"> </text:span><text:span text:style-name="T48">_types</text:span>.<text:span text:style-name="T18">top</text:span>();</text:p>
      <text:p text:style-name="КОД"><text:span text:style-name="T7"><text:s text:c="4"/></text:span><text:span text:style-name="T13">rec</text:span>.<text:span text:style-name="T48">first</text:span><text:span text:style-name="T7"> </text:span>=<text:span text:style-name="T7"> </text:span><text:span text:style-name="T13">valueType</text:span>;</text:p>
      <text:p text:style-name="КОД"><text:span text:style-name="T7"><text:s text:c="4"/></text:span><text:span text:style-name="T48">_types</text:span>.<text:span text:style-name="T18">pop</text:span>();</text:p>
      <text:p text:style-name="КОД"><text:span text:style-name="T7"><text:s text:c="4"/></text:span><text:span text:style-name="T32">switch</text:span><text:span text:style-name="T7"> </text:span>(<text:span text:style-name="T13">valueType</text:span>)<text:span text:style-name="T7"> </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ec</text:span>.<text:span text:style-name="T48">second</text:span>.<text:span text:style-name="T48">variabl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rec</text:span>.<text:span text:style-name="T48">second</text:span>.<text:span text:style-name="T48">intValue</text:span><text:span text:style-name="T7"> </text:span>=<text:span text:style-name="T7"> </text:span><text:span text:style-name="T48">_integers</text:span>.<text:span text:style-name="T18">top</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rec</text:span>.<text:span text:style-name="T48">second</text:span>.<text:span text:style-name="T48">realValue</text:span><text:span text:style-name="T7"> </text:span>=<text:span text:style-name="T7"> </text:span><text:span text:style-name="T48">_integers</text:span>.<text:span text:style-name="T18">top</text:span>();</text:p>
      <text:p text:style-name="КОД"><text:soft-page-break/><text:span text:style-name="T7"><text:s text:c="8"/></text:span><text:span text:style-name="T48">_reals</text:span>.<text:span text:style-name="T18">pop</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4">Тогда код emitAssign тоже сократится:</text:span></text:p>
      <text:p text:style-name="КОД"><text:span text:style-name="T32">void</text:span><text:span text:style-name="T7"> </text:span>Parser::emitAssign(std::shared_ptr&lt;Symbol&gt;<text:span text:style-name="T7"> </text:span>&amp;lvalue)</text:p>
      <text:p text:style-name="КОД">{</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rec</text:span><text:span text:style-name="T7"> </text:span>=<text:span text:style-name="T7"> </text:span><text:span text:style-name="T18">popStackValue</text:span>();</text:p>
      <text:p text:style-name="КОД"><text:span text:style-name="T7"><text:s text:c="4"/></text:span><text:span text:style-name="T48">_emitter</text:span><text:span text:style-name="T18">-&gt;assign</text:span>(<text:span text:style-name="T15">lvalue</text:span><text:span text:style-name="T126">.</text:span><text:span text:style-name="T20">get</text:span><text:span text:style-name="T126">()</text:span>,<text:span text:style-name="T7"> </text:span><text:span text:style-name="T13">rec</text:span>.<text:span text:style-name="T48">first</text:span>,<text:span text:style-name="T7"> </text:span><text:span text:style-name="T13">rec</text:span>.<text:span text:style-name="T48">second</text:span>);</text:p>
      <text:p text:style-name="КОД">}</text:p>
      <text:p text:style-name="Horizontal_20_Line"/>
      <text:p text:style-name="P157"><text:span text:style-name="T135">Подобный срам наблюдается в </text:span>emitBinaryOp<text:span text:style-name="T135">(), исправим и его:</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32">auto</text:span><text:span text:style-name="T7"> </text:span><text:span text:style-name="T13">opRecord2</text:span><text:span text:style-name="T7"> </text:span>=<text:span text:style-name="T7"> </text:span><text:span text:style-name="T18">popStackValue</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bi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27"/></text:span><text:span text:style-name="T13">opRecord2</text:span>.<text:span text:style-name="T48">first</text:span>,<text:span text:style-name="T7"> </text:span><text:span text:style-name="T13">opRecord2</text:span>.<text:span text:style-name="T48">second</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2">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2">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48">operand1Type</text:span><text:span text:style-name="T7"> </text:span>=<text:span text:style-name="T7"> </text:span><text:span text:style-name="T13">operand1Type</text:span>;</text:p>
      <text:p text:style-name="КОД"><text:span text:style-name="T7"><text:s text:c="4"/></text:span><text:span text:style-name="T13">code</text:span>.<text:span text:style-name="T48">operand1</text:span><text:span text:style-name="T7"> </text:span><text:span text:style-name="T18">=</text:span><text:span text:style-name="T7"> </text:span><text:span text:style-name="T13">operand1</text:span>;</text:p>
      <text:p text:style-name="КОД"><text:span text:style-name="T7"><text:s text:c="4"/></text:span><text:span text:style-name="T13">code</text:span>.<text:span text:style-name="T48">operand2Type</text:span><text:span text:style-name="T7"> </text:span>=<text:span text:style-name="T7"> </text:span><text:span text:style-name="T13">operand2Type</text:span>;</text:p>
      <text:p text:style-name="КОД"><text:span text:style-name="T7"><text:s text:c="4"/></text:span><text:span text:style-name="T13">code</text:span>.<text:span text:style-name="T48">operand2</text:span><text:span text:style-name="T7"> </text:span><text:span text:style-name="T18">=</text:span><text:span text:style-name="T7"> </text:span><text:span text:style-name="T13">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oft-page-break/><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8">Результат о</text:span>ператор<text:span text:style-name="T138">а</text:span> <text:span text:style-name="T138">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6">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6">Добавим функцию </text:span><text:span text:style-name="T137">проверки</text:span><text:span text:style-name="T136"> в Lexer:</text:span></text:p>
      <text:p text:style-name="КОД"><text:span text:style-name="T32">bool</text:span><text:span text:style-name="T7"> </text:span>Lexer::isAssignOp(Token<text:span text:style-name="T7"> </text:span>t)</text:p>
      <text:p text:style-name="КОД">{</text:p>
      <text:p text:style-name="КОД"><text:span text:style-name="T7"><text:s text:c="4"/></text:span><text:span text:style-name="T32">switch</text:span><text:span text:style-name="T7"> </text:span>(<text:span text:style-name="T13">t</text:span>)<text:span text:style-name="T7"> </text:span>{</text:p>
      <text:p text:style-name="P330"><text:span text:style-name="T7"><text:s text:c="4"/></text:span><text:span text:style-name="T32">case</text:span><text:span text:style-name="T7"> </text:span><text:span text:style-name="T2">Token</text:span>::<text:span text:style-name="T2">Assign</text:span>:<text:span text:style-name="T7"> <text:s text:c="12"/></text:span><text:span text:style-name="T23">//</text:span><text:span text:style-name="T7"> </text:span><text:span text:style-name="T23">=</text:span></text:p>
      <text:p text:style-name="P330"><text:span text:style-name="T7"><text:s text:c="4"/></text:span><text:span text:style-name="T32">case</text:span><text:span text:style-name="T7"> </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32">case</text:span><text:span text:style-name="T7"> </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32">case</text:span><text:span text:style-name="T7"> </text:span><text:span text:style-name="T2">Token</text:span>::<text:span text:style-name="T2">BitAndAssign</text:span>:<text:span text:style-name="T7"> <text:s text:c="6"/></text:span><text:span text:style-name="T23">//</text:span><text:span text:style-name="T7"> </text:span><text:span text:style-name="T23">&amp;=</text:span></text:p>
      <text:p text:style-name="P331"><text:span text:style-name="T7"><text:s text:c="4"/></text:span><text:span text:style-name="T32">case</text:span><text:span text:style-name="T7"> </text:span><text:span text:style-name="T2">Token</text:span>::<text:span text:style-name="T2">BitOrAssign</text:span>:<text:span text:style-name="T7"> <text:s text:c="7"/></text:span><text:span text:style-name="T23">//</text:span><text:span text:style-name="T7"> </text:span><text:span text:style-name="T23">|=</text:span></text:p>
      <text:p text:style-name="P331"><text:span text:style-name="T7"><text:s text:c="4"/></text:span><text:span text:style-name="T32">case</text:span><text:span text:style-name="T7"> </text:span><text:span text:style-name="T2">Token</text:span>::<text:span text:style-name="T2">XorAssign</text:span>:<text:span text:style-name="T7"> <text:s text:c="9"/></text:span><text:span text:style-name="T23">//</text:span><text:span text:style-name="T7"> </text:span><text:span text:style-name="T23">^=</text:span></text:p>
      <text:p text:style-name="P331"><text:span text:style-name="T7"><text:s text:c="4"/></text:span><text:span text:style-name="T32">case</text:span><text:span text:style-name="T7"> </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3">//</text:span><text:span text:style-name="T7"> </text:span><text:span text:style-name="T23">тип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Token</text:span>&gt;<text:span text:style-name="T7"> </text:span><text:span text:style-name="T48">_tokensQueue</text:span>;</text:p>
      <text:p text:style-name="КОД"><text:span text:style-name="T7"><text:s text:c="4"/></text:span><text:span text:style-name="T23">//</text:span><text:span text:style-name="T7"> </text:span><text:span text:style-name="T23">текст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8">_tokenTextsQueue</text:span>;</text:p>
      <text:p text:style-name="Horizontal_20_Line"/>
      <text:p text:style-name="КОД"><text:span text:style-name="T32">void</text:span><text:span text:style-name="T7"> </text:span><text:span text:style-name="T2">Parser</text:span>::<text:span text:style-name="T19">next</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48">_tokensQueue</text:span>.<text:span text:style-name="T18">pop_front</text:span>();</text:p>
      <text:p text:style-name="КОД"><text:span text:style-name="T7"><text:s text:c="8"/></text:span><text:span text:style-name="T48">_tokenTextsQueue</text:span>.<text:span text:style-name="T18">pop_front</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32">return</text:span><text:span text:style-name="T7"> </text:span><text:span text:style-name="T48">_token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if</text:span><text:span text:style-name="T7"> </text:span>(!<text:span text:style-name="T48">_tokenTextsQueue</text:span>.<text:span text:style-name="T18">empty</text:span>())<text:span text:style-name="T7"> </text:span>{</text:p>
      <text:p text:style-name="КОД"><text:span text:style-name="T7"><text:s text:c="8"/></text:span><text:span text:style-name="T32">return</text:span><text:span text:style-name="T7"> </text:span><text:span text:style-name="T48">_tokenText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КОД"><text:span text:style-name="T32">void</text:span><text:span text:style-name="T7"> </text:span><text:span text:style-name="T2">Parser</text:span>::<text:span text:style-name="T19">pushBack</text:span>(<text:span text:style-name="T2">Token</text:span><text:span text:style-name="T7"> </text:span><text:span text:style-name="T13">t</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13">str</text:span>);</text:p>
      <text:p text:style-name="КОД">}</text:p>
      <text:p text:style-name="КОД"><text:span text:style-name="T32">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2">std</text:span>::<text:span text:style-name="T18">move</text:span>(<text:span text:style-name="T15">str</text:span>));</text:p>
      <text:p text:style-name="КОД">}</text:p>
      <text:p text:style-name="Horizontal_20_Line"/>
      <text:p text:style-name="P167">Напишем тест:</text:p>
      <text:p text:style-name="КОД"><text:span text:style-name="T32">void</text:span><text:span text:style-name="T7"> </text:span><text:span text:style-name="T2">SimpleExpression_Test</text:span>::<text:span text:style-name="T19">test_simpleAssign</text:span>()</text:p>
      <text:p text:style-name="КОД">{</text:p>
      <text:p text:style-name="КОД"><text:s text:c="4"/>...</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x</text:span><text:span text:style-name="T7"> </text:span><text:span text:style-name="T23">=</text:span><text:span text:style-name="T7"> </text:span><text:span text:style-name="T23">y</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0">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2">void</text:span><text:span text:style-name="T7"> </text:span>Parser::AssignStatement()</text:p>
      <text:p text:style-name="КОД">{</text:p>
      <text:p text:style-name="КОД"><text:span text:style-name="T7"><text:s text:c="4"/></text:span><text:span text:style-name="T18">Variable</text:span>();</text:p>
      <text:p text:style-name="КОД"><text:span text:style-name="T7"><text:s text:c="4"/></text:span><text:span text:style-name="T32">auto</text:span><text:span text:style-name="T7"> </text:span><text:span text:style-name="T13">lvalueSymbol</text:span><text:span text:style-name="T7"> </text:span>=<text:span text:style-name="T7"> </text:span><text:span text:style-name="T48">_variables</text:span>.<text:span text:style-name="T18">top</text:span>();</text:p>
      <text:p text:style-name="КОД"><text:span text:style-name="T7"><text:s text:c="4"/></text:span><text:span text:style-name="T32">auto</text:span><text:span text:style-name="T7"> </text:span><text:span text:style-name="T13">top</text:span><text:span text:style-name="T7"> </text:span>=<text:span text:style-name="T7"> </text:span><text:span text:style-name="T18">popStackValue</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13">top</text:span>.<text:span text:style-name="T48">second</text:span>.<text:span text:style-name="T4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span text:style-name="T7"><text:s text:c="4"/></text:span><text:span text:style-name="T23">//</text:span><text:span text:style-name="T7"> </text:span><text:span text:style-name="T23">поскольку</text:span><text:span text:style-name="T7"> </text:span><text:span text:style-name="T23">присваивание</text:span><text:span text:style-name="T7"> </text:span><text:span text:style-name="T23">само</text:span><text:span text:style-name="T7"> </text:span><text:span text:style-name="T23">является</text:span><text:span text:style-name="T7"> </text:span><text:span text:style-name="T23">выражением,</text:span><text:span text:style-name="T7"> </text:span><text:span text:style-name="T23">нужно</text:span><text:span text:style-name="T7"> </text:span><text:span text:style-name="T28">по</text:span><text:span text:style-name="T23">местить</text:span><text:span text:style-name="T7"> </text:span><text:span text:style-name="T23">в</text:span><text:span text:style-name="T7"> </text:span><text:span text:style-name="T23">стек</text:span></text:p>
      <text:p text:style-name="КОД"><text:span text:style-name="T7"><text:s text:c="4"/></text:span><text:span text:style-name="T23">//</text:span><text:span text:style-name="T7"> </text:span><text:span text:style-name="T23">результат</text:span><text:span text:style-name="T7"> </text:span><text:span text:style-name="T23">вычислений</text:span></text:p>
      <text:p text:style-name="КОД"><text:span text:style-name="T7"><text:s text:c="4"/></text:span><text:span text:style-name="T18">pushVariable</text:span>(<text:span text:style-name="T15">lvalueSymbol</text:span>);</text:p>
      <text:p text:style-name="КОД">}</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3">//</text:span><text:span text:style-name="T7"> </text:span><text:span text:style-name="T23">проверяем</text:span><text:span text:style-name="T7"> </text:span><text:span text:style-name="T23">наличие</text:span><text:span text:style-name="T7"> </text:span><text:span text:style-name="T23">идентификатора</text:span></text:p>
      <text:p text:style-name="КОД"><text:span text:style-name="T7"><text:s text:c="8"/></text:span><text:span text:style-name="T32">auto</text:span><text:span text:style-name="T7"> </text:span><text:span text:style-name="T13">tokenText0</text:span><text:span text:style-name="T7"> </text:span>=<text:span text:style-name="T7"> </text:span><text:span text:style-name="T18">tokenText</text:span>();</text:p>
      <text:p text:style-name="КОД"><text:span text:style-name="T7"><text:s text:c="8"/></text:span><text:span text:style-name="T32">auto</text:span><text:span text:style-name="T7"> </text:span><text:span text:style-name="T13">token0</text:span><text:span text:style-name="T7"> </text:span>=<text:span text:style-name="T7"> </text:span><text:span text:style-name="T18">lookahead</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если</text:span><text:span text:style-name="T7"> </text:span><text:span text:style-name="T23">знак</text:span><text:span text:style-name="T7"> </text:span><text:span text:style-name="T23">присваивания,</text:span><text:span text:style-name="T7"> </text:span><text:span text:style-name="T23">то</text:span><text:span text:style-name="T7"> </text:span><text:span text:style-name="T23">в</text:span><text:span text:style-name="T7"> </text:span><text:span text:style-name="T23">ветку</text:span><text:span text:style-name="T7"> </text:span><text:span text:style-name="T23">AssignStatement</text:span></text:p>
      <text:p text:style-name="КОД"><text:span text:style-name="T7"><text:s text:c="8"/></text:span><text:span text:style-name="T32">if</text:span><text:span text:style-name="T7"> </text:span>(<text:span text:style-name="T2">Lexer</text:span>::<text:span text:style-name="T18">isAssignOp</text:span>(<text:span text:style-name="T18">lookahead</text:span>()))<text:span text:style-name="T7"> </text:span>{</text:p>
      <text:p text:style-name="КОД"><text:span text:style-name="T7"><text:s text:c="12"/></text:span><text:span text:style-name="T23">//</text:span><text:span text:style-name="T7"> </text:span><text:span text:style-name="T23">перейти</text:span><text:span text:style-name="T7"> </text:span><text:span text:style-name="T23">в</text:span><text:span text:style-name="T7"> </text:span><text:span text:style-name="T23">ветку</text:span><text:span text:style-name="T7"> </text:span><text:span text:style-name="T23">присваивания</text:span></text:p>
      <text:p text:style-name="КОД"><text:span text:style-name="T7"><text:s text:c="12"/></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12"/></text:span><text:span text:style-name="T18">AssignStatement</text:span>();</text:p>
      <text:p text:style-name="КОД"><text:span text:style-name="T7"><text:s text:c="12"/></text:span><text:span text:style-name="T32">return</text:span>;</text:p>
      <text:p text:style-name="КОД"><text:span text:style-name="T7"><text:s text:c="8"/></text:span>}</text:p>
      <text:p text:style-name="КОД"><text:span text:style-name="T7"><text:s text:c="8"/></text:span><text:span text:style-name="T23">//</text:span><text:span text:style-name="T7"> </text:span><text:span text:style-name="T23">вернуть</text:span><text:span text:style-name="T7"> </text:span><text:span text:style-name="T23">идентификатор</text:span><text:span text:style-name="T7"> </text:span><text:span text:style-name="T23">(прямой</text:span><text:span text:style-name="T7"> </text:span><text:span text:style-name="T23">порядок,</text:span><text:span text:style-name="T7"> </text:span><text:span text:style-name="T23">это</text:span><text:span text:style-name="T7"> </text:span><text:span text:style-name="T23">очередь)</text:span></text:p>
      <text:p text:style-name="КОД"><text:span text:style-name="T7"><text:s text:c="8"/></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8"/></text:span><text:span text:style-name="T23">//</text:span><text:span text:style-name="T7"> </text:span><text:span text:style-name="T23">перейти</text:span><text:span text:style-name="T7"> </text:span><text:span text:style-name="T23">в</text:span><text:span text:style-name="T7"> </text:span><text:span text:style-name="T23">SimpleExpression</text:span></text:p>
      <text:p text:style-name="КОД"><text:span text:style-name="T7"><text:s text:c="4"/></text:span>}</text:p>
      <text:p text:style-name="КОД"><text:span text:style-name="T7"><text:s text:c="4"/></text:span><text:span text:style-name="T18">SimpleExpression</text:span>();</text:p>
      <text:p text:style-name="КОД">}</text:p>
      <text:p text:style-name="Horizontal_20_Line"/>
      <text:p text:style-name="КОД"><text:span text:style-name="T32">void</text:span><text:span text:style-name="T7"> </text:span>Parser::Statement()</text:p>
      <text:p text:style-name="КОД">{</text:p>
      <text:p text:style-name="КОД"><text:span text:style-name="T7"><text:s text:c="4"/></text:span><text:span text:style-name="T18">AssignStatement</text:span>();</text:p>
      <text:p text:style-name="КОД"><text:span text:style-name="T7"><text:s text:c="4"/></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4"/></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4"/></text:span><text:span text:style-name="T18">popStackVal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oft-page-break/><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71">y := 4</text:p>
      <text:p text:style-name="P371">x := y</text:p>
      <text:p text:style-name="P169">Сначала инициализируется «y», затем «x». <text:span text:style-name="T139">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span text:style-name="T7"><text:s text:c="4"/></text:span><text:span text:style-name="T2">EScript</text:span><text:span text:style-name="T7"> </text:span><text:span text:style-name="T13">engine</text:span>;</text:p>
      <text:p text:style-name="P332"><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p>
      <text:p text:style-name="КОД"><text:span text:style-name="T7"><text:s text:c="4"/></text:span><text:span text:style-name="T13">engine</text:span>.<text:span text:style-name="T18">eval</text:span>(<text:span text:style-name="T13">code1</text:span>);</text:p>
      <text:p text:style-name="КОД">}</text:p>
      <text:p text:style-name="P172">Нам понадобится ввести операцию UNIMUS:</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3">//</text:span><text:span text:style-name="T7"> </text:span><text:span text:style-name="T23">-op1</text:span></text:p>
      <text:p text:style-name="КОД">};</text:p>
      <text:p text:style-name="Horizontal_20_Line"/>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 text:c="4"/>...</text:p>
      <text:p text:style-name="КОД"><text:span text:style-name="T7"><text:s text:c="4"/></text:span><text:span text:style-name="T32">switch</text:span><text:span text:style-name="T7"> </text:span>(<text:span text:style-name="T48">operation</text:span>)<text:span text:style-name="T7"> </text:span>{</text:p>
      <text:p text:style-name="КОД"><text:s text:c="4"/>...</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opSign = assign + " UNIMUS";</text:p>
      <text:p text:style-name="КОД"><text:span text:style-name="T7"><text:s text:c="8"/></text:span><text:span text:style-name="T32">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3">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3">'-'</text:span><text:span text:style-name="T7"> </text:span><text:span text:style-name="T13">Factor</text:span></text:p>
      <text:p text:style-name="КОД"><text:span text:style-name="T7"><text:s text:c="7"/></text:span>;</text:p>
      <text:p text:style-name="P335"><text:soft-page-break/></text:p>
      <text:p text:style-name="Horizontal_20_Line"/>
      <text:p text:style-name="P174"><text:span text:style-name="T141">И чуть добавим кода </text:span><text:span text:style-name="T142">в Factor():</text:span></text:p>
      <text:p text:style-name="КОД"><text:span text:style-name="T34">void</text:span><text:span text:style-name="T11"> </text:span><text:span text:style-name="T3">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Minus</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унарный</text:span><text:span text:style-name="T7"> </text:span><text:span text:style-name="T23">минус</text:span></text:p>
      <text:p text:style-name="КОД"><text:span text:style-name="T7"><text:s text:c="8"/></text:span><text:span text:style-name="T18">Factor</text:span>();</text:p>
      <text:p text:style-name="КОД"><text:span text:style-name="T7"><text:s text:c="8"/></text:span><text:span text:style-name="T23">//</text:span><text:span text:style-name="T7"> </text:span><text:span text:style-name="T23">смотря</text:span><text:span text:style-name="T7"> </text:span><text:span text:style-name="T23">что</text:span><text:span text:style-name="T7"> </text:span><text:span text:style-name="T23">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2">switch</text:span><text:span text:style-name="T7"> </text:span>(<text:span text:style-name="T48">_types</text:span>.<text:span text:style-name="T18">top</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8">_integers</text:span>.<text:span text:style-name="T18">top</text:span>();</text:p>
      <text:p text:style-name="КОД"><text:span text:style-name="T7"><text:s text:c="12"/></text:span><text:span text:style-name="T48">_integers</text:span>.<text:span text:style-name="T18">pop</text:span>();</text:p>
      <text:p text:style-name="КОД"><text:span text:style-name="T7"><text:s text:c="12"/></text:span><text:span text:style-name="T48">_types</text:span>.<text:span text:style-name="T18">pop</text:span>();</text:p>
      <text:p text:style-name="КОД"><text:span text:style-name="T7"><text:s text:c="12"/></text:span><text:span text:style-name="T23">//</text:span><text:span text:style-name="T7"> </text:span><text:span text:style-name="T23">не</text:span><text:span text:style-name="T7"> </text:span><text:span text:style-name="T23">нужно</text:span><text:span text:style-name="T7"> </text:span><text:span text:style-name="T23">тут</text:span><text:span text:style-name="T7"> </text:span><text:span text:style-name="T23">никакого</text:span><text:span text:style-name="T7"> </text:span><text:span text:style-name="T23">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8">pushInt</text:span>(<text:span text:style-name="T13">lastInt</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8">=</text:span><text:span text:style-name="T7"> </text:span><text:span text:style-name="T48">_variables</text:span>.<text:span text:style-name="T18">top</text:span>();</text:p>
      <text:p text:style-name="КОД"><text:span text:style-name="T7"><text:s text:c="12"/></text:span><text:span text:style-name="T18">emitUnaryOp</text:span>(<text:span text:style-name="T2">OperationType</text:span>::<text:span text:style-name="T2">UMinus</text:span>,<text:span text:style-name="T7"> </text:span><text:span text:style-name="T15">symbol</text:span>);</text:p>
      <text:p text:style-name="КОД"><text:span text:style-name="T7"><text:s text:c="12"/></text:span><text:span text:style-name="T18">pushVariable</text:span>(<text:span text:style-name="T15">symbol</text:span>);<text:span text:style-name="T7"> </text:span><text:span text:style-name="T23">//</text:span><text:span text:style-name="T7"> </text:span><text:span text:style-name="T23">ту</text:span><text:span text:style-name="T7"> </text:span><text:span text:style-name="T23">же</text:span><text:span text:style-name="T7"> </text:span><text:span text:style-name="T23">самую</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SymbolType/Factor"</text:span>);</text:p>
      <text:p text:style-name="КОД"><text:span text:style-name="T7"><text:s text:c="8"/></text:span>}</text:p>
      <text:p text:style-name="КОД"><text:span text:style-name="T7"><text:s text:c="8"/></text:span><text:span text:style-name="T32">return</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P336"/>
      <text:p text:style-name="Horizontal_20_Line"/>
      <text:p text:style-name="P173">И создадим функцию</text:p>
      <text:p text:style-name="КОД"><text:span text:style-name="T32">void</text:span><text:span text:style-name="T7"> </text:span><text:span text:style-name="T2">Parser</text:span>::<text:span text:style-name="T19">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UMinus</text:span>:<text:span text:style-name="T7"> </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u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8"/></text:span><text:span text:style-name="T32">break</text:span>;</text:p>
      <text:p text:style-name="КОД"><text:span text:style-name="T7"><text:s text:c="4"/></text:span>}</text:p>
      <text:p text:style-name="КОД"><text:soft-page-break/><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73">Запускаем тест:</text:p>
      <text:p text:style-name="P372">_tmp_4 := 8 * -3</text:p>
      <text:p text:style-name="P372">_tmp_5 := -7 + _tmp_4</text:p>
      <text:p text:style-name="P372">x := _tmp_5</text:p>
      <text:p text:style-name="Horizontal_20_Line"/>
      <text:p text:style-name="P175">С числами, вроде бы, <text:s/>всё в порядке.</text:p>
      <text:p text:style-name="P175">Теперь надо проверить, <text:span text:style-name="T143">как будет работать с переменными</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2">const</text:span><text:span text:style-name="T7"> </text:span>u32string<text:span text:style-name="T7"> </text:span>code3<text:span text:style-name="T7"> </text:span>=<text:span text:style-name="T7"> </text:span><text:span text:style-name="T23">U"i</text:span><text:span text:style-name="T7"> </text:span><text:span text:style-name="T23">=</text:span><text:span text:style-name="T7"> </text:span><text:span text:style-name="T23">0;</text:span><text:span text:style-name="T7"> </text:span><text:span text:style-name="T23">x</text:span><text:span text:style-name="T7"> </text:span><text:span text:style-name="T23">=</text:span><text:span text:style-name="T7"> </text:span><text:span text:style-name="T23">-i</text:span><text:span text:style-name="T7"> </text:span><text:span text:style-name="T23">+</text:span><text:span text:style-name="T7"> </text:span><text:span text:style-name="T23">-7;"</text:span>;</text:p>
      <text:p text:style-name="КОД"><text:span text:style-name="T7"><text:s text:c="4"/></text:span><text:span text:style-name="T13">engine</text:span>.<text:span text:style-name="T18">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4">Всё хорошо. </text:span><text:span text:style-name="T145">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2">void</text:span><text:span text:style-name="T7"> </text:span><text:span text:style-name="T2">Parser::</text:span><text:span text:style-name="T19">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Plus</text:span>:</text:p>
      <text:p text:style-name="КОД"><text:span text:style-name="T7"><text:s text:c="8"/></text:span><text:span text:style-name="T23">//</text:span><text:span text:style-name="T7"> </text:span><text:span text:style-name="T23">унарный</text:span><text:span text:style-name="T7"> </text:span><text:span text:style-name="T23">плюс,</text:span><text:span text:style-name="T7"> </text:span><text:span text:style-name="T23">ничего</text:span><text:span text:style-name="T7"> </text:span><text:span text:style-name="T23">не</text:span><text:span text:style-name="T7"> </text:span><text:span text:style-name="T23">делаем</text:span></text:p>
      <text:p text:style-name="КОД"><text:span text:style-name="T7"><text:s text:c="8"/></text:span><text:span text:style-name="T18">next</text:span>();</text:p>
      <text:p text:style-name="КОД"><text:span text:style-name="T7"><text:s text:c="8"/></text:span><text:span text:style-name="T18">Factor</text:span>();</text:p>
      <text:p text:style-name="КОД"><text:span text:style-name="T7"><text:s text:c="8"/></text:span><text:span text:style-name="T32">return</text:span>;</text:p>
      <text:p text:style-name="КОД">...</text:p>
      <text:p text:style-name="Horizontal_20_Line"/>
      <text:p text:style-name="Text_20_body">Тесты:</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text:span>.<text:span text:style-name="T18">eval</text:span>(<text:span text:style-name="T13">code4</text:span>);</text:p>
      <text:p text:style-name="КОД">_tmp_8 := 8 * -3</text:p>
      <text:p text:style-name="КОД">_tmp_9 := 7 + _tmp_8</text:p>
      <text:p text:style-name="КОД">x := _tmp_9</text:p>
      <text:p text:style-name="P333"><text:span text:style-name="T7"><text:s text:c="4"/></text:span><text:span text:style-name="T32">const</text:span><text:span text:style-name="T7"> </text:span><text:span text:style-name="T2">u32string</text:span><text:span text:style-name="T7"> </text:span><text:span text:style-name="T13">code5</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5</text:span>);</text:p>
      <text:p text:style-name="P334">i := 0</text:p>
      <text:p text:style-name="P334">_tmp_10 := i + -7</text:p>
      <text:p text:style-name="P334">x := _tmp_10</text:p>
      <text:p text:style-name="P334"><text:span text:style-name="T7"><text:s text:c="4"/></text:span><text:span text:style-name="T32">const</text:span><text:span text:style-name="T7"> </text:span><text:span text:style-name="T2">u32string</text:span><text:span text:style-name="T7"> </text:span><text:span text:style-name="T13">code6</text:span><text:span text:style-name="T7"> </text:span>=<text:span text:style-name="T7"> </text:span><text:span text:style-name="T23">U"i = 0; x = -i + +i + -7;"</text:span>;</text:p>
      <text:p text:style-name="КОД"><text:span text:style-name="T7"><text:s text:c="4"/></text:span><text:span text:style-name="T13">engine</text:span>.<text:span text:style-name="T18">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2">void</text:span><text:span text:style-name="T7"> </text:span>SimpleExpression_Test::test_parenth()</text:p>
      <text:p text:style-name="КОД">{</text:p>
      <text:p text:style-name="КОД"><text:span text:style-name="T7"><text:s text:c="4"/></text:span><text:span text:style-name="T36">cout</text:span><text:span text:style-name="T7"> </text:span>&lt;&lt;<text:span text:style-name="T7"> </text:span><text:span text:style-name="T23">"No</text:span><text:span text:style-name="T7"> </text:span><text:span text:style-name="T23">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6">cout</text:span><text:span text:style-name="T7"> </text:span>&lt;&lt;<text:span text:style-name="T7"> </text:span><text:span text:style-name="T23">"Parenth\'s:\n"</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6">cout</text:span><text:span text:style-name="T7"> </text:span>&lt;&lt;<text:span text:style-name="T7"> </text:span><text:span text:style-name="T23">"End</text:span><text:span text:style-name="T7"> </text:span><text:span text:style-name="T23">of</text:span><text:span text:style-name="T7"> </text:span><text:span text:style-name="T23">Parenth\'s\n"</text:span>;</text:p>
      <text:p text:style-name="КОД">}</text:p>
      <text:p text:style-name="Horizontal_20_Line"/>
      <text:p text:style-name="P180">Теперь код, он очень прост:</text:p>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Parenth</text:span>:</text:p>
      <text:p text:style-name="КОД"><text:span text:style-name="T7"><text:s text:c="8"/></text:span><text:span text:style-name="T23">//</text:span><text:span text:style-name="T7"> </text:span><text:span text:style-name="T23">круглые</text:span><text:span text:style-name="T7"> </text:span><text:span text:style-name="T23">скобки</text:span></text:p>
      <text:p text:style-name="КОД"><text:span text:style-name="T7"><text:s text:c="8"/></text:span><text:span text:style-name="T18">next</text:span>();</text:p>
      <text:p text:style-name="КОД"><text:span text:style-name="T7"><text:s text:c="8"/></text:span><text:span text:style-name="T18">SimpleExpression</text:span>();</text:p>
      <text:p text:style-name="КОД"><text:span text:style-name="T7"><text:s text:c="8"/></text:span><text:span text:style-name="T18">match</text:span>(<text:span text:style-name="T2">Token</text:span>::<text:span text:style-name="T2">RightParenth</text:span>);</text:p>
      <text:p text:style-name="КОД"><text:span text:style-name="T7"><text:s text:c="8"/></text:span><text:span text:style-name="T32">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6">обязательно </text:span>будет, <text:span text:style-name="T146">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2">сегменте кода, </text:span>места для переменных — в другой. Размер машинного слова — 8 байт. </text:p>
      <text:p text:style-name="P185">Например, программа:</text:p>
      <text:p text:style-name="P185"><text:span text:style-name="T151">LD</text:span> A, [<text:span text:style-name="T147">0xFF12FF09</text:span>]</text:p>
      <text:p text:style-name="P185"><text:span text:style-name="T151">LD</text:span> B, [<text:span text:style-name="T147">0xF10986AB</text:span>]</text:p>
      <text:p text:style-name="P185">ADD A, B</text:p>
      <text:p text:style-name="P185">ADDI 12345</text:p>
      <text:p text:style-name="P185"><text:span text:style-name="T151">ST</text:span> [<text:span text:style-name="T147">0xFF12FF09</text:span>], A</text:p>
      <text:p text:style-name="P184">Вот как выглядит модель памяти <text:span text:style-name="T149">и размещение программы</text:span>:</text:p>
      <table:table table:name="Таблица5" table:style-name="Таблица5">
        <table:table-column table:style-name="Таблица5.A"/>
        <table:table-column table:style-name="Таблица5.B"/>
        <table:table-row table:style-name="TableLine94841762854704">
          <table:table-cell table:style-name="Таблица5.A1" office:value-type="string">
            <text:p text:style-name="P389">байты</text:p>
          </table:table-cell>
          <table:table-cell table:style-name="Таблица5.B1" office:value-type="string">
            <text:p text:style-name="P386">Описание</text:p>
          </table:table-cell>
        </table:table-row>
        <table:table-row table:style-name="TableLine94841761772384">
          <table:table-cell table:style-name="Таблица5.A2" office:value-type="string">
            <text:p text:style-name="P386">1</text:p>
          </table:table-cell>
          <table:table-cell table:style-name="Таблица5.B2" office:value-type="string">
            <text:p text:style-name="P386"><text:span text:style-name="T151">LD</text:span> A, M <text:s text:c="9"/>; 1 — код команды</text:p>
          </table:table-cell>
        </table:table-row>
        <table:table-row table:style-name="TableLine94841761775072">
          <table:table-cell table:style-name="Таблица5.A2" office:value-type="string">
            <text:p text:style-name="P386">0xFF12FF09</text:p>
          </table:table-cell>
          <table:table-cell table:style-name="Таблица5.B2" office:value-type="string">
            <text:p text:style-name="P386">M - Адрес переменной в памяти</text:p>
          </table:table-cell>
        </table:table-row>
        <table:table-row table:style-name="TableLine94841761773024">
          <table:table-cell table:style-name="Таблица5.A2" office:value-type="string">
            <text:p text:style-name="P386">2</text:p>
          </table:table-cell>
          <table:table-cell table:style-name="Таблица5.B2" office:value-type="string">
            <text:p text:style-name="P386"><text:span text:style-name="T151">LD</text:span> B, M <text:s text:c="9"/>; 2 — код команды</text:p>
          </table:table-cell>
        </table:table-row>
        <table:table-row table:style-name="TableLine94841761794592">
          <table:table-cell table:style-name="Таблица5.A2" office:value-type="string">
            <text:p text:style-name="P386">0xF10986AB</text:p>
          </table:table-cell>
          <table:table-cell table:style-name="Таблица5.B2" office:value-type="string">
            <text:p text:style-name="P386">M - Адрес переменной в памяти</text:p>
          </table:table-cell>
        </table:table-row>
        <table:table-row table:style-name="TableLine94841761806528">
          <table:table-cell table:style-name="Таблица5.A2" office:value-type="string">
            <text:p text:style-name="P388">14</text:p>
          </table:table-cell>
          <table:table-cell table:style-name="Таблица5.B2" office:value-type="string">
            <text:p text:style-name="P386">ADD A, B <text:s/>; сложить регистры A и B, результат поместить в A</text:p>
          </table:table-cell>
        </table:table-row>
        <table:table-row table:style-name="TableLine94841761804560">
          <table:table-cell table:style-name="Таблица5.A2" office:value-type="string">
            <text:p text:style-name="P387">15</text:p>
          </table:table-cell>
          <table:table-cell table:style-name="Таблица5.B2" office:value-type="string">
            <text:p text:style-name="P387">ADDI A ; add IntValue</text:p>
          </table:table-cell>
        </table:table-row>
        <table:table-row table:style-name="TableLine94841761802272">
          <table:table-cell table:style-name="Таблица5.A2" office:value-type="string">
            <text:p text:style-name="P387">12345</text:p>
          </table:table-cell>
          <table:table-cell table:style-name="Таблица5.B2" office:value-type="string">
            <text:p text:style-name="P387">Добавляемое целое</text:p>
          </table:table-cell>
        </table:table-row>
        <table:table-row table:style-name="TableLine94841761850336">
          <table:table-cell table:style-name="Таблица5.A2" office:value-type="string">
            <text:p text:style-name="P386">4</text:p>
          </table:table-cell>
          <table:table-cell table:style-name="Таблица5.B2" office:value-type="string">
            <text:p text:style-name="P386"><text:span text:style-name="T151">ST</text:span> M, A ; поместить содержимое A по адресу M</text:p>
          </table:table-cell>
        </table:table-row>
        <table:table-row table:style-name="TableLine94841761847776">
          <table:table-cell table:style-name="Таблица5.A2" office:value-type="string">
            <text:p text:style-name="P386">0xFF12FF09</text:p>
          </table:table-cell>
          <table:table-cell table:style-name="Таблица5.B2" office:value-type="string">
            <text:p text:style-name="P386">M - Адрес переменной в памяти</text:p>
          </table:table-cell>
        </table:table-row>
      </table:table>
      <text:p text:style-name="P183"/>
      <text:p text:style-name="P183">Машинная команда будет занимать одно или несколько слов. <text:span text:style-name="T152">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8">Команда ADDI A имеет 1 операнд — </text:span><text:soft-page-break/><text:span text:style-name="T148">это целое число, которое следует сразу за командой. </text:span><text:span text:style-name="T150">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8">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38"><text:span text:style-name="T7"><text:s text:c="4"/></text:span><text:span text:style-name="T2">uint8_t</text:span><text:span text:style-name="T7"> </text:span><text:span text:style-name="T13">buf</text:span>[<text:span text:style-name="T29">100</text:span>];<text:span text:style-name="T7"> </text:span><text:span text:style-name="T23">//</text:span><text:span text:style-name="T7"> </text:span><text:span text:style-name="T23">буфер</text:span><text:span text:style-name="T7"> </text:span><text:span text:style-name="T23">(условно)</text:span></text:p>
      <text:p text:style-name="P339">...</text:p>
      <text:p text:style-name="P338"><text:span text:style-name="T7"><text:s text:c="4"/></text:span><text:span text:style-name="T32">void</text:span><text:span text:style-name="T7"> </text:span><text:span text:style-name="T19">st_m_a</text:span>(<text:span text:style-name="T2">uint64_t</text:span><text:span text:style-name="T7"> </text:span><text:span text:style-name="T13">addr</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9">47</text:span>;<text:span text:style-name="T7"> </text:span><text:span text:style-name="T23">//</text:span><text:span text:style-name="T7"> </text:span><text:span text:style-name="T23">код</text:span><text:span text:style-name="T7"> </text:span><text:span text:style-name="T23">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9">23</text:span>;</text:p>
      <text:p text:style-name="P337"><text:span text:style-name="T7"><text:s text:c="8"/></text:span>*<text:span text:style-name="T13">p</text:span><text:span text:style-name="T7"> </text:span>=<text:span text:style-name="T7"> </text:span><text:span text:style-name="T16">ST</text:span><text:span text:style-name="T13">_M_A</text:span>;<text:span text:style-name="T7"> </text:span><text:span text:style-name="T23">//</text:span><text:span text:style-name="T7"> </text:span><text:span text:style-name="T23">записать</text:span><text:span text:style-name="T7"> </text:span><text:span text:style-name="T23">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3">//</text:span><text:span text:style-name="T7"> </text:span><text:span text:style-name="T23">операнд</text:span><text:span text:style-name="T7"> </text:span><text:span text:style-name="T23">8</text:span><text:span text:style-name="T7"> </text:span><text:span text:style-name="T23">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540472251" text:style-name="L4">
        <text:list-item>
          <text:p text:style-name="P414">исходная программа переводится в трёхадресный код (это мы по минимуму сделали)</text:p>
        </text:list-item>
        <text:list-item>
          <text:p text:style-name="P414">производится генерация целевого кода, результат записывается в объектный файл</text:p>
        </text:list-item>
        <text:list-item>
          <text:p text:style-name="P414">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841763296080">
          <table:table-cell table:style-name="Таблица7.A1" office:value-type="string">
            <text:p text:style-name="P390">Заголовок</text:p>
          </table:table-cell>
        </table:table-row>
        <table:table-row table:style-name="TableLine94841761129952">
          <table:table-cell table:style-name="Таблица7.A2" office:value-type="string">
            <text:p text:style-name="P390">Сегмент данных</text:p>
          </table:table-cell>
        </table:table-row>
        <table:table-row table:style-name="TableLine94841759789568">
          <table:table-cell table:style-name="Таблица7.A2" office:value-type="string">
            <text:p text:style-name="P390">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5">особая переменная,</text:span> котор<text:span text:style-name="T155">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2">void</text:span><text:span text:style-name="T7"> </text:span><text:span text:style-name="T2">Assembler_Test</text:span>::<text:span text:style-name="T19">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9">123456</text:span>;</text:p>
      <text:p text:style-name="КОД"><text:span text:style-name="T7"><text:s text:c="4"/></text:span><text:span text:style-name="T13">a</text:span>.<text:span text:style-name="T18">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8">data</text:span>();</text:p>
      <text:p text:style-name="КОД"><text:span text:style-name="T7"><text:s text:c="4"/></text:span><text:span text:style-name="T29">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6">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9">assert</text:span>(*<text:span text:style-name="T13">p64</text:span><text:span text:style-name="T7"> </text:span>==<text:span text:style-name="T7"> </text:span><text:span text:style-name="T13">offsetValue</text:span>);</text:p>
      <text:p text:style-name="КОД"><text:span text:style-name="T7"><text:s text:c="4"/></text:span><text:span text:style-name="T29">assert</text:span>(<text:span text:style-name="T13">obj</text:span>.<text:span text:style-name="T18">size</text:span>()<text:span text:style-name="T7"> </text:span>==<text:span text:style-name="T7"> </text:span><text:span text:style-name="T2">Assembler</text:span>::<text:span text:style-name="T36">INSTRUCTION_CODE_SIZE</text:span><text:span text:style-name="T7"> </text:span>+<text:span text:style-name="T7"> </text:span><text:span text:style-name="T32">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9">47</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7"><text:s text:c="4"/></text:span><text:span text:style-name="T32">using</text:span><text:span text:style-name="T7"> </text:span><text:span text:style-name="T2">InstructionCodeType</text:span><text:span text:style-name="T7"> </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29">/**</text:span></text:p>
      <text:p text:style-name="КОД"><text:soft-page-break/><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18">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32">void</text:span><text:span text:style-name="T7"> </text:span><text:span text:style-name="T19">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Instruction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6">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7">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9">структура</text:span> OpCode для трёхадресного кода, <text:span text:style-name="T158">давайте переименуем </text:span><text:span text:style-name="T159">её</text:span><text:span text:style-name="T158"> в TCode (он ведь Трёхадресный Код — Three Address Code) </text:span><text:span text:style-name="T159">вместе с именами файлов</text:span><text:span text:style-name="T158">.</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3">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841762321952">
          <table:table-cell table:style-name="Таблица9.A1" office:value-type="string">
            <text:p text:style-name="P392">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92">Оптимальный</text:p>
          </table:table-cell>
        </table:table-row>
        <table:table-row table:style-name="TableLine94841763076816">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45">MOV A, 7</text:p>
            <text:p text:style-name="P345">MOV B, 8</text:p>
            <text:p text:style-name="P345">ADD A, B</text:p>
          </table:table-cell>
        </table:table-row>
        <text:soft-page-break/>
        <table:table-row table:style-name="TableLine9484176311980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45">MOV B, 3</text:p>
            <text:p text:style-name="P345">MUL A, B</text:p>
            <text:p text:style-name="P345">ST [#tmp_19], A</text:p>
          </table:table-cell>
        </table:table-row>
        <table:table-row table:style-name="TableLine94841763124976">
          <table:table-cell table:style-name="Таблица9.A2" office:value-type="string">
            <text:p text:style-name="ВЫВОД">#tmp_20 := 2 + 5</text:p>
          </table:table-cell>
          <table:table-cell table:style-name="Таблица9.A2" office:value-type="string">
            <text:p text:style-name="P341">MOV A, 2</text:p>
            <text:p text:style-name="P341">MOV B, 5</text:p>
            <text:p text:style-name="P341">ADD A, B</text:p>
            <text:p text:style-name="P341">ST [#tmp_20], A</text:p>
          </table:table-cell>
          <table:table-cell table:style-name="Таблица9.C2" office:value-type="string">
            <text:p text:style-name="P342">MOV A, 2</text:p>
            <text:p text:style-name="P342">MOV B, 5</text:p>
            <text:p text:style-name="P342">ADD A, B</text:p>
          </table:table-cell>
        </table:table-row>
        <table:table-row table:style-name="TableLine94841763127920">
          <table:table-cell table:style-name="Таблица9.A2" office:value-type="string">
            <text:p text:style-name="ВЫВОД">#tmp_21 := #tmp_20 * 4</text:p>
          </table:table-cell>
          <table:table-cell table:style-name="Таблица9.A2" office:value-type="string">
            <text:p text:style-name="P341">LD A, [#tmp_20]</text:p>
            <text:p text:style-name="P341">MOV B, 4</text:p>
            <text:p text:style-name="P341">MUL A, B</text:p>
            <text:p text:style-name="P341">ST [#tmp_21], A</text:p>
          </table:table-cell>
          <table:table-cell table:style-name="Таблица9.C2" office:value-type="string">
            <text:p text:style-name="P342">MOV B, 4</text:p>
            <text:p text:style-name="P342">MUL A, B</text:p>
            <text:p text:style-name="P342">ST [#tmp_21], A</text:p>
          </table:table-cell>
        </table:table-row>
        <table:table-row table:style-name="TableLine94841763144416">
          <table:table-cell table:style-name="Таблица9.A2" office:value-type="string">
            <text:p text:style-name="ВЫВОД">#tmp_22 := #tmp_19 + #tmp_21</text:p>
          </table:table-cell>
          <table:table-cell table:style-name="Таблица9.A2" office:value-type="string">
            <text:p text:style-name="P341">LD A, [#tmp_19]</text:p>
            <text:p text:style-name="P341">LD B, [#tmp_21]</text:p>
            <text:p text:style-name="P341">ADD A, B</text:p>
            <text:p text:style-name="P341">ST [#tmp_22<text:span text:style-name="T165">]</text:span>, <text:span text:style-name="T165">A</text:span></text:p>
          </table:table-cell>
          <table:table-cell table:style-name="Таблица9.C2" office:value-type="string">
            <text:p text:style-name="P342">LD A, [#tmp_19]</text:p>
            <text:p text:style-name="P342">LD B, [#tmp_21]</text:p>
            <text:p text:style-name="P342">ADD A, B</text:p>
          </table:table-cell>
        </table:table-row>
        <table:table-row table:style-name="TableLine94841763151184">
          <table:table-cell table:style-name="Таблица9.A2" office:value-type="string">
            <text:p text:style-name="ВЫВОД">x := #tmp_22</text:p>
          </table:table-cell>
          <table:table-cell table:style-name="Таблица9.A2" office:value-type="string">
            <text:p text:style-name="P343">LD A, [<text:span text:style-name="T164">#tmp_2</text:span>2]</text:p>
            <text:p text:style-name="P343">ST [x], A</text:p>
          </table:table-cell>
          <table:table-cell table:style-name="Таблица9.C2" office:value-type="string">
            <text:p text:style-name="P344">ST [x], A</text:p>
          </table:table-cell>
        </table:table-row>
      </table:table>
      <text:p text:style-name="P201">Сделаем сейчас те команды, которые используются в столбце «<text:span text:style-name="T164">Возможный код</text:span>». <text:span text:style-name="T166">Вот кода класса Assembler:</text:span></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9">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32">public</text:span>:</text:p>
      <text:p text:style-name="КОД"><text:span text:style-name="T7"><text:s text:c="4"/></text:span><text:span text:style-name="T32">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2">using</text:span><text:span text:style-name="T7"> </text:span><text:span text:style-name="T2">OpCodeType</text:span><text:span text:style-name="T7"> </text:span>=<text:span text:style-name="T7"> </text:span><text:span text:style-name="T2">uint8_t</text:span>;</text:p>
      <text:p text:style-name="КОД"><text:span text:style-name="T32">private</text:span>:</text:p>
      <text:p text:style-name="КОД"><text:span text:style-name="T7"><text:s text:c="4"/></text:span><text:span text:style-name="T2">std</text:span>::<text:span text:style-name="T2">vector</text:span>&lt;<text:span text:style-name="T2">ContainerElementType</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ContainerElementType</text:span>&gt;<text:span text:style-name="T7"> </text:span>&amp;<text:span text:style-name="T13">buffer</text:span>):<text:span text:style-name="T7"> </text:span><text:span text:style-name="T48">_buffer</text:span>(<text:span text:style-name="T13">buffer</text:span>)</text:p>
      <text:p text:style-name="КОД"><text:span text:style-name="T7"><text:s text:c="4"/></text:span>{</text:p>
      <text:p text:style-name="КОД"><text:span text:style-name="T7"><text:s text:c="8"/></text:span><text:span text:style-name="T32">static_assert</text:span>(<text:span text:style-name="T32">sizeof</text:span>(<text:span text:style-name="T2">OpCodeType</text:span>)<text:span text:style-name="T7"> </text:span>==<text:span text:style-name="T7"> </text:span><text:span text:style-name="T32">sizeof</text:span>(<text:span text:style-name="T2">ContainerElementType</text:span>));</text:p>
      <text:p text:style-name="КОД"><text:soft-page-break/><text:span text:style-name="T7"><text:s text:c="4"/></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32">void</text:span><text:span text:style-name="T7"> </text:span><text:span text:style-name="T19">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add_a_b</text:span>()</text:p>
      <text:p text:style-name="КОД"><text:span text:style-name="T7"><text:s text:c="4"/></text:span>{</text:p>
      <text:p text:style-name="КОД"><text:span text:style-name="T7"><text:s text:c="8"/></text:span><text:span text:style-name="T18">op1</text:span>(<text:span text:style-name="T2">OpCode</text:span>::<text:span text:style-name="T2">ADD_A_B</text:span>);</text:p>
      <text:p text:style-name="КОД"><text:span text:style-name="T7"><text:s text:c="4"/></text:span>}</text:p>
      <text:p text:style-name="КОД"><text:span text:style-name="T7"><text:s text:c="4"/></text:span><text:span text:style-name="T32">void</text:span><text:span text:style-name="T7"> </text:span><text:span text:style-name="T19">mul_a_b</text:span>()</text:p>
      <text:p text:style-name="КОД"><text:span text:style-name="T7"><text:s text:c="4"/></text:span>{</text:p>
      <text:p text:style-name="КОД"><text:span text:style-name="T7"><text:s text:c="8"/></text:span><text:span text:style-name="T18">op1</text:span>(<text:span text:style-name="T2">OpCode</text:span>::<text:span text:style-name="T2">MUL_A_B</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LD</text:span><text:span text:style-name="T7"> </text:span><text:span text:style-name="T29">A,</text:span><text:span text:style-name="T7"> </text:span><text:span text:style-name="T29">M</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text:span><text:span text:style-name="T30">в</text:span><text:span text:style-name="T29">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202">Как видим, все операции будем размещать в заголовочном файле, так <text:span text:style-name="T167">проще, да и</text:span> компилятор, <text:span text:style-name="T167">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0">см. файл doc/generate.py.</text:span></text:p>
      <text:p text:style-name="P206">Методы записи кода операции запишем так:</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2">sizeof</text:span><text:span text:style-name="T7"> </text:span>(<text:span text:style-name="T2">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в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template</text:span>&lt;<text:span text:style-name="T32">typename</text:span><text:span text:style-name="T7"> </text:span><text:span text:style-name="T2">T</text:span>&gt;</text:p>
      <text:p text:style-name="КОД"><text:span text:style-name="T7"><text:s text:c="4"/></text:span><text:span text:style-name="T32">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2">void</text:span>&gt;</text:p>
      <text:p text:style-name="КОД"><text:span text:style-name="T7"><text:s text:c="4"/></text:span><text:span text:style-name="T19">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8">op1</text:span>(<text:span text:style-name="T13">opCode</text:span>);<text:span text:style-name="T7"> <text:s text:c="17"/></text:span><text:span text:style-name="T23">//</text:span><text:span text:style-name="T7"> </text:span><text:span text:style-name="T23">код</text:span><text:span text:style-name="T7"> </text:span><text:span text:style-name="T23">операции</text:span></text:p>
      <text:p text:style-name="КОД"><text:span text:style-name="T7"><text:s text:c="8"/></text:span><text:span text:style-name="T48">_buffer</text:span>.<text:span text:style-name="T18">insert</text:span>(<text:span text:style-name="T48">_buffer</text:span>.<text:span text:style-name="T18">end</text:span>(),<text:span text:style-name="T7"> </text:span><text:span text:style-name="T23">//</text:span><text:span text:style-name="T7"> </text:span><text:span text:style-name="T23">записываем</text:span><text:span text:style-name="T7"> </text:span><text:span text:style-name="T23">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T</text:span>));</text:p>
      <text:p text:style-name="КОД"><text:span text:style-name="T7"><text:s text:c="4"/></text:span>}</text:p>
      <text:p text:style-name="Horizontal_20_Line"/>
      <text:p text:style-name="P206"><text:span text:style-name="T171">п</text:span>отому как второй операнд может быть разного размера, <text:span text:style-name="T169">а код команды, возможно, всё-таки превысит 1 байт</text:span>. <text:span text:style-name="T169">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841762417488">
          <table:table-cell table:style-name="Таблица6.A1" office:value-type="string">
            <text:p text:style-name="P393">Трёхадресный код</text:p>
          </table:table-cell>
          <table:table-cell table:style-name="Таблица6.A1" office:value-type="string">
            <text:p text:style-name="P200">Возможный код</text:p>
          </table:table-cell>
        </table:table-row>
        <table:table-row table:style-name="TableLine94841762884384">
          <table:table-cell table:style-name="Таблица6.A2" office:value-type="string">
            <text:p text:style-name="P373">#tmp_18 := 7 + 8</text:p>
          </table:table-cell>
          <table:table-cell table:style-name="Таблица6.A2" office:value-type="string">
            <text:p text:style-name="P346">MOV A, 7</text:p>
            <text:p text:style-name="P346">MOV B, 8</text:p>
            <text:p text:style-name="P346">ADD A, B</text:p>
            <text:p text:style-name="P346">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9">*</text:span><text:span text:style-name="T7"> </text:span><text:span text:style-name="T31">@brief</text:span><text:span text:style-name="T7"> </text:span><text:span text:style-name="T29">Транслятор</text:span><text:span text:style-name="T7"> </text:span><text:span text:style-name="T29">трёхадресного</text:span><text:span text:style-name="T7"> </text:span><text:span text:style-name="T29">кода</text:span><text:span text:style-name="T7"> </text:span><text:span text:style-name="T29">в</text:span><text:span text:style-name="T7"> </text:span><text:span text:style-name="T29">целевой</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Translator</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Translator</text:span></text:p>
      <text:p text:style-name="КОД"><text:span text:style-name="T7"><text:s text:c="5"/></text:span><text:span text:style-name="T29">*/</text:span></text:p>
      <text:p text:style-name="КОД"><text:span text:style-name="T7"><text:s text:c="4"/></text:span><text:span text:style-name="T19">Translato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Translator</text:span>()<text:span text:style-name="T7"> </text:span>=<text:span text:style-name="T7"> </text:span><text:span text:style-name="T32">default</text:span>;</text:p>
      <text:p text:style-name="КОД"><text:span text:style-name="T7"><text:s text:c="4"/></text:span><text:span text:style-name="T32">void</text:span><text:span text:style-name="T7"> </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9">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8">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2">т</text:span> буфер в качестве входного. <text:span text:style-name="T173">Сам буфер расположим пока в этой функции:</text:span></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9">_unit</text:span>,<text:span text:style-name="T7"> </text:span><text:span text:style-name="T15">buffer</text:span>);</text:p>
      <text:p text:style-name="КОД"><text:span text:style-name="T7"><text:s text:c="4"/></text:span><text:span text:style-name="T13">parser</text:span>.<text:span text:style-name="T18">parse</text:span>(<text:span text:style-name="T13">strCode</text:span>);</text:p>
      <text:p text:style-name="КОД"><text:span text:style-name="T7"><text:s text:c="4"/></text:span><text:span text:style-name="T23">//</text:span><text:span text:style-name="T7"> </text:span><text:span text:style-name="T23">оптимизатор</text:span><text:span text:style-name="T7"> </text:span><text:span text:style-name="T23">промежуточного</text:span><text:span text:style-name="T7"> </text:span><text:span text:style-name="T23">кода</text:span><text:span text:style-name="T7"> </text:span><text:span text:style-name="T23">будет</text:span><text:span text:style-name="T7"> </text:span><text:span text:style-name="T23">находиться</text:span><text:span text:style-name="T7"> </text:span><text:span text:style-name="T23">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3">//</text:span><text:span text:style-name="T7"> </text:span><text:span text:style-name="T23">пока</text:span><text:span text:style-name="T7"> </text:span><text:span text:style-name="T23">нет</text:span><text:span text:style-name="T7"> </text:span><text:span text:style-name="T23">вложенных</text:span><text:span text:style-name="T7"> </text:span><text:span text:style-name="T23">блоков,</text:span><text:span text:style-name="T7"> </text:span><text:span text:style-name="T23">передаём</text:span><text:span text:style-name="T7"> </text:span><text:span text:style-name="T23">глобальный</text:span><text:span text:style-name="T7"> </text:span><text:span text:style-name="T23">блок</text:span></text:p>
      <text:p text:style-name="КОД"><text:span text:style-name="T7"><text:s text:c="4"/></text:span><text:span text:style-name="T13">translator</text:span>.<text:span text:style-name="T18">translate</text:span>(<text:span text:style-name="T48">_unit</text:span><text:span text:style-name="T18">-&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4">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7">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841763522112">
          <table:table-cell table:style-name="Таблица10.A1" office:value-type="string">
            <text:p text:style-name="P394">Счётчик ссылок</text:p>
          </table:table-cell>
          <table:table-cell table:style-name="Таблица10.B1" office:value-type="string">
            <text:p text:style-name="P394">Указатель на данные <text:span text:style-name="T176">или данные простого типа (8 байт)</text:span></text:p>
          </table:table-cell>
        </table:table-row>
      </table:table>
      <text:p text:style-name="P217">Такую структуру мо<text:span text:style-name="T176">ж</text:span>но хранить в <text:span text:style-name="T176">списке</text:span>.</text:p>
      <text:p text:style-name="P217"><text:span text:style-name="T176">С</text:span>ами данные <text:span text:style-name="T176">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74">#tmp_18 := 7 + 8</text:p>
      <text:p text:style-name="Text_20_body">#tmp_18 — <text:span text:style-name="T175">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8">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84176343094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841762933136">
          <table:table-cell table:style-name="Таблица11.A2" office:value-type="string">
            <text:p text:style-name="КОД">Label1:</text:p>
          </table:table-cell>
          <table:table-cell table:style-name="Таблица11.A2" office:value-type="string">
            <text:p text:style-name="P348">x := 10 <text:s text:c="8"/>; x - int64</text:p>
          </table:table-cell>
          <table:table-cell table:style-name="Таблица11.C2" office:value-type="string">
            <text:p text:style-name="Table_20_Contents"/>
          </table:table-cell>
        </table:table-row>
        <table:table-row table:style-name="TableLine94841763432848">
          <table:table-cell table:style-name="Таблица11.A2" office:value-type="string">
            <text:p text:style-name="Table_20_Contents"/>
          </table:table-cell>
          <table:table-cell table:style-name="Таблица11.A2" office:value-type="string">
            <text:p text:style-name="P347">t2 := x + 12.34 ; <text:span text:style-name="T178">t2</text:span> - double</text:p>
          </table:table-cell>
          <table:table-cell table:style-name="Таблица11.C2" office:value-type="string">
            <text:p text:style-name="Table_20_Contents"/>
          </table:table-cell>
        </table:table-row>
        <table:table-row table:style-name="TableLine9484176350225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84176359249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841763593472">
          <table:table-cell table:style-name="Таблица11.A2" office:value-type="string">
            <text:p text:style-name="Table_20_Contents"/>
          </table:table-cell>
          <table:table-cell table:style-name="Таблица11.A2" office:value-type="string">
            <text:p text:style-name="P348">x := t2 <text:s text:c="8"/>; x - double</text:p>
          </table:table-cell>
          <table:table-cell table:style-name="Таблица11.C2" office:value-type="string">
            <text:p text:style-name="Table_20_Contents"/>
          </table:table-cell>
        </table:table-row>
        <table:table-row table:style-name="TableLine9484176359467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841763595648">
          <table:table-cell table:style-name="Таблица11.A2" office:value-type="string">
            <text:p text:style-name="Table_20_Contents"/>
          </table:table-cell>
          <table:table-cell table:style-name="Таблица11.A2" office:value-type="string">
            <text:p text:style-name="P348">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6">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52">Label1:</text:p>
      <text:p text:style-name="P353">chtype x, int64 <text:s/>; <text:span text:style-name="T191">проверить и </text:span><text:span text:style-name="T186">сменить тип x на </text:span>int64, <text:span text:style-name="T191">если он не такой</text:span></text:p>
      <text:p text:style-name="КОД">st<text:span text:style-name="T186">var</text:span> x 10 ; сохраняем значение 10 <text:span text:style-name="T188">в переменной</text:span></text:p>
      <text:p text:style-name="P349">ld<text:span text:style-name="T189">v</text:span> x <text:s text:c="5"/>; загрузить в стек указатель на x</text:p>
      <text:p text:style-name="P349"><text:soft-page-break/>ld<text:span text:style-name="T180">d</text:span> <text:span text:style-name="T188">1</text:span>2.34 <text:s/>; загрузить в стек константу <text:span text:style-name="T189">double</text:span></text:p>
      <text:p text:style-name="P349">add <text:s text:c="7"/>; извлечь из стека и сложить</text:p>
      <text:p text:style-name="P349">stvar t2 <text:s text:c="2"/>; сохранить результат в t2</text:p>
      <text:p text:style-name="P350">chtype x, double ; сменить тип x на double</text:p>
      <text:p text:style-name="P349">stvar x t2 ; присвоить однотипную переменную</text:p>
      <text:p text:style-name="P352">ld<text:span text:style-name="T189">v</text:span> x <text:s text:c="6"/><text:span text:style-name="T186">; загрузить в стек указатель на x</text:span></text:p>
      <text:p text:style-name="P352">ld<text:span text:style-name="T189">c</text:span> 1000 <text:s text:c="3"/><text:span text:style-name="T186">; загрузить в стек константу </text:span><text:span text:style-name="T189">int64</text:span></text:p>
      <text:p text:style-name="P352">cmp <text:s text:c="7"/>; сравнить второй элемент стека с верхним - константой</text:p>
      <text:p text:style-name="P352">jl Label1 <text:s/>; <text:span text:style-name="T187">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1399656851" text:style-name="L5">
        <text:list-item>
          <text:p text:style-name="P415">Помещаем в стек, <text:span text:style-name="T190">в стек помещается и запись о типе (ldc — целая константа, ldv - указатель)</text:span></text:p>
        </text:list-item>
        <text:list-item>
          <text:p text:style-name="P415">Извлечь оба операнда.</text:p>
        </text:list-item>
        <text:list-item>
          <text:p text:style-name="P415">Проверить типы</text:p>
        </text:list-item>
        <text:list-item>
          <text:p text:style-name="P416">Если тип допускает сложение, то складываем, результат в виде числа — в стек.</text:p>
        </text:list-item>
        <text:list-item>
          <text:p text:style-name="P416">Если не допускает — создаём объект-строку, склеиваем, результат — указатель на объект-строку в стек.</text:p>
        </text:list-item>
        <text:list-item>
          <text:p text:style-name="P417">Подготовить переменную</text:p>
        </text:list-item>
        <text:list-item>
          <text:p text:style-name="P417">Извлечь из стека значение</text:p>
        </text:list-item>
        <text:list-item>
          <text:p text:style-name="P417">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05">/**</text:p>
      <text:p text:style-name="P306"><text:span text:style-name="T7"><text:s/></text:span><text:span text:style-name="T29">*</text:span><text:span text:style-name="T7"> </text:span><text:span text:style-name="T31">@brief</text:span><text:span text:style-name="T7"> </text:span><text:span text:style-name="T29">Базовый</text:span><text:span text:style-name="T7"> </text:span><text:span text:style-name="T29">класс</text:span><text:span text:style-name="T7"> </text:span><text:span text:style-name="T29">для</text:span><text:span text:style-name="T7"> </text:span><text:span text:style-name="T29">всех</text:span><text:span text:style-name="T7"> </text:span><text:span text:style-name="T29">обёрток,</text:span><text:span text:style-name="T7"> </text:span><text:span text:style-name="T29">в</text:span><text:span text:style-name="T7"> </text:span><text:span text:style-name="T29">т.ч.</text:span><text:span text:style-name="T7"> </text:span><text:span text:style-name="T29">классов</text:span><text:span text:style-name="T7"> </text:span><text:span text:style-name="T29">в</text:span><text:span text:style-name="T7"> </text:span><text:span text:style-name="T29">виртуальной</text:span><text:span text:style-name="T7"> </text:span><text:span text:style-name="T29">машине.</text:span></text:p>
      <text:p text:style-name="P306"><text:span text:style-name="T7"><text:s/></text:span><text:span text:style-name="T29">*/</text:span></text:p>
      <text:p text:style-name="КОД"><text:span text:style-name="T32">class</text:span><text:span text:style-name="T7"> </text:span><text:span text:style-name="T3">AutomationObject</text:span></text:p>
      <text:p text:style-name="КОД">{</text:p>
      <text:p text:style-name="КОД"><text:soft-page-break/><text:span text:style-name="T32">protected</text:span>:</text:p>
      <text:p text:style-name="КОД"><text:span text:style-name="T7"><text:s text:c="4"/></text:span><text:span text:style-name="T2">escript</text:span>::<text:span text:style-name="T2">EScript</text:span><text:span text:style-name="T7"> </text:span>*<text:span text:style-name="T48">_engine</text:span><text:span text:style-name="T7"> </text:span>=<text:span text:style-name="T7"> </text:span><text:span text:style-name="T32">nullptr</text:span>;</text:p>
      <text:p text:style-name="КОД"><text:span text:style-name="T32">public</text:span>:</text:p>
      <text:p text:style-name="КОД"><text:span text:style-name="T7"><text:s text:c="4"/></text:span><text:span text:style-name="T32">virtual</text:span><text:span text:style-name="T7"> </text:span><text:span text:style-name="T32">bool</text:span><text:span text:style-name="T7"> </text:span><text:span text:style-name="T21">call</text:span>([[maybe_unused]]<text:span text:style-name="T7"> </text:span><text:span text:style-name="T32">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32">void</text:span><text:span text:style-name="T7"> </text:span><text:span text:style-name="T19">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8">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2">class</text:span><text:span text:style-name="T7"> </text:span><text:span text:style-name="T3">String</text:span><text:span text:style-name="T7"> </text:span>:<text:span text:style-name="T7"> </text:span><text:span text:style-name="T32">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8">_s</text:span>;</text:p>
      <text:p text:style-name="КОД"><text:span text:style-name="T7"><text:s text:c="4"/></text:span><text:span text:style-name="T32">using</text:span><text:span text:style-name="T7"> </text:span><text:span text:style-name="T2">BaseClass</text:span><text:span text:style-name="T7"> </text:span>=<text:span text:style-name="T7"> </text:span><text:span text:style-name="T2">AutomationObject</text:span>;</text:p>
      <text:p text:style-name="КОД"><text:span text:style-name="T32">public</text:span>:</text:p>
      <text:p text:style-name="КОД"><text:span text:style-name="T7"><text:s text:c="4"/></text:span><text:span text:style-name="T19">String</text:span>()<text:span text:style-name="T7"> </text:span>{<text:span text:style-name="T7"> </text:span>}</text:p>
      <text:p text:style-name="КОД"><text:span text:style-name="T7"><text:s text:c="4"/></text:span><text:span text:style-name="T32">virtual</text:span><text:span text:style-name="T7"> </text:span><text:span text:style-name="T32">bool</text:span><text:span text:style-name="T7"> </text:span><text:span text:style-name="T21">call</text:span>(<text:span text:style-name="T32">const</text:span><text:span text:style-name="T7"> </text:span><text:span text:style-name="T2">std</text:span>::<text:span text:style-name="T2">string</text:span><text:span text:style-name="T7"> </text:span>&amp;<text:span text:style-name="T13">method</text:span>)<text:span text:style-name="T7"> </text:span><text:span text:style-name="T32">override</text:span></text:p>
      <text:p text:style-name="КОД"><text:span text:style-name="T7"><text:s text:c="4"/></text:span>{</text:p>
      <text:p text:style-name="КОД"><text:span text:style-name="T7"><text:s text:c="8"/></text:span><text:span text:style-name="T32">if</text:span><text:span text:style-name="T7"> </text:span>(<text:span text:style-name="T2">BaseClass</text:span>::<text:span text:style-name="T18">call</text:span>(<text:span text:style-name="T13">method</text:span>))</text:p>
      <text:p text:style-name="КОД"><text:span text:style-name="T7"><text:s text:c="12"/></text:span><text:span text:style-name="T32">return</text:span><text:span text:style-name="T7"> </text:span><text:span text:style-name="T32">true</text:span>;</text:p>
      <text:p text:style-name="КОД"><text:span text:style-name="T7"><text:s text:c="8"/></text:span><text:span text:style-name="T29">CALL_AUTO_METHOD1</text:span>(<text:span text:style-name="T2">int64_t</text:span>,<text:span text:style-name="T7"> </text:span><text:span text:style-name="T18">at</text:span>,<text:span text:style-name="T7"> </text:span><text:span text:style-name="T2">int64_t</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2">int64_t</text:span><text:span text:style-name="T7"> </text:span><text:span text:style-name="T19">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2">return</text:span><text:span text:style-name="T7"> </text:span><text:span text:style-name="T48">_s</text:span>.<text:span text:style-name="T18">at</text:span>(<text:span text:style-name="T13">i</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32">char32_t</text:span><text:span text:style-name="T7"> </text:span>*<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8">operator=</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9">define</text:span><text:span text:style-name="T7"> </text:span><text:span text:style-name="T29">CALL_AUTO_METHOD1</text:span>(<text:span text:style-name="T29">returnType</text:span>,<text:span text:style-name="T7"> </text:span><text:span text:style-name="T29">name</text:span>,<text:span text:style-name="T7"> </text:span><text:span text:style-name="T29">param1type</text:span>)<text:span text:style-name="T7"> </text:span>\</text:p>
      <text:p text:style-name="КОД"><text:span text:style-name="T7"><text:s text:c="4"/></text:span><text:span text:style-name="T32">if</text:span><text:span text:style-name="T7"> </text:span>(<text:span text:style-name="T29">method</text:span><text:span text:style-name="T7"> </text:span>==<text:span text:style-name="T7"> </text:span>#<text:span text:style-name="T29">name</text:span>)<text:span text:style-name="T7"> </text:span>{<text:span text:style-name="T7"> </text:span>\</text:p>
      <text:p text:style-name="КОД"><text:span text:style-name="T7"><text:s text:c="8"/></text:span><text:span text:style-name="T29">param1type</text:span><text:span text:style-name="T7"> </text:span><text:span text:style-name="T29">param1</text:span><text:span text:style-name="T7"> </text:span>=<text:span text:style-name="T7"> </text:span><text:span text:style-name="T29">0</text:span>;<text:span text:style-name="T7"> </text:span><text:span text:style-name="T23">/*</text:span><text:span text:style-name="T7"> </text:span><text:span text:style-name="T23">из</text:span><text:span text:style-name="T7"> </text:span><text:span text:style-name="T23">стека</text:span><text:span text:style-name="T7"> </text:span><text:span text:style-name="T23">извлечь</text:span><text:span text:style-name="T7"> </text:span><text:span text:style-name="T23">*/</text:span><text:span text:style-name="T7"> </text:span>\</text:p>
      <text:p text:style-name="КОД"><text:span text:style-name="T7"><text:s text:c="8"/></text:span><text:span text:style-name="T29">returnType</text:span><text:span text:style-name="T7"> </text:span><text:span text:style-name="T29">result</text:span><text:span text:style-name="T7"> </text:span>=<text:span text:style-name="T7"> </text:span><text:span text:style-name="T29">name</text:span>(<text:span text:style-name="T29">param1</text:span>);<text:span text:style-name="T7"> </text:span>\</text:p>
      <text:p text:style-name="КОД"><text:span text:style-name="T7"><text:s text:c="8"/></text:span><text:span text:style-name="T29">cout</text:span><text:span text:style-name="T7"> </text:span>&lt;&lt;<text:span text:style-name="T7"> </text:span><text:span text:style-name="T29">result</text:span><text:span text:style-name="T7"> </text:span>&lt;&lt;<text:span text:style-name="T7"> </text:span><text:span text:style-name="T29">endl</text:span>;<text:span text:style-name="T7"> </text:span><text:span text:style-name="T23">/*поместить</text:span><text:span text:style-name="T7"> </text:span><text:span text:style-name="T23">в</text:span><text:span text:style-name="T7"> </text:span><text:span text:style-name="T23">стек</text:span><text:span text:style-name="T7"> </text:span><text:span text:style-name="T23">результат*/</text:span>\</text:p>
      <text:p text:style-name="КОД"><text:span text:style-name="T7"><text:s text:c="8"/></text:span><text:span text:style-name="T32">return</text:span><text:span text:style-name="T7"> </text:span><text:span text:style-name="T32">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2">double</text:span><text:span text:style-name="T7"> </text:span><text:span text:style-name="T3">value</text:span>)</text:p>
      <text:p text:style-name="КОД">{</text:p>
      <text:p text:style-name="КОД"><text:span text:style-name="T7"><text:s text:c="4"/></text:span><text:span text:style-name="T32">return</text:span><text:span text:style-name="T7"> </text:span><text:span text:style-name="T29">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51">ld<text:span text:style-name="T189">v</text:span> <text:span text:style-name="T197">[</text:span>x<text:span text:style-name="T197">]</text:span> <text:s text:c="3"/>; загрузить в стек указатель на x – <text:span text:style-name="T192">первый параметр</text:span></text:p>
      <text:p text:style-name="P354">ld<text:span text:style-name="T181">i</text:span> 0x1230 ; тип параметра, т.к. в общем случае он не известен,</text:p>
      <text:p text:style-name="P354"><text:s text:c="11"/>; пусть константа 0x1230 означает, что это – </text:p>
      <text:p text:style-name="P354"><text:s text:c="11"/>; указатель на другой объект автоматизации</text:p>
      <text:p text:style-name="P351">ld<text:span text:style-name="T180">d</text:span> <text:span text:style-name="T188">1</text:span>2.34 <text:s/>; загрузить в стек константу <text:span text:style-name="T189">double</text:span></text:p>
      <text:p text:style-name="P354">ld<text:span text:style-name="T181">i</text:span> 0x1234 ; тип параметра, т.к. в общем случае он не известен,</text:p>
      <text:p text:style-name="P354"><text:s text:c="11"/>; пусть константа 0x1234 означает, что это – double</text:p>
      <text:p text:style-name="P354">ld<text:span text:style-name="T181">i</text:span> 2 <text:s text:c="5"/>; 2 – это число параметров метода</text:p>
      <text:p text:style-name="P355">lda myObject <text:s text:c="2"/>; загрузить в стек адрес <text:span text:style-name="T193">объекта </text:span>myObject</text:p>
      <text:p text:style-name="КОД">lds "myMethod" ; <text:span text:style-name="T192">загрузить в стек указатель на строку – название метода</text:span></text:p>
      <text:p text:style-name="P354">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56">pop a <text:s text:c="5"/>; извлекает целое число в регистр A, это – сколько в стеке </text:p>
      <text:p text:style-name="P356"><text:s text:c="11"/>; возвращаемых значений: 1 или 0</text:p>
      <text:p text:style-name="P356">cmp a, 0 <text:s text:c="2"/>; если возвращаемого значения нет</text:p>
      <text:p text:style-name="P356">j<text:span text:style-name="T179">e</text:span> label3 <text:s/>;</text:p>
      <text:p text:style-name="P356">pop a <text:s text:c="5"/>; тип возвращённого значения</text:p>
      <text:p text:style-name="КОД">popst t1 <text:s text:c="2"/>; <text:span text:style-name="T193">извлекает из стека результат вычислений </text:span><text:span text:style-name="T194">во временную переменную t1</text:span></text:p>
      <text:p text:style-name="P356">chtype t1, a ; меняет тип переменной</text:p>
      <text:p text:style-name="P356">label3:</text:p>
      <text:p text:style-name="P356">... продолжение программы ...</text:p>
      <text:p text:style-name="P235">Примерно так. <text:span text:style-name="T195">Мнемоники команд мы, скорее всего, ещё изменим не раз. </text:span>Над сменой типа мы подумаем <text:span text:style-name="T196">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841763612704">
          <table:table-cell table:style-name="Таблица12.A1" office:value-type="string">
            <text:p text:style-name="Table_20_Contents"><text:span text:style-name="T198">Сигнатура </text:span>«<text:span text:style-name="T198">DATA»</text:span></text:p>
          </table:table-cell>
          <table:table-cell table:style-name="Таблица12.B1" office:value-type="string">
            <text:p text:style-name="P395">4 байта, 4 символа</text:p>
          </table:table-cell>
        </table:table-row>
        <table:table-row table:style-name="TableLine94841763609600">
          <table:table-cell table:style-name="Таблица12.A2" office:value-type="string">
            <text:p text:style-name="P395">Длина блока «DATA» в байтах</text:p>
          </table:table-cell>
          <table:table-cell table:style-name="Таблица12.B2" office:value-type="string">
            <text:p text:style-name="P395">4 байта, uint32_t</text:p>
          </table:table-cell>
        </table:table-row>
        <table:table-row table:style-name="TableLine94841763614896">
          <table:table-cell table:style-name="Таблица12.A2" office:value-type="string">
            <text:p text:style-name="P395">Место под указатели для переменных</text:p>
          </table:table-cell>
          <table:table-cell table:style-name="Таблица12.B2" office:value-type="string">
            <text:p text:style-name="Table_20_Contents"/>
          </table:table-cell>
        </table:table-row>
        <table:table-row table:style-name="TableLine94841763616608">
          <table:table-cell table:style-name="Таблица12.A2" office:value-type="string">
            <text:p text:style-name="P398">Сигнатура «CODE»</text:p>
          </table:table-cell>
          <table:table-cell table:style-name="Таблица12.B2" office:value-type="string">
            <text:p text:style-name="P396">4 байта, 4 символа</text:p>
          </table:table-cell>
        </table:table-row>
        <table:table-row table:style-name="TableLine94841763629360">
          <table:table-cell table:style-name="Таблица12.A2" office:value-type="string">
            <text:p text:style-name="P396">Длина блока «<text:span text:style-name="T199">CODE</text:span>» в байтах</text:p>
          </table:table-cell>
          <table:table-cell table:style-name="Таблица12.B2" office:value-type="string">
            <text:p text:style-name="P396">4 байта, uint32_t</text:p>
          </table:table-cell>
        </table:table-row>
        <table:table-row table:style-name="TableLine94841763633840">
          <table:table-cell table:style-name="Таблица12.A2" office:value-type="string">
            <text:p text:style-name="P398">Машинные коды</text:p>
          </table:table-cell>
          <table:table-cell table:style-name="Таблица12.B2" office:value-type="string">
            <text:p text:style-name="P398">Собственно программа</text:p>
          </table:table-cell>
        </table:table-row>
        <table:table-row table:style-name="TableLine94841763636256">
          <table:table-cell table:style-name="Таблица12.A2" office:value-type="string">
            <text:p text:style-name="P398">HALT</text:p>
          </table:table-cell>
          <table:table-cell table:style-name="Таблица12.B2" office:value-type="string">
            <text:p text:style-name="P398">Команда HALT</text:p>
          </table:table-cell>
        </table:table-row>
      </table:table>
      <text:p text:style-name="P239"/>
      <text:p text:style-name="КОД"><text:span text:style-name="T32">void</text:span><text:span text:style-name="T7"> </text:span><text:span text:style-name="T2">Translator</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8">_block</text:span><text:span text:style-name="T7"> </text:span><text:span text:style-name="T18">=</text:span><text:span text:style-name="T7"> </text:span><text:span text:style-name="T13">block</text:span>;</text:p>
      <text:p text:style-name="КОД"><text:span text:style-name="T7"><text:s text:c="4"/></text:span><text:span text:style-name="T48">_asm</text:span><text:span text:style-name="T7"> </text:span><text:span text:style-name="T18">=</text:span><text:span text:style-name="T7"> </text:span><text:span text:style-name="T2">std</text:span>::<text:span text:style-name="T18">make_unique</text:span>&lt;<text:span text:style-name="T2">Assembler</text:span>&gt;(<text:span text:style-name="T15">outBuffer</text:span>);</text:p>
      <text:p text:style-name="КОД"><text:span text:style-name="T7"><text:s text:c="4"/></text:span><text:span text:style-name="T18">writeVariableSection</text:span>(<text:span text:style-name="T13">block</text:span>,<text:span text:style-name="T7"> </text:span><text:span text:style-name="T15">outBuffer</text:span>);</text:p>
      <text:p text:style-name="КОД"><text:span text:style-name="T7"><text:s text:c="4"/></text:span><text:span text:style-name="T32">const</text:span><text:span text:style-name="T7"> </text:span><text:span text:style-name="T32">char</text:span><text:span text:style-name="T7"> </text:span><text:span text:style-name="T13">codeHeader</text:span>[]<text:span text:style-name="T7"> </text:span>=<text:span text:style-name="T7"> </text:span>{<text:span text:style-name="T23">'C'</text:span>,<text:span text:style-name="T7"> </text:span><text:span text:style-name="T23">'O'</text:span>,<text:span text:style-name="T7"> </text:span><text:span text:style-name="T23">'D'</text:span>,<text:span text:style-name="T7"> </text:span><text:span text:style-name="T23">'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2">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8">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9">0</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32">for</text:span><text:span text:style-name="T7"> </text:span>(<text:span text:style-name="T32">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8">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8">as</text:span>().<text:span text:style-name="T18">halt</text:span>();</text:p>
      <text:p text:style-name="КОД"><text:span text:style-name="T7"><text:s text:c="4"/></text:span><text:span text:style-name="T23">//</text:span><text:span text:style-name="T7"> </text:span><text:span text:style-name="T23">записать</text:span><text:span text:style-name="T7"> </text:span><text:span text:style-name="T23">длину</text:span><text:span text:style-name="T7"> </text:span><text:span text:style-name="T23">сегмента</text:span><text:span text:style-name="T7"> </text:span><text:span text:style-name="T23">кода</text:span></text:p>
      <text:p text:style-name="КОД"><text:span text:style-name="T7"><text:s text:c="4"/></text:span><text:span text:style-name="T13">codeSegmentLength</text:span><text:span text:style-name="T7"> </text:span>=<text:span text:style-name="T7"> </text:span><text:span text:style-name="T13">outBuffer</text:span>.<text:span text:style-name="T18">size</text:span>()<text:span text:style-name="T7"> </text:span>-<text:span text:style-name="T7"> </text:span><text:span text:style-name="T13">codeSegmentLengthPosition</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2">std</text:span>::<text:span text:style-name="T18">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14"/></text:span><text:span text:style-name="T13">outBuffer</text:span>.<text:span text:style-name="T18">begin</text:span>()<text:span text:style-name="T7"> </text:span><text:span text:style-name="T18">+</text:span><text:span text:style-name="T7"> </text:span><text:span text:style-name="T13">codeSegmentLengthPosition</text:span>);</text:p>
      <text:p text:style-name="КОД"><text:span text:style-name="T7"><text:s text:c="4"/></text:span><text:span text:style-name="T48">_asm</text:span>.<text:span text:style-name="T18">reset</text:span>();<text:span text:style-name="T7"> <text:s text:c="2"/></text:span><text:span text:style-name="T23">//</text:span><text:span text:style-name="T7"> </text:span><text:span text:style-name="T23">больше</text:span><text:span text:style-name="T7"> </text:span><text:span text:style-name="T23">не</text:span><text:span text:style-name="T7"> </text:span><text:span text:style-name="T23">нужен</text:span></text:p>
      <text:p text:style-name="КОД"><text:span text:style-name="T7"><text:s text:c="4"/></text:span><text:span text:style-name="T48">_block</text:span>.<text:span text:style-name="T18">reset</text:span>();<text:span text:style-name="T7"> </text:span><text:span text:style-name="T23">//</text:span><text:span text:style-name="T7"> </text:span><text:span text:style-name="T23">тоже</text:span><text:span text:style-name="T7"> </text:span><text:span text:style-name="T23">не</text:span><text:span text:style-name="T7"> </text:span><text:span text:style-name="T23">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2">void</text:span><text:span text:style-name="T7"> </text:span><text:span text:style-name="T2">Translator</text:span>::<text:span text:style-name="T19">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3">//</text:span><text:span text:style-name="T7"> </text:span><text:span text:style-name="T23">создаём</text:span><text:span text:style-name="T7"> </text:span><text:span text:style-name="T23">область</text:span><text:span text:style-name="T7"> </text:span><text:span text:style-name="T23">данных</text:span><text:span text:style-name="T7"> </text:span><text:span text:style-name="T23">для</text:span><text:span text:style-name="T7"> </text:span><text:span text:style-name="T23">переменных</text:span><text:span text:style-name="T7"> </text:span><text:span text:style-name="T23">в</text:span><text:span text:style-name="T7"> </text:span><text:span text:style-name="T23">таблице</text:span><text:span text:style-name="T7"> </text:span><text:span text:style-name="T23">символов</text:span><text:span text:style-name="T7"> </text:span><text:span text:style-name="T23">блока</text:span></text:p>
      <text:p text:style-name="КОД"><text:span text:style-name="T7"><text:s text:c="4"/></text:span><text:span text:style-name="T23">//</text:span><text:span text:style-name="T7"> </text:span><text:span text:style-name="T23">пока</text:span><text:span text:style-name="T7"> </text:span><text:span text:style-name="T23">только</text:span><text:span text:style-name="T7"> </text:span><text:span text:style-name="T23">одна</text:span><text:span text:style-name="T7"> </text:span><text:span text:style-name="T23">таблиц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const</text:span><text:span text:style-name="T7"> </text:span><text:span text:style-name="T32">char</text:span><text:span text:style-name="T7"> </text:span><text:span text:style-name="T13">dataHeader</text:span>[]<text:span text:style-name="T7"> </text:span>=<text:span text:style-name="T7"> </text:span>{<text:span text:style-name="T23">'D'</text:span>,<text:span text:style-name="T7"> </text:span><text:span text:style-name="T23">'A'</text:span>,<text:span text:style-name="T7"> </text:span><text:span text:style-name="T23">'T'</text:span>,<text:span text:style-name="T7"> </text:span><text:span text:style-name="T23">'A'</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2">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2">sizeof</text:span>(<text:span text:style-name="T2">PtrIntType</text:span>)<text:span text:style-name="T7"> </text:span>*<text:span text:style-name="T7"> </text:span><text:span text:style-name="T13">table</text:span><text:span text:style-name="T18">-&gt;siz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2">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самого</text:span><text:span text:style-name="T7"> </text:span><text:span text:style-name="T23">верха</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2">void</text:span><text:span text:style-name="T7"> </text:span>Translator::translateOperation(<text:span text:style-name="T32">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opAdd</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opMul</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0">Сами операции выглядят так:</text:p>
      <text:p text:style-name="КОД"><text:span text:style-name="T32">void</text:span><text:span text:style-name="T7"> </text:span><text:span text:style-name="T2">Translator</text:span>::<text:span text:style-name="T19">opMul</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oft-page-break/><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3">//</text:span><text:span text:style-name="T7"> </text:span><text:span text:style-name="T23">потом</text:span><text:span text:style-name="T7"> </text:span><text:span text:style-name="T23">видно</text:span><text:span text:style-name="T7"> </text:span><text:span text:style-name="T23">будет,</text:span><text:span text:style-name="T7"> </text:span><text:span text:style-name="T23">что</text:span><text:span text:style-name="T7"> </text:span><text:span text:style-name="T23">именно</text:span><text:span text:style-name="T7"> </text:span><text:span text:style-name="T23">тут</text:span><text:span text:style-name="T7"> </text:span><text:span text:style-name="T23">надо</text:span></text:p>
      <text:p text:style-name="КОД"><text:span text:style-name="T7"><text:s text:c="4"/></text:span><text:span text:style-name="T32">return</text:span><text:span text:style-name="T7"> </text:span><text:span text:style-name="T13">symbol</text:span>-&gt;<text:span text:style-name="T18">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57"><text:span text:style-name="T32">void</text:span><text:span text:style-name="T7"> </text:span>Assembler::disassemble(<text:span text:style-name="T32">const</text:span><text:span text:style-name="T7"> </text:span>std::vector&lt;ContainerElementType&gt;<text:span text:style-name="T7"> </text:span>&amp;objectFile,<text:span text:style-name="T7"> </text:span>std::ostream<text:span text:style-name="T7"> </text:span>&amp;out)</text:p>
      <text:p text:style-name="P357">{</text:p>
      <text:p text:style-name="P357"><text:span text:style-name="T7"><text:s text:c="4"/></text:span><text:span text:style-name="T2">size_t</text:span><text:span text:style-name="T7"> </text:span><text:span text:style-name="T13">i</text:span><text:span text:style-name="T7"> </text:span>=<text:span text:style-name="T7"> </text:span><text:span text:style-name="T29">0</text:span>;</text:p>
      <text:p text:style-name="P357"><text:span text:style-name="T7"><text:s text:c="4"/></text:span><text:span text:style-name="T32">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8">data</text:span>();</text:p>
      <text:p text:style-name="P357"><text:span text:style-name="T7"><text:s text:c="4"/></text:span><text:span text:style-name="T23">//</text:span><text:span text:style-name="T7"> </text:span><text:span text:style-name="T23">пропустить</text:span><text:span text:style-name="T7"> </text:span><text:span text:style-name="T23">4</text:span><text:span text:style-name="T7"> </text:span><text:span text:style-name="T23">байта</text:span><text:span text:style-name="T7"> </text:span><text:span text:style-name="T23">"DATA"</text:span></text:p>
      <text:p text:style-name="P357"><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9">4</text:span>);</text:p>
      <text:p text:style-name="P357"><text:span text:style-name="T7"><text:s text:c="4"/></text:span><text:span text:style-name="T13">i</text:span><text:span text:style-name="T7"> </text:span>=<text:span text:style-name="T7"> </text:span><text:span text:style-name="T29">4</text:span><text:span text:style-name="T7"> </text:span>+<text:span text:style-name="T7"> </text:span><text:span text:style-name="T29">4</text:span><text:span text:style-name="T7"> </text:span>+<text:span text:style-name="T7"> </text:span><text:span text:style-name="T13">dataLength</text:span><text:span text:style-name="T7"> </text:span>+<text:span text:style-name="T7"> </text:span><text:span text:style-name="T29">4</text:span>;<text:span text:style-name="T7"> </text:span><text:span text:style-name="T23">//</text:span><text:span text:style-name="T7"> </text:span><text:span text:style-name="T23">4=DATA</text:span><text:span text:style-name="T7"> </text:span><text:span text:style-name="T23">+</text:span><text:span text:style-name="T7"> </text:span><text:span text:style-name="T23">dataLength</text:span><text:span text:style-name="T7"> </text:span><text:span text:style-name="T23">+</text:span><text:span text:style-name="T7"> </text:span><text:span text:style-name="T23">4=CODE</text:span></text:p>
      <text:p text:style-name="P357"><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57"><text:span text:style-name="T7"><text:s text:c="4"/></text:span><text:span text:style-name="T13">i</text:span><text:span text:style-name="T7"> </text:span>+=<text:span text:style-name="T7"> </text:span><text:span text:style-name="T32">sizeof</text:span><text:span text:style-name="T7"> </text:span>(<text:span text:style-name="T13">codeLength</text:span>);</text:p>
      <text:p text:style-name="P357"><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57"><text:span text:style-name="T7"><text:s text:c="4"/></text:span><text:span text:style-name="T32">while</text:span><text:span text:style-name="T7"> </text:span>(<text:span text:style-name="T13">i</text:span><text:span text:style-name="T7"> </text:span>&lt;<text:span text:style-name="T7"> </text:span><text:span text:style-name="T13">n</text:span>)<text:span text:style-name="T7"> </text:span>{</text:p>
      <text:p text:style-name="P357"><text:span text:style-name="T7"><text:s text:c="8"/></text:span><text:span text:style-name="T23">//</text:span><text:span text:style-name="T7"> </text:span><text:span text:style-name="T23">читаем</text:span><text:span text:style-name="T7"> </text:span><text:span text:style-name="T23">команду</text:span></text:p>
      <text:p text:style-name="P357"><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57"><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57"><text:span text:style-name="T7"><text:s text:c="8"/></text:span><text:span text:style-name="T2">uint8_t</text:span><text:span text:style-name="T7"> </text:span><text:span text:style-name="T13">instrSize</text:span><text:span text:style-name="T7"> </text:span>=<text:span text:style-name="T7"> </text:span><text:span text:style-name="T18">instructionSize</text:span>(<text:span text:style-name="T13">opCode</text:span>);</text:p>
      <text:p text:style-name="P357"><text:span text:style-name="T7"><text:s text:c="8"/></text:span><text:span text:style-name="T13">i</text:span><text:span text:style-name="T7"> </text:span>+=<text:span text:style-name="T7"> </text:span><text:span text:style-name="T13">instrSize</text:span>;</text:p>
      <text:p text:style-name="P357"><text:span text:style-name="T7"><text:s text:c="8"/></text:span><text:span text:style-name="T13">out</text:span><text:span text:style-name="T7"> </text:span><text:span text:style-name="T18">&lt;&lt;</text:span><text:span text:style-name="T7"> </text:span><text:span text:style-name="T18">mnemonics</text:span>(<text:span text:style-name="T13">opCode</text:span>)<text:span text:style-name="T7"> </text:span><text:span text:style-name="T18">&lt;&lt;</text:span><text:span text:style-name="T7"> </text:span><text:span text:style-name="T2">std</text:span>::<text:span text:style-name="T18">endl</text:span>;</text:p>
      <text:p text:style-name="P357"><text:span text:style-name="T7"><text:s text:c="4"/></text:span>}</text:p>
      <text:p text:style-name="P357"><text:span text:style-name="T7"><text:s text:c="4"/></text:span><text:span text:style-name="T29">assert</text:span><text:span text:style-name="T7"> </text:span>(<text:span text:style-name="T13">n</text:span><text:span text:style-name="T7"> </text:span>==<text:span text:style-name="T7"> </text:span><text:span text:style-name="T13">i</text:span>);</text:p>
      <text:p text:style-name="P357">}</text:p>
      <text:p text:style-name="P402"/>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операция</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oft-page-break/><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число</text:span><text:span text:style-name="T7"> </text:span><text:span text:style-name="T23">операция</text:span><text:span text:style-name="T7"> </text:span><text:span text:style-name="T23">#tmp_2</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число</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tmp_3</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КОД"><text:span text:style-name="T7"><text:s text:c="4"/></text:span><text:span text:style-name="T23">//</text:span><text:span text:style-name="T7"> </text:span><text:span text:style-name="T23">сохранить</text:span><text:span text:style-name="T7"> </text:span><text:span text:style-name="T23">в</text:span><text:span text:style-name="T7"> </text:span><text:span text:style-name="T23">значение</text:span><text:span text:style-name="T7"> </text:span><text:span text:style-name="T23">переменную</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text:span text:style-name="T200">У</text:span>далим <text:span text:style-name="T200">кое-где неиспользуемые </text:span>параметры, <text:span text:style-name="T200">а</text:span> методы <text:span text:style-name="T200">для </text:span>add и mul <text:span text:style-name="T200">вовсе снесём, они больше не нужны</text:span>:</text:p>
      <text:p text:style-name="КОД"><text:span text:style-name="T32">void</text:span><text:span text:style-name="T7"> </text:span><text:span text:style-name="T2">Translator</text:span>::<text:span text:style-name="T19">translateOperatio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binaryOp</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Can not translate operation: "</text:span><text:span text:style-name="T7"> </text:span><text:span text:style-name="T18">+</text:span><text:span text:style-name="T7"> </text:span><text:span text:style-name="T13">c</text:span>.<text:span text:style-name="T18">toString</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4">Сократим и другие операции:</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unary</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neg</text:span>();</text:p>
      <text:p text:style-name="КОД"><text:span text:style-name="T7"><text:s text:c="4"/></text:span><text:span text:style-name="T13">a</text:span>.<text:span text:style-name="T18">stloc_m</text:span>(<text:span text:style-name="T18">location</text:span>(<text:span text:style-name="T15">c</text:span><text:span text:style-name="T126">.</text:span><text:span text:style-name="T49">lvalue</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assign</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1">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6">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1">ptrToValue</text:span> = *<text:span text:style-name="T201">(uint64_t*)(</text:span>_memory.begin() + offset<text:span text:style-name="T201">)</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3"><text:s text:c="4"/>//</text:span><text:span text:style-name="T7"> </text:span><text:span text:style-name="T23">память</text:span><text:span text:style-name="T7"> </text:span><text:span text:style-name="T23">машины</text:span></text:p>
      <text:p text:style-name="КОД"><text:span text:style-name="T7"><text:s text:c="4"/></text:span><text:span text:style-name="T2">std</text:span>::<text:span text:style-name="T2">vector</text:span>&lt;<text:span text:style-name="T2">uint8_t</text:span>&gt;<text:span text:style-name="T7"> </text:span><text:span text:style-name="T48">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3">//</text:span><text:span text:style-name="T7"> </text:span><text:span text:style-name="T23">записи</text:span><text:span text:style-name="T7"> </text:span><text:span text:style-name="T23">для</text:span><text:span text:style-name="T7"> </text:span><text:span text:style-name="T23">ссылок</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куче</text:span></text:p>
      <text:p text:style-name="КОД"><text:span text:style-name="T7"><text:s text:c="4"/></text:span><text:span text:style-name="T2">std</text:span>::<text:span text:style-name="T2">forward_list</text:span>&lt;<text:span text:style-name="T2">ObjectRecord</text:span>&gt;<text:span text:style-name="T7"> </text:span><text:span text:style-name="T48">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2">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3">//</text:span><text:span text:style-name="T7"> </text:span><text:span text:style-name="T23">пока</text:span><text:span text:style-name="T7"> </text:span><text:span text:style-name="T23">просто</text:span><text:span text:style-name="T7"> </text:span><text:span text:style-name="T23">копируем</text:span></text:p>
      <text:p text:style-name="КОД"><text:span text:style-name="T7"><text:s text:c="4"/></text:span><text:span text:style-name="T48">_memory</text:span>.<text:span text:style-name="T18">insert</text:span>(<text:span text:style-name="T48">_memory</text:span>.<text:span text:style-name="T18">end</text:span>(),<text:span text:style-name="T7"> </text:span><text:span text:style-name="T13">objectFile</text:span>.<text:span text:style-name="T18">begin</text:span>(),<text:span text:style-name="T7"> </text:span><text:span text:style-name="T13">objectFile</text:span>.<text:span text:style-name="T18">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PC</text:span><text:span text:style-name="T7"> </text:span><text:span text:style-name="T29">-</text:span><text:span text:style-name="T7"> </text:span><text:span text:style-name="T29">Program</text:span><text:span text:style-name="T7"> </text:span><text:span text:style-name="T29">Counter,</text:span><text:span text:style-name="T7"> </text:span><text:span text:style-name="T29">счётчик</text:span><text:span text:style-name="T7"> </text:span><text:span text:style-name="T29">команд,</text:span><text:span text:style-name="T7"> </text:span><text:span text:style-name="T29">позиция,</text:span><text:span text:style-name="T7"> </text:span><text:span text:style-name="T29">где</text:span><text:span text:style-name="T7"> </text:span><text:span text:style-name="T29">находится</text:span><text:span text:style-name="T7"> </text:span></text:p>
      <text:p text:style-name="КОД"><text:span text:style-name="T7"><text:s text:c="5"/></text:span><text:span text:style-name="T29">*</text:span><text:span text:style-name="T7"> <text:s text:c="7"/></text:span><text:span text:style-name="T29">команда,</text:span><text:span text:style-name="T7"> </text:span><text:span text:style-name="T29">которая</text:span><text:span text:style-name="T7"> </text:span><text:span text:style-name="T29">должна</text:span><text:span text:style-name="T7"> </text:span><text:span text:style-name="T29">выполнятся</text:span><text:span text:style-name="T7"> </text:span><text:span text:style-name="T29">следующей</text:span></text:p>
      <text:p text:style-name="КОД"><text:span text:style-name="T7"><text:s text:c="5"/></text:span><text:span text:style-name="T29">*/</text:span></text:p>
      <text:p text:style-name="КОД"><text:span text:style-name="T7"><text:s text:c="4"/></text:span><text:span text:style-name="T2">size_t</text:span><text:span text:style-name="T7"> </text:span><text:span text:style-name="T19">pc</text:span>()<text:span text:style-name="T7"> </text:span><text:span text:style-name="T32">const</text:span><text:span text:style-name="T7"> </text:span>{<text:span text:style-name="T7"> </text:span><text:span text:style-name="T32">return</text:span><text:span text:style-name="T7"> </text:span><text:span text:style-name="T48">_pc</text:span>;<text:span text:style-name="T7"> </text:span>}</text:p>
      <text:p text:style-name="Horizontal_20_Line"/>
      <text:p text:style-name="P252"><text:soft-page-break/>Вернёмся <text:span text:style-name="T203">ненадолго </text:span>в Translator, запись адресов переменных делается так:</text:p>
      <text:p text:style-name="P358"><text:span text:style-name="T13">symbol</text:span><text:span text:style-name="T18">-&gt;setLocation</text:span>(<text:span text:style-name="T13">outBuffer</text:span>.<text:span text:style-name="T18">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2">void</text:span><text:span text:style-name="T7"> </text:span><text:span text:style-name="T19">next</text:span>(<text:span text:style-name="T2">size_t</text:span><text:span text:style-name="T7"> </text:span><text:span text:style-name="T13">shift</text:span><text:span text:style-name="T7"> </text:span>=<text:span text:style-name="T7"> </text:span><text:span text:style-name="T29">1</text:span>)</text:p>
      <text:p text:style-name="КОД"><text:span text:style-name="T7"><text:s text:c="4"/></text:span>{</text:p>
      <text:p text:style-name="КОД"><text:span text:style-name="T7"><text:s text:c="8"/></text:span><text:span text:style-name="T48">_pc</text:span><text:span text:style-name="T7"> </text:span>+=<text:span text:style-name="T7"> </text:span><text:span text:style-name="T13">shift</text:span>;</text:p>
      <text:p text:style-name="КОД"><text:span text:style-name="T7"><text:s text:c="8"/></text:span><text:span text:style-name="T48">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2">void</text:span><text:span text:style-name="T7"> </text:span><text:span text:style-name="T19">ldloc_m</text:span>()</text:p>
      <text:p text:style-name="КОД"><text:span text:style-name="T7"><text:s text:c="4"/></text:span>{</text:p>
      <text:p text:style-name="КОД"><text:span text:style-name="T7"><text:s text:c="8"/></text:span><text:span text:style-name="T23">//</text:span><text:span text:style-name="T7"> </text:span><text:span text:style-name="T23">пропустить</text:span><text:span text:style-name="T7"> </text:span><text:span text:style-name="T23">код</text:span><text:span text:style-name="T7"> </text:span><text:span text:style-name="T23">команды</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8">_p</text:span><text:span text:style-name="T7"> </text:span>+<text:span text:style-name="T7"> </text:span><text:span text:style-name="T13">address</text:span>);</text:p>
      <text:p text:style-name="КОД"><text:span text:style-name="T7"><text:s text:c="8"/></text:span><text:span text:style-name="T23">//</text:span><text:span text:style-name="T7"> </text:span><text:span text:style-name="T23">добавим</text:span><text:span text:style-name="T7"> </text:span><text:span text:style-name="T23">счётчик</text:span><text:span text:style-name="T7"> </text:span><text:span text:style-name="T23">ссылок,</text:span><text:span text:style-name="T7"> </text:span><text:span text:style-name="T23">т.к.</text:span><text:span text:style-name="T7"> </text:span><text:span text:style-name="T23">теперь</text:span><text:span text:style-name="T7"> </text:span><text:span text:style-name="T23">объект</text:span><text:span text:style-name="T7"> </text:span><text:span text:style-name="T23">используется</text:span><text:span text:style-name="T7"> </text:span><text:span text:style-name="T23">в</text:span><text:span text:style-name="T7"> </text:span><text:span text:style-name="T23">стеке</text:span></text:p>
      <text:p text:style-name="КОД"><text:span text:style-name="T7"><text:s text:c="8"/></text:span><text:span text:style-name="T13">ptr</text:span>-&gt;<text:span text:style-name="T48">counter</text:span>++;</text:p>
      <text:p text:style-name="КОД"><text:span text:style-name="T7"><text:s text:c="8"/></text:span><text:span text:style-name="T23">//</text:span><text:span text:style-name="T7"> </text:span><text:span text:style-name="T23">тип</text:span><text:span text:style-name="T7"> </text:span><text:span text:style-name="T23">объекта</text:span></text:p>
      <text:p text:style-name="КОД"><text:span text:style-name="T7"><text:s text:c="8"/></text:span><text:span text:style-name="T48">_itemType</text:span>.<text:span text:style-name="T18">push</text:span>(<text:span text:style-name="T13">ptr</text:span>-&gt;<text:span text:style-name="T48">type</text:span>);</text:p>
      <text:p text:style-name="КОД"><text:span text:style-name="T7"><text:s text:c="8"/></text:span><text:span text:style-name="T23">//</text:span><text:span text:style-name="T7"> </text:span><text:span text:style-name="T23">значение/указатель,</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p>
      <text:p text:style-name="КОД"><text:span text:style-name="T7"><text:s text:c="8"/></text:span><text:span text:style-name="T48">_stack</text:span>.<text:span text:style-name="T18">push</text:span>((<text:span text:style-name="T2">uint64_t</text:span>)<text:span text:style-name="T13">ptr</text:span>);</text:p>
      <text:p text:style-name="КОД"><text:span text:style-name="T7"><text:s text:c="8"/></text:span><text:span text:style-name="T23">//</text:span><text:span text:style-name="T7"> </text:span><text:span text:style-name="T23">сдвиг</text:span><text:span text:style-name="T7"> </text:span><text:span text:style-name="T23">на</text:span><text:span text:style-name="T7"> </text:span><text:span text:style-name="T23">следующую</text:span><text:span text:style-name="T7"> </text:span><text:span text:style-name="T23">команду</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2">void</text:span><text:span text:style-name="T7"> </text:span><text:span text:style-name="T19">ldc_int64_data64</text:span>()</text:p>
      <text:p text:style-name="КОД"><text:span text:style-name="T7"><text:s text:c="4"/></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48">_itemType</text:span>.<text:span text:style-name="T18">push</text:span>(<text:span text:style-name="T2">SymbolType</text:span>::<text:span text:style-name="T2">Integer</text:span>);</text:p>
      <text:p text:style-name="КОД"><text:span text:style-name="T7"><text:s text:c="8"/></text:span><text:span text:style-name="T48">_stack</text:span>.<text:span text:style-name="T18">push</text:span>(*(<text:span text:style-name="T2">uint64_t</text:span>*)<text:span text:style-name="T48">_p</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9">readRecord</text:span>(<text:span text:style-name="T2">Symbol</text:span><text:span text:style-name="T7"> </text:span><text:span text:style-name="T23">/*out*/</text:span><text:span text:style-name="T7"> </text:span>*&amp;<text:span text:style-name="T13">symbol</text:span>)</text:p>
      <text:p text:style-name="КОД"><text:span text:style-name="T7"><text:s text:c="4"/></text:span>{</text:p>
      <text:p text:style-name="КОД"><text:soft-page-break/><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12">Symbol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8">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2">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4">Пока единственное место, где будет инсталлироваться новая переменная — это stloc m.</text:span></text:p>
      <text:p text:style-name="КОД"><text:span text:style-name="T7"><text:s text:c="4"/></text:span><text:span text:style-name="T32">void</text:span><text:span text:style-name="T7"> </text:span>stloc_m()</text:p>
      <text:p text:style-name="КОД"><text:span text:style-name="T7"><text:s text:c="4"/></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8"/></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2">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8"/></text:span><text:span text:style-name="T13">ptr</text:span><text:span text:style-name="T7"> </text:span>=<text:span text:style-name="T7"> </text:span><text:span text:style-name="T18">readRecord</text:span>(<text:span text:style-name="T15">symbol</text:span>);</text:p>
      <text:p text:style-name="КОД"><text:span text:style-name="T7"><text:s text:c="8"/></text:span><text:span text:style-name="T32">if</text:span><text:span text:style-name="T7"> </text:span>(!<text:span text:style-name="T13">ptr</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12"/></text:span><text:span text:style-name="T13">ptr</text:span><text:span text:style-name="T7"> </text:span>=<text:span text:style-name="T7"> </text:span><text:span text:style-name="T18">installRecord</text:span>(<text:span text:style-name="T15">symbol</text:span>);</text:p>
      <text:p text:style-name="КОД"><text:span text:style-name="T7"><text:s text:c="12"/></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12"/></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8"/></text:span>}</text:p>
      <text:p text:style-name="КОД"><text:span text:style-name="T7"><text:s text:c="8"/></text:span><text:span text:style-name="T32">switch</text:span><text:span text:style-name="T7"> </text:span>(<text:span text:style-name="T13">item</text:span>.<text:span text:style-name="T48">first</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8">setValue</text:span>(<text:span text:style-name="T15">ptr</text:span>,<text:span text:style-name="T7"> </text:span>(<text:span text:style-name="T2">int64_t</text:span>)<text:span text:style-name="T13">item</text:span>.<text:span text:style-name="T48">secon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12"/></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pan text:style-name="T7"><text:s text:c="12"/></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8">second</text:span>)-&gt;<text:span text:style-name="T48">data</text:span>;</text:p>
      <text:p text:style-name="КОД"><text:span text:style-name="T7"><text:s text:c="12"/></text:span><text:span text:style-name="T18">setValue</text:span>(<text:span text:style-name="T15">ptr</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2">std</text:span>::<text:span text:style-name="T36">cout</text:span><text:span text:style-name="T7"> </text:span><text:span text:style-name="T18">&lt;&lt;</text:span><text:span text:style-name="T7"> </text:span><text:span text:style-name="T23">"Unsupported type :"</text:span><text:span text:style-name="T7"> </text:span><text:span text:style-name="T18">&lt;&lt;</text:span><text:span text:style-name="T7"> </text:span>(<text:span text:style-name="T2">uint8_t</text:span>)<text:span text:style-name="T13">item</text:span>.<text:span text:style-name="T48">first</text:span><text:span text:style-name="T7"> </text:span><text:span text:style-name="T18">&lt;&lt;</text:span><text:span text:style-name="T7"> </text:span><text:span text:style-name="T2">std</text:span>::<text:span text:style-name="T18">endl</text:span>;</text:p>
      <text:p text:style-name="КОД"><text:span text:style-name="T7"><text:s text:c="8"/></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5">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5">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3">//cout</text:span><text:span text:style-name="T7"> </text:span><text:span text:style-name="T23">&lt;&lt;</text:span><text:span text:style-name="T7"> </text:span><text:span text:style-name="T23">"Unary</text:span><text:span text:style-name="T7"> </text:span><text:span text:style-name="T23">plus:\n";</text:span></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4</text:span>.<text:span text:style-name="T18">eval</text:span>(<text:span text:style-name="T13">code4</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4</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4</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3">//</text:span><text:span text:style-name="T7"> </text:span><text:span text:style-name="T23">op1/op2</text:span></text:p>
      <text:p text:style-name="КОД"><text:span text:style-name="T7"><text:s text:c="4"/></text:span><text:span text:style-name="T2">Minus</text:span>,<text:span text:style-name="T7"> <text:s text:c="9"/></text:span><text:span text:style-name="T23">//</text:span><text:span text:style-name="T7"> </text:span><text:span text:style-name="T23">op1-op2</text:span></text:p>
      <text:p text:style-name="КОД">};</text:p>
      <text:p text:style-name="Horizontal_20_Line"/>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8">switch-блоки в </text:span>ICodeEmitter::binaryOp(), Translator::translateOperation(), TCode::toString().</text:p>
      <text:p text:style-name="Horizontal_20_Line"/>
      <text:p text:style-name="Text_20_body">В ICodeEmitter уберём неиспользуемую функцию binaryOp <text:span text:style-name="T207">с void*.</text:span></text:p>
      <text:p text:style-name="P261"><text:soft-page-break/>Напишем тест:</text:p>
      <text:p text:style-name="КОД"><text:span text:style-name="T32">void</text:span><text:span text:style-name="T7"> </text:span><text:span text:style-name="T2">SimpleExpression_Test</text:span>::<text:span text:style-name="T19">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text:span><text:span text:style-name="T7"> </text:span><text:span text:style-name="T23">-</text:span><text:span text:style-name="T7"> </text:span><text:span text:style-name="T23">2</text:span><text:span text:style-name="T7"> </text:span><text:span text:style-name="T23">+</text:span><text:span text:style-name="T7"> </text:span><text:span text:style-name="T23">3*4</text:span><text:span text:style-name="T7"> </text:span><text:span text:style-name="T23">-</text:span><text:span text:style-name="T7"> </text:span><text:span text:style-name="T23">5</text:span><text:span text:style-name="T7"> </text:span><text:span text:style-name="T23">/</text:span><text:span text:style-name="T7"> </text:span><text:span text:style-name="T23">2</text:span><text:span text:style-name="T7"> </text:span><text:span text:style-name="T23">+</text:span><text:span text:style-name="T7"> </text:span><text:span text:style-name="T23">6;"</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text:span><text:span text:style-name="T7"> </text:span>-<text:span text:style-name="T7"> </text:span><text:span text:style-name="T29">2</text:span><text:span text:style-name="T7"> </text:span>+<text:span text:style-name="T7"> </text:span><text:span text:style-name="T29">3</text:span>*<text:span text:style-name="T29">4</text:span><text:span text:style-name="T7"> </text:span>-<text:span text:style-name="T7"> </text:span><text:span text:style-name="T29">5</text:span><text:span text:style-name="T7"> </text:span>/<text:span text:style-name="T7"> </text:span><text:span text:style-name="T29">2</text:span><text:span text:style-name="T7"> </text:span>+<text:span text:style-name="T7"> </text:span><text:span text:style-name="T29">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76">DIVST</text:p>
          </table:table-cell>
          <table:table-cell table:style-name="Таблица13.A1" office:value-type="string">
            <text:p text:style-name="P377">0</text:p>
          </table:table-cell>
          <table:table-cell table:style-name="Таблица13.A1" office:value-type="string">
            <text:p text:style-name="P377">0</text:p>
          </table:table-cell>
          <table:table-cell table:style-name="Таблица13.A1" office:value-type="string">
            <text:p text:style-name="P376"/>
          </table:table-cell>
          <table:table-cell table:style-name="Таблица13.A1" office:value-type="string">
            <text:p text:style-name="P377">0</text:p>
          </table:table-cell>
          <table:table-cell table:style-name="Таблица13.A1" office:value-type="string">
            <text:p text:style-name="P377">0</text:p>
          </table:table-cell>
          <table:table-cell table:style-name="Таблица13.A1" office:value-type="string">
            <text:p text:style-name="P377">1</text:p>
          </table:table-cell>
          <table:table-cell table:style-name="Таблица13.A1" office:value-type="string">
            <text:p text:style-name="P376">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76">SUBST</text:p>
          </table:table-cell>
          <table:table-cell table:style-name="Таблица13.A1" office:value-type="string">
            <text:p text:style-name="P377">0</text:p>
          </table:table-cell>
          <table:table-cell table:style-name="Таблица13.A1" office:value-type="string">
            <text:p text:style-name="P377">0</text:p>
          </table:table-cell>
          <table:table-cell table:style-name="Таблица13.A1" office:value-type="string">
            <text:p text:style-name="P376"/>
          </table:table-cell>
          <table:table-cell table:style-name="Таблица13.A1" office:value-type="string">
            <text:p text:style-name="P377">0</text:p>
          </table:table-cell>
          <table:table-cell table:style-name="Таблица13.A1" office:value-type="string">
            <text:p text:style-name="P377">0</text:p>
          </table:table-cell>
          <table:table-cell table:style-name="Таблица13.A1" office:value-type="string">
            <text:p text:style-name="P377">1</text:p>
          </table:table-cell>
          <table:table-cell table:style-name="Таблица13.A1" office:value-type="string">
            <text:p text:style-name="P376">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78">В Translator запишем, что нужно обработать деление на 0, позже надо придумать, как хранить значение NaN:</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p>
      <text:p text:style-name="КОД"><text:span text:style-name="T7"><text:s text:c="8"/></text:span><text:span text:style-name="T32">case</text:span><text:span text:style-name="T7"> </text:span><text:span text:style-name="T2">OperationType</text:span>::<text:span text:style-name="T2">Div</text:span>:</text:p>
      <text:p text:style-name="КОД"><text:span text:style-name="T7"><text:s text:c="12"/></text:span><text:span text:style-name="T23">//</text:span><text:span text:style-name="T7"> </text:span><text:span text:style-name="T23">TODO:</text:span><text:span text:style-name="T7"> </text:span><text:span text:style-name="T23">если</text:span><text:span text:style-name="T7"> </text:span><text:span text:style-name="T23">0,</text:span><text:span text:style-name="T7"> </text:span><text:span text:style-name="T23">сделать</text:span><text:span text:style-name="T7"> </text:span><text:span text:style-name="T23">NaN</text:span></text:p>
      <text:p text:style-name="КОД"><text:span text:style-name="T7"><text:s text:c="12"/></text:span><text:span text:style-name="T13">result</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12"/></text:span><text:span text:style-name="T32">break</text:span>;</text:p>
      <text:p text:style-name="КОД"><text:s text:c="4"/>...</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8"/></text:span><text:span text:style-name="T13">a</text:span>.<text:span text:style-name="T18">sub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8"/></text:span><text:span text:style-name="T13">a</text:span>.<text:span text:style-name="T18">div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9">дём 4 функции и тип указателя на эти функции:</text:span></text:p>
      <text:p text:style-name="КОД"><text:span text:style-name="T7"><text:s text:c="4"/></text:span><text:span text:style-name="T32">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6">value1</text:span>,<text:span text:style-name="T7"> </text:span><text:span text:style-name="T2">int64_t</text:span><text:span text:style-name="T7"> </text:span><text:span text:style-name="T36">value2</text:span>);</text:p>
      <text:p text:style-name="КОД"><text:span text:style-name="T7"><text:s text:c="4"/></text:span><text:span text:style-name="T32">static</text:span><text:span text:style-name="T7"> </text:span><text:span text:style-name="T2">int64_t</text:span><text:span text:style-name="T7"> </text:span><text:span text:style-name="T19">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2">void</text:span><text:span text:style-name="T7"> </text:span><text:span text:style-name="T19">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2">nullptr</text:span>;</text:p>
      <text:p text:style-name="КОД"><text:span text:style-name="T7"><text:s text:c="8"/></text:span><text:span text:style-name="T32">switch</text:span><text:span text:style-name="T7"> </text:span>(<text:span text:style-name="T13">opCode</text:span>)<text:span text:style-name="T7"> </text:span>{</text:p>
      <text:p text:style-name="КОД"><text:span text:style-name="T7"><text:s text:c="8"/></text:span><text:span text:style-name="T32">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8">_sub</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8">_mul</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8">_ad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8">_div</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2">case</text:span><text:span text:style-name="T7"> </text:span><text:span text:style-name="T2">OpCode</text:span>::<text:span text:style-name="T2">SUBST</text:span>:</text:p>
      <text:p text:style-name="КОД"><text:span text:style-name="T7"><text:s text:c="16"/></text:span><text:span text:style-name="T18">subst</text:span>();</text:p>
      <text:p text:style-name="КОД"><text:span text:style-name="T7"><text:s text:c="16"/></text:span><text:span text:style-name="T32">break</text:span>;</text:p>
      <text:p text:style-name="КОД"><text:span text:style-name="T7"><text:s text:c="12"/></text:span><text:span text:style-name="T32">case</text:span><text:span text:style-name="T7"> </text:span><text:span text:style-name="T2">OpCode</text:span>::<text:span text:style-name="T2">DIVST</text:span>:</text:p>
      <text:p text:style-name="КОД"><text:span text:style-name="T7"><text:s text:c="16"/></text:span><text:span text:style-name="T18">divst</text:span>();</text:p>
      <text:p text:style-name="КОД"><text:span text:style-name="T7"><text:s text:c="16"/></text:span><text:span text:style-name="T32">break</text:span>;</text:p>
      <text:p text:style-name="P262">Надо для этого места сделать генератор.</text:p>
      <text:p text:style-name="P263"><text:span text:style-name="T209">А также в </text:span><text:span text:style-name="T2">Parser</text:span>::<text:span text:style-name="T19">Term</text:span>() <text:span text:style-name="T209">и </text:span>Parser::SimpleExpression():</text:p>
      <text:p text:style-name="КОД">emitBinaryOp(OperationType::<text:span text:style-name="T209">Div</text:span>);</text:p>
      <text:p text:style-name="КОД">...</text:p>
      <text:p text:style-name="P359">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0">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32">double</text:span><text:span text:style-name="T7"> </text:span><text:span text:style-name="T13">d2</text:span>)</text:p>
      <text:p text:style-name="КОД">{</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2">double</text:span><text:span text:style-name="T7"> </text:span><text:span text:style-name="T13">d2</text:span><text:span text:style-name="T7"> </text:span>=<text:span text:style-name="T7"> </text:span><text:span text:style-name="T18">bit_cast</text:span>&lt;<text:span text:style-name="T32">double</text:span>&gt;(<text:span text:style-name="T13">doubleAsUInt64</text:span>);</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void</text:span><text:span text:style-name="T7"> </text:span><text:span text:style-name="T2">SimpleExpression_Test</text:span>::<text:span text:style-name="T19">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 = 1.5;"</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8">equals_double</text:span>(<text:span text:style-name="T29">1.5</text:span>,<text:span text:style-name="T7"> </text:span><text:span text:style-name="T13">record</text:span>-&gt;<text:span text:style-name="T48">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29">if</text:span><text:span text:style-name="T7"> </text:span><text:span text:style-name="T3">__cpp_lib_bit_cast</text:span></text:p>
      <text:p text:style-name="КОД">#<text:span text:style-name="T29">else</text:span></text:p>
      <text:p text:style-name="КОД"><text:span text:style-name="T23">//</text:span><text:span text:style-name="T7"> </text:span><text:span text:style-name="T23">https://en.cppreference.com/w/cpp/numeric/bit_cast</text:span></text:p>
      <text:p text:style-name="КОД"><text:span text:style-name="T32">template</text:span>&lt;<text:span text:style-name="T32">class</text:span><text:span text:style-name="T7"> </text:span><text:span text:style-name="T2">To</text:span>,<text:span text:style-name="T7"> </text:span><text:span text:style-name="T32">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2">sizeof</text:span>(<text:span text:style-name="T2">To</text:span>)<text:span text:style-name="T7"> </text:span>==<text:span text:style-name="T7"> </text:span><text:span text:style-name="T32">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3">//</text:span><text:span text:style-name="T7"> </text:span><text:span text:style-name="T23">constexpr</text:span><text:span text:style-name="T7"> </text:span><text:span text:style-name="T23">support</text:span><text:span text:style-name="T7"> </text:span><text:span text:style-name="T23">needs</text:span><text:span text:style-name="T7"> </text:span><text:span text:style-name="T23">compiler</text:span><text:span text:style-name="T7"> </text:span><text:span text:style-name="T23">magic</text:span></text:p>
      <text:p text:style-name="КОД"><text:span text:style-name="T19">bit_cast</text:span>(<text:span text:style-name="T32">const</text:span><text:span text:style-name="T7"> </text:span><text:span text:style-name="T2">From</text:span>&amp;<text:span text:style-name="T7"> </text:span><text:span text:style-name="T13">src</text:span>)<text:span text:style-name="T7"> </text:span><text:span text:style-name="T32">noexcept</text:span></text:p>
      <text:p text:style-name="КОД">{</text:p>
      <text:p text:style-name="КОД"><text:span text:style-name="T7"><text:s text:c="4"/></text:span><text:span text:style-name="T32">static_assert</text:span>(<text:span text:style-name="T2">std</text:span>::<text:span text:style-name="T2">is_trivially_constructible_v</text:span>&lt;<text:span text:style-name="T2">To</text:span>&gt;,</text:p>
      <text:p text:style-name="КОД"><text:span text:style-name="T7"><text:s text:c="8"/></text:span><text:span text:style-name="T23">"This implementation additionally requires "</text:span></text:p>
      <text:p text:style-name="КОД"><text:span text:style-name="T7"><text:s text:c="8"/></text:span><text:span text:style-name="T23">"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8">memcpy</text:span>(<text:span text:style-name="T126">&amp;</text:span><text:span text:style-name="T15">dst</text:span>,<text:span text:style-name="T7"> </text:span>&amp;<text:span text:style-name="T13">src</text:span>,<text:span text:style-name="T7"> </text:span><text:span text:style-name="T32">sizeof</text:span>(<text:span text:style-name="T2">To</text:span>));</text:p>
      <text:p text:style-name="КОД"><text:span text:style-name="T7"><text:s text:c="4"/></text:span><text:span text:style-name="T32">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12">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2">void</text:span><text:span text:style-name="T7"> </text:span><text:span text:style-name="T2">Parser</text:span>::<text:span text:style-name="T19">pushReal</text:span>(<text:span text:style-name="T2">RealType</text:span><text:span text:style-name="T7"> </text:span><text:span text:style-name="T13">value</text:span>)</text:p>
      <text:p text:style-name="КОД">{</text:p>
      <text:p text:style-name="КОД"><text:span text:style-name="T7"><text:s text:c="4"/></text:span><text:span text:style-name="T48">_reals</text:span><text:span text:style-name="T7">.</text:span><text:span text:style-name="T18">push</text:span><text:span text:style-name="T7">(</text:span><text:span text:style-name="T13">value</text:span><text:span text:style-name="T7">);</text:span></text:p>
      <text:p text:style-name="КОД"><text:span text:style-name="T7"><text:s text:c="4"/></text:span><text:span text:style-name="T48">_types</text:span>.<text:span text:style-name="T18">push</text:span>(<text:span text:style-name="T2">SymbolType</text:span>::<text:span text:style-name="T2">Real</text:span>);</text:p>
      <text:p text:style-name="КОД">}</text:p>
      <text:p text:style-name="КОД"><text:span text:style-name="T32">void</text:span><text:span text:style-name="T7"> </text:span><text:span text:style-name="T2">Parser</text:span>::<text:span text:style-name="T19">Factor</text:span>()</text:p>
      <text:p text:style-name="КОД">{</text:p>
      <text:p text:style-name="КОД">....</text:p>
      <text:p text:style-name="КОД"><text:span text:style-name="T7"><text:s text:c="4"/></text:span><text:span text:style-name="T32">case</text:span><text:span text:style-name="T7"> </text:span><text:span text:style-name="T2">Token</text:span>::<text:span text:style-name="T2">RealNumber</text:span>:</text:p>
      <text:p text:style-name="КОД"><text:span text:style-name="T7"><text:s text:c="8"/></text:span><text:span text:style-name="T18">pushReal</text:span>(<text:span text:style-name="T48">_lexer</text:span><text:span text:style-name="T18">-&gt;lastRealNumber</text:span>());</text:p>
      <text:p text:style-name="КОД"><text:span text:style-name="T7"><text:s text:c="8"/></text:span><text:span text:style-name="T18">next</text:span>();</text:p>
      <text:p text:style-name="КОД"><text:soft-page-break/><text:span text:style-name="T7"><text:s text:c="8"/></text:span><text:span text:style-name="T32">break</text:span>;</text:p>
      <text:p text:style-name="P266">В Translator:</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a</text:span>.<text:span text:style-name="T18">ldc_double_data64</text:span>(<text:span text:style-name="T13">c</text:span>.<text:span text:style-name="T48">operand1</text:span>.<text:span text:style-name="T48">realValue</text:span>);</text:p>
      <text:p text:style-name="КОД"><text:span text:style-name="T7"><text:s text:c="8"/></text:span><text:span text:style-name="T32">break</text:span>;</text:p>
      <text:p text:style-name="Text_20_body">Метод <text:span text:style-name="T211">Assembler::</text:span>ldc_double_data64 генерируется автоматически, <text:span text:style-name="T211">а методы в Processor надо дополнить:</text:span></text:p>
      <text:p text:style-name="КОД"><text:span text:style-name="T32">void</text:span><text:span text:style-name="T7"> </text:span><text:span text:style-name="T2">Processor</text:span>::<text:span text:style-name="T19">ldc_double_data64</text:span>()</text:p>
      <text:p text:style-name="КОД">{</text:p>
      <text:p text:style-name="КОД"><text:span text:style-name="T7"><text:s text:c="4"/></text:span><text:span text:style-name="T18">next</text:span>();</text:p>
      <text:p text:style-name="КОД"><text:span text:style-name="T7"><text:s text:c="4"/></text:span><text:span text:style-name="T48">_itemType</text:span>.<text:span text:style-name="T18">push</text:span>(<text:span text:style-name="T2">SymbolType</text:span>::<text:span text:style-name="T2">Real</text:span>);</text:p>
      <text:p text:style-name="КОД"><text:span text:style-name="T7"><text:s text:c="4"/></text:span><text:span text:style-name="T48">_stack</text:span>.<text:span text:style-name="T18">push</text:span>(<text:span text:style-name="T18">bit_cast</text:span>&lt;<text:span text:style-name="T2">uint64_t</text:span>&gt;(*(<text:span text:style-name="T32">double</text:span>*)<text:span text:style-name="T48">_p</text:span>));</text:p>
      <text:p text:style-name="КОД"><text:span text:style-name="T7"><text:s text:c="4"/></text:span><text:span text:style-name="T18">next</text:span>(<text:span text:style-name="T32">sizeof</text:span><text:span text:style-name="T7"> </text:span>(<text:span text:style-name="T32">double</text:span>));</text:p>
      <text:p text:style-name="КОД">}</text:p>
      <text:p text:style-name="Horizontal_20_Line"/>
      <text:p text:style-name="КОД"><text:span text:style-name="T32">double</text:span><text:span text:style-name="T7"> </text:span><text:span text:style-name="T2">Processor</text:span>::<text:span text:style-name="T19">getRealValue</text:span>(<text:span text:style-name="T2">ObjectRecord</text:span><text:span text:style-name="T7"> </text:span>*<text:span text:style-name="T13">ptr</text:span>)</text:p>
      <text:p text:style-name="КОД">{</text:p>
      <text:p text:style-name="КОД"><text:span text:style-name="T7"><text:s text:c="4"/></text:span><text:span text:style-name="T32">return</text:span><text:span text:style-name="T7"> </text:span><text:span text:style-name="T18">bit_cast</text:span>&lt;<text:span text:style-name="T32">double</text:span>&gt;(<text:span text:style-name="T13">ptr</text:span>-&gt;<text:span text:style-name="T48">data</text:span>);</text:p>
      <text:p text:style-name="КОД">}</text:p>
      <text:p text:style-name="КОД"><text:span text:style-name="T32">void</text:span><text:span text:style-name="T7"> </text:span><text:span text:style-name="T2">Processor</text:span>::<text:span text:style-name="T19">setValue</text:span>(<text:span text:style-name="T2">ObjectRecord</text:span><text:span text:style-name="T7"> </text:span>*<text:span text:style-name="T13">ptr</text:span>,<text:span text:style-name="T7"> </text:span><text:span text:style-name="T32">double</text:span><text:span text:style-name="T7"> </text:span><text:span text:style-name="T13">value</text:span>)</text:p>
      <text:p text:style-name="КОД">{</text:p>
      <text:p text:style-name="КОД"><text:span text:style-name="T7"><text:s text:c="4"/></text:span><text:span text:style-name="T23">//</text:span><text:span text:style-name="T7"> </text:span><text:span text:style-name="T23">TODO:</text:span><text:span text:style-name="T7"> </text:span><text:span text:style-name="T23">обработать</text:span><text:span text:style-name="T7"> </text:span><text:span text:style-name="T23">смену</text:span><text:span text:style-name="T7"> </text:span><text:span text:style-name="T23">типа</text:span></text:p>
      <text:p text:style-name="КОД"><text:span text:style-name="T7"><text:s text:c="4"/></text:span><text:span text:style-name="T13">ptr</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18">memcpy</text:span>(<text:span text:style-name="T126">&amp;</text:span><text:span text:style-name="T15">ptr</text:span><text:span text:style-name="T126">-&gt;</text:span><text:span text:style-name="T49">data</text:span>,<text:span text:style-name="T7"> </text:span>&amp;<text:span text:style-name="T13">value</text:span>,<text:span text:style-name="T7"> </text:span><text:span text:style-name="T32">sizeof</text:span>(<text:span text:style-name="T13">value</text:span>));</text:p>
      <text:p text:style-name="КОД">}</text:p>
      <text:p text:style-name="КОД"><text:span text:style-name="T32">void</text:span><text:span text:style-name="T7"> </text:span><text:span text:style-name="T2">Processor</text:span>::<text:span text:style-name="T19">stloc_m</text:span>()</text:p>
      <text:p text:style-name="КОД">{</text:p>
      <text:p text:style-name="КОД"><text:span text:style-name="T7"><text:s text:c="4"/></text:span><text:span text:style-name="T18">next</text:span>();</text:p>
      <text:p text:style-name="КОД"><text:span text:style-name="T7"><text:s text:c="4"/></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2">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2">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4"/></text:span><text:span text:style-name="T32">double</text:span><text:span text:style-name="T7"> </text:span><text:span text:style-name="T13">dValue</text:span><text:span text:style-name="T7"> </text:span>=<text:span text:style-name="T7"> </text:span><text:span text:style-name="T29">0</text:span>;</text:p>
      <text:p text:style-name="КОД"><text:span text:style-name="T7"><text:s text:c="4"/></text:span><text:span text:style-name="T13">ptrLValue</text:span><text:span text:style-name="T7"> </text:span>=<text:span text:style-name="T7"> </text:span><text:span text:style-name="T18">readRecord</text:span>(<text:span text:style-name="T15">symbol</text:span>);</text:p>
      <text:p text:style-name="КОД"><text:span text:style-name="T7"><text:s text:c="4"/></text:span><text:span text:style-name="T32">if</text:span><text:span text:style-name="T7"> </text:span>(!<text:span text:style-name="T13">ptrLValue</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8"/></text:span><text:span text:style-name="T13">ptrLValue</text:span><text:span text:style-name="T7"> </text:span>=<text:span text:style-name="T7"> </text:span><text:span text:style-name="T18">installRecord</text:span>(<text:span text:style-name="T15">symbol</text:span>);</text:p>
      <text:p text:style-name="КОД"><text:span text:style-name="T7"><text:s text:c="8"/></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8"/></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4"/></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2">int64_t</text:span>)<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32">double</text:span>*)&amp;<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8"/></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oft-page-break/><text:span text:style-name="T7"><text:s text:c="8"/></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8">second</text:span>;</text:p>
      <text:p text:style-name="КОД"><text:span text:style-name="T7"><text:s text:c="8"/></text:span><text:span text:style-name="T32">switch</text:span><text:span text:style-name="T7"> </text:span>(<text:span text:style-name="T13">ptrRValue</text:span>-&gt;<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8">bit_cast</text:span>&lt;<text:span text:style-name="T2">int64_t</text:span>&gt;(<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d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of variable :"</text:span><text:span text:style-name="T7"> </text:span><text:span text:style-name="T18">+</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text:span><text:span text:style-name="T7"> </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4"/></text:span>}</text:p>
      <text:p text:style-name="КОД"><text:span text:style-name="T7"><text:s text:c="4"/></text:span><text:span text:style-name="T18">next</text:span>(<text:span text:style-name="T32">sizeof</text:span><text:span text:style-name="T7"> </text:span>(<text:span text:style-name="T2">uint64_t</text:span>));<text:span text:style-name="T23">//размер</text:span><text:span text:style-name="T7"> </text:span><text:span text:style-name="T23">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2">void</text:span><text:span text:style-name="T7"> </text:span><text:span text:style-name="T2">SimpleExpression_Test</text:span>::<text:span text:style-name="T19">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5;</text:span><text:span text:style-name="T7"> </text:span><text:span text:style-name="T23">x</text:span><text:span text:style-name="T7"> </text:span><text:span text:style-name="T23">=</text:span><text:span text:style-name="T7"> </text:span><text:span text:style-name="T23">4.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29">assert</text:span>(<text:span text:style-name="T18">equals_double</text:span>(<text:span text:style-name="T29">4.7</text:span>,<text:span text:style-name="T7"> </text:span><text:span text:style-name="T13">record</text:span>-&gt;<text:span text:style-name="T48">data</text:span>));</text:p>
      <text:p text:style-name="КОД">}</text:p>
      <text:p text:style-name="P268">и наоборот.</text:p>
      <text:p text:style-name="КОД"><text:span text:style-name="T32">void</text:span><text:span text:style-name="T7"> </text:span><text:span text:style-name="T2">SimpleExpression_Test</text:span>::<text:span text:style-name="T19">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8.5;</text:span><text:span text:style-name="T7"> </text:span><text:span text:style-name="T23">x</text:span><text:span text:style-name="T7"> </text:span><text:span text:style-name="T23">=</text:span><text:span text:style-name="T7"> </text:span><text:span text:style-name="T23">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7</text:span>,<text:span text:style-name="T7"> </text:span><text:span text:style-name="T13">record</text:span>-&gt;<text:span text:style-name="T48">data</text:span>));</text:p>
      <text:p text:style-name="КОД">}</text:p>
      <text:p text:style-name="Horizontal_20_Line"/>
      <text:p text:style-name="P269"><text:span text:style-name="T213">В </text:span>Storage <text:span text:style-name="T213">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4">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29">*</text:span><text:span text:style-name="T7"> </text:span><text:span text:style-name="T31">@brief</text:span><text:span text:style-name="T7"> </text:span><text:span text:style-name="T29">Структура</text:span><text:span text:style-name="T7"> </text:span><text:span text:style-name="T29">для</text:span><text:span text:style-name="T7"> </text:span><text:span text:style-name="T29">упаковки</text:span><text:span text:style-name="T7"> </text:span><text:span text:style-name="T29">тип+значение</text:span><text:span text:style-name="T7"> </text:span><text:span text:style-name="T29">(как</text:span><text:span text:style-name="T7"> </text:span><text:span text:style-name="T29">variant)</text:span></text:p>
      <text:p text:style-name="КОД"><text:span text:style-name="T7"><text:s/></text:span><text:span text:style-name="T29">*/</text:span></text:p>
      <text:p text:style-name="КОД"><text:span text:style-name="T32">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8">type</text:span>;</text:p>
      <text:p text:style-name="КОД"><text:span text:style-name="T7"><text:s text:c="4"/></text:span><text:span text:style-name="T32">union</text:span><text:span text:style-name="T7"> </text:span>{</text:p>
      <text:p text:style-name="КОД"><text:span text:style-name="T7"><text:s text:c="8"/></text:span><text:span text:style-name="T2">int64_t</text:span><text:span text:style-name="T7"> </text:span><text:span text:style-name="T48">intValue</text:span>;</text:p>
      <text:p text:style-name="КОД"><text:span text:style-name="T7"><text:s text:c="8"/></text:span><text:span text:style-name="T32">double</text:span><text:span text:style-name="T7"> </text:span><text:span text:style-name="T48">realValue</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значение</text:span><text:span text:style-name="T7"> </text:span><text:span text:style-name="T29">как</text:span><text:span text:style-name="T7"> </text:span><text:span text:style-name="T29">uint64_t</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2">uint64_t</text:span><text:span text:style-name="T7"> </text:span><text:span text:style-name="T19">value</text:span>()<text:span text:style-name="T7"> </text:span><text:span text:style-name="T32">const</text:span></text:p>
      <text:p text:style-name="КОД"><text:span text:style-name="T7"><text:s text:c="4"/></text:span>{</text:p>
      <text:p text:style-name="КОД"><text:span text:style-name="T7"><text:s text:c="8"/></text:span><text:span text:style-name="T32">switch</text:span><text:span text:style-name="T7"> </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return</text:span><text:span text:style-name="T7"> </text:span><text:span text:style-name="T18">bit_cast</text:span>&lt;<text:span text:style-name="T2">uint64_t</text:span>&gt;(intValue);</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return</text:span><text:span text:style-name="T7"> </text:span><text:span text:style-name="T18">bit_cast</text:span>&lt;<text:span text:style-name="T2">uint64_t</text:span>&gt;(realValue);</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9">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ptr</text:span>-&gt;<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PValue</text:span><text:span text:style-name="T7"> </text:span><text:span text:style-name="T19">getValue</text:span>(<text:span text:style-name="T32">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oft-page-break/><text:span text:style-name="T7"><text:s text:c="4"/></text:span><text:span text:style-name="T23">//</text:span><text:span text:style-name="T7"> </text:span><text:span text:style-name="T23">тип</text:span><text:span text:style-name="T7"> </text:span><text:span text:style-name="T23">переменной</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2">return</text:span><text:span text:style-name="T7"> </text:span><text:span text:style-name="T18">getValue</text:span>(<text:span text:style-name="T126">(</text:span><text:span text:style-name="T2">ObjectRecord</text:span><text:span text:style-name="T126">*)</text:span><text:span text:style-name="T15">item</text:span><text:span text:style-name="T126">.</text:span><text:span text:style-name="T49">second</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pair)"</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2">switch</text:span><text:span text:style-name="T7"> </text:span>(<text:span text:style-name="T13">opCode</text:span>)<text:span text:style-name="T7"> </text:span>{</text:p>
      <text:p text:style-name="КОД"><text:span text:style-name="T7"><text:s text:c="4"/></text:span><text:span text:style-name="T32">case</text:span><text:span text:style-name="T7"> </text:span><text:span text:style-name="T2">OpCode</text:span>::<text:span text:style-name="T2">ADD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MUL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DIV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SUB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rted</text:span><text:span text:style-name="T7"> </text:span><text:span text:style-name="T23">bin.op"</text:span>);</text:p>
      <text:p text:style-name="КОД"><text:span text:style-name="T7"><text:s text:c="4"/></text:span>}</text:p>
      <text:p text:style-name="КОД">}</text:p>
      <text:p text:style-name="P274">Тогда эта функция станет намного чище:</text:p>
      <text:p text:style-name="КОД"><text:span text:style-name="T32">void</text:span><text:span text:style-name="T7"> </text:span><text:span text:style-name="T2">Processor</text:span>::<text:span text:style-name="T19">binaryStackOp</text:span>(<text:span text:style-name="T2">OpCode</text:span><text:span text:style-name="T7"> </text:span><text:span text:style-name="T13">opCode</text:span>)</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8">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2">switch</text:span><text:span text:style-name="T7"> </text:span>(<text:span text:style-name="T13">value1</text:span>.<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oft-page-break/><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4"/></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3">x</text:span><text:span text:style-name="T7"> </text:span><text:span text:style-name="T23">=</text:span><text:span text:style-name="T7"> </text:span><text:span text:style-name="T23">2.7;</text:span><text:span text:style-name="T7"> </text:span><text:span text:style-name="T23">y</text:span><text:span text:style-name="T7"> </text:span><text:span text:style-name="T23">=</text:span><text:span text:style-name="T7"> </text:span><text:span text:style-name="T23">17;</text:span><text:span text:style-name="T7"> </text:span><text:span text:style-name="T23">x</text:span><text:span text:style-name="T7"> </text:span><text:span text:style-name="T23">=</text:span><text:span text:style-name="T7"> </text:span><text:span text:style-name="T23">x</text:span><text:span text:style-name="T7"> </text:span><text:span text:style-name="T23">+</text:span><text:span text:style-name="T7"> </text:span><text:span text:style-name="T23">y;</text:span></text:p>
      <text:p text:style-name="P276">Работает.</text:p>
      <text:p text:style-name="P276">В принципе, смена типов integer ↔ double работает. <text:span text:style-name="T215">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КОД"/>
      <text:p text:style-name="Horizontal_20_Line"/>
      <text:p text:style-name="Text_20_body">Она принимает <text:s/>ArithmeticOperation, <text:span text:style-name="T216">однако в Processor требуется OpCode, а в Translator — OperationType. Для связи используем статические члены — отображения:</text:span></text:p>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6">optypes</text:span>;</text:p>
      <text:p text:style-name="КОД"><text:span text:style-name="T2">Translator</text:span>::<text:span text:style-name="T19">Translat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oft-page-break/><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6">optypes</text:span>;</text:p>
      <text:p text:style-name="КОД"><text:span text:style-name="T2">Processor</text:span>::<text:span text:style-name="T19">Process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2">switch</text:span><text:span text:style-name="T7"> </text:span>(<text:span text:style-name="T13">op</text:span>)<text:span text:style-name="T7"> </text:span>{</text:p>
      <text:p text:style-name="КОД"><text:span text:style-name="T7"><text:s text:c="4"/></text:span><text:span text:style-name="T32">case</text:span><text:span text:style-name="T7"> </text:span><text:span text:style-name="T2">ArithmeticOperation</text:span>::<text:span text:style-name="T2">Add</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Mul</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Div</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Sub</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19">PValue</text:span>()<text:span text:style-name="T7"> </text:span>=<text:span text:style-name="T7"> </text:span><text:span text:style-name="T32">default</text:span>;</text:p>
      <text:p text:style-name="КОД"><text:span text:style-name="T7"><text:s text:c="4"/></text:span><text:span text:style-name="T32">explicit</text:span><text:span text:style-name="T7"> </text:span><text:span text:style-name="T19">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КОД"><text:span text:style-name="T7"><text:s text:c="4"/></text:span><text:span text:style-name="T32">explicit</text:span><text:span text:style-name="T7"> </text:span><text:span text:style-name="T19">PValue</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oft-page-break/><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Horizontal_20_Line"/>
      <text:p text:style-name="P277">Тогда мы сильно сократим код <text:span text:style-name="T217">в Processor и Translator</text:span>:</text:p>
      <text:p text:style-name="КОД"><text:span text:style-name="T32">void</text:span><text:span text:style-name="T7"> </text:span>Processor::binaryStackOp(OpCode<text:span text:style-name="T7"> </text:span>opCode)</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8">getValue</text:span>(<text:span text:style-name="T13">item2</text:span>);</text:p>
      <text:p text:style-name="КОД"><text:span text:style-name="T7"><text:s text:c="4"/></text:span><text:span text:style-name="T23">//</text:span><text:span text:style-name="T7"> </text:span><text:span text:style-name="T23">это</text:span><text:span text:style-name="T7"> </text:span><text:span text:style-name="T23">должно</text:span><text:span text:style-name="T7"> </text:span><text:span text:style-name="T23">быть</text:span><text:span text:style-name="T7"> </text:span><text:span text:style-name="T23">гарантировано,</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так,</text:span><text:span text:style-name="T7"> </text:span><text:span text:style-name="T23">пусть</text:span><text:span text:style-name="T7"> </text:span><text:span text:style-name="T23">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6">optypes</text:span>.<text:span text:style-name="T18">find</text:span>(<text:span text:style-name="T13">opCode</text:span>)<text:span text:style-name="T18">-&gt;</text:span><text:span text:style-name="T48">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8">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18">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841764507280">
          <table:table-cell table:style-name="Таблица14.A1" office:value-type="string">
            <text:p text:style-name="P401">JMP main</text:p>
          </table:table-cell>
          <table:table-cell table:style-name="Таблица14.B1" office:value-type="string">
            <text:p text:style-name="P401">Размер команды + 8 байт</text:p>
          </table:table-cell>
        </table:table-row>
        <table:table-row table:style-name="TableLine94841763848192">
          <table:table-cell table:style-name="Таблица14.A2" office:value-type="string">
            <text:p text:style-name="P400"><text:span text:style-name="T198">Сигнатура </text:span>«<text:span text:style-name="T198">DATA»</text:span></text:p>
          </table:table-cell>
          <table:table-cell table:style-name="Таблица14.B2" office:value-type="string">
            <text:p text:style-name="P397">4 байта, 4 символа</text:p>
          </table:table-cell>
        </table:table-row>
        <table:table-row table:style-name="TableLine94841763874480">
          <table:table-cell table:style-name="Таблица14.A2" office:value-type="string">
            <text:p text:style-name="P397">Длина блока «DATA» в байтах</text:p>
          </table:table-cell>
          <table:table-cell table:style-name="Таблица14.B2" office:value-type="string">
            <text:p text:style-name="P397">4 байта, uint32_t</text:p>
          </table:table-cell>
        </table:table-row>
        <table:table-row table:style-name="TableLine94841763872352">
          <table:table-cell table:style-name="Таблица14.A2" office:value-type="string">
            <text:p text:style-name="P397">Место под указатели для переменных</text:p>
          </table:table-cell>
          <table:table-cell table:style-name="Таблица14.B2" office:value-type="string">
            <text:p text:style-name="P400"/>
          </table:table-cell>
        </table:table-row>
        <table:table-row table:style-name="TableLine94841763870432">
          <table:table-cell table:style-name="Таблица14.A2" office:value-type="string">
            <text:p text:style-name="P399">Сигнатура «CODE»</text:p>
          </table:table-cell>
          <table:table-cell table:style-name="Таблица14.B2" office:value-type="string">
            <text:p text:style-name="P397">4 байта, 4 символа</text:p>
          </table:table-cell>
        </table:table-row>
        <table:table-row table:style-name="TableLine94841763882960">
          <table:table-cell table:style-name="Таблица14.A2" office:value-type="string">
            <text:p text:style-name="P397">Длина блока «<text:span text:style-name="T199">CODE</text:span>» в байтах</text:p>
          </table:table-cell>
          <table:table-cell table:style-name="Таблица14.B2" office:value-type="string">
            <text:p text:style-name="P397">4 байта, uint32_t</text:p>
          </table:table-cell>
        </table:table-row>
        <table:table-row table:style-name="TableLine94841763880288">
          <table:table-cell table:style-name="Таблица14.A2" office:value-type="string">
            <text:p text:style-name="P401">main:</text:p>
          </table:table-cell>
          <table:table-cell table:style-name="Таблица14.B2" office:value-type="string">
            <text:p text:style-name="P399"/>
          </table:table-cell>
        </table:table-row>
        <table:table-row table:style-name="TableLine94841763876880">
          <table:table-cell table:style-name="Таблица14.A2" office:value-type="string">
            <text:p text:style-name="P399">Машинные коды</text:p>
          </table:table-cell>
          <table:table-cell table:style-name="Таблица14.B2" office:value-type="string">
            <text:p text:style-name="P399">Собственно программа</text:p>
          </table:table-cell>
        </table:table-row>
        <table:table-row table:style-name="TableLine94841763963664">
          <table:table-cell table:style-name="Таблица14.A2" office:value-type="string">
            <text:p text:style-name="P399">HALT</text:p>
          </table:table-cell>
          <table:table-cell table:style-name="Таблица14.B2" office:value-type="string">
            <text:p text:style-name="P399">Команда HALT</text:p>
          </table:table-cell>
        </table:table-row>
      </table:table>
      <text:p text:style-name="P379"/>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uint64_t</text:span><text:span text:style-name="T7"> </text:span><text:span text:style-name="T13">currentPos</text:span><text:span text:style-name="T7"> </text:span>=<text:span text:style-name="T7"> </text:span><text:span text:style-name="T48">_memory</text:span>.<text:span text:style-name="T18">size</text:span>();</text:p>
      <text:p text:style-name="КОД"><text:span text:style-name="T7"><text:s text:c="4"/></text:span><text:span text:style-name="T32">auto</text:span><text:span text:style-name="T7"> </text:span><text:span text:style-name="T13">blockSymbolTable</text:span><text:span text:style-name="T7"> </text:span>=<text:span text:style-name="T7"> </text:span><text:span text:style-name="T13">block</text:span><text:span text:style-name="T18">-&gt;symbolTable</text:span>();</text:p>
      <text:p text:style-name="КОД"><text:span text:style-name="T7"><text:s text:c="4"/></text:span><text:span text:style-name="T23">//</text:span><text:span text:style-name="T7"> </text:span><text:span text:style-name="T23">корректируем</text:span><text:span text:style-name="T7"> </text:span><text:span text:style-name="T23">все</text:span><text:span text:style-name="T7"> </text:span><text:span text:style-name="T23">символы</text:span><text:span text:style-name="T7"> </text:span><text:span text:style-name="T23">в</text:span><text:span text:style-name="T7"> </text:span><text:span text:style-name="T23">блоке,</text:span><text:span text:style-name="T7"> </text:span><text:span text:style-name="T23">ставим</text:span><text:span text:style-name="T7"> </text:span><text:span text:style-name="T23">действительный</text:span><text:span text:style-name="T7"> </text:span><text:span text:style-name="T23">адрес</text:span></text:p>
      <text:p text:style-name="КОД"><text:span text:style-name="T7"><text:s text:c="4"/></text:span><text:span text:style-name="T13">block</text:span><text:span text:style-name="T18">-&gt;addOffset</text:span>(<text:span text:style-name="T13">currentPos</text:span>);</text:p>
      <text:p text:style-name="КОД"><text:span text:style-name="T7"><text:s text:c="4"/></text:span><text:span text:style-name="T23">//</text:span><text:span text:style-name="T7"> </text:span><text:span text:style-name="T23">теперь</text:span><text:span text:style-name="T7"> </text:span><text:span text:style-name="T23">перемещаем</text:span><text:span text:style-name="T7"> </text:span><text:span text:style-name="T23">глобальную</text:span><text:span text:style-name="T7"> </text:span><text:span text:style-name="T23">таблицу</text:span><text:span text:style-name="T7"> </text:span><text:span text:style-name="T23">символов</text:span><text:span text:style-name="T7"> </text:span><text:span text:style-name="T23">в</text:span><text:span text:style-name="T7"> </text:span><text:span text:style-name="T23">главный</text:span><text:span text:style-name="T7"> </text:span><text:span text:style-name="T23">блок</text:span></text:p>
      <text:p text:style-name="КОД"><text:span text:style-name="T7"><text:s text:c="4"/></text:span><text:span text:style-name="T32">auto</text:span><text:span text:style-name="T7"> </text:span><text:span text:style-name="T13">globalSymbolTable</text:span><text:span text:style-name="T7"> </text:span>=<text:span text:style-name="T7"> </text:span><text:span text:style-name="T13">block</text:span><text:span text:style-name="T18">-&gt;globalBlock</text:span>()<text:span text:style-name="T18">-&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19">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1">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3">Program</text:span><text:span text:style-name="T7"> </text:span>:<text:span text:style-name="T7"> </text:span><text:span text:style-name="T13">StatementList</text:span></text:p>
      <text:p text:style-name="КОД"><text:span text:style-name="T7"><text:s text:c="8"/></text:span>;</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13">StatementList</text:span></text:p>
      <text:p text:style-name="КОД"><text:span text:style-name="T7"><text:s text:c="14"/></text:span>;</text:p>
      <text:p text:style-name="P360"><text:span text:style-name="T13">Statement</text:span><text:span text:style-name="T7"> </text:span>:<text:span text:style-name="T7"> </text:span><text:span text:style-name="T13">AssignStatement</text:span></text:p>
      <text:p text:style-name="P360"><text:span text:style-name="T7"><text:s text:c="10"/></text:span>|<text:span text:style-name="T7"> </text:span><text:span text:style-name="T13">CompoundStatement</text:span></text:p>
      <text:p text:style-name="P360"><text:span text:style-name="T7"><text:s text:c="10"/></text:span>;</text:p>
      <text:p text:style-name="P360"><text:span text:style-name="T13">CompoundStatement</text:span><text:span text:style-name="T7"> </text:span>:<text:span text:style-name="T7"> </text:span><text:span text:style-name="T23">'{'</text:span><text:span text:style-name="T7"> </text:span><text:span text:style-name="T13">StatementList</text:span><text:span text:style-name="T7"> </text:span><text:span text:style-name="T23">'}'</text:span></text:p>
      <text:p text:style-name="P360"><text:span text:style-name="T7"><text:s text:c="18"/></text:span>;</text:p>
      <text:p text:style-name="P360"><text:span text:style-name="T13">AssignStatement</text:span><text:span text:style-name="T7"> </text:span>:<text:span text:style-name="T7"> </text:span><text:span text:style-name="T13">AssignExpression</text:span><text:span text:style-name="T7"> </text:span><text:span text:style-name="T23">';'</text:span></text:p>
      <text:p text:style-name="P360"><text:span text:style-name="T7"><text:s text:c="16"/></text:span>;</text:p>
      <text:p text:style-name="P360"><text:span text:style-name="T13">AssignExpression</text:span><text:span text:style-name="T7"> </text:span>:<text:span text:style-name="T7"> </text:span><text:span text:style-name="T13">Variable</text:span><text:span text:style-name="T7"> </text:span><text:span text:style-name="T13">Assign</text:span><text:span text:style-name="T7"> </text:span><text:span text:style-name="T13">Expression</text:span></text:p>
      <text:p text:style-name="P360"><text:span text:style-name="T7"><text:s text:c="17"/></text:span>;</text:p>
      <text:p text:style-name="КОД"><text:span text:style-name="T13">Variable</text:span><text:span text:style-name="T7"> </text:span>:<text:span text:style-name="T7"> </text:span><text:span text:style-name="T33">Identifier</text:span></text:p>
      <text:p text:style-name="КОД"><text:span text:style-name="T7"><text:s text:c="9"/></text:span>;</text:p>
      <text:p text:style-name="КОД"><text:span text:style-name="T13">Expression</text:span><text:span text:style-name="T7"> </text:span>:<text:span text:style-name="T7"> </text:span><text:span text:style-name="T17">SimpleExpression</text:span></text:p>
      <text:p text:style-name="КОД"><text:span text:style-name="T7"><text:s text:c="11"/></text:span>|<text:span text:style-name="T7"> </text:span><text:span text:style-name="T17">AssignExpression</text:span></text:p>
      <text:p text:style-name="КОД"><text:span text:style-name="T7"><text:s text:c="11"/></text:span>;</text:p>
      <text:p text:style-name="P362"><text:span text:style-name="T13">SimpleExpression</text:span><text:span text:style-name="T7"> </text:span>:<text:span text:style-name="T7"> </text:span><text:span text:style-name="T13">Term</text:span></text:p>
      <text:p text:style-name="P36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6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62"><text:span text:style-name="T7"><text:s text:c="17"/></text:span>;</text:p>
      <text:p text:style-name="КОД"><text:span text:style-name="T13">Term</text:span><text:span text:style-name="T7"> </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2">нуем AssignStatement в AssignExpression, затем создадим новое правил и функцию </text:spa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AssignExpression</text:span>();</text:p>
      <text:p text:style-name="КОД"><text:span text:style-name="T7"><text:s text:c="4"/></text:span><text:span text:style-name="T18">match</text:span>(<text:span text:style-name="T2">Token</text:span>::<text:span text:style-name="T2">Semicolon</text:span>);</text:p>
      <text:p text:style-name="КОД">}</text:p>
      <text:p text:style-name="P289">Изменим в соответствии с правилом:</text:p>
      <text:p text:style-name="КОД"><text:span text:style-name="T32">void</text:span><text:span text:style-name="T7"> </text:span><text:span text:style-name="T2">Parser</text:span>::<text:span text:style-name="T19">Statement</text:span>()</text:p>
      <text:p text:style-name="КОД"><text:soft-page-break/>{</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Brace</text:span>:</text:p>
      <text:p text:style-name="КОД"><text:span text:style-name="T7"><text:s text:c="8"/></text:span><text:span text:style-name="T18">CompoundStatemen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18">AssignStatement</text:span>();</text:p>
      <text:p text:style-name="КОД"><text:span text:style-name="T7"><text:s text:c="8"/></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8"/></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8"/></text:span><text:span text:style-name="T18">popStackValue</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Parser</text:span>::<text:span text:style-name="T19">CompoundStatement</text:span>()</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p>
      <text:p text:style-name="КОД"><text:span text:style-name="T7"><text:s text:c="4"/></text:span>}</text:p>
      <text:p text:style-name="КОД"><text:span text:style-name="T7"><text:s text:c="4"/></text:span><text:span text:style-name="T18">StatementList</text:span>();</text:p>
      <text:p text:style-name="КОД"><text:span text:style-name="T7"><text:s text:c="4"/></text:span><text:span text:style-name="T18">match</text:span>(<text:span text:style-name="T2">Token</text:span>::<text:span text:style-name="T2">RightBrace</text:span>);</text:p>
      <text:p text:style-name="КОД">}</text:p>
      <text:p text:style-name="КОД"><text:span text:style-name="T32">void</text:span><text:span text:style-name="T7"> </text:span><text:span text:style-name="T2">Parser</text:span>::<text:span text:style-name="T19">StatementList</text:span>()</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290">Давайте протестируем скобки:</text:p>
      <text:p text:style-name="КОД"><text:span text:style-name="T32">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13">x</text:span><text:span text:style-name="T7"> </text:span><text:span text:style-name="T18">=</text:span><text:span text:style-name="T7"> </text:span><text:span text:style-name="T13">mainBlock</text:span><text:span text:style-name="T18">-&gt;blocks</text:span>()<text:span text:style-name="T18">[</text:span><text:span text:style-name="T29">0</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p>
      <text:p text:style-name="P291">Тест, конечно, не должен работать. Чтобы он заработал правильно, <text:span text:style-name="T223">сделаем так, чтобы при </text:span>открытии<text:span text:style-name="T223"> </text:span>{ <text:span text:style-name="T223">скобок </text:span>}<text:span text:style-name="T223">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currentBlock</text:span><text:span text:style-name="T18">-&gt;symbolTable</text:span>();</text:p>
      <text:p text:style-name="КОД">}</text:p>
      <text:p text:style-name="КОД"><text:span text:style-name="T32">void</text:span><text:span text:style-name="T7"> </text:span><text:span text:style-name="T2">Parser</text:span>::<text:span text:style-name="T19">addAndEntrySubBlock</text:span>()</text:p>
      <text:p text:style-name="КОД"><text:soft-page-break/>{</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addBlock</text:span>();</text:p>
      <text:p text:style-name="КОД">}</text:p>
      <text:p text:style-name="КОД"><text:span text:style-name="T32">void</text:span><text:span text:style-name="T7"> </text:span><text:span text:style-name="T2">Parser</text:span>::<text:span text:style-name="T19">exitToUpLevelBlock</text:span>()</text:p>
      <text:p text:style-name="КОД">{</text:p>
      <text:p text:style-name="КОД"><text:span text:style-name="T7"><text:s text:c="4"/></text:span><text:span text:style-name="T32">if</text:span><text:span text:style-name="T7"> </text:span>(!<text:span text:style-name="T48">_currentBlock</text:span><text:span text:style-name="T18">-&gt;parentBlock</text:span>())</text:p>
      <text:p text:style-name="КОД"><text:span text:style-name="T7"><text:s text:c="8"/></text:span><text:span text:style-name="T32">throw</text:span><text:span text:style-name="T7"> </text:span><text:span text:style-name="T2">std</text:span>::<text:span text:style-name="T2">domain_error</text:span>(<text:span text:style-name="T23">"Can not exit from up-level block"</text:span>);</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parentBlock</text:span>();</text:p>
      <text:p text:style-name="КОД">}</text:p>
      <text:p text:style-name="КОД"><text:span text:style-name="T32">void</text:span><text:span text:style-name="T7"> </text:span>Parser::CompoundStatement()</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span text:style-name="T7"> </text:span><text:span text:style-name="T23">не</text:span><text:span text:style-name="T7"> </text:span><text:span text:style-name="T23">создаём</text:span><text:span text:style-name="T7"> </text:span><text:span text:style-name="T23">подблок</text:span></text:p>
      <text:p text:style-name="КОД"><text:span text:style-name="T7"><text:s text:c="4"/></text:span>}</text:p>
      <text:p text:style-name="КОД"><text:span text:style-name="T7"><text:s text:c="4"/></text:span><text:span text:style-name="T18">addAndEntrySubBlock</text:span>();</text:p>
      <text:p text:style-name="КОД"><text:span text:style-name="T7"><text:s text:c="4"/></text:span><text:span text:style-name="T18">StatementList</text:span>();</text:p>
      <text:p text:style-name="КОД"><text:span text:style-name="T7"><text:s text:c="4"/></text:span><text:span text:style-name="T18">exitToUpLevelBlock</text:span>();</text:p>
      <text:p text:style-name="КОД"><text:span text:style-name="T7"><text:s text:c="4"/></text:span><text:span text:style-name="T18">match</text:span>(<text:span text:style-name="T2">Token</text:span>::<text:span text:style-name="T2">RightBrace</text:span>);</text:p>
      <text:p text:style-name="КОД">}</text:p>
      <text:p text:style-name="P307"/>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4">Выделим отдельную функцию:</text:span></text:p>
      <text:p text:style-name="КОД"><text:span text:style-name="T32">void</text:span><text:span text:style-name="T7"> </text:span><text:span text:style-name="T2">Translator</text:span>::<text:span text:style-name="T19">writeAllSymbols</text:span>(<text:span text:style-name="T2">std</text:span>::<text:span text:style-name="T2">shared_ptr</text:span>&lt;<text:span text:style-name="T2">Block</text:span>&gt;<text:span text:style-name="T7"> </text:span><text:span text:style-name="T13">block</text:span>,</text:p>
      <text:p text:style-name="КОД"><text:span text:style-name="T7"><text:s text:c="33"/></text:span><text:span text:style-name="T2">std</text:span>::<text:span text:style-name="T2">vector</text:span>&lt;<text:span text:style-name="T2">uint8_t</text:span>&gt;<text:span text:style-name="T7"> </text:span>&amp;<text:span text:style-name="T13">outBuffer</text:span>,</text:p>
      <text:p text:style-name="КОД"><text:span text:style-name="T7"><text:s text:c="33"/></text:span><text:span text:style-name="T2">uint32_t</text:span><text:span text:style-name="T7"> </text:span>&amp;<text:span text:style-name="T13">totalRecords</text:span>)</text:p>
      <text:p text:style-name="КОД">{</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таблицы</text:span><text:span text:style-name="T7"> </text:span><text:span text:style-name="T23">символов</text:span><text:span text:style-name="T7"> </text:span><text:span text:style-name="T23">родительского</text:span><text:span text:style-name="T7"> </text:span><text:span text:style-name="T23">блок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8"/></text:span><text:span text:style-name="T13">totalRecords</text:span>++;</text:p>
      <text:p text:style-name="КОД"><text:span text:style-name="T7"><text:s text:c="4"/></text:span>}</text:p>
      <text:p text:style-name="КОД"><text:span text:style-name="T7"><text:s text:c="4"/></text:span><text:span text:style-name="T23">//</text:span><text:span text:style-name="T7"> </text:span><text:span text:style-name="T23">теперь</text:span><text:span text:style-name="T7"> </text:span><text:span text:style-name="T23">таблицы</text:span><text:span text:style-name="T7"> </text:span><text:span text:style-name="T23">символов</text:span><text:span text:style-name="T7"> </text:span><text:span text:style-name="T23">дочерних</text:span><text:span text:style-name="T7"> </text:span><text:span text:style-name="T23">{блоков}</text:span></text:p>
      <text:p text:style-name="КОД"><text:span text:style-name="T7"><text:s text:c="4"/></text:span><text:span text:style-name="T32">for</text:span><text:span text:style-name="T7"> </text:span>(<text:span text:style-name="T32">auto</text:span><text:span text:style-name="T7"> </text:span>&amp;<text:span text:style-name="T13">b</text:span><text:span text:style-name="T7"> </text:span>:<text:span text:style-name="T7"> </text:span><text:span text:style-name="T13">block</text:span><text:span text:style-name="T18">-&gt;blocks</text:span>())<text:span text:style-name="T7"> </text:span>{</text:p>
      <text:p text:style-name="КОД"><text:span text:style-name="T7"><text:s text:c="8"/></text:span><text:span text:style-name="T18">writeAllSymbols</text:span>(<text:span text:style-name="T13">b</text:span>,<text:span text:style-name="T7"> </text:span><text:span text:style-name="T15">outBuffer</text:span>,<text:span text:style-name="T7"> </text:span><text:span text:style-name="T15">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5">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6">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2">void</text:span><text:span text:style-name="T7"> </text:span><text:span text:style-name="T2">SimpleExpression_Test</text:span>::<text:span text:style-name="T19">test_braceSimple</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23">//</text:span><text:span text:style-name="T7"> </text:span><text:span text:style-name="T23">добавим</text:span><text:span text:style-name="T7"> </text:span><text:span text:style-name="T23">ещё</text:span><text:span text:style-name="T7"> </text:span><text:span text:style-name="T23">выражение</text:span><text:span text:style-name="T7"> </text:span><text:span text:style-name="T23">с</text:span><text:span text:style-name="T7"> </text:span><text:span text:style-name="T23">подблоками</text:span><text:span text:style-name="T7"> </text:span><text:span text:style-name="T23">и</text:span><text:span text:style-name="T7"> </text:span><text:span text:style-name="T23">одинаковым</text:span><text:span text:style-name="T7"> </text:span><text:span text:style-name="T23">именем</text:span><text:span text:style-name="T7"> </text:span><text:span text:style-name="T23">переменной</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5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23">//</text:span><text:span text:style-name="T7"> </text:span><text:span text:style-name="T23">это</text:span><text:span text:style-name="T7"> </text:span><text:span text:style-name="T23">блок</text:span><text:span text:style-name="T7"> </text:span><text:span text:style-name="T23">модуля</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23">//</text:span><text:span text:style-name="T7"> </text:span><text:span text:style-name="T23">это</text:span><text:span text:style-name="T7"> </text:span><text:span text:style-name="T23">-</text:span><text:span text:style-name="T7"> </text:span><text:span text:style-name="T23">сам</text:span><text:span text:style-name="T7"> </text:span><text:span text:style-name="T23">блок,</text:span><text:span text:style-name="T7"> </text:span><text:span text:style-name="T23">полученный</text:span><text:span text:style-name="T7"> </text:span><text:span text:style-name="T23">из</text:span><text:span text:style-name="T7"> </text:span><text:span text:style-name="T23">выражения</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23">//</text:span><text:span text:style-name="T7"> </text:span><text:span text:style-name="T23">его</text:span><text:span text:style-name="T7"> </text:span><text:span text:style-name="T23">таблица</text:span><text:span text:style-name="T7"> </text:span><text:span text:style-name="T23">символов</text:span><text:span text:style-name="T7"> </text:span><text:span text:style-name="T23">перемещается</text:span><text:span text:style-name="T7"> </text:span><text:span text:style-name="T23">в</text:span><text:span text:style-name="T7"> </text:span><text:span text:style-name="T23">mainBlock</text:span></text:p>
      <text:p text:style-name="КОД"><text:span text:style-name="T7"><text:s text:c="4"/></text:span><text:span text:style-name="T32">auto</text:span><text:span text:style-name="T7"> </text:span><text:span text:style-name="T13">codeBlock1</text:span><text:span text:style-name="T7"> </text:span>=<text:span text:style-name="T7"> </text:span><text:span text:style-name="T13">mainBlock</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а</text:span><text:span text:style-name="T7"> </text:span><text:span text:style-name="T23">это</text:span><text:span text:style-name="T7"> </text:span><text:span text:style-name="T23">-</text:span><text:span text:style-name="T7"> </text:span><text:span text:style-name="T23">подблок,</text:span><text:span text:style-name="T7"> </text:span><text:span text:style-name="T23">который</text:span><text:span text:style-name="T7"> </text:span><text:span text:style-name="T23">определяется</text:span><text:span text:style-name="T7"> </text:span><text:span text:style-name="T23">фигурными</text:span><text:span text:style-name="T7"> </text:span><text:span text:style-name="T23">скобками</text:span></text:p>
      <text:p text:style-name="КОД"><text:span text:style-name="T7"><text:s text:c="4"/></text:span><text:span text:style-name="T23">//</text:span><text:span text:style-name="T7"> </text:span><text:span text:style-name="T23">в</text:span><text:span text:style-name="T7"> </text:span><text:span text:style-name="T23">выражениии</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32">auto</text:span><text:span text:style-name="T7"> </text:span><text:span text:style-name="T13">subBlock1OfCodeBlock1</text:span><text:span text:style-name="T7"> </text:span>=<text:span text:style-name="T7"> </text:span><text:span text:style-name="T13">codeBlock1</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x</text:span></text:p>
      <text:p text:style-name="КОД"><text:span text:style-name="T7"><text:s text:c="4"/></text:span><text:span text:style-name="T13">x</text:span><text:span text:style-name="T7"> </text:span><text:span text:style-name="T18">=</text:span><text:span text:style-name="T7"> </text:span><text:span text:style-name="T13">subBlock1OfCodeBlock1</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span text:style-name="T7"><text:s text:c="4"/></text:span><text:span text:style-name="T23">//</text:span><text:span text:style-name="T7"> </text:span><text:span text:style-name="T23">второй</text:span><text:span text:style-name="T7"> </text:span><text:span text:style-name="T23">блок</text:span><text:span text:style-name="T7"> </text:span><text:span text:style-name="T23">-</text:span><text:span text:style-name="T7"> </text:span><text:span text:style-name="T23">результат</text:span><text:span text:style-name="T7"> </text:span><text:span text:style-name="T23">исполнения</text:span><text:span text:style-name="T7"> </text:span><text:span text:style-name="T23">code2</text:span></text:p>
      <text:p text:style-name="КОД"><text:span text:style-name="T7"><text:s text:c="4"/></text:span><text:span text:style-name="T32">auto</text:span><text:span text:style-name="T7"> </text:span><text:span text:style-name="T13">codeBlock2</text:span><text:span text:style-name="T7"> </text:span>=<text:span text:style-name="T7"> </text:span><text:span text:style-name="T13">mainBlock</text:span><text:span text:style-name="T18">-&gt;blocks</text:span>()<text:span text:style-name="T18">[</text:span><text:span text:style-name="T29">1</text:span><text:span text:style-name="T18">]</text:span>;</text:p>
      <text:p text:style-name="КОД"><text:span text:style-name="T7"><text:s text:c="4"/></text:span><text:span text:style-name="T23">//</text:span><text:span text:style-name="T7"> </text:span><text:span text:style-name="T23">пустого</text:span><text:span text:style-name="T7"> </text:span><text:span text:style-name="T23">блока</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он</text:span><text:span text:style-name="T7"> </text:span><text:span text:style-name="T23">пропущен</text:span></text:p>
      <text:p text:style-name="КОД"><text:span text:style-name="T7"><text:s text:c="4"/></text:span><text:span text:style-name="T32">auto</text:span><text:span text:style-name="T7"> </text:span><text:span text:style-name="T13">subBlock1OfCodeBlock2</text:span><text:span text:style-name="T7"> </text:span>=<text:span text:style-name="T7"> </text:span><text:span text:style-name="T13">codeBlock2</text:span><text:span text:style-name="T18">-&gt;blocks</text:span>()<text:span text:style-name="T18">[</text:span><text:span text:style-name="T29">0</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тоже</text:span><text:span text:style-name="T7"> </text:span><text:span text:style-name="T23">с</text:span><text:span text:style-name="T7"> </text:span><text:span text:style-name="T23">именем</text:span><text:span text:style-name="T7"> </text:span><text:span text:style-name="T23">x,</text:span><text:span text:style-name="T7"> </text:span><text:span text:style-name="T23">но</text:span><text:span text:style-name="T7"> </text:span><text:span text:style-name="T23">==</text:span><text:span text:style-name="T7"> </text:span><text:span text:style-name="T23">54</text:span></text:p>
      <text:p text:style-name="КОД"><text:span text:style-name="T7"><text:s text:c="4"/></text:span><text:span text:style-name="T13">x</text:span><text:span text:style-name="T7"> </text:span>=<text:span text:style-name="T7"> </text:span><text:span text:style-name="T13">subBlock1OfCodeBlock2</text:span>-&gt;<text:span text:style-name="T18">symbolTable</text:span>()-&gt;<text:span text:style-name="T18">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54</text:span>,<text:span text:style-name="T7"> </text:span><text:span text:style-name="T13">record</text:span>-&gt;<text:span text:style-name="T48">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3">nonassoc</text:span><text:span text:style-name="T7"> </text:span><text:span text:style-name="T13">If</text:span></text:p>
      <text:p text:style-name="КОД">%<text:span text:style-name="T13">nonassoc</text:span><text:span text:style-name="T7"> </text:span><text:span text:style-name="T13">Else</text:span></text:p>
      <text:p text:style-name="КОД">%%</text:p>
      <text:p text:style-name="КОД">...</text:p>
      <text:p text:style-name="КОД"><text:span text:style-name="T13">Statement</text:span><text:span text:style-name="T7"> </text:span>:<text:span text:style-name="T7"> </text:span><text:span text:style-name="T13">AssignStatement</text:span></text:p>
      <text:p text:style-name="КОД"><text:span text:style-name="T7"><text:s text:c="10"/></text:span>|<text:span text:style-name="T7"> </text:span><text:span text:style-name="T13">CompoundStatement</text:span></text:p>
      <text:p text:style-name="КОД"><text:span text:style-name="T7"><text:s text:c="10"/></text:span>|<text:span text:style-name="T7"> </text:span><text:span text:style-name="T13">IfElseStatement</text:span></text:p>
      <text:p text:style-name="КОД"><text:span text:style-name="T7"><text:s text:c="10"/></text:span>;</text:p>
      <text:p text:style-name="КОД"><text:span text:style-name="T13">IfElseStatement</text:span><text:span text:style-name="T7"> </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prec</text:span><text:span text:style-name="T7"> </text:span><text:span text:style-name="T13">If</text:span></text:p>
      <text:p text:style-name="КОД"><text:span text:style-name="T7"><text:s text:c="16"/></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Else</text:span><text:span text:style-name="T7"> </text:span><text:span text:style-name="T13">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376">LDC.BOOL DATA8</text:p>
          </table:table-cell>
          <table:table-cell table:style-name="Таблица15.A1" office:value-type="string">
            <text:p text:style-name="P377">1</text:p>
          </table:table-cell>
          <table:table-cell table:style-name="Таблица15.A1" office:value-type="string">
            <text:p text:style-name="P377">1</text:p>
          </table:table-cell>
          <table:table-cell table:style-name="Таблица15.A1" office:value-type="string">
            <text:p text:style-name="P376">uint8_t</text:p>
          </table:table-cell>
          <table:table-cell table:style-name="Таблица15.A1" office:value-type="string">
            <text:p text:style-name="P377">0</text:p>
          </table:table-cell>
          <table:table-cell table:style-name="Таблица15.A1" office:value-type="string">
            <text:p text:style-name="P377">0</text:p>
          </table:table-cell>
          <table:table-cell table:style-name="Таблица15.A1" office:value-type="string">
            <text:p text:style-name="P377">2</text:p>
          </table:table-cell>
          <table:table-cell table:style-name="Таблица15.A1" office:value-type="string">
            <text:p text:style-name="P376">Загружает в стек логическое значение. 1 — true, 0 — false.</text:p>
          </table:table-cell>
        </table:table-row>
      </table:table>
      <text:p text:style-name="Standard"/>
      <text:p text:style-name="P380">Для операнда хватит 1 байта.</text:p>
      <text:p text:style-name="P381">Во всех местах, где есть выбор типа, нужно вставить case SymbolType::Boolean <text:span text:style-name="T227">и все действия по аналогии с Integer и Real</text:span>. </text:p>
      <text:p text:style-name="P381">Для арифметических операций сделаем преобразование в тип IntType.</text:p>
      <text:p text:style-name="P298">Тест:</text:p>
      <text:p text:style-name="КОД"><text:span text:style-name="T23">i</text:span><text:span text:style-name="T7"> </text:span><text:span text:style-name="T23">=</text:span><text:span text:style-name="T7"> </text:span><text:span text:style-name="T23">true;</text:span></text:p>
      <text:p text:style-name="КОД"><text:span text:style-name="T23">j</text:span><text:span text:style-name="T7"> </text:span><text:span text:style-name="T23">=</text:span><text:span text:style-name="T7"> </text:span><text:span text:style-name="T23">false;</text:span></text:p>
      <text:p text:style-name="КОД"><text:span text:style-name="T23">j</text:span><text:span text:style-name="T7"> </text:span><text:span text:style-name="T23">=</text:span><text:span text:style-name="T7"> </text:span><text:span text:style-name="T23">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841765335376">
          <table:table-cell table:style-name="Таблица16.A1" office:value-type="string">
            <text:p text:style-name="P328">Операция</text:p>
          </table:table-cell>
          <table:table-cell table:style-name="Таблица16.A1" office:value-type="string">
            <text:p text:style-name="P328">lvalue</text:p>
          </table:table-cell>
          <table:table-cell table:style-name="Таблица16.A1" office:value-type="string">
            <text:p text:style-name="P365">Тип операнда 1</text:p>
          </table:table-cell>
          <table:table-cell table:style-name="Таблица16.A1" office:value-type="string">
            <text:p text:style-name="P365">Операнд 1</text:p>
          </table:table-cell>
          <table:table-cell table:style-name="Таблица16.A1" office:value-type="string">
            <text:p text:style-name="P365">Тип операнда 2</text:p>
          </table:table-cell>
          <table:table-cell table:style-name="Таблица16.F1" office:value-type="string">
            <text:p text:style-name="P365">Операнд 2</text:p>
          </table:table-cell>
        </table:table-row>
        <table:table-row table:style-name="TableLine94841764657248">
          <table:table-cell table:style-name="Таблица16.A2" office:value-type="string">
            <text:p text:style-name="P366">IfFalse</text:p>
          </table:table-cell>
          <table:table-cell table:style-name="Таблица16.A2" office:value-type="string">
            <text:p text:style-name="P368"/>
          </table:table-cell>
          <table:table-cell table:style-name="Таблица16.A2" office:value-type="string">
            <text:p text:style-name="P433">Зависимый от Операнд1</text:p>
          </table:table-cell>
          <table:table-cell table:style-name="Таблица16.A2" office:value-type="string">
            <text:p text:style-name="P368">Переменная для сравнения с 0/1/true/false</text:p>
          </table:table-cell>
          <table:table-cell table:style-name="Таблица16.A2" office:value-type="string">
            <text:p text:style-name="P367">Integer</text:p>
          </table:table-cell>
          <table:table-cell table:style-name="Таблица16.F2" office:value-type="string">
            <text:p text:style-name="P366">Номер метки</text:p>
          </table:table-cell>
        </table:table-row>
        <table:table-row table:style-name="TableLine94841764657248">
          <table:table-cell table:style-name="Таблица16.A2" office:value-type="string">
            <text:p text:style-name="P427">Label</text:p>
          </table:table-cell>
          <table:table-cell table:style-name="Таблица16.A2" office:value-type="string">
            <text:p text:style-name="P368"/>
          </table:table-cell>
          <table:table-cell table:style-name="Таблица16.A2" office:value-type="string">
            <text:p text:style-name="P427">Integer</text:p>
          </table:table-cell>
          <table:table-cell table:style-name="Таблица16.A2" office:value-type="string">
            <text:p text:style-name="P427">Номер метки</text:p>
          </table:table-cell>
          <table:table-cell table:style-name="Таблица16.A2" office:value-type="string">
            <text:p text:style-name="P367"/>
          </table:table-cell>
          <table:table-cell table:style-name="Таблица16.F2" office:value-type="string">
            <text:p text:style-name="P366"/>
          </table:table-cell>
        </table:table-row>
        <table:table-row table:style-name="TableLine94841764657248">
          <table:table-cell table:style-name="Таблица16.A2" office:value-type="string">
            <text:p text:style-name="P427">Goto</text:p>
          </table:table-cell>
          <table:table-cell table:style-name="Таблица16.A2" office:value-type="string">
            <text:p text:style-name="P368"/>
          </table:table-cell>
          <table:table-cell table:style-name="Таблица16.A2" office:value-type="string">
            <text:p text:style-name="P427">Integer</text:p>
          </table:table-cell>
          <table:table-cell table:style-name="Таблица16.A2" office:value-type="string">
            <text:p text:style-name="P427">Номер метки</text:p>
          </table:table-cell>
          <table:table-cell table:style-name="Таблица16.A2" office:value-type="string">
            <text:p text:style-name="P367"/>
          </table:table-cell>
          <table:table-cell table:style-name="Таблица16.F2" office:value-type="string">
            <text:p text:style-name="P366"/>
          </table:table-cell>
        </table:table-row>
      </table:table>
      <text:p text:style-name="P301">if без else:</text:p>
      <text:p text:style-name="P430">if_false tmp_var <text:span text:style-name="T230">метка_</text:span><text:span text:style-name="T185">false</text:span></text:p>
      <text:p text:style-name="P365">инструкции для true</text:p>
      <text:p text:style-name="P432"><text:span text:style-name="T233">метка_</text:span><text:span text:style-name="T184">false</text:span><text:span text:style-name="T230"> <text:s text:c="8"/></text:span><text:span text:style-name="T231">; при трансляции в целевой </text:span><text:span text:style-name="T232">код</text:span><text:span text:style-name="T231"> пропускается</text:span></text:p>
      <text:p text:style-name="P418">if-else:</text:p>
      <text:p text:style-name="P429">if_false tmp_var метка_<text:span text:style-name="T185">false</text:span></text:p>
      <text:p text:style-name="P428">инструкции для true</text:p>
      <text:p text:style-name="КОД"><text:span text:style-name="T230">goto метка_exit</text:span></text:p>
      <text:p text:style-name="КОД"><text:span text:style-name="T229">label метка_false</text:span> <text:s text:c="2"/>; при трансляции в целевой код пропускается</text:p>
      <text:p text:style-name="КОД">инструкции для false</text:p>
      <text:p text:style-name="КОД"><text:span text:style-name="T229">label метка_exit</text:span> <text:s text:c="3"/>; при трансляции в целевой код пропускается</text:p>
      <text:p text:style-name="P419">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34">близительны</text:span>й машинный код:</text:p>
      <text:p text:style-name="P300">if без else:</text:p>
      <text:p text:style-name="КОД"><text:soft-page-break/>ldloc m <text:s text:c="13"/>; <text:span text:style-name="T228">загрузка какого-то результата в стек</text:span></text:p>
      <text:p text:style-name="P432"><text:span text:style-name="T229">brfalse </text:span><text:span text:style-name="T183">метка_false</text:span><text:span text:style-name="T182"> </text:span><text:s/>; <text:span text:style-name="T228">если </text:span><text:span text:style-name="T234">false</text:span><text:span text:style-name="T228">, то выход</text:span></text:p>
      <text:p text:style-name="КОД">инструкции для true</text:p>
      <text:p text:style-name="P431"><text:span text:style-name="T182">метка_false</text:span></text:p>
      <text:p text:style-name="P300"/>
      <text:p text:style-name="P300">if else:</text:p>
      <text:p text:style-name="P363">ldloc m <text:s text:c="13"/>; загрузка какого-то результата в стек</text:p>
      <text:p text:style-name="P361">brfalse метка_false</text:p>
      <text:p text:style-name="P364">инструкции для true</text:p>
      <text:p text:style-name="P361">jmp метка_<text:span text:style-name="T179">exit</text:span></text:p>
      <text:p text:style-name="P361">метка_false</text:p>
      <text:p text:style-name="P364">инструкции для <text:span text:style-name="T228">false</text:span></text:p>
      <text:p text:style-name="P361">метка_<text:span text:style-name="T179">exit</text:span></text:p>
      <text:p text:style-name="P420">Сначала напишем тест<text:span text:style-name="T235">ы</text:span>:</text:p>
      <text:p text:style-name="КОД"><text:span text:style-name="T32">void</text:span><text:span text:style-name="T7"> </text:span><text:span text:style-name="T2">IfElseStatement_Test</text:span><text:span text:style-name="T23">::</text:span><text:span text:style-name="T19">test_ifOnly</text:span><text:span text:style-name="T23">()</text:spa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i = 0; if (true) i = 6;"</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2">auto</text:span><text:span text:style-name="T7"> </text:span><text:span text:style-name="T13">mainTable</text:span><text:span text:style-name="T7"> </text:span>=<text:span text:style-name="T7"> </text:span><text:span text:style-name="T13">engine</text:span>.<text:span text:style-name="T18">unit</text:span>()-&gt;<text:span text:style-name="T18">block</text:span>()<text:span text:style-name="T18">-&gt;symbolTable</text:span>();</text:p>
      <text:p text:style-name="КОД"><text:span text:style-name="T7"><text:s text:c="4"/></text:span><text:span text:style-name="T32">auto</text:span><text:span text:style-name="T7"> </text:span><text:span text:style-name="T13">i</text:span><text:span text:style-name="T7"> </text:span>=<text:span text:style-name="T7"> </text:span><text:span text:style-name="T13">mainTable</text:span><text:span text:style-name="T18">-&gt;find</text:span>(<text:span text:style-name="T23">U"i"</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i</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2">Compare</text:span>::<text:span text:style-name="T18">equals_int64</text:span>(<text:span text:style-name="T29">6</text:span>,<text:span text:style-name="T7"> </text:span><text:span text:style-name="T13">record</text:span>-&gt;<text:span text:style-name="T48">data</text:span>));</text:p>
      <text:p text:style-name="КОД"/>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text:span><text:span text:style-name="T7"> </text:span><text:span text:style-name="T23">=</text:span><text:span text:style-name="T7"> </text:span><text:span text:style-name="T23">0;</text:span><text:span text:style-name="T7"> </text:span><text:span text:style-name="T23">if</text:span><text:span text:style-name="T7"> </text:span><text:span text:style-name="T23">(true)</text:span><text:span text:style-name="T7"> </text:span><text:span text:style-name="T23">i</text:span><text:span text:style-name="T7"> </text:span><text:span text:style-name="T23">=</text:span><text:span text:style-name="T7"> </text:span><text:span text:style-name="T23">6;</text:span><text:span text:style-name="T7"> </text:span><text:span text:style-name="T23">else</text:span><text:span text:style-name="T7"> </text:span><text:span text:style-name="T23">i</text:span><text:span text:style-name="T7"> </text:span><text:span text:style-name="T23">=</text:span><text:span text:style-name="T7"> </text:span><text:span text:style-name="T23">5;"</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13">i</text:span><text:span text:style-name="T7"> </text:span><text:span text:style-name="T18">=</text:span><text:span text:style-name="T7"> </text:span><text:span text:style-name="T13">mainTable</text:span><text:span text:style-name="T18">-&gt;find</text:span>(<text:span text:style-name="T23">U"i"</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i</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2">Compare</text:span>::<text:span text:style-name="T18">equals_int64</text:span>(<text:span text:style-name="T29">6</text:span>,<text:span text:style-name="T7"> </text:span><text:span text:style-name="T13">record</text:span>-&gt;<text:span text:style-name="T48">data</text:span>));</text:p>
      <text:p text:style-name="КОД"/>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if (false) i = 6; else i = 5;"</text:span>;</text:p>
      <text:p text:style-name="КОД"><text:span text:style-name="T7"><text:s text:c="4"/></text:span><text:span text:style-name="T13">engine</text:span>.<text:span text:style-name="T18">eval</text:span>(<text:span text:style-name="T13">code3</text:span>);</text:p>
      <text:p text:style-name="КОД"><text:span text:style-name="T7"><text:s text:c="4"/></text:span><text:span text:style-name="T13">i</text:span><text:span text:style-name="T7"> </text:span><text:span text:style-name="T18">=</text:span><text:span text:style-name="T7"> </text:span><text:span text:style-name="T13">mainTable</text:span><text:span text:style-name="T18">-&gt;find</text:span>(<text:span text:style-name="T23">U"i"</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i</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2">Compare</text:span>::<text:span text:style-name="T18">equals_int64</text:span>(<text:span text:style-name="T29">5</text:span>,<text:span text:style-name="T7"> </text:span><text:span text:style-name="T13">record</text:span>-&gt;<text:span text:style-name="T48">data</text:span>));</text:p>
      <text:p text:style-name="КОД"/>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if</text:span><text:span text:style-name="T7"> </text:span><text:span text:style-name="T23">(false)</text:span><text:span text:style-name="T7"> </text:span><text:span text:style-name="T23">i</text:span><text:span text:style-name="T7"> </text:span><text:span text:style-name="T23">=</text:span><text:span text:style-name="T7"> </text:span><text:span text:style-name="T23">6;</text:span><text:span text:style-name="T7"> </text:span><text:span text:style-name="T23">else</text:span><text:span text:style-name="T7"> </text:span><text:span text:style-name="T23">if</text:span><text:span text:style-name="T7"> </text:span><text:span text:style-name="T23">(false)</text:span><text:span text:style-name="T7"> </text:span><text:span text:style-name="T23">i</text:span><text:span text:style-name="T7"> </text:span><text:span text:style-name="T23">=</text:span><text:span text:style-name="T7"> </text:span><text:span text:style-name="T23">5;</text:span><text:span text:style-name="T7"> </text:span><text:span text:style-name="T23">else</text:span><text:span text:style-name="T7"> </text:span><text:span text:style-name="T23">i</text:span><text:span text:style-name="T7"> </text:span><text:span text:style-name="T23">=</text:span><text:span text:style-name="T7"> </text:span><text:span text:style-name="T23">7;"</text:span>;</text:p>
      <text:p text:style-name="КОД"><text:span text:style-name="T7"><text:s text:c="4"/></text:span><text:span text:style-name="T13">engine</text:span>.<text:span text:style-name="T18">eval</text:span>(<text:span text:style-name="T13">code4</text:span>);</text:p>
      <text:p text:style-name="КОД"><text:span text:style-name="T7"><text:s text:c="4"/></text:span><text:span text:style-name="T13">i</text:span><text:span text:style-name="T7"> </text:span><text:span text:style-name="T18">=</text:span><text:span text:style-name="T7"> </text:span><text:span text:style-name="T13">mainTable</text:span><text:span text:style-name="T18">-&gt;find</text:span>(<text:span text:style-name="T23">U"i"</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i</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2">Compare</text:span>::<text:span text:style-name="T18">equals_int64</text:span>(<text:span text:style-name="T29">7</text:span>,<text:span text:style-name="T7"> </text:span><text:span text:style-name="T13">record</text:span>-&gt;<text:span text:style-name="T48">data</text:span>));</text:p>
      <text:p text:style-name="КОД">}</text:p>
      <text:p text:style-name="КОД"><text:span text:style-name="T23"/></text:p>
      <text:p text:style-name="P420">Заставим <text:span text:style-name="T235">их</text:span> пройти. Добавим функцию согласно грамматике:</text:p>
      <text:p text:style-name="КОД"><text:span text:style-name="T32">void</text:span><text:span text:style-name="T7"> </text:span><text:span text:style-name="T2">Parser</text:span>::<text:span text:style-name="T19">Statement</text:span>()</text:p>
      <text:p text:style-name="КОД">{</text:p>
      <text:p text:style-name="КОД"><text:span text:style-name="T7"><text:s text:c="4"/></text:span><text:span text:style-name="T32">switch</text:span><text:span text:style-name="T7"> </text:span>(<text:span text:style-name="T18">lookahead</text:span>())<text:span text:style-name="T7"> </text:span>{</text:p>
      <text:p text:style-name="КОД">...</text:p>
      <text:p text:style-name="КОД"><text:span text:style-name="T7"><text:s text:c="4"/></text:span><text:span text:style-name="T32">case</text:span><text:span text:style-name="T7"> </text:span><text:span text:style-name="T2">Token</text:span>::<text:span text:style-name="T2">If</text:span>:</text:p>
      <text:p text:style-name="КОД"><text:span text:style-name="T7"><text:s text:c="8"/></text:span><text:span text:style-name="T18">IfElseStatement</text:span>();</text:p>
      <text:p text:style-name="КОД"><text:span text:style-name="T7"><text:s text:c="8"/></text:span><text:span text:style-name="T32">break</text:span>;</text:p>
      <text:p text:style-name="КОД">...</text:p>
      <text:p text:style-name="Horizontal_20_Line"/>
      <text:p text:style-name="P421">Реализуем правило для if-else согласно вышеприведённым фрагментам кода:</text:p>
      <text:p text:style-name="КОД"><text:soft-page-break/><text:span text:style-name="T32">void</text:span><text:span text:style-name="T7"> </text:span>Parser::IfElseStatement()</text:p>
      <text:p text:style-name="КОД">{</text:p>
      <text:p text:style-name="КОД"><text:span text:style-name="T7"><text:s text:c="4"/></text:span><text:span text:style-name="T18">match</text:span>(<text:span text:style-name="T2">Token</text:span>::<text:span text:style-name="T2">If</text:span>);</text:p>
      <text:p text:style-name="КОД"><text:span text:style-name="T7"><text:s text:c="4"/></text:span><text:span text:style-name="T18">match</text:span>(<text:span text:style-name="T2">Token</text:span>::<text:span text:style-name="T2">LeftParenth</text:span>);</text:p>
      <text:p text:style-name="КОД"><text:span text:style-name="T7"><text:s text:c="4"/></text:span><text:span text:style-name="T18">Expression</text:span>();<text:span text:style-name="T7"> </text:span><text:span text:style-name="T23">//</text:span><text:span text:style-name="T7"> </text:span><text:span text:style-name="T23">теперь</text:span><text:span text:style-name="T7"> </text:span><text:span text:style-name="T23">в</text:span><text:span text:style-name="T7"> </text:span><text:span text:style-name="T23">стеке</text:span><text:span text:style-name="T7"> </text:span><text:span text:style-name="T23">что-то</text:span><text:span text:style-name="T7"> </text:span><text:span text:style-name="T23">есть</text:span></text:p>
      <text:p text:style-name="КОД"><text:span text:style-name="T7"><text:s text:c="4"/></text:span><text:span text:style-name="T18">match</text:span>(<text:span text:style-name="T2">Token</text:span>::<text:span text:style-name="T2">RightParenth</text:span>);</text:p>
      <text:p text:style-name="КОД"><text:span text:style-name="T7"><text:s text:c="4"/></text:span><text:span text:style-name="T32">int</text:span><text:span text:style-name="T7"> </text:span><text:span text:style-name="T13">falseLabel</text:span><text:span text:style-name="T7"> </text:span>=<text:span text:style-name="T7"> </text:span><text:span text:style-name="T18">nextLabel</text:span>();</text:p>
      <text:p text:style-name="КОД"><text:span text:style-name="T7"><text:s text:c="4"/></text:span><text:span text:style-name="T18">emitIfHeader</text:span>(<text:span text:style-name="T13">falseLabel</text:span>);<text:span text:style-name="T7"> </text:span><text:span text:style-name="T23">//</text:span><text:span text:style-name="T7"> </text:span><text:span text:style-name="T23">if_false</text:span><text:span text:style-name="T7"> </text:span><text:span text:style-name="T23">tmp_var</text:span><text:span text:style-name="T7"> </text:span><text:span text:style-name="T23">метка_false</text:span></text:p>
      <text:p text:style-name="КОД"><text:span text:style-name="T7"><text:s text:c="4"/></text:span><text:span text:style-name="T18">Statement</text:span>();<text:span text:style-name="T7"> </text:span><text:span text:style-name="T23">//</text:span><text:span text:style-name="T7"> </text:span><text:span text:style-name="T23">ветка</text:span><text:span text:style-name="T7"> </text:span><text:span text:style-name="T23">tru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18">next</text:span>();</text:p>
      <text:p text:style-name="КОД"><text:span text:style-name="T7"><text:s text:c="8"/></text:span><text:span text:style-name="T32">int</text:span><text:span text:style-name="T7"> </text:span><text:span text:style-name="T13">exitLabel</text:span><text:span text:style-name="T7"> </text:span>=<text:span text:style-name="T7"> </text:span><text:span text:style-name="T18">nextLabel</text:span>();</text:p>
      <text:p text:style-name="КОД"><text:span text:style-name="T7"><text:s text:c="8"/></text:span><text:span text:style-name="T18">emitGoto</text:span>(<text:span text:style-name="T13">exitLabel</text:span>);</text:p>
      <text:p text:style-name="КОД"><text:span text:style-name="T7"><text:s text:c="8"/></text:span><text:span text:style-name="T18">emitLabel</text:span>(<text:span text:style-name="T13">falseLabel</text:span>);</text:p>
      <text:p text:style-name="КОД"><text:span text:style-name="T7"><text:s text:c="8"/></text:span><text:span text:style-name="T18">Statement</text:span>();<text:span text:style-name="T7"> </text:span><text:span text:style-name="T23">//</text:span><text:span text:style-name="T7"> </text:span><text:span text:style-name="T23">ветка</text:span><text:span text:style-name="T7"> </text:span><text:span text:style-name="T23">false</text:span></text:p>
      <text:p text:style-name="КОД"><text:span text:style-name="T7"><text:s text:c="8"/></text:span><text:span text:style-name="T18">emitLabel</text:span>(<text:span text:style-name="T13">exitLabel</text:span>);</text:p>
      <text:p text:style-name="КОД"><text:span text:style-name="T7"><text:s text:c="4"/></text:span>}<text:span text:style-name="T7"> </text:span><text:span text:style-name="T32">else</text:span><text:span text:style-name="T7"> </text:span>{</text:p>
      <text:p text:style-name="КОД"><text:span text:style-name="T7"><text:s text:c="8"/></text:span><text:span text:style-name="T18">emitLabel</text:span>(<text:span text:style-name="T13">falseLabel</text:span>);</text:p>
      <text:p text:style-name="КОД"><text:span text:style-name="T7"><text:s text:c="4"/></text:span>}</text:p>
      <text:p text:style-name="КОД">}</text:p>
      <text:p text:style-name="Horizontal_20_Line"/>
      <text:p text:style-name="P421">Добавим генерацию трёхадресного кода:</text:p>
      <text:p text:style-name="КОД"><text:span text:style-name="T32">void</text:span><text:span text:style-name="T7"> </text:span><text:span text:style-name="T2">Parser</text:span>::<text:span text:style-name="T19">emitIfHeader</text:span>(<text:span text:style-name="T32">int</text:span><text:span text:style-name="T7"> </text:span><text:span text:style-name="T13">exitOrFalseLabelId</text:span>)</text:p>
      <text:p text:style-name="КОД">{</text:p>
      <text:p text:style-name="КОД"><text:span text:style-name="T7"><text:s text:c="4"/></text:span><text:span text:style-name="T32">auto</text:span><text:span text:style-name="T7"> </text:span><text:span text:style-name="T13">valueType</text:span><text:span text:style-name="T7"> </text:span>=<text:span text:style-name="T7"> </text:span><text:span text:style-name="T48">_types</text:span>.<text:span text:style-name="T18">top</text:span>();</text:p>
      <text:p text:style-name="КОД"><text:span text:style-name="T7"><text:s text:c="4"/></text:span><text:span text:style-name="T23">//</text:span><text:span text:style-name="T7"> </text:span><text:span text:style-name="T23">зависит</text:span><text:span text:style-name="T7"> </text:span><text:span text:style-name="T23">от</text:span><text:span text:style-name="T7"> </text:span><text:span text:style-name="T23">того,</text:span><text:span text:style-name="T7"> </text:span><text:span text:style-name="T23">что</text:span><text:span text:style-name="T7"> </text:span><text:span text:style-name="T23">тут</text:span><text:span text:style-name="T7"> </text:span><text:span text:style-name="T23">есть</text:span></text:p>
      <text:p text:style-name="КОД"><text:span text:style-name="T7"><text:s text:c="4"/></text:span><text:span text:style-name="T23">//</text:span><text:span text:style-name="T7"> </text:span><text:span text:style-name="T23">если</text:span><text:span text:style-name="T7"> </text:span><text:span text:style-name="T23">значение</text:span><text:span text:style-name="T7"> </text:span><text:span text:style-name="T23">можно</text:span><text:span text:style-name="T7"> </text:span><text:span text:style-name="T23">вычислить</text:span><text:span text:style-name="T7"> </text:span><text:span text:style-name="T23">сейчас,</text:span><text:span text:style-name="T7"> </text:span><text:span text:style-name="T23">то</text:span><text:span text:style-name="T7"> </text:span><text:span text:style-name="T23">ветку</text:span><text:span text:style-name="T7"> </text:span><text:span text:style-name="T23">false/true</text:span></text:p>
      <text:p text:style-name="КОД"><text:span text:style-name="T7"><text:s text:c="4"/></text:span><text:span text:style-name="T23">//</text:span><text:span text:style-name="T7"> </text:span><text:span text:style-name="T23">можно</text:span><text:span text:style-name="T7"> </text:span><text:span text:style-name="T23">выбросить</text:span><text:span text:style-name="T7"> </text:span><text:span text:style-name="T23">и</text:span><text:span text:style-name="T7"> </text:span><text:span text:style-name="T23">обойтись</text:span><text:span text:style-name="T7"> </text:span><text:span text:style-name="T23">без</text:span><text:span text:style-name="T7"> </text:span><text:span text:style-name="T23">ветвления</text:span></text:p>
      <text:p text:style-name="КОД"><text:span text:style-name="T7"><text:s text:c="4"/></text:span><text:span text:style-name="T23">//</text:span><text:span text:style-name="T7"> </text:span><text:span text:style-name="T23">пока</text:span><text:span text:style-name="T7"> </text:span><text:span text:style-name="T23">мы</text:span><text:span text:style-name="T7"> </text:span><text:span text:style-name="T23">засунем</text:span><text:span text:style-name="T7"> </text:span><text:span text:style-name="T23">во</text:span><text:span text:style-name="T7"> </text:span><text:span text:style-name="T23">временную</text:span><text:span text:style-name="T7"> </text:span><text:span text:style-name="T23">переменную</text:span></text:p>
      <text:p text:style-name="КОД"><text:span text:style-name="T7"><text:s text:c="4"/></text:span><text:span text:style-name="T2">Symbol</text:span><text:span text:style-name="T7"> </text:span>*<text:span text:style-name="T13">ptrValue</text:span><text:span text:style-name="T7"> </text:span>=<text:span text:style-name="T7"> </text:span><text:span text:style-name="T32">nullptr</text:span>;</text:p>
      <text:p text:style-name="КОД"><text:span text:style-name="T7"><text:s text:c="4"/></text:span><text:span text:style-name="T32">if</text:span><text:span text:style-name="T7"> </text:span>(<text:span text:style-name="T13">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3">tmp</text:span>;</text:p>
      <text:p text:style-name="КОД"><text:span text:style-name="T7"><text:s text:c="8"/></text:span><text:span text:style-name="T13">tmp</text:span><text:span text:style-name="T7"> </text:span><text:span text:style-name="T18">=</text:span><text:span text:style-name="T7"> </text:span><text:span text:style-name="T18">currentSymbolTable</text:span>()<text:span text:style-name="T18">-&gt;addTemp</text:span>();</text:p>
      <text:p text:style-name="КОД"><text:span text:style-name="T7"><text:s text:c="8"/></text:span><text:span text:style-name="T18">emitAssign</text:span>(<text:span text:style-name="T15">tmp</text:span>);</text:p>
      <text:p text:style-name="КОД"><text:span text:style-name="T7"><text:s text:c="8"/></text:span><text:span text:style-name="T13">ptrValue</text:span><text:span text:style-name="T7"> </text:span>=<text:span text:style-name="T7"> </text:span><text:span text:style-name="T13">tmp</text:span>.<text:span text:style-name="T18">get</text:span>();</text:p>
      <text:p text:style-name="КОД"><text:span text:style-name="T7"><text:s text:c="8"/></text:span><text:span text:style-name="T18">pushVariable</text:span>(<text:span text:style-name="T15">tmp</text:span>);</text:p>
      <text:p text:style-name="КОД"><text:span text:style-name="T7"><text:s text:c="4"/></text:span>}<text:span text:style-name="T7"> </text:span><text:span text:style-name="T32">else</text:span><text:span text:style-name="T7"> </text:span>{</text:p>
      <text:p text:style-name="КОД"><text:span text:style-name="T7"><text:s text:c="8"/></text:span><text:span text:style-name="T13">ptrValue</text:span><text:span text:style-name="T7"> </text:span>=<text:span text:style-name="T7"> </text:span><text:span text:style-name="T48">_variables</text:span>.<text:span text:style-name="T18">top</text:span>().<text:span text:style-name="T18">get</text:span>();</text:p>
      <text:p text:style-name="КОД"><text:span text:style-name="T7"><text:s text:c="4"/></text:span>}</text:p>
      <text:p text:style-name="КОД"><text:span text:style-name="T7"><text:s text:c="4"/></text:span><text:span text:style-name="T23">//</text:span><text:span text:style-name="T7"> </text:span><text:span text:style-name="T23">здесь</text:span><text:span text:style-name="T7"> </text:span><text:span text:style-name="T23">должна</text:span><text:span text:style-name="T7"> </text:span><text:span text:style-name="T23">быть</text:span><text:span text:style-name="T7"> </text:span><text:span text:style-name="T23">только</text:span><text:span text:style-name="T7"> </text:span><text:span text:style-name="T23">переменная</text:span><text:span text:style-name="T7"> </text:span><text:span text:style-name="T23">в</text:span><text:span text:style-name="T7"> </text:span><text:span text:style-name="T23">стеке</text:span></text:p>
      <text:p text:style-name="КОД"><text:span text:style-name="T7"><text:s text:c="4"/></text:span><text:span text:style-name="T23">//</text:span><text:span text:style-name="T7"> </text:span><text:span text:style-name="T23">иначе</text:span><text:span text:style-name="T7"> </text:span><text:span text:style-name="T23">должна</text:span><text:span text:style-name="T7"> </text:span><text:span text:style-name="T23">быть</text:span><text:span text:style-name="T7"> </text:span><text:span text:style-name="T23">оптимизация,</text:span><text:span text:style-name="T7"> </text:span><text:span text:style-name="T23">и</text:span><text:span text:style-name="T7"> </text:span><text:span text:style-name="T23">сюда</text:span><text:span text:style-name="T7"> </text:span><text:span text:style-name="T23">мы</text:span><text:span text:style-name="T7"> </text:span><text:span text:style-name="T23">не</text:span><text:span text:style-name="T7"> </text:span><text:span text:style-name="T23">доходим</text:span></text:p>
      <text:p text:style-name="КОД"><text:span text:style-name="T7"><text:s text:c="4"/></text:span><text:span text:style-name="T48">_emitter</text:span><text:span text:style-name="T18">-&gt;iffalse</text:span>(<text:span text:style-name="T15">ptrValue</text:span>,<text:span text:style-name="T7"> </text:span><text:span text:style-name="T13">exitOrFalseLabelId</text:span>);</text:p>
      <text:p text:style-name="КОД">}</text:p>
      <text:p text:style-name="КОД"><text:span text:style-name="T32">void</text:span><text:span text:style-name="T7"> </text:span><text:span text:style-name="T2">Parser</text:span>::<text:span text:style-name="T19">emitGoto</text:span>(<text:span text:style-name="T32">int</text:span><text:span text:style-name="T7"> </text:span><text:span text:style-name="T13">labelId</text:span>)</text:p>
      <text:p text:style-name="КОД">{</text:p>
      <text:p text:style-name="КОД"><text:span text:style-name="T7"><text:s text:c="4"/></text:span><text:span text:style-name="T48">_emitter</text:span><text:span text:style-name="T18">-&gt;goToLabel</text:span>(<text:span text:style-name="T13">labelId</text:span>);</text:p>
      <text:p text:style-name="КОД">}</text:p>
      <text:p text:style-name="КОД"><text:span text:style-name="T32">void</text:span><text:span text:style-name="T7"> </text:span><text:span text:style-name="T2">Parser</text:span>::<text:span text:style-name="T19">emitLabel</text:span>(<text:span text:style-name="T32">int</text:span><text:span text:style-name="T7"> </text:span><text:span text:style-name="T13">labelId</text:span>)</text:p>
      <text:p text:style-name="КОД">{</text:p>
      <text:p text:style-name="КОД"><text:span text:style-name="T7"><text:s text:c="4"/></text:span><text:span text:style-name="T48">_emitter</text:span><text:span text:style-name="T18">-&gt;label</text:span>(<text:span text:style-name="T13">labelId</text:span>);</text:p>
      <text:p text:style-name="КОД">}</text:p>
      <text:p text:style-name="Horizontal_20_Line"/>
      <text:p text:style-name="P421">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2">void</text:span><text:span text:style-name="T7"> </text:span><text:span text:style-name="T2">Processor</text:span>::<text:span text:style-name="T19">iffalse_m</text:span>()</text:p>
      <text:p text:style-name="КОД">{</text:p>
      <text:p text:style-name="КОД"><text:span text:style-name="T7"><text:s text:c="4"/></text:span><text:span text:style-name="T18">next</text:span>();</text:p>
      <text:p text:style-name="КОД"><text:span text:style-name="T7"><text:s text:c="4"/></text:span><text:span text:style-name="T23">//</text:span><text:span text:style-name="T7"> </text:span><text:span text:style-name="T23">в</text:span><text:span text:style-name="T7"> </text:span><text:span text:style-name="T23">стеке</text:span><text:span text:style-name="T7"> </text:span><text:span text:style-name="T23">что-то</text:span><text:span text:style-name="T7"> </text:span><text:span text:style-name="T23">есть</text:span></text:p>
      <text:p text:style-name="КОД"><text:span text:style-name="T7"><text:s text:c="4"/></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text:span><text:span text:style-name="T7"> </text:span>=<text:span text:style-name="T7"> </text:span><text:span text:style-name="T2">PValue</text:span>::<text:span text:style-name="T18">getValue</text:span>(<text:span text:style-name="T13">item</text:span>);</text:p>
      <text:p text:style-name="КОД"><text:soft-page-break/><text:span text:style-name="T7"><text:s text:c="4"/></text:span><text:span text:style-name="T32">if</text:span><text:span text:style-name="T7"> </text:span>(!<text:span text:style-name="T13">value</text:span>.<text:span text:style-name="T18">asBoolean</text:span>())<text:span text:style-name="T7"> </text:span>{</text:p>
      <text:p text:style-name="КОД"><text:span text:style-name="T7"><text:s text:c="8"/></text:span><text:span text:style-name="T2">uint64_t</text:span><text:span text:style-name="T7"> </text:span><text:span text:style-name="T13">jumpTo</text:span><text:span text:style-name="T7"> </text:span>=<text:span text:style-name="T7"> </text:span>*(<text:span text:style-name="T2">uint64_t</text:span>*)<text:span text:style-name="T48">_p</text:span>;</text:p>
      <text:p text:style-name="КОД"><text:span text:style-name="T7"><text:s text:c="8"/></text:span><text:span text:style-name="T18">setPC</text:span>(<text:span text:style-name="T13">jumpTo</text:span>);</text:p>
      <text:p text:style-name="КОД"><text:span text:style-name="T7"><text:s text:c="8"/></text:span><text:span text:style-name="T23">//</text:span><text:span text:style-name="T7"> </text:span><text:span text:style-name="T23">сразу</text:span><text:span text:style-name="T7"> </text:span><text:span text:style-name="T23">выйти</text:span><text:span text:style-name="T7"> </text:span><text:span text:style-name="T23">-</text:span><text:span text:style-name="T7"> </text:span><text:span text:style-name="T23">здесь</text:span><text:span text:style-name="T7"> </text:span><text:span text:style-name="T23">уже</text:span><text:span text:style-name="T7"> </text:span><text:span text:style-name="T23">новое</text:span><text:span text:style-name="T7"> </text:span><text:span text:style-name="T23">значение</text:span><text:span text:style-name="T7"> </text:span><text:span text:style-name="T23">PC</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18">next</text:span>(<text:span text:style-name="T32">sizeof</text:span><text:span text:style-name="T7"> </text:span>(<text:span text:style-name="T2">uint64_t</text:span>));</text:p>
      <text:p text:style-name="КОД">}</text:p>
      <text:p text:style-name="P423">Добавим местами другой мелкий код. Тест проходит.</text:p>
      <text:p text:style-name="P423">Мы сделали условную конструкцию! Код этого этапа: EScriptEngine-15.zip</text:p>
      <text:p text:style-name="P423"/>
      <text:p text:style-name="P423"/>
      <text:p text:style-name="P423"/>
      <text:p text:style-name="P293"/>
      <text:p text:style-name="P293"/>
      <text:h text:style-name="P408"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841765353472">
          <table:table-cell table:style-name="Таблица8.A1" office:value-type="string">
            <text:p text:style-name="P391">Начало функции</text:p>
          </table:table-cell>
        </table:table-row>
        <table:table-row table:style-name="TableLine94841765025648">
          <table:table-cell table:style-name="Таблица8.A2" office:value-type="string">
            <text:p text:style-name="P391">Все локальные переменные</text:p>
          </table:table-cell>
        </table:table-row>
        <table:table-row table:style-name="TableLine94841764098816">
          <table:table-cell table:style-name="Таблица8.A2" office:value-type="string">
            <text:p text:style-name="P391">Код</text:p>
          </table:table-cell>
        </table:table-row>
        <table:table-row table:style-name="TableLine94841765179712">
          <table:table-cell table:style-name="Таблица8.A2" office:value-type="string">
            <text:p text:style-name="P391">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1">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2">В других языках можно было бы толкать и локальные статически </text:span><text:span text:style-name="T163">созданные</text:span><text:span text:style-name="T162">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0">код </text:span>можно будет оптимизировать, убрав лишние операции:</text:p>
      <text:p text:style-name="P340">StoreActivationRecord</text:p>
      <text:p text:style-name="P340">call fn1</text:p>
      <text:p text:style-name="P340">call fn2</text:p>
      <text:p text:style-name="P340">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7T15:39:58.931885167</dc:date>
    <meta:editing-duration>P3DT15H44M8S</meta:editing-duration>
    <meta:editing-cycles>419</meta:editing-cycles>
    <meta:document-statistic meta:table-count="16" meta:image-count="4" meta:object-count="0" meta:page-count="107" meta:paragraph-count="4930" meta:word-count="21287" meta:character-count="177543" meta:non-whitespace-character-count="139777"/>
  </office:meta>
</office:document-meta>
</file>